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C1A1C80871EFAC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1"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14" style:family="graphic" style:parent-style-name="objectwithoutfill">
      <style:graphic-properties svg:stroke-width="0.035cm" draw:marker-start-width="0.252cm" draw:marker-end-width="0.252cm" draw:fill="none" draw:textarea-horizontal-align="center" draw:textarea-vertical-align="middl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999996185303pt" style:font-size-asian="11.3999996185303pt" style:font-size-complex="11.3999996185303pt"/>
    </style:style>
    <style:style style:name="P8" style:family="paragraph">
      <loext:graphic-properties draw:fill="none"/>
      <style:paragraph-properties fo:text-align="center"/>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1.3999996185303pt" style:font-size-asian="11.3999996185303pt" style:font-name-complex="osifont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C1A1C80871EFACF4.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77cm" svg:height="0.29cm" svg:x="14.806cm" svg:y="16.565cm" svg:viewBox="0 0 1278 291" svg:d="M0 287v-24c7-15 15-28 24-40 9-11 19-22 30-31 10-10 21-18 31-26s19-16 28-24c8-8 14-16 19-25 5-10 8-20 8-31 0-15-4-26-13-35-9-8-21-12-37-12-14 0-26 4-36 12s-15 19-17 34l-35-3c2-22 11-39 27-52s37-19 61-19c28 0 49 6 64 19 14 13 22 31 22 55 0 11-3 21-8 32-4 11-12 21-21 32-10 10-28 26-55 48-14 12-26 23-35 33-9 9-15 19-19 28h142v29zM200 291l79-291h31l-79 291zM337 287v-29h70v-210l-62 44v-33l65-44h32v243h66v29zM730 212c0 25-8 45-24 59-16 13-39 20-68 20-28 0-50-6-66-18-17-13-26-31-29-55l35-4c5 32 25 48 60 48 17 0 31-4 41-12 10-9 15-22 15-39 0-15-6-26-17-34-12-9-28-13-50-13h-19v-30h19c19 0 33-4 44-12 10-9 16-21 16-36 0-14-5-26-13-34-9-9-22-13-38-13s-28 4-37 12c-10 8-15 19-17 33l-35-3c3-22 12-39 28-52 16-12 36-18 61-18 27 0 48 6 64 19 15 12 22 30 22 53 0 17-5 32-14 43-10 11-24 18-43 22v1c21 2 36 9 48 20 11 12 17 26 17 43zM747 291l80-291h30l-78 291zM885 287v-29h69v-210l-61 44v-33l64-44h32v243h66v29zM1278 212c0 25-8 44-24 58s-39 21-68 21c-30 0-53-7-69-20-17-14-25-34-25-59 0-18 5-33 15-45s23-19 39-22v-1c-15-3-26-11-35-22-8-13-13-26-13-42 0-21 8-37 23-50 16-13 38-19 64-19 27 0 48 6 63 18 16 13 23 30 23 52 0 15-4 29-12 41-9 12-21 19-36 22v1c18 3 31 10 41 22 9 12 14 27 14 45zM1235 83c0-31-16-47-50-47-16 0-30 4-38 12-9 8-13 19-13 35 0 15 4 28 13 36s22 12 38 12c17 0 29-3 38-11 8-8 12-21 12-37zM1242 208c0-17-5-29-15-38-10-8-24-13-42-13s-33 5-42 14c-10 9-15 22-15 38 0 37 19 56 58 56 19 0 33-4 42-13 10-10 14-24 14-44z">
          <text:p/>
        </draw:path>
        <draw:path draw:style-name="gr2" draw:text-style-name="P2" draw:layer="layout" svg:width="1.283cm" svg:height="0.296cm" svg:x="14.803cm" svg:y="16.562cm" svg:viewBox="0 0 1284 297" svg:d="M0 290v-24-1c7-16 15-29 25-41 9-11 19-22 30-31 10-10 21-18 31-26s19-16 28-24c8-8 14-16 19-25 5-8 7-18 7-29 0-14-4-25-12-32-8-8-19-12-35-12-14 0-25 4-34 11-9 8-15 18-16 32v3h-3l-36-3-3-1 1-3c2-22 12-40 29-53 16-14 37-20 62-20 28 0 50 7 65 20 16 13 24 33 24 57 0 11-3 23-8 34-5 10-12 21-22 32-10 10-28 26-55 48l-2-2 2 2c-14 12-26 23-35 33-8 9-14 18-18 27l-3-1v-3h142 3v3 29 3h-3-180-3zM3 288h180v2h-3v-29h3v3h-142-4l2-4c4-10 10-19 19-29s21-21 36-33c26-22 44-38 54-48 9-10 16-21 21-31s7-21 7-31c0-23-7-40-21-53-15-12-35-19-62-19-24 0-43 7-59 19-15 13-24 29-27 50h-2v-3l35 3v3h-3c2-15 8-28 18-36s23-13 38-13c17 0 30 5 39 13 9 9 14 22 14 37 0 12-3 23-8 32s-12 18-21 26c-8 8-17 16-27 24-11 8-21 17-31 26-11 9-20 19-30 31-9 11-17 24-23 39l-3-1h3v24h-3zM200 293l80-291v-2h2 31 4l-1 4-79 291v2h-3-31-3zM203 291h31v3l-2-1 78-291 3 1v3h-31v-3l3 1-79 291-3-1zM338 290v-29-3h2 70v3h-3v-210h3l1 2-61 44-4 3v-5-33-2l1-1 64-44h1 1 32 2v3 243h-2v-3h66 3v3 29 3h-3-171-2zM340 288h171v2h-3v-29h3v3h-66-3v-3-243h3v2h-32v-2l1 2-64 44-2-2h3v33h-3l-1-3 61-44 5-3v6 210 3h-3-70v-3h3v29h-3zM736 215c0 26-9 47-25 61-17 14-40 21-70 21-28 0-51-6-68-19s-27-32-30-57l-1-3h3l36-4h3v3c5 31 23 46 57 46 17 0 29-4 39-13 9-8 14-19 14-36 0-14-5-24-16-32s-27-12-48-12h-19-3v-3-30-3h3 19c18 0 32-4 42-12 10-7 15-19 15-33s-4-24-12-32-20-12-36-12c-15 0-27 4-36 11s-14 18-15 31v3h-3l-35-3h-3v-3c3-23 13-41 29-54s38-19 63-19c28 0 50 6 65 19 16 14 24 32 24 56 0 17-5 33-15 45-10 11-25 19-44 23l-1-3h3v1h-3l1-3c20 2 37 9 49 21s18 27 18 45zM730 215c0-16-5-30-16-41s-26-17-46-20h-2v-2-1-2l2-1c18-4 31-11 41-21 9-10 13-25 13-41 0-23-7-39-21-51-15-13-35-19-62-19-24 0-44 6-59 18-16 13-25 29-27 51l-3-1v-2l35 2v3h-3c2-15 8-27 18-35s23-13 39-13c17 0 31 5 40 14s13 21 13 36-5 29-16 38c-11 8-27 13-46 13h-19v-3h2v30h-2v-3h19c22 0 39 5 51 13 12 9 19 22 19 37 0 18-6 32-16 41-11 9-25 13-43 13-36 0-58-17-62-50l2-1 1 3-36 3v-2l2-1c3 24 13 41 28 53 16 12 37 18 65 18 29 0 50-6 66-20 15-13 23-31 23-56zM748 293l79-291 1-2h2 30 4l-1 4-79 291v2h-2-32-3zM750 291h32v3l-3-1 79-291 2 1v3h-30v-3l2 1-79 291-3-1zM885 290v-29-3h3 69v3h-3v-210h3l2 2-62 44-4 3v-5-33-2l1-1 64-44h1 1 32 3v3 243h-3v-3h66 3v3 29 3h-3-170-3zM888 288h170v2h-3v-29h3v3h-66-3v-3-243h3v2h-32v-2l1 2-64 44-1-2h3v33h-3l-2-3 61-44 5-3v6 210 3h-3-69v-3h3v29h-3zM1284 215c0 25-8 46-25 60-16 15-41 22-71 22s-53-7-70-21-26-35-26-61c0-18 5-34 16-47 10-12 24-20 41-23v3h-3v-1h3l-1 3c-15-3-27-11-36-23s-14-28-14-44c0-21 9-39 25-52 16-14 37-20 64-20s50 6 66 19 24 32 24 54c0 16-4 31-13 43s-22 20-37 23l-1-3h3v1h-3l1-3c18 3 32 11 42 23s15 28 15 47zM1278 215c0-18-4-32-13-43-10-12-22-19-39-21l-3-1v-2-1-2l3-1c14-3 25-9 33-20 9-12 13-25 13-40 0-21-8-37-23-49-15-13-36-19-62-19s-46 7-61 19-22 28-22 48c0 15 4 29 12 40 9 11 19 18 34 22h2v2 1 3h-2c-16 3-28 9-38 21s-14 26-14 43c0 25 7 43 23 56 16 14 38 20 67 20s52-6 67-20c16-14 23-32 23-56zM1236 86c0-30-17-44-49-44-16 0-27 4-36 11-8 7-11 18-11 33s4 26 12 34 20 11 35 11c16 0 28-3 37-10 8-7 12-19 12-35zM1241 86c0 17-4 31-14 39s-23 12-40 12c-16 0-30-4-39-13s-14-22-14-38 5-29 14-37 22-12 39-12c36 0 54 17 54 49zM1242 211c0-16-4-28-14-36s-23-12-41-12c-17 0-30 4-39 13-10 9-14 20-14 36 0 36 17 53 54 53 18 0 32-4 41-12 9-9 13-22 13-42zM1248 211c0 21-5 36-15 46-9 9-26 14-45 14-39 0-60-20-60-59 0-17 5-30 16-40 10-10 25-14 43-14s34 4 45 13 16 23 16 40z">
          <text:p/>
        </draw:path>
        <draw:path draw:style-name="gr2" draw:text-style-name="P2" draw:layer="layout" svg:width="0.52cm" svg:height="0.279cm" svg:x="15.181cm" svg:y="18.861cm" svg:viewBox="0 0 521 280" svg:d="M188 200c0 26-8 45-24 60-17 13-40 20-69 20-28 0-50-6-66-18-17-14-26-32-29-56l35-4c5 33 25 50 60 50 17 0 31-6 41-14 10-9 15-22 15-39 0-15-6-26-17-34-12-9-28-13-50-13h-19v-30h19c19 0 33-4 44-12 10-9 16-20 16-35 0-14-5-26-13-34-9-9-22-13-38-13s-28 4-38 12c-9 8-14 19-16 33l-35-3c3-22 12-39 28-52 16-12 36-18 61-18 27 0 48 6 64 19 16 12 23 30 23 53 0 17-5 31-14 42-11 11-25 18-44 22v1c21 2 36 9 49 20 11 12 17 26 17 43zM242 107v-40h37v40zM242 276v-40h37v40zM483 214v62h-33v-62h-128v-27l124-183h37v183h38v27zM450 43c0 1-2 4-6 10-3 6-5 10-7 13l-70 102-10 15-3 4h96z">
          <text:p/>
        </draw:path>
        <draw:path draw:style-name="gr2" draw:text-style-name="P2" draw:layer="layout" svg:width="0.527cm" svg:height="0.285cm" svg:x="15.177cm" svg:y="18.858cm" svg:viewBox="0 0 528 286" svg:d="M194 204c0 26-9 47-25 61-17 14-40 21-70 21-28 0-51-6-68-19s-27-32-30-57l-1-3h3l36-3 3-1v3c5 31 23 46 57 46 17 0 29-4 39-12 9-9 14-20 14-37 0-14-5-24-16-32s-27-12-48-12h-19-3v-3-30-3h3 19c18 0 32-4 42-12 10-7 15-19 15-33s-4-24-12-32-20-12-36-12c-15 0-27 4-36 11-9 8-14 18-15 31v3h-3l-35-3h-3v-3c3-23 13-41 29-54s38-19 63-19c28 0 50 6 65 20 16 13 24 31 24 55 0 17-5 34-15 45s-25 19-44 23l-1-3h3v1h-3l1-3c20 2 37 9 49 21s18 28 18 45zM188 204c0-16-5-30-16-41s-26-17-46-19l-3-1v-2-1-2l3-1c18-4 31-10 41-21 9-10 13-25 13-41 0-22-7-39-21-51-15-12-35-18-62-18-25 0-44 5-59 18-16 12-25 28-27 50l-3-1v-2l35 2v3h-3c2-15 8-27 18-35s23-13 39-13c17 0 31 5 40 14s13 21 13 36c0 16-5 29-16 38s-27 13-46 13h-19v-3h2v30h-2v-3h19c22 0 39 5 51 13 12 9 19 22 19 37 0 18-6 32-16 41-11 9-26 13-43 13-36 0-58-17-62-50l2-1 1 3-36 3v-2l2-1c3 24 12 41 28 53 16 13 37 18 65 18 29 0 50-6 66-19 15-14 23-32 23-57zM242 111v-41-3h3 37 3v3 41 3h-3-37-3zM245 108h37v3h-3v-41h3v3h-37v-3h2v41h-2zM242 279v-39-3h3 37 3v3 39 3h-3-37-3zM245 277h37v2h-3v-39h3v2h-37v-2h2v39h-2zM489 218v61 3h-2-33-3v-3-61h3v3h-129-3v-3-27-1-1l126-184 1-1h1 37 2v3 184h-2v-3h38 3v3 27 3h-3-38v-3zM487 215h38v3h-3v-27h3v2h-38-3v-2-184h3v3h-37v-3l2 1-125 185-2-2h3v27h-3v-3h129 3v3 61h-3v-2h33v2h-3v-61-3zM456 47c0 1-2 4-5 10-4 7-6 11-8 13l-2-1 2 1-69 104-11 14-3 4-2-1v-3h96v3h-3v-145h3zM457 46v145 2h-3-96-6l4-4 3-4 2 2-2-2 10-14 2 1-2-1 70-104c1-2 4-6 7-12s5-9 5-10l6-1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907cm" svg:height="0.516cm" svg:x="18.609cm" svg:y="15.46cm" svg:viewBox="0 0 4908 517" svg:d="M291 406l-115-169-118 169h-58l147-200-136-185h58l107 151 104-151h57l-131 183 143 202zM352 517v-35h325v35zM746 269c0 34 7 60 21 78 14 19 34 28 61 28 21 0 38-4 51-13s22-19 26-32l43 12c-17 46-57 70-120 70-44 0-77-13-100-39-22-26-34-65-34-116 0-50 12-87 34-113 23-26 56-39 98-39 87 0 130 52 130 158v6zM906 230c-3-31-11-53-24-68-13-14-32-21-57-21-23 0-42 8-56 24s-22 38-23 65zM1206 406v-188c0-19-2-34-6-45s-10-19-18-23c-9-5-21-7-37-7-24 0-42 8-56 24s-20 38-20 67v172h-50v-233c0-34 0-55-1-63h46c0 1 1 3 1 7s0 9 0 14c1 5 1 15 1 30h1c12-21 25-35 39-44 15-8 34-12 56-12 32 0 56 8 71 24s22 42 22 80v197zM1515 359c-9 19-21 32-36 40-15 9-34 13-56 13-37 0-65-13-82-38-18-25-26-63-26-114 0-104 36-155 108-155 22 0 41 4 56 12s27 21 36 39h1l-1-33v-123h49v345c0 31 1 51 2 61h-47c-1-3-1-9-2-20-1-10-1-20-1-27zM1366 258c0 42 6 71 16 89 11 18 29 27 54 27 27 0 48-10 60-29 13-19 19-49 19-90 0-40-6-69-19-87-12-18-32-27-60-27-25 0-42 9-53 27-11 19-17 48-17 90zM1593 517v-35h325v35zM1949 47v-47h49v47zM1949 406v-296h49v296zM2260 359c-9 19-21 32-36 40-15 9-34 13-56 13-37 0-65-13-82-38-18-25-27-63-27-114 0-104 36-155 109-155 22 0 41 4 56 12s27 21 36 39v-33-123h49v345c0 31 0 51 1 61h-46c-1-3-2-9-2-20-1-10-1-20-1-27zM2111 258c0 42 5 71 16 89s29 27 53 27c28 0 48-10 61-29 12-19 19-49 19-90 0-40-7-69-19-87-13-18-33-27-60-27-25 0-43 9-54 27-11 19-16 48-16 90zM2384 406v-406h49v406zM2546 269c0 34 7 60 21 78 13 19 34 28 61 28 21 0 38-4 51-13s22-19 26-32l43 12c-17 46-58 70-120 70-44 0-77-13-100-39s-34-65-34-116c0-50 11-87 34-113s56-39 98-39c87 0 130 52 130 158v6zM2705 230c-2-31-10-53-23-68-13-14-32-21-57-21-24 0-43 8-56 24-14 16-22 38-23 65zM2819 406v-227c0-21 0-44-1-69h46c1 34 2 54 2 60h1c8-25 17-42 27-51 10-10 25-14 43-14 7 0 14 1 20 2v45c-6-1-15-2-26-2-20 0-36 8-47 26-10 18-16 43-16 76v154zM2958 517v-35h326v35zM3314 47v-47h50v47zM3314 406v-296h50v296zM3627 406v-188c0-19-2-34-6-45-3-11-9-19-18-23-8-5-20-7-37-7-23 0-42 8-56 24-13 16-20 38-20 67v172h-50v-233c0-34-1-55-2-63h48c0 1 0 3 0 7s1 9 1 14 0 15 1 30h1c11-21 24-35 39-44 15-8 33-12 55-12 32 0 56 8 71 24s23 42 23 80v197zM3972 325c0 27-11 49-32 64s-50 23-88 23c-37 0-65-6-85-18-20-13-33-31-39-57l43-9c5 16 13 28 26 35 13 8 32 11 55 11 25 0 43-4 55-11 11-8 17-19 17-35 0-11-4-21-12-28s-21-13-39-18l-35-9c-28-7-48-15-60-22-12-8-21-16-28-26s-10-22-10-37c0-27 9-47 29-61 19-14 47-22 83-22 33 0 59 6 78 18 19 11 31 29 36 55l-44 5c-2-13-10-23-22-30s-28-10-48-10c-22 0-38 3-49 10-10 6-15 17-15 30 0 9 2 15 6 21 4 5 11 10 19 14 9 4 27 9 54 16 26 6 45 12 57 19 11 5 20 11 27 18 6 7 11 15 15 24 4 8 6 18 6 30zM4070 269c0 34 7 60 21 78 14 19 34 28 61 28 21 0 39-4 51-13 13-9 22-19 26-32l44 12c-18 46-58 70-121 70-43 0-77-13-99-39-23-26-35-65-35-116 0-50 12-87 35-113 22-26 55-39 97-39 87 0 130 52 130 158v6zM4230 230c-3-31-11-53-24-68-13-14-32-21-57-21-23 0-42 8-56 24s-21 38-23 65zM4344 406v-227c0-21-1-44-2-69h46c2 34 2 54 2 60h2c7-25 16-42 27-51 10-10 24-14 43-14 6 0 13 1 20 2v45c-7-1-16-2-27-2-20 0-35 8-46 26s-16 43-16 76v154zM4642 404c-16 4-33 7-49 7-40 0-59-23-59-67v-198h-34v-36h36l14-66h33v66h54v36h-54v187c0 14 2 24 7 30 4 6 12 9 24 9 6 0 16-2 28-4zM4908 325c0 27-10 49-31 64s-51 23-89 23c-36 0-65-6-85-18-19-13-32-31-38-57l43-9c4 16 13 28 26 35 13 8 31 11 54 11 25 0 44-4 55-11 12-8 17-19 17-35 0-11-4-21-12-28s-21-13-38-18l-35-9c-29-7-49-15-61-22-12-8-21-16-28-26-6-10-10-22-10-37 0-27 10-47 29-61s47-22 84-22c33 0 58 6 78 18 19 11 31 29 36 55l-44 5c-3-13-10-23-22-30s-28-10-48-10c-22 0-39 3-49 10-11 6-16 17-16 30 0 9 2 15 7 21 4 5 10 10 19 14s27 9 54 16c26 6 45 12 56 19 12 5 21 11 27 18 7 7 12 15 16 24 3 8 5 18 5 30z">
          <text:p/>
        </draw:path>
        <draw:path draw:style-name="gr2" draw:text-style-name="P2" draw:layer="layout" svg:width="4.915cm" svg:height="0.521cm" svg:x="18.604cm" svg:y="15.458cm" svg:viewBox="0 0 4916 522" svg:d="M294 409l-116-168 3-2 2 2-118 168-1 1h-1-58-5l3-4 146-200 3 2-3 1-135-184-3-5h5 58 1l1 1 107 151-2 2-2-2 103-151 1-1h2 57 6l-3 5-132 182-2-1 2-2 143 202 3 4h-5-58-1zM296 404h58v3l-3 2-142-202-2-1 2-2 131-183 2 2v3h-57v-3l2 2-104 150-2 4-2-4-107-150 2-2v3h-58v-3l3-2 135 185 1 2-1 1-146 200-3-2v-3h58v3l-2-1 117-168 3-4 2 4 115 168-2 1zM354 519v-35-3h3 325 3v3 35 3h-3-325-3zM357 516h325v3h-3v-35h3v3h-325v-3h2v35h-2zM754 270c0 33 6 59 20 77 13 17 33 26 59 26 21 0 37-4 50-12 12-9 20-19 25-31v-3l3 1 43 12 3 1-1 3c-18 47-60 72-123 72-44 0-78-14-102-40-23-27-35-67-35-118 0-49 12-88 35-114 24-27 57-40 100-40 88 0 133 54 133 160v6 3h-3-210v-3zM751 267h210v3h-3v-6c0-104-41-154-127-154-42 0-73 12-95 38-23 25-34 61-34 110 0 51 11 88 34 114 22 25 54 38 97 38 62 0 100-23 118-68l2 1v3l-43-13v-2l3 1c-5 13-14 25-27 33-13 9-31 14-53 14-27 0-49-10-64-29-14-19-21-46-21-80v-3zM908 233c-3-31-11-53-23-67-13-14-31-20-55-20-23 0-41 7-54 23-14 15-21 36-22 64l-3-1v-2h160v2zM911 235h-160-3v-3c2-28 9-51 24-67 14-16 34-25 58-25 25 0 45 8 59 22 13 15 22 39 24 70l1 3zM1208 407v-187c0-19-2-34-6-44-3-10-9-17-17-22-8-4-19-7-35-7-23 0-41 8-54 24-13 15-20 37-20 65v171 3h-2-50-2v-3-232c0-34-1-55-2-62v-4h3 46 3v3c0 1 0 3 1 7 0 4 0 9 0 14 1 5 1 15 1 30h-3v-3h1v3l-2-2c11-20 25-35 40-44s34-13 57-13c32 0 57 8 73 25 15 16 23 44 23 82v196 3h-3-49-3zM1211 404h49v3h-3v-196c0-37-7-63-21-78-15-16-38-23-69-23-22 0-40 4-54 12-15 8-27 22-38 42l-1 1h-2-1-2v-2c-1-15-1-24-1-30-1-5-1-9-1-13s0-7-1-7l3-1v3h-46v-3h3c1 8 1 29 1 63v232h-3v-3h50v3h-3v-171c0-29 7-52 21-69s34-25 58-25c16 0 29 2 38 7s16 14 20 25 6 27 6 46v187h-3zM1523 361c-10 19-22 33-38 42-15 8-34 13-57 13-38 0-67-14-84-39-18-26-27-65-27-116 0-104 37-157 111-157 23 0 42 4 57 12 16 9 28 22 37 41l-2 1v-3h1v3h-3l-1-33v-123-2h3 49 3v2 344c0 31 0 51 1 61l1 3h-3-47-3v-2c-1-3-1-10-2-21 0-10-1-20-1-27h3v3h-1v-3zM1520 357h1 3v3c0 7 0 16 1 27 0 10 1 17 2 20h-3v-3h47v3l-3 1c-1-10-2-31-2-62v-344h3v3h-49v-3h3v123h-3 3v33 3h-2-1-2l-1-2c-8-17-20-30-34-38-15-8-33-11-55-11-71 0-106 49-106 151 0 51 9 88 26 112 17 25 43 37 80 37 22 0 40-4 54-12 15-8 26-21 35-39l1-2zM1374 259c0 41 5 70 16 88 10 17 27 25 51 25 27 0 46-9 58-28s18-48 18-88c0-39-6-66-18-84s-31-26-58-26c-24 0-40 8-51 26s-16 47-16 87zM1368 259c0-41 6-71 17-90 12-19 31-29 56-29 28 0 49 10 62 29 13 18 20 48 20 87 0 41-7 72-19 91-13 20-35 31-63 31-26 0-45-10-56-29-11-18-17-48-17-90zM1595 519v-35-3h3 325 3v3 35 3h-3-325-3zM1598 516h325v3h-3v-35h3v3h-325v-3h3v35h-3zM1951 49v-47-2h3 49 3v2 47 3h-3-49-3zM1954 47h49v2h-3v-47h3v3h-49v-3h3v47h-3zM1951 407v-295-3h3 49 3v3 295 3h-3-49-3zM1954 404h49v3h-3v-295h3v3h-49v-3h3v295h-3zM2267 361c-9 19-22 33-37 42-15 8-35 13-57 13-38 0-67-14-85-39-18-26-27-65-27-116 0-104 38-157 112-157 22 0 42 4 57 12 15 9 28 22 37 41l-2 1v-3 3h-3v-33-123-2h3 49 3v2 344c0 31 0 51 1 61l1 3h-4-46-3v-2c-1-3-1-10-2-21-1-10-1-20-1-27h3v3h-1v-3zM2265 357h1 3v3c0 7 0 16 1 27 0 10 1 17 1 20h-2v-3h46v3l-2 1c-1-10-2-31-2-62v-344h3v3h-49v-3h3v123h-3 3v33 3h-3-2l-1-2c-9-17-20-30-35-38-14-8-32-11-54-11-71 0-106 49-106 151 0 51 9 88 26 112 17 25 43 37 80 37 22 0 40-4 54-12 15-8 26-21 35-39l1-2zM2119 259c0 41 5 70 16 88 10 17 26 25 50 25 28 0 46-9 59-28 12-19 18-48 18-88 0-39-6-66-18-84-13-18-31-26-58-26-24 0-41 8-51 26-11 18-16 47-16 87zM2113 259c0-41 6-71 17-90s30-29 56-29c28 0 49 10 62 29 13 18 20 48 20 87 0 41-7 72-20 91-13 20-34 31-63 31-25 0-44-10-55-29-11-18-17-48-17-90zM2386 407v-405-2h3 49 3v2 405 3h-3-49-3zM2389 404h49v3h-3v-405h3v3h-49v-3h3v405h-3zM2553 270c0 33 7 59 21 77 13 17 33 26 59 26 21 0 37-4 49-12 13-9 21-19 25-31l1-3 3 1 43 12 3 1-1 3c-18 47-60 72-123 72-44 0-79-14-102-40-23-27-35-67-35-118 0-49 12-88 35-114 23-27 57-40 100-40 88 0 133 54 133 160v6 3h-3-210v-3zM2551 267h210v3h-3v-6c0-104-42-154-127-154-42 0-73 12-96 38-22 25-33 61-33 110 0 51 11 88 33 114 23 25 55 38 98 38 62 0 100-23 118-68l2 1-1 3-43-13 1-2 3 1c-5 13-14 25-27 33-14 9-32 14-53 14-28 0-49-10-64-29-14-19-21-46-21-80v-3zM2708 233c-3-31-11-53-23-67-13-14-31-20-55-20-23 0-41 7-54 23-14 15-21 36-22 64l-3-1v-2h159v2zM2710 235h-159-3v-3c1-28 9-51 23-67 15-16 35-25 59-25 25 0 45 8 59 22 13 15 21 39 24 70v3zM2821 407v-226c0-21 0-44-1-69v-3h3 46 3v3c1 33 2 54 2 60h-3v-2h1v2h-2c7-26 17-44 27-54 11-9 26-14 45-14 7 0 14 1 21 3h2v2 45 4l-3-1c-7-2-15-3-26-3-20 0-34 9-44 25-11 18-16 42-16 74v154 3h-3-49-3zM2824 404h49v3h-2v-154c0-33 5-59 16-77s28-27 49-27c11 0 20 1 27 3l-1 2h-3v-45h3v3c-7-2-13-2-20-2-18 0-31 4-41 13s-18 25-26 50l-1 2h-2-1-3v-3c0-6 0-26-2-60h3v3h-46v-3h2c2 25 2 48 2 69v226h-3zM2960 519v-35-3h3 326 2v3 35 3h-2-326-3zM2963 516h326v3h-3v-35h3v3h-326v-3h3v35h-3zM3317 49v-47-2h2 50 2v2 47 3h-2-50-2zM3319 47h50v2h-3v-47h3v3h-50v-3h3v47h-3zM3317 407v-295-3h2 50 2v3 295 3h-2-50-2zM3319 404h50v3h-3v-295h3v3h-50v-3h3v295h-3zM3629 407v-187c0-19-2-34-5-44-4-10-9-17-17-22-8-4-20-7-36-7-23 0-40 8-53 24-15 15-21 37-21 65v171 3h-3-49-3v-3-232c0-34 0-55-2-62v-4h3 47 2v3c1 1 1 3 1 7s0 9 1 14c0 5 0 15 1 30h-3v-3h1v3l-3-2c12-20 26-35 41-44 16-9 35-13 57-13 33 0 58 8 73 25 16 16 23 44 23 82v196 3h-2-50-3zM3632 404h50v3h-3v-196c0-37-8-63-22-78-15-16-37-23-69-23-22 0-39 4-54 12-14 8-28 22-39 42l-1 1h-1-1-3v-2c0-15-1-24-1-30 0-5 0-9-1-13 0-4 0-7 0-7l3-1v3h-47v-3h3c1 8 2 29 2 63v232h-3v-3h49v3h-3v-171c0-29 7-52 21-69 15-17 35-25 59-25 17 0 30 2 39 7 8 5 15 14 19 25s6 27 6 46v187h-3zM3979 326c0 28-11 51-32 66-22 16-52 24-90 24-37 0-66-7-87-19-20-12-34-32-40-58v-3l2-1 44-8 2-1 1 3c4 15 12 26 25 33 12 7 30 10 53 10 24 0 42-3 53-11 11-7 16-17 16-32 0-11-3-19-11-26s-20-12-38-17l1-3-1 3-35-9 1-3-1 3c-28-8-48-15-61-22-12-7-22-16-29-26-7-11-10-24-10-39 0-27 10-49 30-64 19-14 48-21 85-21 33 0 60 6 79 17 20 12 33 31 38 57l1 3-3 1-44 5h-3l-1-2c-2-13-9-22-20-28-12-7-27-11-47-11-21 0-37 4-47 10s-15 15-15 28c0 8 2 14 6 19s10 10 19 13c8 4 26 9 53 16 26 6 45 13 57 18 11 6 21 12 28 19s12 15 16 24c3 10 5 20 5 32zM3974 326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M4078 270c0 33 6 59 20 77 14 17 33 26 59 26 21 0 37-4 50-12 12-9 20-19 25-31l1-3 2 1 43 12 3 1-1 3c-18 47-60 72-123 72-44 0-78-14-102-40-23-27-35-67-35-118 0-49 12-88 35-114 24-27 57-40 100-40 88 0 133 54 133 160v6 3h-3-210v-3zM4075 267h210v3h-2v-6c0-104-42-154-128-154-41 0-73 12-95 38-23 25-34 61-34 110 0 51 11 88 34 114 22 25 54 38 97 38 62 0 101-23 118-68l3 1-1 3-43-13v-2l3 1c-5 13-14 25-27 33-13 9-31 14-53 14-27 0-49-10-63-29-15-19-22-46-22-80v-3zM4232 233c-3-31-10-53-23-67s-30-20-55-20c-23 0-40 7-54 23-13 15-21 36-22 64l-3-1v-2h160v2zM4235 235h-160-3l1-3c1-28 9-51 23-67s34-25 58-25c26 0 45 8 59 22 13 15 22 39 25 70v3zM4346 407v-226c0-21-1-44-2-69v-3h3 46 3v3c2 33 2 54 2 60h-3v-2h2v2h-3c8-26 17-44 28-54 10-9 26-14 45-14 6 0 13 1 20 3h2v2 45 4l-3-1c-6-2-15-3-26-3-19 0-33 9-44 25-10 18-15 42-15 74v154 3h-3-49-3zM4349 404h49v3h-3v-154c0-33 5-59 16-77s28-27 49-27c11 0 21 1 27 3v2h-3v-45h3l-1 3c-7-2-13-2-19-2-18 0-32 4-41 13-10 9-19 25-27 50v2h-2-2-2v-3c0-6-1-26-2-60h2v3h-46v-3h3c1 25 1 48 1 69v226h-2zM4648 408c-16 4-33 6-50 6-41 0-62-24-62-69v-197h3v3h-34-3v-3-36-3h3 36v3h-3l14-66 1-3h2 33 3v3 66h-3v-3h54 3v3 36 3h-3-54v-3h3v186c0 14 2 23 6 28s11 8 22 8c6 0 15-1 28-4l3-1v4 36 2zM4644 405v-36h3l1 3c-13 2-22 3-29 3-12 0-21-3-27-9-5-6-7-17-7-32v-186-3h3 54v3h-3v-36h3v3h-54-3v-3-66h3v3h-33v-3l3 1-15 66v2h-2-36v-3h2v36h-2v-3h34 2v3 197c0 43 19 64 57 64 16 0 32-2 48-7l1 3zM4916 326c0 28-11 51-33 66-21 16-51 24-90 24-37 0-66-7-86-19s-34-32-40-58l-1-3 3-1 43-8 3-1 1 3c4 15 12 26 24 33 13 7 30 10 53 10 25 0 42-3 54-11 10-7 16-17 16-32 0-11-4-19-11-26-8-7-20-12-38-17l1-3-1 3-35-9 1-3-1 3c-28-8-49-15-61-22s-22-16-29-26c-7-11-11-24-11-39 0-27 11-49 30-64 20-14 49-21 86-21 33 0 59 6 79 17 20 12 33 31 38 57v3l-3 1-44 5h-2l-1-2c-3-13-9-22-21-28-11-7-26-11-46-11-22 0-37 4-48 10-9 6-14 15-14 28 0 8 2 14 6 19s10 10 18 13c8 4 26 9 54 16 26 6 45 13 56 18 12 6 21 12 28 19s13 15 16 24c4 10 6 20 6 32zM4910 326c0-11-1-21-5-29-3-9-8-16-15-23-6-6-15-12-26-18-11-5-30-11-56-18l1-2-1 2c-27-6-45-12-54-16-9-3-16-9-21-14-4-6-7-14-7-23 0-14 6-26 17-33s29-10 51-10c20 0 37 3 49 11 13 7 21 18 24 32h-3l-1-3 45-5v3h-3c-5-24-16-42-35-53s-44-17-76-17c-36 0-64 7-82 21-19 14-28 33-28 59 0 14 3 26 10 35 6 10 15 18 27 25s31 14 59 21l35 9c18 5 32 11 40 19 9 8 13 18 13 30 0 16-6 29-18 37s-31 12-57 12c-23 0-42-4-56-11-13-8-22-20-27-37l3-1v3l-43 9v-3l2-1c6 25 19 43 38 55s47 18 83 18c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2.071cm" svg:height="0.28cm" svg:x="18.562cm" svg:y="18.847cm" svg:viewBox="0 0 2072 281" svg:d="M224 277l-31-80h-124l-31 80h-38l110-273h42l109 273zM131 32l-2 5c-3 11-8 25-14 42l-35 89h102l-35-90c-4-9-7-19-11-30zM509 201c0 25-10 44-30 58-19 15-47 22-83 22-66 0-104-24-115-70l36-7c4 16 13 28 26 36 14 7 32 11 55 11 24 0 42-4 55-12s19-20 19-36c0-9-2-16-6-22-4-5-10-10-17-13-7-4-16-7-26-9-10-3-22-6-34-8-21-5-38-10-49-15-11-4-20-10-26-16-7-5-11-12-15-20-3-8-5-17-5-27 0-23 9-41 27-54 18-12 43-19 76-19 31 0 55 5 71 14 16 10 28 26 34 49l-36 6c-4-14-11-25-23-31-11-7-26-10-46-10-22 0-39 4-50 11s-17 18-17 32c0 8 2 15 7 21 4 5 10 10 19 14 8 3 25 8 50 14 8 2 16 3 25 5 8 2 16 5 23 8 8 2 15 6 22 9 6 4 12 9 17 14s9 12 12 19c2 7 4 16 4 26zM546 187v-31h96v31zM901 86c0 26-8 46-25 61-17 16-40 23-69 23h-79v107h-37v-273h114c31 0 54 7 71 22 17 14 25 34 25 60zM864 86c0-35-21-52-63-52h-73v107h74c41 0 62-18 62-55zM1148 277l-71-114h-85v114h-37v-273h128c32 0 55 7 72 21 17 13 25 33 25 57 0 20-6 37-18 51-11 14-28 22-48 26l77 118zM1143 82c0-15-5-27-16-36-11-8-27-12-47-12h-88v100h89c19 0 35-4 46-14 11-9 16-21 16-38zM1412 140c0 45-8 80-24 104-16 25-39 37-70 37-32 0-55-12-71-37-15-24-23-58-23-104 0-47 7-82 23-105 15-23 39-35 72-35 32 0 55 12 71 36 15 23 22 58 22 104zM1377 140c0-39-4-68-13-85-9-18-24-27-45-27-22 0-37 9-46 26-10 18-14 46-14 86 0 39 5 67 14 85s24 26 45 26c20 0 35-9 45-27 9-18 14-46 14-84zM1634 140c0 45-8 80-24 104-16 25-40 37-71 37s-55-12-71-37c-15-24-23-58-23-104 0-47 7-82 23-105 15-23 39-35 72-35 32 0 56 12 71 36 15 23 23 58 23 104zM1598 140c0-39-4-68-13-85-9-18-24-27-45-27s-37 9-46 26c-9 18-14 46-14 86 0 39 5 67 14 85 10 18 25 26 45 26 21 0 36-9 45-27 10-18 14-46 14-84zM1853 200c0 25-8 45-24 59-16 15-39 22-68 22-30 0-52-7-69-22-16-14-24-33-24-58 0-18 5-33 15-45s23-20 39-22v-1c-15-3-26-11-35-22-9-12-13-26-13-41 0-21 8-38 23-50 16-13 37-20 63-20 27 0 48 7 63 19 16 13 23 30 23 51 0 16-4 29-13 41-8 11-20 19-35 22v1c18 2 31 10 41 22 9 11 14 26 14 44zM1810 72c0-31-17-46-50-46-17 0-29 4-38 12-8 7-12 19-12 34 0 16 4 28 13 36s21 12 37 12 29-4 37-11c9-8 13-20 13-37zM1817 197c0-17-5-30-15-38-10-9-24-13-42-13s-32 5-42 14c-9 9-14 22-14 38 0 37 19 56 57 56 19 0 33-5 42-14s14-23 14-43zM2072 32c-28 43-48 76-59 100-12 24-20 48-26 71-6 24-9 48-9 74h-36c0-36 8-72 22-111 15-38 40-82 74-132h-146v-30h180z">
          <text:p/>
        </draw:path>
        <draw:path draw:style-name="gr2" draw:text-style-name="P2" draw:layer="layout" svg:width="2.076cm" svg:height="0.284cm" svg:x="18.559cm" svg:y="18.845cm" svg:viewBox="0 0 2077 285" svg:d="M225 280l-31-81h2v1h-124v-1h2l-31 81-1 1h-1-38-3l1-3 111-272v-2h1 42 2v2l109 272 1 3h-3-37-2zM227 277h37v2l-1 1-110-273 2-1v2h-42v-2l2 1-111 273-1-1v-2h38v2l-2-1 31-80 1-1h1 124 1l1 1 31 80-2 1zM136 35l-2 5-2-1 2 1c-3 11-8 24-14 41l-35 90-2-1v-2h102v2l-2 1-35-90 2-1-2 1c-4-9-7-19-11-30l2-1-2 1-5-16 2-1zM136 33l5 16c4 12 7 22 11 30l35 90 1 3h-3-102-3l1-3 35-89 2 1-2-1c6-17 11-30 14-41l2-6 2-5zM514 203c0 26-11 46-31 61-20 14-48 21-84 21-66 0-106-24-117-72v-2h2l36-7 1-1 1 2c4 16 12 27 25 35 13 7 31 11 54 11s41-4 54-12c12-8 18-19 18-34 0-9-2-15-5-21-4-5-10-9-17-13-7-3-16-6-26-9-10-2-21-5-33-7v-2 2c-22-5-38-10-50-15-11-5-20-10-26-16-7-6-12-13-16-21-3-8-5-18-5-28 0-24 9-43 28-55 18-13 44-20 77-20 31 0 55 5 72 15 17 9 29 26 35 49l1 2-2 1-37 6h-1l-1-1c-4-14-11-24-22-31-11-6-26-9-45-9-22 0-38 3-49 10s-16 17-16 31c0 8 2 14 6 19 4 6 10 10 19 14 8 4 24 8 49 14 8 2 17 4 25 6s17 4 24 7c8 3 15 6 22 10 7 3 13 8 18 14 5 5 9 12 11 19 3 8 5 17 5 27zM510 203c0-10-2-18-4-25-3-7-7-13-11-19-5-5-11-9-17-13-7-4-14-7-21-10-8-2-16-5-24-7s-16-4-25-5l1-2-1 2c-25-6-42-11-50-15-9-3-15-8-20-14s-7-13-7-22c0-15 6-26 18-34 12-7 29-11 51-11 20 0 36 3 47 10 12 7 20 18 24 33h-2v-2l36-6v2h-2c-6-22-17-38-33-47s-39-14-70-14c-33 0-58 6-75 19-18 12-26 29-26 52 0 10 2 18 5 26s8 14 14 20c7 6 15 11 26 16 11 4 27 9 49 14 12 3 23 5 33 8 11 2 20 5 27 9s14 8 18 14 6 14 6 23c0 16-7 29-20 38-13 8-32 12-56 12-23 0-42-4-56-12-13-7-23-20-27-37h2v2l-35 7-1-2 2-1c11 47 48 69 113 69 36 0 63-7 82-20 19-15 29-33 29-58zM547 189v-31-2h2 96 2v2 31 1h-2-96-2zM549 187h96v2h-2v-31h2v2h-96v-2h1v31h-1zM906 88c0 26-9 47-26 63-17 15-40 23-70 23h-79v-2h2v107 2h-2-37-2v-2-273-2h2 114c31 0 55 8 72 22 17 15 26 36 26 62zM902 88c0-26-8-45-24-59-17-14-40-21-70-21h-114v-2h2v273h-2v-2h37v2h-2v-107-2h2 79c29 0 51-7 67-22 17-15 25-35 25-60zM865 88c0-34-20-50-61-50h-73v-2h2v107h-2v-2h74c41 0 60-17 60-53zM869 88c0 38-22 57-64 57h-74-2v-2-107-2h2 73c42 0 65 18 65 54zM1149 280l-71-114 2-1v2h-85v-2h2v114 2h-2-37-2v-2-273-2h2 128c31 0 55 7 73 21 17 14 26 34 26 59 0 21-6 38-18 52s-30 23-51 27v-2l1-1 78 118 2 3h-3-44-1zM1150 277h44v2l-2 1-78-118-2-2 3-1c21-4 36-12 49-25 11-14 17-30 17-50 0-24-8-42-24-56-18-13-40-20-71-20h-128v-2h2v273h-2v-2h37v2h-2v-114-2h2 85 1l1 1 70 114-2 1zM1143 84c0-15-5-26-15-34-11-8-26-12-45-12h-88v-2h2v100h-2v-2h89c19 0 33-4 44-13 10-9 15-21 15-37zM1147 84c0 17-6 31-17 40s-26 14-46 14h-89-2v-2-100-2h2 88c20 0 36 4 47 13 11 8 17 21 17 37zM1417 142c0 46-8 81-24 105-16 25-41 38-72 38-32 0-56-12-72-38-16-24-24-59-24-105 0-47 7-82 23-106 15-24 40-36 74-36 32 0 57 12 72 36 16 24 23 60 23 106zM1414 142c0-46-8-80-23-103s-38-35-69-35c-33 0-56 11-71 34s-22 58-22 104c0 45 7 80 23 103 15 24 38 36 69 36 30 0 53-12 69-36s24-58 24-103zM1378 142c0-39-4-67-13-84s-23-26-43-26c-21 0-35 8-44 25-10 17-14 45-14 85 0 38 4 66 14 84 9 17 23 26 43 26s34-9 43-27c10-18 14-45 14-83zM1382 142c0 38-5 67-14 85-10 19-26 28-47 28s-37-9-47-27c-9-19-14-47-14-86 0-40 5-69 14-87 10-17 26-27 48-27 21 0 37 10 46 28 10 18 14 47 14 86zM1639 142c0 46-9 81-25 105-16 25-41 38-72 38-32 0-56-12-72-38-16-24-24-59-24-105 0-47 8-82 23-106 16-24 41-36 74-36 32 0 57 12 72 36 16 24 24 60 24 106zM1635 142c0-46-8-80-23-103s-37-35-69-35-56 11-71 34-22 58-22 104c0 45 8 80 23 103 15 24 38 36 69 36s53-12 69-36 24-58 24-103zM1599 142c0-39-4-67-13-84s-23-26-43-26c-21 0-35 8-44 25s-14 45-14 85c0 38 5 66 14 84 9 17 23 26 43 26s34-9 43-27c10-18 14-45 14-83zM1603 142c0 38-4 67-14 85-10 19-26 28-47 28s-37-9-47-27c-9-19-14-47-14-86 0-40 5-69 14-87 10-17 26-27 48-27 21 0 37 10 47 28 9 18 13 47 13 86zM1858 202c0 26-8 46-25 61-16 15-39 22-69 22s-53-7-70-21c-17-15-25-36-25-61 0-18 5-34 16-46 10-13 23-20 40-23v2h-2v-1h2v2c-16-4-28-11-37-23-8-12-13-26-13-42 0-21 8-39 24-52s37-20 64-20 49 7 64 20c16 13 24 30 24 52 0 16-4 30-13 42s-21 20-36 23l-1-2h2v1h-2v-2c18 2 32 10 42 22s15 28 15 46zM1854 202c0-17-4-32-14-43-9-12-22-19-39-22h-2v-1-1-2h2c14-3 25-10 34-21 8-12 12-24 12-40 0-21-7-37-22-49-15-13-36-19-62-19s-46 6-61 19c-16 13-23 29-23 49 0 15 4 28 13 39 8 12 19 19 33 22l2 1v1 1 2h-2c-15 2-28 9-37 21-10 12-15 26-15 44 0 25 8 43 24 58 16 13 38 20 67 20s51-7 67-21c15-14 23-33 23-58zM1811 74c0-30-15-44-48-44-16 0-28 4-36 11-8 8-12 18-12 33s4 26 12 34c9 8 20 12 36 12s28-4 36-11 12-18 12-35zM1815 74c0 17-4 30-13 38s-22 12-39 12c-16 0-29-4-39-13-9-8-13-21-13-37 0-15 4-28 13-36s22-12 39-12c34 0 52 17 52 48zM1818 199c0-17-5-28-14-37-10-8-23-12-41-12s-31 4-40 13c-10 9-14 21-14 37 0 36 18 54 55 54 19 0 32-4 41-13s13-23 13-42zM1822 199c0 20-5 35-14 45-10 9-25 15-44 15-39 0-59-21-59-59 0-17 5-30 15-40 10-9 25-14 43-14s33 5 43 13c11 9 16 23 16 40zM2076 36c-27 42-47 75-58 99-12 24-20 47-26 71-6 23-9 47-9 73v2h-2-36-2v-2c0-36 8-73 22-111 15-39 40-83 74-133l2 1v2h-146-2v-2-30-2h2 180 2v2 28 1zM2073 34v-28h2v2h-180v-2h2v30h-2v-2h146 4l-2 3c-35 50-59 94-74 132s-22 74-22 110h-2v-2h36v2h-2c0-26 3-51 9-74 6-24 14-48 26-72 11-24 31-57 59-100l2 1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2.56cm" svg:height="2.585cm" svg:x="1.502cm" svg:y="16.486cm" svg:viewBox="0 0 2561 2586" svg:d="M1813 792c3-15 8-32 17-49 8-17 21-35 41-55 23-22 58-48 115-71 32-12 71-23 114-29 44-7 92-8 137-4 47 4 90 13 127 25 36 12 65 26 87 40 36 23 57 44 72 63 14 19 23 36 29 52 6 19 10 37 9 55v1551c0 111-145 204-338 215-105 6-210-14-289-55-78-41-123-99-123-160v-44c-13-73-107-132-231-147-43-20-96-33-151-37-131-12-235-70-261-145-8-8-22-13-37-14s-30 2-41 9l-27 15c-9 6-27 6-35 0l-38-22-319 184-271-156v-198l-194-309c-47-49-93-99-138-150-9-28-17-57-24-86-59-244-59-533 0-844 15-79 34-160 56-241l321-185 107 64-1-3c0 2 1 4 2 5l-1-2 50 31 133 115c3 3 6 5 9 8 14 14 24 35 24 53v103c31 21 58 48 70 77 3 7 6 14 8 22 1 3 2 6 3 8 2 20 12 41 25 58 5 6 9 12 13 17l2 64 1 2c-1-1-2-3-3-5l12 19c-3-4-6-9-9-14l38 72c-9-19-19-39-29-58l139-5-110 63 110-63v-41l83-48 265 153 39 64 52 29c171-8 323 65 341 164 2 18 8 36 17 53v-186c0-9 1-18 2-27z">
          <text:p/>
        </draw:path>
        <draw:polygon draw:style-name="gr7" draw:text-style-name="P1" draw:layer="layout" svg:width="0cm" svg:height="0cm" svg:x="2.848cm" svg:y="17.635cm" svg:viewBox="0 0 0 0" draw:points="0,0">
          <text:p/>
        </draw:polygon>
        <draw:path draw:style-name="gr6" draw:text-style-name="P3" draw:layer="layout" svg:width="0.749cm" svg:height="2.003cm" svg:x="3.313cm" svg:y="17.067cm" svg:viewBox="0 0 750 2004" svg:d="M2 210c3-13 12-16 21-16s18 4 27 9c-9-6-19-10-29-9-8 0-16 4-19 16 0 2 0 4 0 6 0-2 0-4 0-6 3-13 12-16 21-16s18 4 27 9c-9-6-19-10-29-9-8 0-16 4-19 16 3-15 8-32 17-49 8-17 21-35 42-55 23-22 58-48 115-71 32-12 71-23 114-29 44-7 92-8 137-4 47 4 90 13 126 25s65 26 87 40c36 23 57 44 72 63 14 19 23 36 29 52 6 19 10 37 9 55v1551c0 111-145 205-337 216v-1552c0-8-3-16-6-23-4-8-8-15-13-21-10-11-20-19-29-24-171-4-309-83-315-181 6 98 144 177 315 181 9 5 19 13 29 24 5 6 9 13 13 21 3 7 6 15 6 23-105 6-210-13-289-54s-124-100-124-161c0-9 1-18 2-27z">
          <text:p/>
        </draw:path>
        <draw:polygon draw:style-name="gr7" draw:text-style-name="P1" draw:layer="layout" svg:width="0cm" svg:height="0cm" svg:x="2.848cm" svg:y="17.635cm" svg:viewBox="0 0 0 0" draw:points="0,0">
          <text:p/>
        </draw:polygon>
        <draw:path draw:style-name="gr6" draw:text-style-name="P3" draw:layer="layout" svg:width="0.412cm" svg:height="1.767cm" svg:x="3.313cm" svg:y="17.304cm" svg:viewBox="0 0 413 1768" svg:d="M0 0c0 61 45 120 123 161 80 41 185 60 290 54v1552c-105 6-210-14-290-55-78-41-123-99-123-160v-44-992-147-51-132z">
          <text:p/>
        </draw:path>
        <draw:polygon draw:style-name="gr7" draw:text-style-name="P1" draw:layer="layout" svg:width="0cm" svg:height="0cm" svg:x="2.848cm" svg:y="17.635cm" svg:viewBox="0 0 0 0" draw:points="0,0">
          <text:p/>
        </draw:polygon>
        <draw:path draw:style-name="gr6" draw:text-style-name="P3" draw:layer="layout" svg:width="0.627cm" svg:height="1.568cm" svg:x="1.708cm" svg:y="16.732cm" svg:viewBox="0 0 628 1569" svg:d="M451 730l-1 143 178 105v227l-176 106-1 73-150-87-47 27c-4 3-9 8-12 13l-43 74c-3 6-5 12-5 18v140l-194-310 53 32-53-32v-369l264 152v-305-110c0-60-40-134-92-170l-172-99v-358l55 32 133 115c66 58 113 155 113 234v27c0 22 10 47 26 68 60 75 104 166 124 254z">
          <text:p/>
        </draw:path>
        <draw:polygon draw:style-name="gr7" draw:text-style-name="P1" draw:layer="layout" svg:width="0cm" svg:height="0cm" svg:x="2.848cm" svg:y="17.635cm" svg:viewBox="0 0 0 0" draw:points="0,0">
          <text:p/>
        </draw:polygon>
        <draw:path draw:style-name="gr6" draw:text-style-name="P3" draw:layer="layout" svg:width="0.59cm" svg:height="0.662cm" svg:x="1.902cm" svg:y="17.992cm" svg:viewBox="0 0 591 663" svg:d="M0 507l272 156v-297c0-8 2-16 5-24 3-7 6-16 7-24-1 8-4 17-7 24-3 8-5 16-5 24v297l319-184v-319c0-5-2-11-6-17l-60-105c-3-5-8-10-12-13l-43-25-212 123-151-87-47 27c-4 3-9 8-12 13l-43 74c-3 6-5 12-5 18v141z">
          <text:p/>
        </draw:path>
        <draw:polygon draw:style-name="gr7" draw:text-style-name="P1" draw:layer="layout" svg:width="0cm" svg:height="0cm" svg:x="2.848cm" svg:y="17.635cm" svg:viewBox="0 0 0 0" draw:points="0,0">
          <text:p/>
        </draw:polygon>
        <draw:path draw:style-name="gr6" draw:text-style-name="P3" draw:layer="layout" svg:width="0.683cm" svg:height="0.881cm" svg:x="1.763cm" svg:y="16.581cm" svg:viewBox="0 0 684 882" svg:d="M396 882l288-166c-4-16-8-33-14-50-7-23-16-45-26-68-9-19-20-39-30-58-3-4-6-9-9-14-1-1-2-3-3-5-9-15-19-30-30-44l30-17c-4-5-8-11-13-17-13-17-23-38-25-58-1-2-2-5-3-8-2-8-5-15-8-22-12-29-39-56-70-77-9-7-19-13-30-19-27-16-56-30-87-42-13-5-27-11-41-17 27 11 55 19 71 27 4 1 9 4 13 6l44 26c11 6 21 12 30 19v-102c0-18-10-39-24-53-3-3-6-5-9-8l-133-115-317 183 133 115c66 58 113 155 113 234v27c0 22 10 48 26 69 60 75 104 166 124 254z">
          <text:p/>
        </draw:path>
        <draw:polygon draw:style-name="gr7" draw:text-style-name="P1" draw:layer="layout" svg:width="0cm" svg:height="0cm" svg:x="2.848cm" svg:y="17.635cm" svg:viewBox="0 0 0 0" draw:points="0,0">
          <text:p/>
        </draw:polygon>
        <draw:path draw:style-name="gr6" draw:text-style-name="P3" draw:layer="layout" svg:width="0.261cm" svg:height="1.136cm" svg:x="2.67cm" svg:y="17.491cm" svg:viewBox="0 0 262 1137" svg:d="M0 0c26 75 131 134 262 146v991c-131-12-236-70-262-145z">
          <text:p/>
        </draw:path>
        <draw:polygon draw:style-name="gr7" draw:text-style-name="P1" draw:layer="layout" svg:width="0cm" svg:height="0cm" svg:x="2.848cm" svg:y="17.635cm" svg:viewBox="0 0 0 0" draw:points="0,0">
          <text:p/>
        </draw:polygon>
        <draw:path draw:style-name="gr6" draw:text-style-name="P3" draw:layer="layout" svg:width="1.12cm" svg:height="0.704cm" svg:x="2.193cm" svg:y="17.116cm" svg:viewBox="0 0 1121 705" svg:d="M1121 558v147c-13-73-107-132-231-147-43-20-96-33-151-37-131-12-236-70-262-145-8-8-22-13-37-14s-30 2-41 9l-222 128-177-102 253-146 32 18 21 12 144-82-165-96-46 28c-7-24-16-46-26-68l110-63 38 22-73 42 24 14 43 25 11 7 114 66 24 13 23-12 50-30 52 29 82-47 52 29c171-8 323 65 341 164 2 18 8 36 17 53v132l-183-106c15-12 25-25 30-40 3-7 4-14 4-20 0-59-82-106-183-106s-183 47-183 106c0 6 1 13 3 20 12 35 54 64 112 78 57 13 123 9 173-12l53 30z">
          <text:p/>
        </draw:path>
        <draw:polygon draw:style-name="gr7" draw:text-style-name="P1" draw:layer="layout" svg:width="0cm" svg:height="0cm" svg:x="2.848cm" svg:y="17.635cm" svg:viewBox="0 0 0 0" draw:points="0,0">
          <text:p/>
        </draw:polygon>
        <draw:path draw:style-name="gr6" draw:text-style-name="P3" draw:layer="layout" svg:width="0.231cm" svg:height="1.138cm" svg:x="3.082cm" svg:y="17.673cm" svg:viewBox="0 0 232 1139" svg:d="M232 147v992c-13-74-107-133-232-148v-524c13 2 27 4 39 6 14-16 28-32 41-49-13-24-27-47-41-69-4-1-7-2-11-2-7-1-13-2-18-3-4-1-7-1-10-1v-188l7 189 32-183c-12-2-26-4-39-6l80-43c-13 17-27 33-41 49v-118c14 22 28 45 41 69l-41-69c-4-1-7-2-11-2-7-1-13-2-18-3-4-1-7-1-10-1v-43l7 44 225 103c-13-73-107-132-232-147z">
          <text:p/>
        </draw:path>
        <draw:polygon draw:style-name="gr7" draw:text-style-name="P1" draw:layer="layout" svg:width="0cm" svg:height="0cm" svg:x="2.848cm" svg:y="17.635cm" svg:viewBox="0 0 0 0" draw:points="0,0">
          <text:p/>
        </draw:polygon>
        <draw:path draw:style-name="gr6" draw:text-style-name="P3" draw:layer="layout" svg:width="0.364cm" svg:height="1.259cm" svg:x="1.608cm" svg:y="16.732cm" svg:viewBox="0 0 365 1260" svg:d="M365 738v-110c0-60-40-134-92-170l-172-99v-359c-38 138-66 274-83 406-24 190-24 369-2 533 18 117 46 224 85 321v-369z">
          <text:p/>
        </draw:path>
        <draw:polygon draw:style-name="gr7" draw:text-style-name="P1" draw:layer="layout" svg:width="0cm" svg:height="0cm" svg:x="2.848cm" svg:y="17.635cm" svg:viewBox="0 0 0 0" draw:points="0,0">
          <text:p/>
        </draw:polygon>
        <draw:path draw:style-name="gr6" draw:text-style-name="P3" draw:layer="layout" svg:width="0.271cm" svg:height="1.011cm" svg:x="2.334cm" svg:y="17.486cm" svg:viewBox="0 0 272 1012" svg:d="M259 223v769l-27 15c-10 6-28 6-36 0l-38-22v-318c0-5-2-11-6-17l-60-105c-3-5-8-10-12-13l-43-25v-70l142-86c8-5 18-11 31-19 12-7 28-16 40-22l-249 142-1-228 36-96 223-128v60c17 42 17 100 0 163z">
          <text:p/>
        </draw:path>
        <draw:polygon draw:style-name="gr7" draw:text-style-name="P1" draw:layer="layout" svg:width="0cm" svg:height="0cm" svg:x="2.848cm" svg:y="17.635cm" svg:viewBox="0 0 0 0" draw:points="0,0">
          <text:p/>
        </draw:polygon>
        <draw:path draw:style-name="gr6" draw:text-style-name="P3" draw:layer="layout" svg:width="0.151cm" svg:height="1.028cm" svg:x="2.931cm" svg:y="17.636cm" svg:viewBox="0 0 152 1029" svg:d="M152 505v524c-43-20-96-33-152-37v-992c56 4 109 17 152 37v43c-5-3-10-5-15-7-8-3-17-7-26-10-13 16-27 33-41 49 14 22 28 45 41 70 14 4 28 10 41 16v189c-5-3-10-5-15-7-8-3-17-7-26-10-13 16-27 33-41 49 14 22 28 45 41 70 14 5 28 10 41 16z">
          <text:p/>
        </draw:path>
        <draw:polygon draw:style-name="gr7" draw:text-style-name="P1" draw:layer="layout" svg:width="0cm" svg:height="0cm" svg:x="2.848cm" svg:y="17.635cm" svg:viewBox="0 0 0 0" draw:points="0,0">
          <text:p/>
        </draw:polygon>
        <draw:path draw:style-name="gr6" draw:text-style-name="P3" draw:layer="layout" svg:width="0.206cm" svg:height="1.32cm" svg:x="1.502cm" svg:y="16.671cm" svg:viewBox="0 0 207 1321" svg:d="M207 1321c-39-97-67-205-84-322-22-164-22-343 2-533 16-132 44-267 82-405l-106-61c-22 81-41 161-56 240-60 311-60 600 0 844 7 29 15 59 24 87 45 51 91 101 138 150z">
          <text:p/>
        </draw:path>
        <draw:polygon draw:style-name="gr7" draw:text-style-name="P1" draw:layer="layout" svg:width="0cm" svg:height="0cm" svg:x="2.848cm" svg:y="17.635cm" svg:viewBox="0 0 0 0" draw:points="0,0">
          <text:p/>
        </draw:polygon>
        <draw:path draw:style-name="gr6" draw:text-style-name="P3" draw:layer="layout" svg:width="0.33cm" svg:height="0.39cm" svg:x="3.315cm" svg:y="17.952cm" svg:viewBox="0 0 331 391" svg:d="M0 78c0 34 1 75 7 118 4 25 9 50 20 77 7 16 16 33 29 50 12 15 28 31 52 45 23 14 46 19 64 22 22 3 40 1 56-2 26-6 46-16 61-30 27-23 42-55 42-89 0-27-10-53-25-75-14-23-33-41-54-58-11-10-22-19-35-28-11-8-24-16-44-27-7-4-15-9-26-15-4-2-10-5-16-9-5-2-10-5-15-8s-10-5-14-8c-13-8-20-12-26-16-9-5-15-8-20-11-12-7-19-10-24-12-6-3-10-3-14 0-7 0-11 5-14 17s-4 32-4 59z">
          <text:p/>
        </draw:path>
        <draw:polygon draw:style-name="gr7" draw:text-style-name="P1" draw:layer="layout" svg:width="0cm" svg:height="0cm" svg:x="2.848cm" svg:y="17.635cm" svg:viewBox="0 0 0 0" draw:points="0,0">
          <text:p/>
        </draw:polygon>
        <draw:path draw:style-name="gr6" draw:text-style-name="P3" draw:layer="layout" svg:width="0.33cm" svg:height="0.388cm" svg:x="3.315cm" svg:y="17.954cm" svg:viewBox="0 0 331 389" svg:d="M0 76c0 35 1 76 7 118 4 25 9 50 20 77 7 16 16 33 29 50 12 15 28 31 52 45 23 14 46 19 64 22 22 3 40 1 56-2 26-6 46-16 61-30 27-23 42-55 42-89 0-27-10-53-25-75-14-22-33-40-54-57l-234-135c-7 0-11 5-14 17s-4 32-4 59z">
          <text:p/>
        </draw:path>
        <draw:polygon draw:style-name="gr7" draw:text-style-name="P1" draw:layer="layout" svg:width="0cm" svg:height="0cm" svg:x="2.848cm" svg:y="17.635cm" svg:viewBox="0 0 0 0" draw:points="0,0">
          <text:p/>
        </draw:polygon>
        <draw:path draw:style-name="gr6" draw:text-style-name="P3" draw:layer="layout" svg:width="0.078cm" svg:height="1.005cm" svg:x="2.592cm" svg:y="17.477cm" svg:viewBox="0 0 79 1006" svg:d="M79 14v992c-8-8-22-13-37-14s-31 2-42 9v-769c3-12 6-23 9-33 1-7 2-14 4-22 1-8 2-18 2-32s-1-23-2-30c-2-7-3-14-4-19-3-10-6-19-9-27v-60c11-7 27-10 42-9s29 6 37 14z">
          <text:p/>
        </draw:path>
        <draw:polygon draw:style-name="gr7" draw:text-style-name="P1" draw:layer="layout" svg:width="0cm" svg:height="0cm" svg:x="2.848cm" svg:y="17.635cm" svg:viewBox="0 0 0 0" draw:points="0,0">
          <text:p/>
        </draw:polygon>
        <draw:path draw:style-name="gr6" draw:text-style-name="P3" draw:layer="layout" svg:width="0.397cm" svg:height="0.229cm" svg:x="3.489cm" svg:y="17.149cm" svg:viewBox="0 0 398 230" svg:d="M398 116c0 0 0-1 0-2 0-30-21-59-58-81-58-33-143-42-217-25-75 18-123 60-123 106 0 1 0 2 0 2 0 7 2 14 4 21 19 55 100 93 195 93s176-38 195-93c3-7 4-14 4-21z">
          <text:p/>
        </draw:path>
        <draw:polygon draw:style-name="gr7" draw:text-style-name="P1" draw:layer="layout" svg:width="0cm" svg:height="0cm" svg:x="2.848cm" svg:y="17.635cm" svg:viewBox="0 0 0 0" draw:points="0,0">
          <text:p/>
        </draw:polygon>
        <draw:polygon draw:style-name="gr6" draw:text-style-name="P3" draw:layer="layout" svg:width="0.478cm" svg:height="0.278cm" svg:x="1.602cm" svg:y="16.486cm" svg:viewBox="0 0 479 279" draw:points="0,186 322,0 427,64 479,96 162,279 107,247">
          <text:p/>
        </draw:polygon>
        <draw:polygon draw:style-name="gr7" draw:text-style-name="P1" draw:layer="layout" svg:width="0cm" svg:height="0cm" svg:x="2.848cm" svg:y="17.635cm" svg:viewBox="0 0 0 0" draw:points="0,0">
          <text:p/>
        </draw:polygon>
        <draw:path draw:style-name="gr6" draw:text-style-name="P3" draw:layer="layout" svg:width="0.389cm" svg:height="0.184cm" svg:x="3.493cm" svg:y="17.194cm" svg:viewBox="0 0 390 185" svg:d="M0 92c15-41 67-75 137-87 71-12 147-1 199 29 28 16 46 36 54 58-19 55-100 93-195 93s-176-38-195-93z">
          <text:p/>
        </draw:path>
        <draw:polygon draw:style-name="gr7" draw:text-style-name="P1" draw:layer="layout" svg:width="0cm" svg:height="0cm" svg:x="2.848cm" svg:y="17.635cm" svg:viewBox="0 0 0 0" draw:points="0,0">
          <text:p/>
        </draw:polygon>
        <draw:path draw:style-name="gr6" draw:text-style-name="P3" draw:layer="layout" svg:width="0.359cm" svg:height="0.178cm" svg:x="2.801cm" svg:y="17.394cm" svg:viewBox="0 0 360 179" svg:d="M314 30c-76-40-193-40-268 0l314 52c-6-19-22-37-46-52l16 92c15-12 25-25 30-40l-30 40v42c3 5 6 10 9 15l-53-30c-51 21-117 25-174 12-58-14-100-44-112-79 7-19 23-37 46-52z">
          <text:p/>
        </draw:path>
        <draw:polygon draw:style-name="gr7" draw:text-style-name="P1" draw:layer="layout" svg:width="0cm" svg:height="0cm" svg:x="2.848cm" svg:y="17.635cm" svg:viewBox="0 0 0 0" draw:points="0,0">
          <text:p/>
        </draw:polygon>
        <draw:polygon draw:style-name="gr6" draw:text-style-name="P3" draw:layer="layout" svg:width="0.264cm" svg:height="0.305cm" svg:x="1.708cm" svg:y="17.469cm" svg:viewBox="0 0 265 306" draw:points="265,306 265,0 0,154">
          <text:p/>
        </draw:polygon>
        <draw:polygon draw:style-name="gr7" draw:text-style-name="P1" draw:layer="layout" svg:width="0cm" svg:height="0cm" svg:x="2.848cm" svg:y="17.635cm" svg:viewBox="0 0 0 0" draw:points="0,0">
          <text:p/>
        </draw:polygon>
        <draw:path draw:style-name="gr6" draw:text-style-name="P3" draw:layer="layout" svg:width="0.187cm" svg:height="0.268cm" svg:x="1.734cm" svg:y="17.702cm" svg:viewBox="0 0 188 269" svg:d="M19 143c-12-26-19-52-19-75 0-30 10-51 28-61v-1c36-20 91 10 128 69 37 58 42 125 13 153 29-28 24-95-13-153-37-59-92-89-128-69v1-1c36-19 91 11 127 70 37 58 43 124 13 152h1c-2 17-10 29-21 36-20 11-49 2-76-23-27-26-48-64-52-99z">
          <text:p/>
        </draw:path>
        <draw:polygon draw:style-name="gr7" draw:text-style-name="P1" draw:layer="layout" svg:width="0cm" svg:height="0cm" svg:x="2.848cm" svg:y="17.635cm" svg:viewBox="0 0 0 0" draw:points="0,0">
          <text:p/>
        </draw:polygon>
        <draw:path draw:style-name="gr6" draw:text-style-name="P3" draw:layer="layout" svg:width="0.186cm" svg:height="0.24cm" svg:x="1.735cm" svg:y="16.886cm" svg:viewBox="0 0 187 241" svg:d="M186 162c1 4 1 8 1 11 0 60-42 84-93 55-51-31-94-103-94-162s43-83 94-54c3 2 6 4 9 6 44 31 79 91 83 144z">
          <text:p/>
        </draw:path>
        <draw:polygon draw:style-name="gr7" draw:text-style-name="P1" draw:layer="layout" svg:width="0cm" svg:height="0cm" svg:x="2.848cm" svg:y="17.635cm" svg:viewBox="0 0 0 0" draw:points="0,0">
          <text:p/>
        </draw:polygon>
        <draw:path draw:style-name="gr6" draw:text-style-name="P3" draw:layer="layout" svg:width="0.167cm" svg:height="0.207cm" svg:x="2.69cm" svg:y="17.62cm" svg:viewBox="0 0 168 208" svg:d="M0 48c0-22 3-35 9-42 6-6 13-8 26-5 8 2 18 6 33 14 13 8 26 17 37 25 17 15 31 29 41 45 13 18 22 38 22 60s-9 39-22 49c-10 9-24 14-41 14-11-1-24-3-37-11-15-8-25-19-33-29-13-18-20-35-26-53-6-22-9-46-9-67z">
          <text:p/>
        </draw:path>
        <draw:polygon draw:style-name="gr7" draw:text-style-name="P1" draw:layer="layout" svg:width="0cm" svg:height="0cm" svg:x="2.848cm" svg:y="17.635cm" svg:viewBox="0 0 0 0" draw:points="0,0">
          <text:p/>
        </draw:polygon>
        <draw:polygon draw:style-name="gr6" draw:text-style-name="P3" draw:layer="layout" svg:width="0.348cm" svg:height="0.201cm" svg:x="2.516cm" svg:y="17.027cm" svg:viewBox="0 0 349 202" draw:points="349,154 267,202 231,181 243,175 74,78 62,85 0,48 83,0">
          <text:p/>
        </draw:polygon>
        <draw:polygon draw:style-name="gr7" draw:text-style-name="P1" draw:layer="layout" svg:width="0cm" svg:height="0cm" svg:x="2.848cm" svg:y="17.635cm" svg:viewBox="0 0 0 0" draw:points="0,0">
          <text:p/>
        </draw:polygon>
        <draw:polygon draw:style-name="gr6" draw:text-style-name="P3" draw:layer="layout" svg:width="0.17cm" svg:height="0.218cm" svg:x="2.394cm" svg:y="17.576cm" svg:viewBox="0 0 171 219" draw:points="128,169 171,60 128,0 97,18 42,49 20,107 0,158 42,219">
          <text:p/>
        </draw:polygon>
        <draw:polygon draw:style-name="gr7" draw:text-style-name="P1" draw:layer="layout" svg:width="0cm" svg:height="0cm" svg:x="2.848cm" svg:y="17.635cm" svg:viewBox="0 0 0 0" draw:points="0,0">
          <text:p/>
        </draw:polygon>
        <draw:polygon draw:style-name="gr6" draw:text-style-name="P3" draw:layer="layout" svg:width="0.287cm" svg:height="0.305cm" svg:x="2.159cm" svg:y="17.296cm" svg:viewBox="0 0 288 306" draw:points="34,217 288,70 288,0 0,166 0,306">
          <text:p/>
        </draw:polygon>
        <draw:polygon draw:style-name="gr7" draw:text-style-name="P1" draw:layer="layout" svg:width="0cm" svg:height="0cm" svg:x="2.848cm" svg:y="17.635cm" svg:viewBox="0 0 0 0" draw:points="0,0">
          <text:p/>
        </draw:polygon>
        <draw:polygon draw:style-name="gr6" draw:text-style-name="P3" draw:layer="layout" svg:width="0.212cm" svg:height="0.196cm" svg:x="2.158cm" svg:y="17.512cm" svg:viewBox="0 0 213 197" draw:points="35,0 213,103 176,197 0,92">
          <text:p/>
        </draw:polygon>
        <draw:polygon draw:style-name="gr7" draw:text-style-name="P1" draw:layer="layout" svg:width="0cm" svg:height="0cm" svg:x="2.848cm" svg:y="17.635cm" svg:viewBox="0 0 0 0" draw:points="0,0">
          <text:p/>
        </draw:polygon>
        <draw:path draw:style-name="gr6" draw:text-style-name="P3" draw:layer="layout" svg:width="0.15cm" svg:height="0.193cm" svg:x="1.752cm" svg:y="17.776cm" svg:viewBox="0 0 151 194" svg:d="M1 68c-1-5-1-10-1-14 0-23 8-41 22-49 23-13 58 1 87 34 30 34 46 81 41 115h1c-2 17-10 29-21 36-21 11-50 2-77-23-27-26-47-64-51-100z">
          <text:p/>
        </draw:path>
        <draw:polygon draw:style-name="gr7" draw:text-style-name="P1" draw:layer="layout" svg:width="0cm" svg:height="0cm" svg:x="2.848cm" svg:y="17.635cm" svg:viewBox="0 0 0 0" draw:points="0,0">
          <text:p/>
        </draw:polygon>
        <draw:path draw:style-name="gr6" draw:text-style-name="P3" draw:layer="layout" svg:width="0.199cm" svg:height="0.2cm" svg:x="2.559cm" svg:y="17.104cm" svg:viewBox="0 0 200 201" svg:d="M174 135l-39-22 39 22 1-1c4-2 9-2 13-1v-30l12-6-169-97-9 36c5 5 10 12 12 21 3 9 3 19 0 28-2 9-7 17-13 20s-11 4-17 2l-4 14 115 66 24 14 23-13c-4-10-5-22-3-32 3-9 7-16 13-20z">
          <text:p/>
        </draw:path>
        <draw:polygon draw:style-name="gr7" draw:text-style-name="P1" draw:layer="layout" svg:width="0cm" svg:height="0cm" svg:x="2.848cm" svg:y="17.635cm" svg:viewBox="0 0 0 0" draw:points="0,0">
          <text:p/>
        </draw:polygon>
        <draw:path draw:style-name="gr6" draw:text-style-name="P3" draw:layer="layout" svg:width="0.149cm" svg:height="0.194cm" svg:x="1.771cm" svg:y="16.898cm" svg:viewBox="0 0 150 195" svg:d="M150 150c-2 19-9 32-21 40-22 13-55 2-83-29-28-30-46-72-46-107 0-23 7-40 22-49 12-7 27-6 44 1 45 31 80 91 84 144z">
          <text:p/>
        </draw:path>
        <draw:polygon draw:style-name="gr7" draw:text-style-name="P1" draw:layer="layout" svg:width="0cm" svg:height="0cm" svg:x="2.848cm" svg:y="17.635cm" svg:viewBox="0 0 0 0" draw:points="0,0">
          <text:p/>
        </draw:polygon>
        <draw:polygon draw:style-name="gr6" draw:text-style-name="P3" draw:layer="layout" svg:width="0.165cm" svg:height="0.177cm" svg:x="2.478cm" svg:y="17.219cm" svg:viewBox="0 0 166 178" draw:points="166,96 21,178 0,166 0,0">
          <text:p/>
        </draw:polygon>
        <draw:polygon draw:style-name="gr7" draw:text-style-name="P1" draw:layer="layout" svg:width="0cm" svg:height="0cm" svg:x="2.848cm" svg:y="17.635cm" svg:viewBox="0 0 0 0" draw:points="0,0">
          <text:p/>
        </draw:polygon>
        <draw:polygon draw:style-name="gr6" draw:text-style-name="P3" draw:layer="layout" svg:width="0.212cm" svg:height="0.193cm" svg:x="2.159cm" svg:y="17.922cm" svg:viewBox="0 0 213 194" draw:points="70,82 1,120 0,194 213,70 213,0">
          <text:p/>
        </draw:polygon>
        <draw:polygon draw:style-name="gr7" draw:text-style-name="P1" draw:layer="layout" svg:width="0cm" svg:height="0cm" svg:x="2.848cm" svg:y="17.635cm" svg:viewBox="0 0 0 0" draw:points="0,0">
          <text:p/>
        </draw:polygon>
        <draw:path draw:style-name="gr6" draw:text-style-name="P3" draw:layer="layout" svg:width="0.366cm" svg:height="0.126cm" svg:x="2.798cm" svg:y="17.35cm" svg:viewBox="0 0 367 127" svg:d="M363 127c3-7 4-14 4-20 0-60-83-107-184-107s-183 47-183 107c0 6 1 13 3 20 7-19 23-38 46-53 2-1 3-1 4-2 72-41 188-41 260 0 2 1 3 1 4 2 24 15 40 34 46 53z">
          <text:p/>
        </draw:path>
        <draw:polygon draw:style-name="gr7" draw:text-style-name="P1" draw:layer="layout" svg:width="0cm" svg:height="0cm" svg:x="2.848cm" svg:y="17.635cm" svg:viewBox="0 0 0 0" draw:points="0,0">
          <text:p/>
        </draw:polygon>
        <draw:path draw:style-name="gr6" draw:text-style-name="P3" draw:layer="layout" svg:width="0.186cm" svg:height="0.227cm" svg:x="1.734cm" svg:y="17.702cm" svg:viewBox="0 0 187 228" svg:d="M19 143c-1-5-1-10-1-14 0-23 9-41 23-49 23-13 58 1 87 34 29 34 45 80 40 114 30-28 24-94-13-152-36-59-91-89-126-70v1c-19 10-29 31-29 61 0 23 7 49 19 75z">
          <text:p/>
        </draw:path>
        <draw:polygon draw:style-name="gr7" draw:text-style-name="P1" draw:layer="layout" svg:width="0cm" svg:height="0cm" svg:x="2.848cm" svg:y="17.635cm" svg:viewBox="0 0 0 0" draw:points="0,0">
          <text:p/>
        </draw:polygon>
        <draw:polygon draw:style-name="gr6" draw:text-style-name="P3" draw:layer="layout" svg:width="0.15cm" svg:height="0.151cm" svg:x="2.414cm" svg:y="17.594cm" svg:viewBox="0 0 151 152" draw:points="108,152 151,42 77,0 22,31 0,89">
          <text:p/>
        </draw:polygon>
        <draw:polygon draw:style-name="gr7" draw:text-style-name="P1" draw:layer="layout" svg:width="0cm" svg:height="0cm" svg:x="2.848cm" svg:y="17.635cm" svg:viewBox="0 0 0 0" draw:points="0,0">
          <text:p/>
        </draw:polygon>
        <draw:path draw:style-name="gr6" draw:text-style-name="P3" draw:layer="layout" svg:width="0.186cm" svg:height="0.24cm" svg:x="1.735cm" svg:y="16.886cm" svg:viewBox="0 0 187 241" svg:d="M186 162c1 4 1 8 1 11 0 60-42 84-93 55-51-31-94-103-94-162s43-83 94-54c3 2 6 4 9 6-17-7-32-8-44-1-15 9-22 26-22 49 0 35 18 77 46 107 28 31 60 42 82 28 12-7 19-20 21-39z">
          <text:p/>
        </draw:path>
        <draw:polygon draw:style-name="gr7" draw:text-style-name="P1" draw:layer="layout" svg:width="0cm" svg:height="0cm" svg:x="2.848cm" svg:y="17.635cm" svg:viewBox="0 0 0 0" draw:points="0,0">
          <text:p/>
        </draw:polygon>
        <draw:path draw:style-name="gr6" draw:text-style-name="P3" draw:layer="layout" svg:width="0.183cm" svg:height="0.157cm" svg:x="3.13cm" svg:y="17.516cm" svg:viewBox="0 0 184 158" svg:d="M0 0l184 107v51l-175-101c-3-5-6-10-9-15z">
          <text:p/>
        </draw:path>
        <draw:polygon draw:style-name="gr7" draw:text-style-name="P1" draw:layer="layout" svg:width="0cm" svg:height="0cm" svg:x="2.848cm" svg:y="17.635cm" svg:viewBox="0 0 0 0" draw:points="0,0">
          <text:p/>
        </draw:polygon>
        <draw:path draw:style-name="gr6" draw:text-style-name="P3" draw:layer="layout" svg:width="0.097cm" svg:height="0.125cm" svg:x="1.803cm" svg:y="17.26cm" svg:viewBox="0 0 98 126" svg:d="M83 3c2 2 4 3 7 6 13 16 9 51-11 81-20 29-48 43-65 33-9-5-14-16-14-31 0-2 0-4 0-5 0-10 3-20 7-30 1-2 2-5 3-6 2-6 5-11 9-16 7-10 16-19 25-26 14-9 28-12 39-6z">
          <text:p/>
        </draw:path>
        <draw:polygon draw:style-name="gr7" draw:text-style-name="P1" draw:layer="layout" svg:width="0cm" svg:height="0cm" svg:x="2.848cm" svg:y="17.635cm" svg:viewBox="0 0 0 0" draw:points="0,0">
          <text:p/>
        </draw:polygon>
        <draw:path draw:style-name="gr6" draw:text-style-name="P3" draw:layer="layout" svg:width="0.392cm" svg:height="0.092cm" svg:x="3.492cm" svg:y="17.157cm" svg:viewBox="0 0 393 93" svg:d="M344 34c-84-45-212-45-296 0l345 59c-7-22-24-42-49-59l49 59c-11-12-24-22-39-31-50-28-120-42-191-36-69 6-130 31-163 67 6-22 23-42 48-59z">
          <text:p/>
        </draw:path>
        <draw:polygon draw:style-name="gr7" draw:text-style-name="P1" draw:layer="layout" svg:width="0cm" svg:height="0cm" svg:x="2.848cm" svg:y="17.635cm" svg:viewBox="0 0 0 0" draw:points="0,0">
          <text:p/>
        </draw:polygon>
        <draw:path draw:style-name="gr6" draw:text-style-name="P3" draw:layer="layout" svg:width="0.097cm" svg:height="0.125cm" svg:x="1.803cm" svg:y="17.26cm" svg:viewBox="0 0 98 126" svg:d="M44 9c14-9 28-12 39-6 2 2 4 3 7 6 13 16 9 51-11 81-20 29-48 43-65 33-9-5-14-16-14-31 0-2 0-4 0-5 23-16 42-49 44-78z">
          <text:p/>
        </draw:path>
        <draw:polygon draw:style-name="gr7" draw:text-style-name="P1" draw:layer="layout" svg:width="0cm" svg:height="0cm" svg:x="2.848cm" svg:y="17.635cm" svg:viewBox="0 0 0 0" draw:points="0,0">
          <text:p/>
        </draw:polygon>
        <draw:path draw:style-name="gr6" draw:text-style-name="P3" draw:layer="layout" svg:width="0.114cm" svg:height="0.109cm" svg:x="3cm" svg:y="18.015cm" svg:viewBox="0 0 115 110" svg:d="M86 7l29 59-73 44c-13-25-28-49-42-71l68-39c5 2 10 4 15 7 3 0 6 0 10 1z">
          <text:p/>
        </draw:path>
        <draw:polygon draw:style-name="gr7" draw:text-style-name="P1" draw:layer="layout" svg:width="0cm" svg:height="0cm" svg:x="2.848cm" svg:y="17.635cm" svg:viewBox="0 0 0 0" draw:points="0,0">
          <text:p/>
        </draw:polygon>
        <draw:path draw:style-name="gr6" draw:text-style-name="P3" draw:layer="layout" svg:width="0.114cm" svg:height="0.109cm" svg:x="3cm" svg:y="17.709cm" svg:viewBox="0 0 115 110" svg:d="M86 7l29 60-73 43c-13-25-28-48-42-71l68-39c5 2 10 4 15 7 3 0 6 0 10 1z">
          <text:p/>
        </draw:path>
        <draw:polygon draw:style-name="gr7" draw:text-style-name="P1" draw:layer="layout" svg:width="0cm" svg:height="0cm" svg:x="2.848cm" svg:y="17.635cm" svg:viewBox="0 0 0 0" draw:points="0,0">
          <text:p/>
        </draw:polygon>
        <draw:polygon draw:style-name="gr6" draw:text-style-name="P3" draw:layer="layout" svg:width="0.121cm" svg:height="0.111cm" svg:x="2.782cm" svg:y="17.18cm" svg:viewBox="0 0 122 112" draw:points="83,0 122,64 39,112 0,48">
          <text:p/>
        </draw:polygon>
        <draw:polygon draw:style-name="gr7" draw:text-style-name="P1" draw:layer="layout" svg:width="0cm" svg:height="0cm" svg:x="2.848cm" svg:y="17.635cm" svg:viewBox="0 0 0 0" draw:points="0,0">
          <text:p/>
        </draw:polygon>
        <draw:path draw:style-name="gr6" draw:text-style-name="P3" draw:layer="layout" svg:width="0.397cm" svg:height="0.105cm" svg:x="3.489cm" svg:y="17.181cm" svg:viewBox="0 0 398 106" svg:d="M398 84c0-5-1-11-2-17-11-11-24-21-39-30-50-28-121-42-191-36-69 6-130 31-163 66-2 6-3 12-3 17 0 7 2 15 4 22 15-42 67-76 137-88s147-1 199 29c28 16 46 36 54 59 3-7 4-15 4-22z">
          <text:p/>
        </draw:path>
        <draw:polygon draw:style-name="gr7" draw:text-style-name="P1" draw:layer="layout" svg:width="0cm" svg:height="0cm" svg:x="2.848cm" svg:y="17.635cm" svg:viewBox="0 0 0 0" draw:points="0,0">
          <text:p/>
        </draw:polygon>
        <draw:polygon draw:style-name="gr6" draw:text-style-name="P3" draw:layer="layout" svg:width="0.127cm" svg:height="0.111cm" svg:x="2.394cm" svg:y="17.683cm" svg:viewBox="0 0 128 112" draw:points="42,112 128,63 20,0 0,52">
          <text:p/>
        </draw:polygon>
        <draw:polygon draw:style-name="gr7" draw:text-style-name="P1" draw:layer="layout" svg:width="0cm" svg:height="0cm" svg:x="2.848cm" svg:y="17.635cm" svg:viewBox="0 0 0 0" draw:points="0,0">
          <text:p/>
        </draw:polygon>
        <draw:path draw:style-name="gr6" draw:text-style-name="P3" draw:layer="layout" svg:width="0.12cm" svg:height="0.123cm" svg:x="3.041cm" svg:y="17.717cm" svg:viewBox="0 0 121 124" svg:d="M69 3c-6-1-12-2-17-3l17 3c2 12 7 26 16 37s19 20 29 22c-10-2-20-11-29-22s-14-25-16-37c4 0 7 1 11 2 14 22 28 45 41 70-13 17-27 33-41 49-12-2-25-4-38-6-13-6-28-12-42-16l74-43 44 20-44-20-25-59z">
          <text:p/>
        </draw:path>
        <draw:polygon draw:style-name="gr7" draw:text-style-name="P1" draw:layer="layout" svg:width="0cm" svg:height="0cm" svg:x="2.848cm" svg:y="17.635cm" svg:viewBox="0 0 0 0" draw:points="0,0">
          <text:p/>
        </draw:polygon>
        <draw:path draw:style-name="gr6" draw:text-style-name="P3" draw:layer="layout" svg:width="0.12cm" svg:height="0.123cm" svg:x="3.041cm" svg:y="18.023cm" svg:viewBox="0 0 121 124" svg:d="M69 3c-6-1-12-2-17-3l17 3c2 12 7 26 16 37s19 19 29 21c-10-2-20-10-29-21s-14-25-16-37c4 0 7 1 11 2 14 22 28 45 41 69-13 17-27 33-41 50-12-2-25-5-38-7-13-6-28-11-42-16l74-43 44 20-44-20-25-58z">
          <text:p/>
        </draw:path>
        <draw:polygon draw:style-name="gr7" draw:text-style-name="P1" draw:layer="layout" svg:width="0cm" svg:height="0cm" svg:x="2.848cm" svg:y="17.635cm" svg:viewBox="0 0 0 0" draw:points="0,0">
          <text:p/>
        </draw:polygon>
        <draw:path draw:style-name="gr6" draw:text-style-name="P3" draw:layer="layout" svg:width="0.114cm" svg:height="0.084cm" svg:x="2.481cm" svg:y="17.135cm" svg:viewBox="0 0 115 85" svg:d="M0 46l73-44v1c0 0 0-1 1-1 6-3 15-2 24 6l3-2c5 5 10 12 12 21 3 9 3 19 0 28-2 9-7 17-13 20s-11 4-18 2l-15 8-43-25z">
          <text:p/>
        </draw:path>
        <draw:polygon draw:style-name="gr7" draw:text-style-name="P1" draw:layer="layout" svg:width="0cm" svg:height="0cm" svg:x="2.848cm" svg:y="17.635cm" svg:viewBox="0 0 0 0" draw:points="0,0">
          <text:p/>
        </draw:polygon>
        <draw:path draw:style-name="gr6" draw:text-style-name="P3" draw:layer="layout" svg:width="0.046cm" svg:height="0.165cm" svg:x="2.432cm" svg:y="17.219cm" svg:viewBox="0 0 47 166" svg:d="M47 166v-166l-47 28c6 17 10 34 14 50v70z">
          <text:p/>
        </draw:path>
        <draw:polygon draw:style-name="gr7" draw:text-style-name="P1" draw:layer="layout" svg:width="0cm" svg:height="0cm" svg:x="2.848cm" svg:y="17.635cm" svg:viewBox="0 0 0 0" draw:points="0,0">
          <text:p/>
        </draw:polygon>
        <draw:path draw:style-name="gr6" draw:text-style-name="P3" draw:layer="layout" svg:width="0.062cm" svg:height="0.067cm" svg:x="2.516cm" svg:y="17.075cm" svg:viewBox="0 0 63 68" svg:d="M0 41v-41l63 36v32c-9-7-17-8-23-5-1 0-1 1-1 1l-39-23 39 22z">
          <text:p/>
        </draw:path>
        <draw:polygon draw:style-name="gr7" draw:text-style-name="P1" draw:layer="layout" svg:width="0cm" svg:height="0cm" svg:x="2.848cm" svg:y="17.635cm" svg:viewBox="0 0 0 0" draw:points="0,0">
          <text:p/>
        </draw:polygon>
        <draw:path draw:style-name="gr6" draw:text-style-name="P3" draw:layer="layout" svg:width="0.075cm" svg:height="0.084cm" svg:x="2.746cm" svg:y="17.207cm" svg:viewBox="0 0 76 85" svg:d="M37 22l39 63-52-29c-6-11-15-20-24-24v-32z">
          <text:p/>
        </draw:path>
        <draw:polygon draw:style-name="gr7" draw:text-style-name="P1" draw:layer="layout" svg:width="0cm" svg:height="0cm" svg:x="2.848cm" svg:y="17.635cm" svg:viewBox="0 0 0 0" draw:points="0,0">
          <text:p/>
        </draw:polygon>
        <draw:path draw:style-name="gr6" draw:text-style-name="P3" draw:layer="layout" svg:width="0.233cm" svg:height="0.136cm" svg:x="3.333cm" svg:y="17.952cm" svg:viewBox="0 0 234 137" svg:d="M199 109c13 9 24 18 35 28l-234-135c4-3 8-3 14 0 5 2 12 5 24 12 5 3 12 6 21 11 6 4 13 8 26 16 4 3 9 5 14 8s10 6 15 8c6 4 11 7 15 9 11 7 19 12 26 16 20 11 33 19 44 27z">
          <text:p/>
        </draw:path>
        <draw:polygon draw:style-name="gr7" draw:text-style-name="P1" draw:layer="layout" svg:width="0cm" svg:height="0cm" svg:x="2.848cm" svg:y="17.635cm" svg:viewBox="0 0 0 0" draw:points="0,0">
          <text:p/>
        </draw:polygon>
        <draw:path draw:style-name="gr6" draw:text-style-name="P3" draw:layer="layout" svg:width="0.054cm" svg:height="0.056cm" svg:x="2.716cm" svg:y="17.236cm" svg:viewBox="0 0 55 57" svg:d="M31 2c9 4 18 14 24 25l-51 30c-4-10-5-22-3-32 3-9 7-16 14-21l1-1h1c0-1 1-1 1-1 4-2 9-2 13-1z">
          <text:p/>
        </draw:path>
        <draw:polygon draw:style-name="gr7" draw:text-style-name="P1" draw:layer="layout" svg:width="0cm" svg:height="0cm" svg:x="2.848cm" svg:y="17.635cm" svg:viewBox="0 0 0 0" draw:points="0,0">
          <text:p/>
        </draw:polygon>
        <draw:path draw:style-name="gr6" draw:text-style-name="P3" draw:layer="layout" svg:width="0.397cm" svg:height="0.116cm" svg:x="3.489cm" svg:y="17.149cm" svg:viewBox="0 0 398 117" svg:d="M0 115c0 1 0 2 0 2 0-5 1-11 3-17 6-21 23-42 48-59 3-1 5-2 7-4 78-45 204-45 282 0 2 2 5 3 7 4 25 17 42 38 49 59 1 6 2 12 2 17 0 0 0-1 0-2 0-30-21-60-58-82-58-33-143-42-217-25-75 18-123 60-123 107z">
          <text:p/>
        </draw:path>
        <draw:polygon draw:style-name="gr7" draw:text-style-name="P1" draw:layer="layout" svg:width="0cm" svg:height="0cm" svg:x="2.848cm" svg:y="17.635cm" svg:viewBox="0 0 0 0" draw:points="0,0">
          <text:p/>
        </draw:polygon>
        <draw:polygon draw:style-name="gr6" draw:text-style-name="P3" draw:layer="layout" svg:width="0.074cm" svg:height="0.06cm" svg:x="2.49cm" svg:y="17.576cm" svg:viewBox="0 0 75 61" draw:points="75,61 32,0 0,18">
          <text:p/>
        </draw:polygon>
        <draw:polygon draw:style-name="gr7" draw:text-style-name="P1" draw:layer="layout" svg:width="0cm" svg:height="0cm" svg:x="2.848cm" svg:y="17.635cm" svg:viewBox="0 0 0 0" draw:points="0,0">
          <text:p/>
        </draw:polygon>
        <draw:path draw:style-name="gr6" draw:text-style-name="P3" draw:layer="layout" svg:width="0.044cm" svg:height="0.077cm" svg:x="1.803cm" svg:y="17.269cm" svg:viewBox="0 0 45 78" svg:d="M19 27c8-11 17-20 26-27-2 30-21 62-45 78 0-10 3-20 7-30 1-2 2-4 3-5 3-5 6-10 9-16z">
          <text:p/>
        </draw:path>
        <draw:polygon draw:style-name="gr7" draw:text-style-name="P1" draw:layer="layout" svg:width="0cm" svg:height="0cm" svg:x="2.848cm" svg:y="17.635cm" svg:viewBox="0 0 0 0" draw:points="0,0">
          <text:p/>
        </draw:polygon>
        <draw:path draw:style-name="gr6" draw:text-style-name="P3" draw:layer="layout" svg:width="0.295cm" svg:height="0.039cm" svg:x="3.54cm" svg:y="17.153cm" svg:viewBox="0 0 296 40" svg:d="M289 35c-77-47-204-47-282 0-2 3-4 4-7 5 84-47 212-47 296 0-2-1-5-2-7-5z">
          <text:p/>
        </draw:path>
        <draw:polygon draw:style-name="gr7" draw:text-style-name="P1" draw:layer="layout" svg:width="0cm" svg:height="0cm" svg:x="2.848cm" svg:y="17.635cm" svg:viewBox="0 0 0 0" draw:points="0,0">
          <text:p/>
        </draw:polygon>
        <draw:path draw:style-name="gr6" draw:text-style-name="P3" draw:layer="layout" svg:width="0.422cm" svg:height="0.247cm" svg:x="2.161cm" svg:y="17.795cm" svg:viewBox="0 0 423 248" svg:d="M353 41c8-5 18-11 31-19 12-7 27-16 39-22l-248 143-175 105 67-38 144-82z">
          <text:p/>
        </draw:path>
        <draw:polygon draw:style-name="gr7" draw:text-style-name="P1" draw:layer="layout" svg:width="0cm" svg:height="0cm" svg:x="2.848cm" svg:y="17.635cm" svg:viewBox="0 0 0 0" draw:points="0,0">
          <text:p/>
        </draw:polygon>
        <draw:path draw:style-name="gr6" draw:text-style-name="P3" draw:layer="layout" svg:width="0.03cm" svg:height="0.061cm" svg:x="2.335cm" svg:y="17.041cm" svg:viewBox="0 0 31 62" svg:d="M31 0v62c-10-15-20-30-31-44z">
          <text:p/>
        </draw:path>
        <draw:polygon draw:style-name="gr7" draw:text-style-name="P1" draw:layer="layout" svg:width="0cm" svg:height="0cm" svg:x="2.848cm" svg:y="17.635cm" svg:viewBox="0 0 0 0" draw:points="0,0">
          <text:p/>
        </draw:polygon>
        <draw:path draw:style-name="gr6" draw:text-style-name="P3" draw:layer="layout" svg:width="0.067cm" svg:height="0.049cm" svg:x="3cm" svg:y="17.699cm" svg:viewBox="0 0 68 50" svg:d="M0 50l68-40c-8-3-17-7-26-10-13 16-27 33-42 50z">
          <text:p/>
        </draw:path>
        <draw:polygon draw:style-name="gr7" draw:text-style-name="P1" draw:layer="layout" svg:width="0cm" svg:height="0cm" svg:x="2.848cm" svg:y="17.635cm" svg:viewBox="0 0 0 0" draw:points="0,0">
          <text:p/>
        </draw:polygon>
        <draw:path draw:style-name="gr6" draw:text-style-name="P3" draw:layer="layout" svg:width="0.067cm" svg:height="0.049cm" svg:x="3cm" svg:y="18.005cm" svg:viewBox="0 0 68 50" svg:d="M68 10c-8-3-17-7-26-10-13 16-27 34-42 50z">
          <text:p/>
        </draw:path>
        <draw:polygon draw:style-name="gr7" draw:text-style-name="P1" draw:layer="layout" svg:width="0cm" svg:height="0cm" svg:x="2.848cm" svg:y="17.635cm" svg:viewBox="0 0 0 0" draw:points="0,0">
          <text:p/>
        </draw:polygon>
        <draw:path draw:style-name="gr6" draw:text-style-name="P3" draw:layer="layout" svg:width="0.267cm" svg:height="0.033cm" svg:x="2.847cm" svg:y="17.391cm" svg:viewBox="0 0 268 34" svg:d="M264 32c-72-43-188-43-260 0-1 1-2 1-4 2 75-42 192-42 268 0-1-1-2-1-4-2z">
          <text:p/>
        </draw:path>
        <draw:polygon draw:style-name="gr7" draw:text-style-name="P1" draw:layer="layout" svg:width="0cm" svg:height="0cm" svg:x="2.848cm" svg:y="17.635cm" svg:viewBox="0 0 0 0" draw:points="0,0">
          <text:p/>
        </draw:polygon>
        <draw:polygon draw:style-name="gr6" draw:text-style-name="P3" draw:layer="layout" svg:width="0.177cm" svg:height="0.103cm" svg:x="2.158cm" svg:y="17.607cm" svg:viewBox="0 0 178 104" draw:points="176,102 178,104 0,0">
          <text:p/>
        </draw:polygon>
        <draw:polygon draw:style-name="gr7" draw:text-style-name="P1" draw:layer="layout" svg:width="0cm" svg:height="0cm" svg:x="2.848cm" svg:y="17.635cm" svg:viewBox="0 0 0 0" draw:points="0,0">
          <text:p/>
        </draw:polygon>
        <draw:polygon draw:style-name="gr6" draw:text-style-name="P3" draw:layer="layout" svg:width="0.012cm" svg:height="0.037cm" svg:x="2.578cm" svg:y="17.104cm" svg:viewBox="0 0 13 38" draw:points="0,7 1,38 13,0">
          <text:p/>
        </draw:polygon>
        <draw:polygon draw:style-name="gr7" draw:text-style-name="P1" draw:layer="layout" svg:width="0cm" svg:height="0cm" svg:x="2.848cm" svg:y="17.635cm" svg:viewBox="0 0 0 0" draw:points="0,0">
          <text:p/>
        </draw:polygon>
        <draw:path draw:style-name="gr6" draw:text-style-name="P3" draw:layer="layout" svg:width="0.015cm" svg:height="0.162cm" svg:x="2.592cm" svg:y="17.546cm" svg:viewBox="0 0 16 163" svg:d="M0 163c3-12 6-23 9-33 1-7 3-14 5-22 1-8 2-18 2-32s-1-23-2-30c-2-7-4-14-5-20-3-9-6-18-9-26 18 43 18 101 0 163z">
          <text:p/>
        </draw:path>
        <draw:polygon draw:style-name="gr7" draw:text-style-name="P1" draw:layer="layout" svg:width="0cm" svg:height="0cm" svg:x="2.848cm" svg:y="17.635cm" svg:viewBox="0 0 0 0" draw:points="0,0">
          <text:p/>
        </draw:polygon>
        <draw:path draw:style-name="gr6" draw:text-style-name="P3" draw:layer="layout" svg:width="0.128cm" svg:height="0.059cm" svg:x="2.088cm" svg:y="16.781cm" svg:viewBox="0 0 129 60" svg:d="M85 34l44 26c-27-16-56-30-87-42-13-5-28-12-42-18 28 12 56 20 72 28 4 1 9 4 13 6z">
          <text:p/>
        </draw:path>
        <draw:polygon draw:style-name="gr7" draw:text-style-name="P1" draw:layer="layout" svg:width="0cm" svg:height="0cm" svg:x="2.848cm" svg:y="17.635cm" svg:viewBox="0 0 0 0" draw:points="0,0">
          <text:p/>
        </draw:polygon>
        <draw:polygon draw:style-name="gr6" draw:text-style-name="P3" draw:layer="layout" svg:width="0.015cm" svg:height="0.014cm" svg:x="2.548cm" svg:y="17.211cm" svg:viewBox="0 0 16 15" draw:points="0,9 12,15 16,0">
          <text:p/>
        </draw:polygon>
        <draw:polygon draw:style-name="gr7" draw:text-style-name="P1" draw:layer="layout" svg:width="0cm" svg:height="0cm" svg:x="2.848cm" svg:y="17.635cm" svg:viewBox="0 0 0 0" draw:points="0,0">
          <text:p/>
        </draw:polygon>
        <draw:polygon draw:style-name="gr6" draw:text-style-name="P3" draw:layer="layout" svg:width="0.038cm" svg:height="0.022cm" svg:x="2.693cm" svg:y="17.218cm" svg:viewBox="0 0 39 23" draw:points="38,23 39,22 0,0">
          <text:p/>
        </draw:polygon>
        <draw:polygon draw:style-name="gr7" draw:text-style-name="P1" draw:layer="layout" svg:width="0cm" svg:height="0cm" svg:x="2.848cm" svg:y="17.635cm" svg:viewBox="0 0 0 0" draw:points="0,0">
          <text:p/>
        </draw:polygon>
        <draw:path draw:style-name="gr6" draw:text-style-name="P3" draw:layer="layout" svg:width="0.009cm" svg:height="0.016cm" svg:x="1.813cm" svg:y="17.295cm" svg:viewBox="0 0 10 17" svg:d="M10 0c-4 6-7 12-10 17 2-6 5-12 10-17z">
          <text:p/>
        </draw:path>
        <draw:polygon draw:style-name="gr7" draw:text-style-name="P1" draw:layer="layout" svg:width="0cm" svg:height="0cm" svg:x="2.848cm" svg:y="17.635cm" svg:viewBox="0 0 0 0" draw:points="0,0">
          <text:p/>
        </draw:polygon>
        <draw:path draw:style-name="gr8" draw:text-style-name="P1" draw:layer="layout" svg:width="0.013cm" svg:height="0.006cm" svg:x="2.159cm" svg:y="16.808cm" svg:viewBox="0 0 14 7" svg:d="M14 7c-4-2-10-5-14-7">
          <text:p/>
        </draw:path>
        <draw:path draw:style-name="gr8" draw:text-style-name="P1" draw:layer="layout" svg:width="0.071cm" svg:height="0.027cm" svg:x="2.088cm" svg:y="16.781cm" svg:viewBox="0 0 72 28" svg:d="M0 0c28 12 56 20 72 28">
          <text:p/>
        </draw:path>
        <draw:path draw:style-name="gr8" draw:text-style-name="P1" draw:layer="layout" svg:width="0.041cm" svg:height="0.017cm" svg:x="2.088cm" svg:y="16.781cm" svg:viewBox="0 0 42 18" svg:d="M42 18c-13-5-28-12-42-18">
          <text:p/>
        </draw:path>
        <draw:path draw:style-name="gr8" draw:text-style-name="P1" draw:layer="layout" svg:width="0.004cm" svg:height="0.008cm" svg:x="2.324cm" svg:y="16.958cm" svg:viewBox="0 0 5 9" svg:d="M0 0c2 3 3 7 5 9">
          <text:p/>
        </draw:path>
        <draw:path draw:style-name="gr8" draw:text-style-name="P1" draw:layer="layout" svg:width="0.087cm" svg:height="0.042cm" svg:x="2.129cm" svg:y="16.798cm" svg:viewBox="0 0 88 43" svg:d="M0 0c32 12 61 26 88 43">
          <text:p/>
        </draw:path>
        <draw:path draw:style-name="gr8" draw:text-style-name="P1" draw:layer="layout" svg:width="0.1cm" svg:height="0.096cm" svg:x="2.216cm" svg:y="16.84cm" svg:viewBox="0 0 101 97" svg:d="M0 0c24 15 48 30 66 48 15 15 28 32 35 49">
          <text:p/>
        </draw:path>
        <draw:path draw:style-name="gr8" draw:text-style-name="P1" draw:layer="layout" svg:width="0.008cm" svg:height="0.022cm" svg:x="2.316cm" svg:y="16.936cm" svg:viewBox="0 0 9 23" svg:d="M9 23c-3-9-6-16-9-23">
          <text:p/>
        </draw:path>
        <draw:line draw:style-name="gr8" draw:text-style-name="P1" draw:layer="layout" svg:x1="2.246cm" svg:y1="16.859cm" svg:x2="2.246cm" svg:y2="16.757cm">
          <text:p/>
        </draw:line>
        <draw:path draw:style-name="gr8" draw:text-style-name="P1" draw:layer="layout" svg:width="0.024cm" svg:height="0.053cm" svg:x="2.222cm" svg:y="16.704cm" svg:viewBox="0 0 25 54" svg:d="M0 0c14 14 25 36 25 54">
          <text:p/>
        </draw:path>
        <draw:path draw:style-name="gr8" draw:text-style-name="P1" draw:layer="layout" svg:width="0.009cm" svg:height="0.008cm" svg:x="2.213cm" svg:y="16.696cm" svg:viewBox="0 0 10 9" svg:d="M0 0c3 4 6 6 10 9">
          <text:p/>
        </draw:path>
        <draw:path draw:style-name="gr8" draw:text-style-name="P1" draw:layer="layout" svg:width="0.025cm" svg:height="0.058cm" svg:x="2.327cm" svg:y="16.966cm" svg:viewBox="0 0 26 59" svg:d="M0 0c2 20 13 41 26 59">
          <text:p/>
        </draw:path>
        <draw:line draw:style-name="gr8" draw:text-style-name="P1" draw:layer="layout" svg:x1="2.214cm" svg:y1="16.697cm" svg:x2="2.08cm" svg:y2="16.581cm">
          <text:p/>
        </draw:line>
        <draw:path draw:style-name="gr8" draw:text-style-name="P1" draw:layer="layout" svg:width="0.013cm" svg:height="0.017cm" svg:x="2.352cm" svg:y="17.024cm" svg:viewBox="0 0 14 18" svg:d="M14 18c-4-5-9-12-14-18">
          <text:p/>
        </draw:path>
        <draw:line draw:style-name="gr8" draw:text-style-name="P1" draw:layer="layout" svg:x1="2.025cm" svg:y1="16.549cm" svg:x2="2.081cm" svg:y2="16.582cm">
          <text:p/>
        </draw:line>
        <draw:line draw:style-name="gr8" draw:text-style-name="P1" draw:layer="layout" svg:x1="2.365cm" svg:y1="17.041cm" svg:x2="2.365cm" svg:y2="17.102cm">
          <text:p/>
        </draw:line>
        <draw:path draw:style-name="gr8" draw:text-style-name="P1" draw:layer="layout" svg:width="0.113cm" svg:height="0.234cm" svg:x="1.896cm" svg:y="16.879cm" svg:viewBox="0 0 114 235" svg:d="M0 0c66 59 114 156 114 235">
          <text:p/>
        </draw:path>
        <draw:path draw:style-name="gr8" draw:text-style-name="P1" draw:layer="layout" svg:width="0.026cm" svg:height="0.068cm" svg:x="2.009cm" svg:y="17.14cm" svg:viewBox="0 0 27 69" svg:d="M0 0c0 22 11 48 27 69">
          <text:p/>
        </draw:path>
        <draw:line draw:style-name="gr8" draw:text-style-name="P1" draw:layer="layout" svg:x1="2.009cm" svg:y1="17.14cm" svg:x2="2.009cm" svg:y2="17.113cm">
          <text:p/>
        </draw:line>
        <draw:line draw:style-name="gr8" draw:text-style-name="P1" draw:layer="layout" svg:x1="1.763cm" svg:y1="16.765cm" svg:x2="2.081cm" svg:y2="16.581cm">
          <text:p/>
        </draw:line>
        <draw:line draw:style-name="gr8" draw:text-style-name="P1" draw:layer="layout" svg:x1="1.897cm" svg:y1="16.88cm" svg:x2="1.763cm" svg:y2="16.764cm">
          <text:p/>
        </draw:line>
        <draw:path draw:style-name="gr8" draw:text-style-name="P1" draw:layer="layout" svg:width="0.124cm" svg:height="0.254cm" svg:x="2.035cm" svg:y="17.208cm" svg:viewBox="0 0 125 255" svg:d="M125 255c-21-89-65-180-125-255">
          <text:p/>
        </draw:path>
        <draw:line draw:style-name="gr8" draw:text-style-name="P1" draw:layer="layout" svg:x1="2.159cm" svg:y1="17.463cm" svg:x2="2.447cm" svg:y2="17.296cm">
          <text:p/>
        </draw:line>
        <draw:path draw:style-name="gr8" draw:text-style-name="P1" draw:layer="layout" svg:width="0.069cm" svg:height="0.175cm" svg:x="2.377cm" svg:y="17.121cm" svg:viewBox="0 0 70 176" svg:d="M70 176c-13-58-37-119-70-176">
          <text:p/>
        </draw:path>
        <draw:line draw:style-name="gr8" draw:text-style-name="P1" draw:layer="layout" svg:x1="2.366cm" svg:y1="17.041cm" svg:x2="2.335cm" svg:y2="17.059cm">
          <text:p/>
        </draw:line>
        <draw:path draw:style-name="gr8" draw:text-style-name="P1" draw:layer="layout" svg:width="0.009cm" svg:height="0.014cm" svg:x="2.368cm" svg:y="17.107cm" svg:viewBox="0 0 10 15" svg:d="M10 15c-3-4-7-10-10-15">
          <text:p/>
        </draw:path>
        <draw:path draw:style-name="gr8" draw:text-style-name="P1" draw:layer="layout" svg:width="0.033cm" svg:height="0.049cm" svg:x="2.335cm" svg:y="17.058cm" svg:viewBox="0 0 34 50" svg:d="M34 50c-10-17-22-33-34-50">
          <text:p/>
        </draw:path>
        <draw:line draw:style-name="gr8" draw:text-style-name="P1" draw:layer="layout" svg:x1="1.764cm" svg:y1="16.765cm" svg:x2="1.708cm" svg:y2="16.732cm">
          <text:p/>
        </draw:line>
        <draw:line draw:style-name="gr8" draw:text-style-name="P1" draw:layer="layout" svg:x1="1.602cm" svg:y1="16.671cm" svg:x2="1.709cm" svg:y2="16.733cm">
          <text:p/>
        </draw:line>
        <draw:line draw:style-name="gr8" draw:text-style-name="P1" draw:layer="layout" svg:x1="1.602cm" svg:y1="16.672cm" svg:x2="1.924cm" svg:y2="16.486cm">
          <text:p/>
        </draw:line>
        <draw:line draw:style-name="gr8" draw:text-style-name="P1" draw:layer="layout" svg:x1="2.03cm" svg:y1="16.547cm" svg:x2="2.025cm" svg:y2="16.55cm">
          <text:p/>
        </draw:line>
        <draw:line draw:style-name="gr8" draw:text-style-name="P1" draw:layer="layout" svg:x1="1.923cm" svg:y1="16.486cm" svg:x2="2.03cm" svg:y2="16.548cm">
          <text:p/>
        </draw:line>
        <draw:line draw:style-name="gr8" draw:text-style-name="P1" draw:layer="layout" svg:x1="2.478cm" svg:y1="17.384cm" svg:x2="2.478cm" svg:y2="17.219cm">
          <text:p/>
        </draw:line>
        <draw:line draw:style-name="gr8" draw:text-style-name="P1" draw:layer="layout" svg:x1="2.479cm" svg:y1="17.219cm" svg:x2="2.432cm" svg:y2="17.247cm">
          <text:p/>
        </draw:line>
        <draw:path draw:style-name="gr8" draw:text-style-name="P1" draw:layer="layout" svg:width="0.002cm" svg:height="0.005cm" svg:x="2.029cm" svg:y="16.547cm" svg:viewBox="0 0 3 6" svg:d="M0 0c0 3 1 5 3 6">
          <text:p/>
        </draw:path>
        <draw:line draw:style-name="gr8" draw:text-style-name="P1" draw:layer="layout" svg:x1="1.708cm" svg:y1="17.09cm" svg:x2="1.708cm" svg:y2="16.732cm">
          <text:p/>
        </draw:line>
        <draw:path draw:style-name="gr8" draw:text-style-name="P1" draw:layer="layout" svg:width="0.082cm" svg:height="0.405cm" svg:x="1.626cm" svg:y="16.732cm" svg:viewBox="0 0 83 406" svg:d="M0 406c16-132 45-267 83-406">
          <text:p/>
        </draw:path>
        <draw:path draw:style-name="gr8" draw:text-style-name="P1" draw:layer="layout" svg:width="0.018cm" svg:height="0.533cm" svg:x="1.608cm" svg:y="17.137cm" svg:viewBox="0 0 19 534" svg:d="M17 534c-23-164-23-343 2-534">
          <text:p/>
        </draw:path>
        <draw:path draw:style-name="gr8" draw:text-style-name="P1" draw:layer="layout" svg:width="0.084cm" svg:height="0.321cm" svg:x="1.624cm" svg:y="17.67cm" svg:viewBox="0 0 85 322" svg:d="M85 322c-40-97-68-205-85-322">
          <text:p/>
        </draw:path>
        <draw:line draw:style-name="gr8" draw:text-style-name="P1" draw:layer="layout" svg:x1="1.708cm" svg:y1="17.991cm" svg:x2="1.708cm" svg:y2="17.622cm">
          <text:p/>
        </draw:line>
        <draw:line draw:style-name="gr8" draw:text-style-name="P1" draw:layer="layout" svg:x1="1.973cm" svg:y1="17.469cm" svg:x2="1.708cm" svg:y2="17.623cm">
          <text:p/>
        </draw:line>
        <draw:path draw:style-name="gr8" draw:text-style-name="P1" draw:layer="layout" svg:width="0.083cm" svg:height="0.116cm" svg:x="1.817cm" svg:y="17.269cm" svg:viewBox="0 0 84 117" svg:d="M76 0c13 16 9 50-10 81-20 29-49 43-66 33">
          <text:p/>
        </draw:path>
        <draw:path draw:style-name="gr8" draw:text-style-name="P1" draw:layer="layout" svg:width="0.014cm" svg:height="0.031cm" svg:x="1.803cm" svg:y="17.351cm" svg:viewBox="0 0 15 32" svg:d="M15 32c-10-5-15-17-15-32">
          <text:p/>
        </draw:path>
        <draw:path draw:style-name="gr8" draw:text-style-name="P1" draw:layer="layout" svg:width="0.007cm" svg:height="0.035cm" svg:x="1.803cm" svg:y="17.316cm" svg:viewBox="0 0 8 36" svg:d="M0 36c0-12 2-24 8-36">
          <text:p/>
        </draw:path>
        <draw:path draw:style-name="gr8" draw:text-style-name="P1" draw:layer="layout" svg:width="0.076cm" svg:height="0.056cm" svg:x="1.81cm" svg:y="17.26cm" svg:viewBox="0 0 77 57" svg:d="M0 57c8-20 22-37 37-47s29-13 40-7">
          <text:p/>
        </draw:path>
        <draw:path draw:style-name="gr8" draw:text-style-name="P1" draw:layer="layout" svg:width="0.006cm" svg:height="0.006cm" svg:x="1.886cm" svg:y="17.263cm" svg:viewBox="0 0 7 7" svg:d="M0 0c3 2 5 3 7 7">
          <text:p/>
        </draw:path>
        <draw:line draw:style-name="gr8" draw:text-style-name="P1" draw:layer="layout" svg:x1="2.697cm" svg:y1="17.305cm" svg:x2="2.771cm" svg:y2="17.262cm">
          <text:p/>
        </draw:line>
        <draw:line draw:style-name="gr8" draw:text-style-name="P1" draw:layer="layout" svg:x1="2.822cm" svg:y1="17.292cm" svg:x2="2.77cm" svg:y2="17.262cm">
          <text:p/>
        </draw:line>
        <draw:line draw:style-name="gr8" draw:text-style-name="P1" draw:layer="layout" svg:x1="2.904cm" svg:y1="17.244cm" svg:x2="2.821cm" svg:y2="17.292cm">
          <text:p/>
        </draw:line>
        <draw:line draw:style-name="gr8" draw:text-style-name="P1" draw:layer="layout" svg:x1="2.903cm" svg:y1="17.244cm" svg:x2="2.956cm" svg:y2="17.274cm">
          <text:p/>
        </draw:line>
        <draw:path draw:style-name="gr8" draw:text-style-name="P1" draw:layer="layout" svg:width="0.341cm" svg:height="0.165cm" svg:x="2.955cm" svg:y="17.273cm" svg:viewBox="0 0 342 166" svg:d="M342 166c-18-100-171-173-342-165">
          <text:p/>
        </draw:path>
        <draw:path draw:style-name="gr8" draw:text-style-name="P1" draw:layer="layout" svg:width="0.017cm" svg:height="0.053cm" svg:x="3.296cm" svg:y="17.437cm" svg:viewBox="0 0 18 54" svg:d="M0 0c2 18 8 37 18 54">
          <text:p/>
        </draw:path>
        <draw:path draw:style-name="gr8" draw:text-style-name="P1" draw:layer="layout" svg:width="0.231cm" svg:height="0.147cm" svg:x="3.082cm" svg:y="17.673cm" svg:viewBox="0 0 232 148" svg:d="M232 148c-13-73-107-133-232-148">
          <text:p/>
        </draw:path>
        <draw:path draw:style-name="gr8" draw:text-style-name="P1" draw:layer="layout" svg:width="0.151cm" svg:height="0.037cm" svg:x="2.931cm" svg:y="17.636cm" svg:viewBox="0 0 152 38" svg:d="M152 38c-43-21-96-34-152-38">
          <text:p/>
        </draw:path>
        <draw:path draw:style-name="gr8" draw:text-style-name="P1" draw:layer="layout" svg:width="0.261cm" svg:height="0.145cm" svg:x="2.67cm" svg:y="17.491cm" svg:viewBox="0 0 262 146" svg:d="M0 0c26 75 131 134 262 146">
          <text:p/>
        </draw:path>
        <draw:path draw:style-name="gr8" draw:text-style-name="P1" draw:layer="layout" svg:width="0.078cm" svg:height="0.014cm" svg:x="2.592cm" svg:y="17.477cm" svg:viewBox="0 0 79 15" svg:d="M79 15c-8-8-22-14-37-15s-31 3-42 10">
          <text:p/>
        </draw:path>
        <draw:line draw:style-name="gr8" draw:text-style-name="P1" draw:layer="layout" svg:x1="2.593cm" svg:y1="17.486cm" svg:x2="2.37cm" svg:y2="17.615cm">
          <text:p/>
        </draw:line>
        <draw:line draw:style-name="gr8" draw:text-style-name="P1" draw:layer="layout" svg:x1="2.193cm" svg:y1="17.512cm" svg:x2="2.371cm" svg:y2="17.615cm">
          <text:p/>
        </draw:line>
        <draw:line draw:style-name="gr8" draw:text-style-name="P1" draw:layer="layout" svg:x1="2.193cm" svg:y1="17.513cm" svg:x2="2.447cm" svg:y2="17.366cm">
          <text:p/>
        </draw:line>
        <draw:line draw:style-name="gr8" draw:text-style-name="P1" draw:layer="layout" svg:x1="2.5cm" svg:y1="17.397cm" svg:x2="2.446cm" svg:y2="17.366cm">
          <text:p/>
        </draw:line>
        <draw:line draw:style-name="gr8" draw:text-style-name="P1" draw:layer="layout" svg:x1="2.644cm" svg:y1="17.314cm" svg:x2="2.499cm" svg:y2="17.397cm">
          <text:p/>
        </draw:line>
        <draw:line draw:style-name="gr8" draw:text-style-name="P1" draw:layer="layout" svg:x1="2.644cm" svg:y1="17.315cm" svg:x2="2.478cm" svg:y2="17.219cm">
          <text:p/>
        </draw:line>
        <draw:line draw:style-name="gr8" draw:text-style-name="P1" draw:layer="layout" svg:x1="2.517cm" svg:y1="17.116cm" svg:x2="2.406cm" svg:y2="17.18cm">
          <text:p/>
        </draw:line>
        <draw:line draw:style-name="gr8" draw:text-style-name="P1" draw:layer="layout" svg:x1="2.516cm" svg:y1="17.116cm" svg:x2="2.555cm" svg:y2="17.139cm">
          <text:p/>
        </draw:line>
        <draw:line draw:style-name="gr8" draw:text-style-name="P1" draw:layer="layout" svg:x1="2.481cm" svg:y1="17.181cm" svg:x2="2.555cm" svg:y2="17.138cm">
          <text:p/>
        </draw:line>
        <draw:line draw:style-name="gr8" draw:text-style-name="P1" draw:layer="layout" svg:x1="2.481cm" svg:y1="17.18cm" svg:x2="2.506cm" svg:y2="17.195cm">
          <text:p/>
        </draw:line>
        <draw:polyline draw:style-name="gr8" draw:text-style-name="P1" draw:layer="layout" svg:width="0cm" svg:height="0cm" svg:x="2.505cm" svg:y="17.194cm" svg:viewBox="0 0 0 0" draw:points="0,0">
          <text:p/>
        </draw:polyline>
        <draw:line draw:style-name="gr8" draw:text-style-name="P1" draw:layer="layout" svg:x1="2.505cm" svg:y1="17.194cm" svg:x2="2.673cm" svg:y2="17.292cm">
          <text:p/>
        </draw:line>
        <draw:line draw:style-name="gr8" draw:text-style-name="P1" draw:layer="layout" svg:x1="2.672cm" svg:y1="17.291cm" svg:x2="2.673cm" svg:y2="17.29cm">
          <text:p/>
        </draw:line>
        <draw:line draw:style-name="gr8" draw:text-style-name="P1" draw:layer="layout" svg:x1="2.673cm" svg:y1="17.29cm" svg:x2="2.698cm" svg:y2="17.305cm">
          <text:p/>
        </draw:line>
        <draw:line draw:style-name="gr8" draw:text-style-name="P1" draw:layer="layout" svg:x1="3.314cm" svg:y1="17.674cm" svg:x2="3.086cm" svg:y2="17.542cm">
          <text:p/>
        </draw:line>
        <draw:path draw:style-name="gr8" draw:text-style-name="P1" draw:layer="layout" svg:width="0.034cm" svg:height="0.06cm" svg:x="3.13cm" svg:y="17.456cm" svg:viewBox="0 0 35 61" svg:d="M0 61c23-17 35-40 35-61">
          <text:p/>
        </draw:path>
        <draw:path draw:style-name="gr8" draw:text-style-name="P1" draw:layer="layout" svg:width="0.366cm" svg:height="0.106cm" svg:x="2.798cm" svg:y="17.35cm" svg:viewBox="0 0 367 107" svg:d="M367 107c0-59-83-107-184-107s-183 48-183 107">
          <text:p/>
        </draw:path>
        <draw:path draw:style-name="gr8" draw:text-style-name="P1" draw:layer="layout" svg:width="0.288cm" svg:height="0.105cm" svg:x="2.798cm" svg:y="17.456cm" svg:viewBox="0 0 289 106" svg:d="M0 0c0 40 38 76 99 94 60 18 134 16 190-7">
          <text:p/>
        </draw:path>
        <draw:line draw:style-name="gr8" draw:text-style-name="P1" draw:layer="layout" svg:x1="3.13cm" svg:y1="17.516cm" svg:x2="3.314cm" svg:y2="17.623cm">
          <text:p/>
        </draw:line>
        <draw:line draw:style-name="gr8" draw:text-style-name="P1" draw:layer="layout" svg:x1="1.881cm" svg:y1="17.19cm" svg:x2="1.708cm" svg:y2="17.09cm">
          <text:p/>
        </draw:line>
        <draw:line draw:style-name="gr8" draw:text-style-name="P1" draw:layer="layout" svg:x1="2.516cm" svg:y1="17.116cm" svg:x2="2.516cm" svg:y2="17.075cm">
          <text:p/>
        </draw:line>
        <draw:line draw:style-name="gr8" draw:text-style-name="P1" draw:layer="layout" svg:x1="2.6cm" svg:y1="17.027cm" svg:x2="2.516cm" svg:y2="17.076cm">
          <text:p/>
        </draw:line>
        <draw:path draw:style-name="gr8" draw:text-style-name="P1" draw:layer="layout" svg:width="0.092cm" svg:height="0.17cm" svg:x="1.88cm" svg:y="17.189cm" svg:viewBox="0 0 93 171" svg:d="M0 0c53 36 93 111 93 171">
          <text:p/>
        </draw:path>
        <draw:path draw:style-name="gr8" draw:text-style-name="P1" draw:layer="layout" svg:width="0.337cm" svg:height="0.215cm" svg:x="3.725cm" svg:y="18.855cm" svg:viewBox="0 0 338 216" svg:d="M338 0c0 111-145 205-338 216">
          <text:p/>
        </draw:path>
        <draw:path draw:style-name="gr8" draw:text-style-name="P1" draw:layer="layout" svg:width="0.412cm" svg:height="0.216cm" svg:x="3.313cm" svg:y="18.855cm" svg:viewBox="0 0 413 217" svg:d="M0 0c0 62 45 120 123 161 80 41 185 61 290 55">
          <text:p/>
        </draw:path>
        <draw:path draw:style-name="gr8" draw:text-style-name="P1" draw:layer="layout" svg:width="0.231cm" svg:height="0.147cm" svg:x="3.082cm" svg:y="18.664cm" svg:viewBox="0 0 232 148" svg:d="M232 148c-13-74-107-133-232-148">
          <text:p/>
        </draw:path>
        <draw:path draw:style-name="gr8" draw:text-style-name="P1" draw:layer="layout" svg:width="0.151cm" svg:height="0.037cm" svg:x="2.931cm" svg:y="18.627cm" svg:viewBox="0 0 152 38" svg:d="M152 38c-43-20-96-33-152-38">
          <text:p/>
        </draw:path>
        <draw:path draw:style-name="gr8" draw:text-style-name="P1" draw:layer="layout" svg:width="0.261cm" svg:height="0.145cm" svg:x="2.67cm" svg:y="18.482cm" svg:viewBox="0 0 262 146" svg:d="M0 0c26 76 131 134 262 146">
          <text:p/>
        </draw:path>
        <draw:path draw:style-name="gr8" draw:text-style-name="P1" draw:layer="layout" svg:width="0.078cm" svg:height="0.014cm" svg:x="2.592cm" svg:y="18.468cm" svg:viewBox="0 0 79 15" svg:d="M79 15c-8-9-22-14-37-15s-31 2-42 9">
          <text:p/>
        </draw:path>
        <draw:line draw:style-name="gr8" draw:text-style-name="P1" draw:layer="layout" svg:x1="2.565cm" svg:y1="18.493cm" svg:x2="2.593cm" svg:y2="18.477cm">
          <text:p/>
        </draw:line>
        <draw:path draw:style-name="gr8" draw:text-style-name="P1" draw:layer="layout" svg:width="0.035cm" svg:height="0.005cm" svg:x="2.53cm" svg:y="18.492cm" svg:viewBox="0 0 36 6" svg:d="M0 0c9 8 27 8 36 0">
          <text:p/>
        </draw:path>
        <draw:line draw:style-name="gr8" draw:text-style-name="P1" draw:layer="layout" svg:x1="2.492cm" svg:y1="18.47cm" svg:x2="2.531cm" svg:y2="18.493cm">
          <text:p/>
        </draw:line>
        <draw:line draw:style-name="gr8" draw:text-style-name="P1" draw:layer="layout" svg:x1="1.902cm" svg:y1="18.498cm" svg:x2="2.174cm" svg:y2="18.655cm">
          <text:p/>
        </draw:line>
        <draw:line draw:style-name="gr8" draw:text-style-name="P1" draw:layer="layout" svg:x1="2.173cm" svg:y1="18.655cm" svg:x2="2.493cm" svg:y2="18.47cm">
          <text:p/>
        </draw:line>
        <draw:path draw:style-name="gr8" draw:text-style-name="P1" draw:layer="layout" svg:width="0.138cm" svg:height="0.15cm" svg:x="1.57cm" svg:y="17.841cm" svg:viewBox="0 0 139 151" svg:d="M139 151c-47-50-93-100-139-151">
          <text:p/>
        </draw:path>
        <draw:line draw:style-name="gr8" draw:text-style-name="P1" draw:layer="layout" svg:x1="1.708cm" svg:y1="17.991cm" svg:x2="1.903cm" svg:y2="18.301cm">
          <text:p/>
        </draw:line>
        <draw:line draw:style-name="gr8" draw:text-style-name="P1" draw:layer="layout" svg:x1="1.972cm" svg:y1="17.774cm" svg:x2="1.972cm" svg:y2="17.359cm">
          <text:p/>
        </draw:line>
        <draw:line draw:style-name="gr8" draw:text-style-name="P1" draw:layer="layout" svg:x1="1.708cm" svg:y1="17.622cm" svg:x2="1.973cm" svg:y2="17.775cm">
          <text:p/>
        </draw:line>
        <draw:line draw:style-name="gr8" draw:text-style-name="P1" draw:layer="layout" svg:x1="2.159cm" svg:y1="17.462cm" svg:x2="2.159cm" svg:y2="17.601cm">
          <text:p/>
        </draw:line>
        <draw:line draw:style-name="gr8" draw:text-style-name="P1" draw:layer="layout" svg:x1="2.159cm" svg:y1="17.608cm" svg:x2="2.336cm" svg:y2="17.711cm">
          <text:p/>
        </draw:line>
        <draw:line draw:style-name="gr8" draw:text-style-name="P1" draw:layer="layout" svg:x1="2.335cm" svg:y1="17.71cm" svg:x2="2.335cm" svg:y2="17.937cm">
          <text:p/>
        </draw:line>
        <draw:line draw:style-name="gr8" draw:text-style-name="P1" draw:layer="layout" svg:x1="2.336cm" svg:y1="17.937cm" svg:x2="2.161cm" svg:y2="18.043cm">
          <text:p/>
        </draw:line>
        <draw:line draw:style-name="gr8" draw:text-style-name="P1" draw:layer="layout" svg:x1="2.159cm" svg:y1="18.041cm" svg:x2="2.162cm" svg:y2="18.043cm">
          <text:p/>
        </draw:line>
        <draw:line draw:style-name="gr8" draw:text-style-name="P1" draw:layer="layout" svg:x1="2.159cm" svg:y1="18.041cm" svg:x2="2.159cm" svg:y2="18.115cm">
          <text:p/>
        </draw:line>
        <draw:line draw:style-name="gr8" draw:text-style-name="P1" draw:layer="layout" svg:x1="2.16cm" svg:y1="18.116cm" svg:x2="2.009cm" svg:y2="18.028cm">
          <text:p/>
        </draw:line>
        <draw:polyline draw:style-name="gr8" draw:text-style-name="P1" draw:layer="layout" svg:width="0cm" svg:height="0cm" svg:x="1.762cm" svg:y="17.708cm" svg:viewBox="0 0 0 0" draw:points="0,0">
          <text:p/>
        </draw:polyline>
        <draw:path draw:style-name="gr8" draw:text-style-name="P1" draw:layer="layout" svg:width="0.159cm" svg:height="0.227cm" svg:x="1.762cm" svg:y="17.702cm" svg:viewBox="0 0 160 228" svg:d="M0 6c35-20 91 10 128 69 37 58 42 125 13 153">
          <text:p/>
        </draw:path>
        <draw:path draw:style-name="gr8" draw:text-style-name="P1" draw:layer="layout" svg:width="0.021cm" svg:height="0.036cm" svg:x="1.881cm" svg:y="17.929cm" svg:viewBox="0 0 22 37" svg:d="M22 0c-3 18-11 30-22 37">
          <text:p/>
        </draw:path>
        <draw:path draw:style-name="gr8" draw:text-style-name="P1" draw:layer="layout" svg:width="0.127cm" svg:height="0.127cm" svg:x="1.754cm" svg:y="17.843cm" svg:viewBox="0 0 128 128" svg:d="M128 123c-20 11-50 2-77-24s-47-64-51-99">
          <text:p/>
        </draw:path>
        <draw:path draw:style-name="gr8" draw:text-style-name="P1" draw:layer="layout" svg:width="0.093cm" svg:height="0.066cm" svg:x="1.735cm" svg:y="16.886cm" svg:viewBox="0 0 94 67" svg:d="M0 67c0-60 42-84 94-55">
          <text:p/>
        </draw:path>
        <draw:path draw:style-name="gr8" draw:text-style-name="P1" draw:layer="layout" svg:width="0.093cm" svg:height="0.161cm" svg:x="1.828cm" svg:y="16.898cm" svg:viewBox="0 0 94 162" svg:d="M0 0c51 30 94 102 94 162">
          <text:p/>
        </draw:path>
        <draw:path draw:style-name="gr8" draw:text-style-name="P1" draw:layer="layout" svg:width="0.186cm" svg:height="0.173cm" svg:x="1.735cm" svg:y="16.952cm" svg:viewBox="0 0 187 174" svg:d="M187 108c0 59-42 83-93 54-51-30-94-103-94-162">
          <text:p/>
        </draw:path>
        <draw:line draw:style-name="gr8" draw:text-style-name="P1" draw:layer="layout" svg:x1="1.708cm" svg:y1="17.991cm" svg:x2="1.762cm" svg:y2="18.023cm">
          <text:p/>
        </draw:line>
        <draw:line draw:style-name="gr8" draw:text-style-name="P1" draw:layer="layout" svg:x1="2.193cm" svg:y1="17.512cm" svg:x2="2.159cm" svg:y2="17.602cm">
          <text:p/>
        </draw:line>
        <draw:line draw:style-name="gr8" draw:text-style-name="P1" draw:layer="layout" svg:x1="2.446cm" svg:y1="17.366cm" svg:x2="2.446cm" svg:y2="17.296cm">
          <text:p/>
        </draw:line>
        <draw:path draw:style-name="gr8" draw:text-style-name="P1" draw:layer="layout" svg:width="0.024cm" svg:height="0.086cm" svg:x="1.546cm" svg:y="17.755cm" svg:viewBox="0 0 25 87" svg:d="M25 87c-9-28-17-57-25-87">
          <text:p/>
        </draw:path>
        <draw:path draw:style-name="gr8" draw:text-style-name="P1" draw:layer="layout" svg:width="0.044cm" svg:height="0.844cm" svg:x="1.502cm" svg:y="16.911cm" svg:viewBox="0 0 45 845" svg:d="M45 845c-60-244-60-534 0-845">
          <text:p/>
        </draw:path>
        <draw:path draw:style-name="gr8" draw:text-style-name="P1" draw:layer="layout" svg:width="0.056cm" svg:height="0.24cm" svg:x="1.546cm" svg:y="16.671cm" svg:viewBox="0 0 57 241" svg:d="M0 241c15-80 35-160 57-241">
          <text:p/>
        </draw:path>
        <draw:path draw:style-name="gr8" draw:text-style-name="P1" draw:layer="layout" svg:width="0.009cm" svg:height="0.016cm" svg:x="1.813cm" svg:y="17.295cm" svg:viewBox="0 0 10 17" svg:d="M10 0c-4 6-7 12-10 17">
          <text:p/>
        </draw:path>
        <draw:path draw:style-name="gr8" draw:text-style-name="P1" draw:layer="layout" svg:width="0.044cm" svg:height="0.077cm" svg:x="1.803cm" svg:y="17.269cm" svg:viewBox="0 0 45 78" svg:d="M45 0c-2 30-21 62-45 78">
          <text:p/>
        </draw:path>
        <draw:path draw:style-name="gr8" draw:text-style-name="P1" draw:layer="layout" svg:width="0.005cm" svg:height="0.032cm" svg:x="2.716cm" svg:y="17.26cm" svg:viewBox="0 0 6 33" svg:d="M2 0c-3 10-2 22 4 33">
          <text:p/>
        </draw:path>
        <draw:path draw:style-name="gr8" draw:text-style-name="P1" draw:layer="layout" svg:width="0.024cm" svg:height="0.025cm" svg:x="2.746cm" svg:y="17.238cm" svg:viewBox="0 0 25 26" svg:d="M0 0c10 5 19 14 25 26">
          <text:p/>
        </draw:path>
        <draw:path draw:style-name="gr8" draw:text-style-name="P1" draw:layer="layout" svg:width="0.013cm" svg:height="0.002cm" svg:x="2.733cm" svg:y="17.236cm" svg:viewBox="0 0 14 3" svg:d="M0 3c5-4 10-4 14-2">
          <text:p/>
        </draw:path>
        <draw:line draw:style-name="gr8" draw:text-style-name="P1" draw:layer="layout" svg:x1="2.731cm" svg:y1="17.239cm" svg:x2="2.732cm" svg:y2="17.239cm">
          <text:p/>
        </draw:line>
        <draw:path draw:style-name="gr8" draw:text-style-name="P1" draw:layer="layout" svg:width="0cm" svg:height="0cm" svg:x="2.732cm" svg:y="17.238cm" svg:viewBox="0 0 1 1" svg:d="M0 1c0-1 1-1 1-1">
          <text:p/>
        </draw:path>
        <draw:line draw:style-name="gr8" draw:text-style-name="P1" draw:layer="layout" svg:x1="2.73cm" svg:y1="17.24cm" svg:x2="2.731cm" svg:y2="17.239cm">
          <text:p/>
        </draw:line>
        <draw:path draw:style-name="gr8" draw:text-style-name="P1" draw:layer="layout" svg:width="0.014cm" svg:height="0.02cm" svg:x="2.717cm" svg:y="17.24cm" svg:viewBox="0 0 15 21" svg:d="M15 0c-7 5-11 12-15 21">
          <text:p/>
        </draw:path>
        <draw:line draw:style-name="gr8" draw:text-style-name="P1" draw:layer="layout" svg:x1="2.782cm" svg:y1="17.228cm" svg:x2="2.822cm" svg:y2="17.292cm">
          <text:p/>
        </draw:line>
        <draw:line draw:style-name="gr8" draw:text-style-name="P1" draw:layer="layout" svg:x1="2.783cm" svg:y1="17.229cm" svg:x2="2.746cm" svg:y2="17.207cm">
          <text:p/>
        </draw:line>
        <draw:line draw:style-name="gr8" draw:text-style-name="P1" draw:layer="layout" svg:x1="2.746cm" svg:y1="17.238cm" svg:x2="2.746cm" svg:y2="17.207cm">
          <text:p/>
        </draw:line>
        <draw:line draw:style-name="gr8" draw:text-style-name="P1" draw:layer="layout" svg:x1="2.865cm" svg:y1="17.18cm" svg:x2="2.782cm" svg:y2="17.229cm">
          <text:p/>
        </draw:line>
        <draw:line draw:style-name="gr8" draw:text-style-name="P1" draw:layer="layout" svg:x1="2.864cm" svg:y1="17.18cm" svg:x2="2.904cm" svg:y2="17.245cm">
          <text:p/>
        </draw:line>
        <draw:line draw:style-name="gr8" draw:text-style-name="P1" draw:layer="layout" svg:x1="2.865cm" svg:y1="17.181cm" svg:x2="2.599cm" svg:y2="17.027cm">
          <text:p/>
        </draw:line>
        <draw:line draw:style-name="gr8" draw:text-style-name="P1" draw:layer="layout" svg:x1="3.725cm" svg:y1="17.519cm" svg:x2="3.725cm" svg:y2="19.07cm">
          <text:p/>
        </draw:line>
        <draw:path draw:style-name="gr8" draw:text-style-name="P1" draw:layer="layout" svg:width="0.412cm" svg:height="0.216cm" svg:x="3.313cm" svg:y="17.304cm" svg:viewBox="0 0 413 217" svg:d="M0 0c0 61 45 121 123 162 80 41 185 60 290 54">
          <text:p/>
        </draw:path>
        <draw:path draw:style-name="gr8" draw:text-style-name="P1" draw:layer="layout" svg:width="0.079cm" svg:height="0.132cm" svg:x="3.566cm" svg:y="18.088cm" svg:viewBox="0 0 80 133" svg:d="M80 133c0-27-10-53-26-75-14-23-33-41-54-58">
          <text:p/>
        </draw:path>
        <draw:path draw:style-name="gr8" draw:text-style-name="P1" draw:layer="layout" svg:width="0.33cm" svg:height="0.312cm" svg:x="3.315cm" svg:y="18.03cm" svg:viewBox="0 0 331 313" svg:d="M0 0c0 34 1 75 7 117 4 25 9 50 20 77 7 16 16 34 29 51 12 15 28 31 52 45 23 14 46 19 64 22 22 3 40 1 56-2 26-6 46-16 61-30 27-23 42-55 42-90">
          <text:p/>
        </draw:path>
        <draw:path draw:style-name="gr8" draw:text-style-name="P1" draw:layer="layout" svg:width="0.035cm" svg:height="0.028cm" svg:x="3.531cm" svg:y="18.06cm" svg:viewBox="0 0 36 29" svg:d="M0 0c13 9 25 19 36 29">
          <text:p/>
        </draw:path>
        <draw:path draw:style-name="gr8" draw:text-style-name="P1" draw:layer="layout" svg:width="0.018cm" svg:height="0.076cm" svg:x="3.315cm" svg:y="17.954cm" svg:viewBox="0 0 19 77" svg:d="M0 77c0-27 1-47 4-60 3-12 8-17 15-17">
          <text:p/>
        </draw:path>
        <draw:path draw:style-name="gr8" draw:text-style-name="P1" draw:layer="layout" svg:width="0.024cm" svg:height="0.012cm" svg:x="3.347cm" svg:y="17.954cm" svg:viewBox="0 0 25 13" svg:d="M0 0c6 2 13 6 25 13">
          <text:p/>
        </draw:path>
        <draw:path draw:style-name="gr8" draw:text-style-name="P1" draw:layer="layout" svg:width="0.116cm" svg:height="0.067cm" svg:x="3.371cm" svg:y="17.966cm" svg:viewBox="0 0 117 68" svg:d="M0 0c5 3 11 6 20 11 7 4 14 9 27 17 4 3 9 5 14 8s10 6 15 8c6 4 11 7 15 9 11 6 19 11 26 15">
          <text:p/>
        </draw:path>
        <draw:path draw:style-name="gr8" draw:text-style-name="P1" draw:layer="layout" svg:width="0.044cm" svg:height="0.027cm" svg:x="3.487cm" svg:y="18.033cm" svg:viewBox="0 0 45 28" svg:d="M0 0c21 11 34 20 45 28">
          <text:p/>
        </draw:path>
        <draw:path draw:style-name="gr8" draw:text-style-name="P1" draw:layer="layout" svg:width="0.014cm" svg:height="0.002cm" svg:x="3.333cm" svg:y="17.952cm" svg:viewBox="0 0 15 3" svg:d="M0 3c5-4 9-4 15 0">
          <text:p/>
        </draw:path>
        <draw:line draw:style-name="gr8" draw:text-style-name="P1" draw:layer="layout" svg:x1="3.082cm" svg:y1="17.673cm" svg:x2="3.082cm" svg:y2="17.716cm">
          <text:p/>
        </draw:line>
        <draw:path draw:style-name="gr8" draw:text-style-name="P1" draw:layer="layout" svg:width="0.038cm" svg:height="0.006cm" svg:x="3.082cm" svg:y="17.716cm" svg:viewBox="0 0 39 7" svg:d="M39 7c-12-4-25-6-39-7">
          <text:p/>
        </draw:path>
        <draw:path draw:style-name="gr8" draw:text-style-name="P1" draw:layer="layout" svg:width="0.041cm" svg:height="0.069cm" svg:x="3.12cm" svg:y="17.722cm" svg:viewBox="0 0 42 70" svg:d="M0 0c14 22 29 45 42 70">
          <text:p/>
        </draw:path>
        <draw:path draw:style-name="gr8" draw:text-style-name="P1" draw:layer="layout" svg:width="0.041cm" svg:height="0.049cm" svg:x="3.12cm" svg:y="17.791cm" svg:viewBox="0 0 42 50" svg:d="M42 0c-13 17-28 33-42 50">
          <text:p/>
        </draw:path>
        <draw:path draw:style-name="gr8" draw:text-style-name="P1" draw:layer="layout" svg:width="0.038cm" svg:height="0.006cm" svg:x="3.082cm" svg:y="17.834cm" svg:viewBox="0 0 39 7" svg:d="M39 7c-12-2-25-4-39-7">
          <text:p/>
        </draw:path>
        <draw:line draw:style-name="gr8" draw:text-style-name="P1" draw:layer="layout" svg:x1="3.082cm" svg:y1="17.834cm" svg:x2="3.082cm" svg:y2="18.022cm">
          <text:p/>
        </draw:line>
        <draw:path draw:style-name="gr8" draw:text-style-name="P1" draw:layer="layout" svg:width="0.038cm" svg:height="0.006cm" svg:x="3.082cm" svg:y="18.022cm" svg:viewBox="0 0 39 7" svg:d="M39 7c-12-4-25-6-39-7">
          <text:p/>
        </draw:path>
        <draw:path draw:style-name="gr8" draw:text-style-name="P1" draw:layer="layout" svg:width="0.041cm" svg:height="0.069cm" svg:x="3.12cm" svg:y="18.028cm" svg:viewBox="0 0 42 70" svg:d="M0 0c14 23 29 46 42 70">
          <text:p/>
        </draw:path>
        <draw:path draw:style-name="gr8" draw:text-style-name="P1" draw:layer="layout" svg:width="0.041cm" svg:height="0.049cm" svg:x="3.12cm" svg:y="18.097cm" svg:viewBox="0 0 42 50" svg:d="M42 0c-13 17-28 34-42 50">
          <text:p/>
        </draw:path>
        <draw:path draw:style-name="gr8" draw:text-style-name="P1" draw:layer="layout" svg:width="0.038cm" svg:height="0.006cm" svg:x="3.082cm" svg:y="18.14cm" svg:viewBox="0 0 39 7" svg:d="M39 7c-12-2-25-4-39-7">
          <text:p/>
        </draw:path>
        <draw:line draw:style-name="gr8" draw:text-style-name="P1" draw:layer="layout" svg:x1="3.082cm" svg:y1="18.14cm" svg:x2="3.082cm" svg:y2="18.664cm">
          <text:p/>
        </draw:line>
        <draw:line draw:style-name="gr8" draw:text-style-name="P1" draw:layer="layout" svg:x1="2.931cm" svg:y1="17.636cm" svg:x2="2.931cm" svg:y2="18.627cm">
          <text:p/>
        </draw:line>
        <draw:path draw:style-name="gr8" draw:text-style-name="P1" draw:layer="layout" svg:width="0.041cm" svg:height="0.016cm" svg:x="3.041cm" svg:y="18.124cm" svg:viewBox="0 0 42 17" svg:d="M42 17c-13-7-27-12-42-17">
          <text:p/>
        </draw:path>
        <draw:path draw:style-name="gr8" draw:text-style-name="P1" draw:layer="layout" svg:width="0.041cm" svg:height="0.07cm" svg:x="3cm" svg:y="18.054cm" svg:viewBox="0 0 42 71" svg:d="M42 71c-13-25-28-49-42-71">
          <text:p/>
        </draw:path>
        <draw:path draw:style-name="gr8" draw:text-style-name="P1" draw:layer="layout" svg:width="0.041cm" svg:height="0.049cm" svg:x="3cm" svg:y="18.005cm" svg:viewBox="0 0 42 50" svg:d="M0 50c14-16 29-34 42-50">
          <text:p/>
        </draw:path>
        <draw:path draw:style-name="gr8" draw:text-style-name="P1" draw:layer="layout" svg:width="0.041cm" svg:height="0.017cm" svg:x="3.041cm" svg:y="18.005cm" svg:viewBox="0 0 42 18" svg:d="M42 18c-13-6-27-12-42-18">
          <text:p/>
        </draw:path>
        <draw:path draw:style-name="gr8" draw:text-style-name="P1" draw:layer="layout" svg:width="0.041cm" svg:height="0.016cm" svg:x="3.041cm" svg:y="17.818cm" svg:viewBox="0 0 42 17" svg:d="M42 17c-13-7-27-13-42-17">
          <text:p/>
        </draw:path>
        <draw:path draw:style-name="gr8" draw:text-style-name="P1" draw:layer="layout" svg:width="0.041cm" svg:height="0.07cm" svg:x="3cm" svg:y="17.748cm" svg:viewBox="0 0 42 71" svg:d="M42 71c-13-26-28-49-42-71">
          <text:p/>
        </draw:path>
        <draw:path draw:style-name="gr8" draw:text-style-name="P1" draw:layer="layout" svg:width="0.041cm" svg:height="0.049cm" svg:x="3cm" svg:y="17.699cm" svg:viewBox="0 0 42 50" svg:d="M0 50c14-17 29-34 42-50">
          <text:p/>
        </draw:path>
        <draw:path draw:style-name="gr8" draw:text-style-name="P1" draw:layer="layout" svg:width="0.041cm" svg:height="0.017cm" svg:x="3.041cm" svg:y="17.699cm" svg:viewBox="0 0 42 18" svg:d="M42 18c-13-6-27-12-42-18">
          <text:p/>
        </draw:path>
        <draw:line draw:style-name="gr8" draw:text-style-name="P1" draw:layer="layout" svg:x1="2.67cm" svg:y1="17.491cm" svg:x2="2.67cm" svg:y2="18.482cm">
          <text:p/>
        </draw:line>
        <draw:path draw:style-name="gr8" draw:text-style-name="P1" draw:layer="layout" svg:width="0.167cm" svg:height="0.159cm" svg:x="2.69cm" svg:y="17.669cm" svg:viewBox="0 0 168 160" svg:d="M0 0c0 21 3 44 9 67 6 18 13 35 26 53 8 10 18 21 33 29 13 8 26 10 37 11 17 0 31-5 41-14 13-10 22-27 22-49">
          <text:p/>
        </draw:path>
        <draw:path draw:style-name="gr8" draw:text-style-name="P1" draw:layer="layout" svg:width="0.167cm" svg:height="0.144cm" svg:x="2.69cm" svg:y="17.62cm" svg:viewBox="0 0 168 145" svg:d="M0 49c0-22 3-36 9-43 6-6 13-8 26-5 8 2 18 6 33 14 13 9 26 18 37 26 17 15 31 29 41 44 13 18 22 38 22 60">
          <text:p/>
        </draw:path>
        <draw:line draw:style-name="gr8" draw:text-style-name="P1" draw:layer="layout" svg:x1="2.592cm" svg:y1="17.486cm" svg:x2="2.592cm" svg:y2="17.546cm">
          <text:p/>
        </draw:line>
        <draw:path draw:style-name="gr8" draw:text-style-name="P1" draw:layer="layout" svg:width="0.015cm" svg:height="0.075cm" svg:x="2.592cm" svg:y="17.546cm" svg:viewBox="0 0 16 76" svg:d="M16 76c0-14-1-23-2-30-2-7-4-14-5-20-3-9-6-18-9-26">
          <text:p/>
        </draw:path>
        <draw:path draw:style-name="gr8" draw:text-style-name="P1" draw:layer="layout" svg:width="0.015cm" svg:height="0.087cm" svg:x="2.592cm" svg:y="17.621cm" svg:viewBox="0 0 16 88" svg:d="M0 88c3-13 6-24 9-34 1-7 3-14 5-22 1-8 2-18 2-32">
          <text:p/>
        </draw:path>
        <draw:line draw:style-name="gr8" draw:text-style-name="P1" draw:layer="layout" svg:x1="2.592cm" svg:y1="17.708cm" svg:x2="2.592cm" svg:y2="18.477cm">
          <text:p/>
        </draw:line>
        <draw:line draw:style-name="gr8" draw:text-style-name="P1" draw:layer="layout" svg:x1="2.335cm" svg:y1="17.938cm" svg:x2="2.584cm" svg:y2="17.795cm">
          <text:p/>
        </draw:line>
        <draw:path draw:style-name="gr8" draw:text-style-name="P1" draw:layer="layout" svg:width="0.013cm" svg:height="0.162cm" svg:x="2.592cm" svg:y="17.546cm" svg:viewBox="0 0 14 163" svg:d="M0 163c18-62 18-120 0-163">
          <text:p/>
        </draw:path>
        <draw:line draw:style-name="gr8" draw:text-style-name="P1" draw:layer="layout" svg:x1="2.333cm" svg:y1="17.708cm" svg:x2="2.337cm" svg:y2="17.711cm">
          <text:p/>
        </draw:line>
        <draw:line draw:style-name="gr8" draw:text-style-name="P1" draw:layer="layout" svg:x1="2.371cm" svg:y1="17.614cm" svg:x2="2.333cm" svg:y2="17.709cm">
          <text:p/>
        </draw:line>
        <draw:line draw:style-name="gr8" draw:text-style-name="P1" draw:layer="layout" svg:x1="2.437cm" svg:y1="17.625cm" svg:x2="2.394cm" svg:y2="17.735cm">
          <text:p/>
        </draw:line>
        <draw:line draw:style-name="gr8" draw:text-style-name="P1" draw:layer="layout" svg:x1="2.522cm" svg:y1="17.576cm" svg:x2="2.436cm" svg:y2="17.626cm">
          <text:p/>
        </draw:line>
        <draw:line draw:style-name="gr8" draw:text-style-name="P1" draw:layer="layout" svg:x1="2.565cm" svg:y1="17.637cm" svg:x2="2.521cm" svg:y2="17.576cm">
          <text:p/>
        </draw:line>
        <draw:line draw:style-name="gr8" draw:text-style-name="P1" draw:layer="layout" svg:x1="2.521cm" svg:y1="17.746cm" svg:x2="2.565cm" svg:y2="17.636cm">
          <text:p/>
        </draw:line>
        <draw:line draw:style-name="gr8" draw:text-style-name="P1" draw:layer="layout" svg:x1="2.436cm" svg:y1="17.795cm" svg:x2="2.522cm" svg:y2="17.745cm">
          <text:p/>
        </draw:line>
        <draw:line draw:style-name="gr8" draw:text-style-name="P1" draw:layer="layout" svg:x1="2.394cm" svg:y1="17.734cm" svg:x2="2.437cm" svg:y2="17.795cm">
          <text:p/>
        </draw:line>
        <draw:line draw:style-name="gr8" draw:text-style-name="P1" draw:layer="layout" svg:x1="2.334cm" svg:y1="17.709cm" svg:x2="2.157cm" svg:y2="17.606cm">
          <text:p/>
        </draw:line>
        <draw:line draw:style-name="gr8" draw:text-style-name="P1" draw:layer="layout" svg:x1="2.161cm" svg:y1="17.601cm" svg:x2="2.157cm" svg:y2="17.608cm">
          <text:p/>
        </draw:line>
        <draw:path draw:style-name="gr8" draw:text-style-name="P1" draw:layer="layout" svg:width="0cm" svg:height="0cm" svg:x="2.554cm" svg:y="17.137cm" svg:viewBox="0 0 1 1" svg:d="M0 1c0 0 0-1 1-1">
          <text:p/>
        </draw:path>
        <draw:path draw:style-name="gr8" draw:text-style-name="P1" draw:layer="layout" svg:width="0.023cm" svg:height="0.007cm" svg:x="2.555cm" svg:y="17.135cm" svg:viewBox="0 0 24 8" svg:d="M0 2c6-3 15-2 24 6">
          <text:p/>
        </draw:path>
        <draw:line draw:style-name="gr8" draw:text-style-name="P1" draw:layer="layout" svg:x1="2.578cm" svg:y1="17.111cm" svg:x2="2.578cm" svg:y2="17.142cm">
          <text:p/>
        </draw:line>
        <draw:line draw:style-name="gr8" draw:text-style-name="P1" draw:layer="layout" svg:x1="2.516cm" svg:y1="17.075cm" svg:x2="2.579cm" svg:y2="17.112cm">
          <text:p/>
        </draw:line>
        <draw:line draw:style-name="gr8" draw:text-style-name="P1" draw:layer="layout" svg:x1="2.548cm" svg:y1="17.22cm" svg:x2="2.564cm" svg:y2="17.211cm">
          <text:p/>
        </draw:line>
        <draw:path draw:style-name="gr8" draw:text-style-name="P1" draw:layer="layout" svg:width="0.017cm" svg:height="0.003cm" svg:x="2.563cm" svg:y="17.209cm" svg:viewBox="0 0 18 4" svg:d="M0 3c7 3 12 1 18-3">
          <text:p/>
        </draw:path>
        <draw:path draw:style-name="gr8" draw:text-style-name="P1" draw:layer="layout" svg:width="0.015cm" svg:height="0.048cm" svg:x="2.58cm" svg:y="17.161cm" svg:viewBox="0 0 16 49" svg:d="M0 49c6-4 12-12 14-21 3-9 3-19 0-28">
          <text:p/>
        </draw:path>
        <draw:path draw:style-name="gr8" draw:text-style-name="P1" draw:layer="layout" svg:width="0.012cm" svg:height="0.021cm" svg:x="2.581cm" svg:y="17.14cm" svg:viewBox="0 0 13 22" svg:d="M0 0c5 5 11 13 13 22">
          <text:p/>
        </draw:path>
        <draw:line draw:style-name="gr8" draw:text-style-name="P1" draw:layer="layout" svg:x1="2.578cm" svg:y1="17.144cm" svg:x2="2.583cm" svg:y2="17.14cm">
          <text:p/>
        </draw:line>
        <draw:polyline draw:style-name="gr8" draw:text-style-name="P1" draw:layer="layout" svg:width="0cm" svg:height="0cm" svg:x="2.505cm" svg:y="17.194cm" svg:viewBox="0 0 0 0" draw:points="0,0">
          <text:p/>
        </draw:polyline>
        <draw:line draw:style-name="gr8" draw:text-style-name="P1" draw:layer="layout" svg:x1="2.559cm" svg:y1="17.226cm" svg:x2="2.564cm" svg:y2="17.211cm">
          <text:p/>
        </draw:line>
        <draw:line draw:style-name="gr8" draw:text-style-name="P1" draw:layer="layout" svg:x1="3.13cm" svg:y1="17.516cm" svg:x2="3.13cm" svg:y2="17.557cm">
          <text:p/>
        </draw:line>
        <draw:path draw:style-name="gr8" draw:text-style-name="P1" draw:layer="layout" svg:width="0.05cm" svg:height="0.054cm" svg:x="3.11cm" svg:y="17.422cm" svg:viewBox="0 0 51 55" svg:d="M51 55c-7-21-24-40-51-55">
          <text:p/>
        </draw:path>
        <draw:path draw:style-name="gr8" draw:text-style-name="P1" draw:layer="layout" svg:width="0.259cm" svg:height="0.031cm" svg:x="2.851cm" svg:y="17.391cm" svg:viewBox="0 0 260 32" svg:d="M260 32c-71-43-188-43-260 0">
          <text:p/>
        </draw:path>
        <draw:path draw:style-name="gr8" draw:text-style-name="P1" draw:layer="layout" svg:width="0.05cm" svg:height="0.054cm" svg:x="2.801cm" svg:y="17.422cm" svg:viewBox="0 0 51 55" svg:d="M51 0c-25 15-44 34-51 55">
          <text:p/>
        </draw:path>
        <draw:path draw:style-name="gr8" draw:text-style-name="P1" draw:layer="layout" svg:width="0.009cm" svg:height="0.015cm" svg:x="3.13cm" svg:y="17.557cm" svg:viewBox="0 0 10 16" svg:d="M0 0c4 6 7 11 10 16">
          <text:p/>
        </draw:path>
        <draw:line draw:style-name="gr8" draw:text-style-name="P1" draw:layer="layout" svg:x1="2.746cm" svg:y1="17.208cm" svg:x2="2.759cm" svg:y2="17.201cm">
          <text:p/>
        </draw:line>
        <draw:line draw:style-name="gr8" draw:text-style-name="P1" draw:layer="layout" svg:x1="2.759cm" svg:y1="17.202cm" svg:x2="2.59cm" svg:y2="17.104cm">
          <text:p/>
        </draw:line>
        <draw:line draw:style-name="gr8" draw:text-style-name="P1" draw:layer="layout" svg:x1="2.578cm" svg:y1="17.112cm" svg:x2="2.591cm" svg:y2="17.104cm">
          <text:p/>
        </draw:line>
        <draw:path draw:style-name="gr8" draw:text-style-name="P1" draw:layer="layout" svg:width="0.07cm" svg:height="0.041cm" svg:x="2.513cm" svg:y="17.795cm" svg:viewBox="0 0 71 42" svg:d="M0 42c8-5 18-11 31-19s28-17 40-23">
          <text:p/>
        </draw:path>
        <draw:line draw:style-name="gr8" draw:text-style-name="P1" draw:layer="layout" svg:x1="1.902cm" svg:y1="18.498cm" svg:x2="1.902cm" svg:y2="18.16cm">
          <text:p/>
        </draw:line>
        <draw:path draw:style-name="gr8" draw:text-style-name="P1" draw:layer="layout" svg:width="0.005cm" svg:height="0.018cm" svg:x="1.902cm" svg:y="18.142cm" svg:viewBox="0 0 6 19" svg:d="M6 0c-3 7-6 13-6 19">
          <text:p/>
        </draw:path>
        <draw:line draw:style-name="gr8" draw:text-style-name="P1" draw:layer="layout" svg:x1="1.951cm" svg:y1="18.068cm" svg:x2="1.907cm" svg:y2="18.143cm">
          <text:p/>
        </draw:line>
        <draw:path draw:style-name="gr8" draw:text-style-name="P1" draw:layer="layout" svg:width="0.012cm" svg:height="0.013cm" svg:x="1.95cm" svg:y="18.055cm" svg:viewBox="0 0 13 14" svg:d="M13 0c-5 3-10 8-13 14">
          <text:p/>
        </draw:path>
        <draw:line draw:style-name="gr8" draw:text-style-name="P1" draw:layer="layout" svg:x1="1.962cm" svg:y1="18.056cm" svg:x2="2.01cm" svg:y2="18.028cm">
          <text:p/>
        </draw:line>
        <draw:line draw:style-name="gr8" draw:text-style-name="P1" draw:layer="layout" svg:x1="2.514cm" svg:y1="17.836cm" svg:x2="2.371cm" svg:y2="17.923cm">
          <text:p/>
        </draw:line>
        <draw:line draw:style-name="gr8" draw:text-style-name="P1" draw:layer="layout" svg:x1="2.371cm" svg:y1="17.992cm" svg:x2="2.371cm" svg:y2="17.922cm">
          <text:p/>
        </draw:line>
        <draw:line draw:style-name="gr8" draw:text-style-name="P1" draw:layer="layout" svg:x1="2.371cm" svg:y1="17.992cm" svg:x2="2.415cm" svg:y2="18.018cm">
          <text:p/>
        </draw:line>
        <draw:line draw:style-name="gr8" draw:text-style-name="P1" draw:layer="layout" svg:x1="2.492cm" svg:y1="18.47cm" svg:x2="2.492cm" svg:y2="18.152cm">
          <text:p/>
        </draw:line>
        <draw:path draw:style-name="gr8" draw:text-style-name="P1" draw:layer="layout" svg:width="0.012cm" svg:height="0.013cm" svg:x="2.414cm" svg:y="18.017cm" svg:viewBox="0 0 13 14" svg:d="M0 0c5 3 10 9 13 14">
          <text:p/>
        </draw:path>
        <draw:path draw:style-name="gr8" draw:text-style-name="P1" draw:layer="layout" svg:width="0.006cm" svg:height="0.017cm" svg:x="2.486cm" svg:y="18.135cm" svg:viewBox="0 0 7 18" svg:d="M0 0c5 6 7 12 7 18">
          <text:p/>
        </draw:path>
        <draw:line draw:style-name="gr8" draw:text-style-name="P1" draw:layer="layout" svg:x1="2.426cm" svg:y1="18.03cm" svg:x2="2.487cm" svg:y2="18.136cm">
          <text:p/>
        </draw:line>
        <draw:line draw:style-name="gr8" draw:text-style-name="P1" draw:layer="layout" svg:x1="2.173cm" svg:y1="18.654cm" svg:x2="2.173cm" svg:y2="18.357cm">
          <text:p/>
        </draw:line>
        <draw:path draw:style-name="gr8" draw:text-style-name="P1" draw:layer="layout" svg:width="0.005cm" svg:height="0.024cm" svg:x="2.173cm" svg:y="18.333cm" svg:viewBox="0 0 6 25" svg:d="M6 0c-4 8-6 17-6 25">
          <text:p/>
        </draw:path>
        <draw:path draw:style-name="gr8" draw:text-style-name="P1" draw:layer="layout" svg:width="0.022cm" svg:height="0.049cm" svg:x="1.771cm" svg:y="16.903cm" svg:viewBox="0 0 23 50" svg:d="M0 50c0-23 8-41 23-50">
          <text:p/>
        </draw:path>
        <draw:path draw:style-name="gr8" draw:text-style-name="P1" draw:layer="layout" svg:width="0.044cm" svg:height="0.006cm" svg:x="1.793cm" svg:y="16.898cm" svg:viewBox="0 0 45 7" svg:d="M0 6c12-9 27-8 45 1">
          <text:p/>
        </draw:path>
        <draw:path draw:style-name="gr8" draw:text-style-name="P1" draw:layer="layout" svg:width="0.021cm" svg:height="0.039cm" svg:x="1.899cm" svg:y="17.048cm" svg:viewBox="0 0 22 40" svg:d="M22 0c-2 20-9 33-22 40">
          <text:p/>
        </draw:path>
        <draw:path draw:style-name="gr8" draw:text-style-name="P1" draw:layer="layout" svg:width="0.128cm" svg:height="0.14cm" svg:x="1.771cm" svg:y="16.952cm" svg:viewBox="0 0 129 141" svg:d="M129 136c-22 13-55 2-83-28s-46-73-46-108">
          <text:p/>
        </draw:path>
        <draw:path draw:style-name="gr8" draw:text-style-name="P1" draw:layer="layout" svg:width="0cm" svg:height="0.013cm" svg:x="1.752cm" svg:y="17.83cm" svg:viewBox="0 0 1 14" svg:d="M1 14c-1-5-1-10-1-14">
          <text:p/>
        </draw:path>
        <draw:line draw:style-name="gr8" draw:text-style-name="P1" draw:layer="layout" svg:x1="1.753cm" svg:y1="17.844cm" svg:x2="1.754cm" svg:y2="17.843cm">
          <text:p/>
        </draw:line>
        <draw:line draw:style-name="gr8" draw:text-style-name="P1" draw:layer="layout" svg:x1="1.901cm" svg:y1="17.929cm" svg:x2="1.902cm" svg:y2="17.929cm">
          <text:p/>
        </draw:line>
        <draw:path draw:style-name="gr8" draw:text-style-name="P1" draw:layer="layout" svg:width="0.022cm" svg:height="0.049cm" svg:x="1.752cm" svg:y="17.781cm" svg:viewBox="0 0 23 50" svg:d="M0 50c0-23 9-41 23-50">
          <text:p/>
        </draw:path>
        <draw:path draw:style-name="gr8" draw:text-style-name="P1" draw:layer="layout" svg:width="0.128cm" svg:height="0.153cm" svg:x="1.774cm" svg:y="17.776cm" svg:viewBox="0 0 129 154" svg:d="M0 5c23-13 58 1 88 34 29 35 45 81 40 115">
          <text:p/>
        </draw:path>
        <draw:line draw:style-name="gr8" draw:text-style-name="P1" draw:layer="layout" svg:x1="2.157cm" svg:y1="17.606cm" svg:x2="2.161cm" svg:y2="17.609cm">
          <text:p/>
        </draw:line>
        <draw:line draw:style-name="gr8" draw:text-style-name="P1" draw:layer="layout" svg:x1="2.227cm" svg:y1="18.005cm" svg:x2="2.372cm" svg:y2="17.922cm">
          <text:p/>
        </draw:line>
        <draw:line draw:style-name="gr8" draw:text-style-name="P1" draw:layer="layout" svg:x1="2.231cm" svg:y1="18.003cm" svg:x2="2.227cm" svg:y2="18.005cm">
          <text:p/>
        </draw:line>
        <draw:line draw:style-name="gr8" draw:text-style-name="P1" draw:layer="layout" svg:x1="2.231cm" svg:y1="18.003cm" svg:x2="2.161cm" svg:y2="18.043cm">
          <text:p/>
        </draw:line>
        <draw:polyline draw:style-name="gr8" draw:text-style-name="P1" draw:layer="layout" svg:width="0cm" svg:height="0cm" svg:x="2.227cm" svg:y="18.004cm" svg:viewBox="0 0 0 0" draw:points="0,0">
          <text:p/>
        </draw:polyline>
        <draw:line draw:style-name="gr8" draw:text-style-name="P1" draw:layer="layout" svg:x1="2.159cm" svg:y1="18.116cm" svg:x2="2.372cm" svg:y2="17.992cm">
          <text:p/>
        </draw:line>
        <draw:path draw:style-name="gr8" draw:text-style-name="P1" draw:layer="layout" svg:width="0.028cm" svg:height="0.06cm" svg:x="1.734cm" svg:y="17.709cm" svg:viewBox="0 0 29 61" svg:d="M0 61c0-29 11-51 29-61">
          <text:p/>
        </draw:path>
        <draw:path draw:style-name="gr8" draw:text-style-name="P1" draw:layer="layout" svg:width="0.158cm" svg:height="0.226cm" svg:x="1.762cm" svg:y="17.702cm" svg:viewBox="0 0 159 227" svg:d="M0 6c34-20 90 9 127 68 37 58 43 125 13 153">
          <text:p/>
        </draw:path>
        <draw:path draw:style-name="gr8" draw:text-style-name="P1" draw:layer="layout" svg:width="0.019cm" svg:height="0.075cm" svg:x="1.734cm" svg:y="17.769cm" svg:viewBox="0 0 20 76" svg:d="M20 76c-12-26-20-53-20-76">
          <text:p/>
        </draw:path>
        <draw:line draw:style-name="gr8" draw:text-style-name="P1" draw:layer="layout" svg:x1="2.731cm" svg:y1="17.241cm" svg:x2="2.693cm" svg:y2="17.218cm">
          <text:p/>
        </draw:line>
        <draw:line draw:style-name="gr8" draw:text-style-name="P1" draw:layer="layout" svg:x1="2.693cm" svg:y1="17.218cm" svg:x2="2.693cm" svg:y2="17.215cm">
          <text:p/>
        </draw:line>
        <draw:line draw:style-name="gr8" draw:text-style-name="P1" draw:layer="layout" svg:x1="2.693cm" svg:y1="17.215cm" svg:x2="2.734cm" svg:y2="17.239cm">
          <text:p/>
        </draw:line>
        <draw:line draw:style-name="gr8" draw:text-style-name="P1" draw:layer="layout" svg:x1="2.581cm" svg:y1="17.141cm" svg:x2="2.591cm" svg:y2="17.104cm">
          <text:p/>
        </draw:line>
        <draw:line draw:style-name="gr8" draw:text-style-name="P1" draw:layer="layout" svg:x1="2.693cm" svg:y1="17.218cm" svg:x2="2.693cm" svg:y2="17.215cm">
          <text:p/>
        </draw:line>
        <draw:line draw:style-name="gr8" draw:text-style-name="P1" draw:layer="layout" svg:x1="2.732cm" svg:y1="17.24cm" svg:x2="2.693cm" svg:y2="17.218cm">
          <text:p/>
        </draw:line>
        <draw:polyline draw:style-name="gr8" draw:text-style-name="P1" draw:layer="layout" svg:width="0cm" svg:height="0cm" svg:x="2.693cm" svg:y="17.218cm" svg:viewBox="0 0 0 0" draw:points="0,0">
          <text:p/>
        </draw:polyline>
        <draw:path draw:style-name="gr8" draw:text-style-name="P1" draw:layer="layout" svg:width="0.048cm" svg:height="0.016cm" svg:x="3.315cm" svg:y="17.261cm" svg:viewBox="0 0 49 17" svg:d="M49 9c-10-6-20-10-30-9-8 0-16 4-19 17">
          <text:p/>
        </draw:path>
        <draw:path draw:style-name="gr8" draw:text-style-name="P1" draw:layer="layout" svg:width="0cm" svg:height="0.005cm" svg:x="3.315cm" svg:y="17.277cm" svg:viewBox="0 0 0 6" svg:d="M0 0c0 2 0 4 0 6">
          <text:p/>
        </draw:path>
        <draw:path draw:style-name="gr8" draw:text-style-name="P1" draw:layer="layout" svg:width="0.048cm" svg:height="0.068cm" svg:x="3.677cm" svg:y="17.451cm" svg:viewBox="0 0 49 69" svg:d="M0 0c10 5 20 14 30 26 9 11 19 26 19 43">
          <text:p/>
        </draw:path>
        <draw:path draw:style-name="gr8" draw:text-style-name="P1" draw:layer="layout" svg:width="0.048cm" svg:height="0.016cm" svg:x="3.315cm" svg:y="17.261cm" svg:viewBox="0 0 49 17" svg:d="M0 17c3-14 12-17 21-17s18 4 28 9">
          <text:p/>
        </draw:path>
        <draw:path draw:style-name="gr8" draw:text-style-name="P1" draw:layer="layout" svg:width="0.314cm" svg:height="0.181cm" svg:x="3.363cm" svg:y="17.27cm" svg:viewBox="0 0 315 182" svg:d="M0 0c6 99 143 178 315 182">
          <text:p/>
        </draw:path>
        <draw:path draw:style-name="gr8" draw:text-style-name="P1" draw:layer="layout" svg:width="0.048cm" svg:height="0.068cm" svg:x="3.677cm" svg:y="17.451cm" svg:viewBox="0 0 49 69" svg:d="M49 69c0-8-3-17-7-24-4-8-8-15-13-21-10-11-20-19-29-24">
          <text:p/>
        </draw:path>
        <draw:line draw:style-name="gr8" draw:text-style-name="P1" draw:layer="layout" svg:x1="3.567cm" svg:y1="18.089cm" svg:x2="3.333cm" svg:y2="17.954cm">
          <text:p/>
        </draw:line>
        <draw:line draw:style-name="gr8" draw:text-style-name="P1" draw:layer="layout" svg:x1="3.114cm" svg:y1="17.775cm" svg:x2="3.156cm" svg:y2="17.8cm">
          <text:p/>
        </draw:line>
        <draw:line draw:style-name="gr8" draw:text-style-name="P1" draw:layer="layout" svg:x1="3.115cm" svg:y1="17.775cm" svg:x2="3.041cm" svg:y2="17.819cm">
          <text:p/>
        </draw:line>
        <draw:line draw:style-name="gr8" draw:text-style-name="P1" draw:layer="layout" svg:x1="3.114cm" svg:y1="18.081cm" svg:x2="3.156cm" svg:y2="18.106cm">
          <text:p/>
        </draw:line>
        <draw:line draw:style-name="gr8" draw:text-style-name="P1" draw:layer="layout" svg:x1="3.115cm" svg:y1="18.081cm" svg:x2="3.041cm" svg:y2="18.125cm">
          <text:p/>
        </draw:line>
        <draw:line draw:style-name="gr8" draw:text-style-name="P1" draw:layer="layout" svg:x1="3.068cm" svg:y1="18.015cm" svg:x2="3cm" svg:y2="18.055cm">
          <text:p/>
        </draw:line>
        <draw:line draw:style-name="gr8" draw:text-style-name="P1" draw:layer="layout" svg:x1="3.092cm" svg:y1="18.023cm" svg:x2="3.115cm" svg:y2="18.082cm">
          <text:p/>
        </draw:line>
        <draw:line draw:style-name="gr8" draw:text-style-name="P1" draw:layer="layout" svg:x1="3cm" svg:y1="17.749cm" svg:x2="3.068cm" svg:y2="17.709cm">
          <text:p/>
        </draw:line>
        <draw:line draw:style-name="gr8" draw:text-style-name="P1" draw:layer="layout" svg:x1="3.092cm" svg:y1="17.717cm" svg:x2="3.115cm" svg:y2="17.776cm">
          <text:p/>
        </draw:line>
        <draw:line draw:style-name="gr8" draw:text-style-name="P1" draw:layer="layout" svg:x1="2.565cm" svg:y1="17.637cm" svg:x2="2.49cm" svg:y2="17.594cm">
          <text:p/>
        </draw:line>
        <draw:line draw:style-name="gr8" draw:text-style-name="P1" draw:layer="layout" svg:x1="2.522cm" svg:y1="17.746cm" svg:x2="2.414cm" svg:y2="17.683cm">
          <text:p/>
        </draw:line>
        <draw:path draw:style-name="gr8" draw:text-style-name="P1" draw:layer="layout" svg:width="0.267cm" svg:height="0.031cm" svg:x="2.847cm" svg:y="17.394cm" svg:viewBox="0 0 268 32" svg:d="M268 32c-76-43-193-43-268 0">
          <text:p/>
        </draw:path>
        <draw:path draw:style-name="gr8" draw:text-style-name="P1" draw:layer="layout" svg:width="0.045cm" svg:height="0.058cm" svg:x="3.109cm" svg:y="18.026cm" svg:viewBox="0 0 46 59" svg:d="M0 0c2 12 7 26 16 37 9 12 19 20 30 22">
          <text:p/>
        </draw:path>
        <draw:path draw:style-name="gr8" draw:text-style-name="P1" draw:layer="layout" svg:width="0.045cm" svg:height="0.058cm" svg:x="3.109cm" svg:y="17.72cm" svg:viewBox="0 0 46 59" svg:d="M0 0c2 12 7 26 16 37s19 19 30 22">
          <text:p/>
        </draw:path>
        <draw:path draw:style-name="gr8" draw:text-style-name="P1" draw:layer="layout" svg:width="0.007cm" svg:height="0.024cm" svg:x="2.178cm" svg:y="18.309cm" svg:viewBox="0 0 8 25" svg:d="M8 0c-1 8-4 18-8 25">
          <text:p/>
        </draw:path>
        <draw:path draw:style-name="gr8" draw:text-style-name="P1" draw:layer="layout" svg:width="0.339cm" svg:height="0.114cm" svg:x="3.489cm" svg:y="17.149cm" svg:viewBox="0 0 340 115" svg:d="M340 34c-57-34-142-43-216-25-76 18-124 60-124 106">
          <text:p/>
        </draw:path>
        <draw:path draw:style-name="gr8" draw:text-style-name="P1" draw:layer="layout" svg:width="0.397cm" svg:height="0.115cm" svg:x="3.489cm" svg:y="17.263cm" svg:viewBox="0 0 398 116" svg:d="M0 0c0 65 89 116 199 116s199-51 199-116">
          <text:p/>
        </draw:path>
        <draw:path draw:style-name="gr8" draw:text-style-name="P1" draw:layer="layout" svg:width="0.058cm" svg:height="0.081cm" svg:x="3.828cm" svg:y="17.182cm" svg:viewBox="0 0 59 82" svg:d="M59 82c0-30-21-60-59-82">
          <text:p/>
        </draw:path>
        <draw:path draw:style-name="gr8" draw:text-style-name="P1" draw:layer="layout" svg:width="0.281cm" svg:height="0.034cm" svg:x="3.547cm" svg:y="17.153cm" svg:viewBox="0 0 282 35" svg:d="M282 35c-78-47-204-47-282 0">
          <text:p/>
        </draw:path>
        <draw:path draw:style-name="gr8" draw:text-style-name="P1" draw:layer="layout" svg:width="0.058cm" svg:height="0.079cm" svg:x="3.489cm" svg:y="17.186cm" svg:viewBox="0 0 59 80" svg:d="M59 0c-36 21-58 50-59 80">
          <text:p/>
        </draw:path>
        <draw:path draw:style-name="gr8" draw:text-style-name="P1" draw:layer="layout" svg:width="0.058cm" svg:height="0.079cm" svg:x="3.828cm" svg:y="17.186cm" svg:viewBox="0 0 59 80" svg:d="M59 80c-1-30-21-59-59-80">
          <text:p/>
        </draw:path>
        <draw:path draw:style-name="gr8" draw:text-style-name="P1" draw:layer="layout" svg:width="0.295cm" svg:height="0.033cm" svg:x="3.54cm" svg:y="17.157cm" svg:viewBox="0 0 296 34" svg:d="M296 34c-84-45-212-45-296 0">
          <text:p/>
        </draw:path>
        <draw:path draw:style-name="gr8" draw:text-style-name="P1" draw:layer="layout" svg:width="0.054cm" svg:height="0.058cm" svg:x="3.828cm" svg:y="17.228cm" svg:viewBox="0 0 55 59" svg:d="M0 0c28 16 47 37 55 59">
          <text:p/>
        </draw:path>
        <draw:path draw:style-name="gr8" draw:text-style-name="P1" draw:layer="layout" svg:width="0.335cm" svg:height="0.092cm" svg:x="3.493cm" svg:y="17.194cm" svg:viewBox="0 0 336 93" svg:d="M0 93c15-41 68-76 138-88s146-1 198 29">
          <text:p/>
        </draw:path>
        <draw:path draw:style-name="gr8" draw:text-style-name="P1" draw:layer="layout" svg:width="0.353cm" svg:height="0.067cm" svg:x="3.492cm" svg:y="17.181cm" svg:viewBox="0 0 354 68" svg:d="M354 38c-50-28-120-43-191-37-69 7-130 32-163 67">
          <text:p/>
        </draw:path>
        <draw:path draw:style-name="gr8" draw:text-style-name="P1" draw:layer="layout" svg:width="0.039cm" svg:height="0.03cm" svg:x="3.845cm" svg:y="17.218cm" svg:viewBox="0 0 40 31" svg:d="M40 31c-11-11-24-22-40-31">
          <text:p/>
        </draw:path>
        <draw:line draw:style-name="gr8" draw:text-style-name="P1" draw:layer="layout" svg:x1="2.172cm" svg:y1="16.814cm" svg:x2="2.217cm" svg:y2="16.841cm">
          <text:p/>
        </draw:line>
        <draw:line draw:style-name="gr8" draw:text-style-name="P1" draw:layer="layout" svg:x1="4.062cm" svg:y1="17.304cm" svg:x2="4.062cm" svg:y2="18.855cm">
          <text:p/>
        </draw:line>
        <draw:line draw:style-name="gr8" draw:text-style-name="P1" draw:layer="layout" svg:x1="3.313cm" svg:y1="17.304cm" svg:x2="3.313cm" svg:y2="18.855cm">
          <text:p/>
        </draw:line>
        <draw:line draw:style-name="gr8" draw:text-style-name="P1" draw:layer="layout" svg:x1="1.762cm" svg:y1="17.709cm" svg:x2="1.762cm" svg:y2="17.708cm">
          <text:p/>
        </draw:line>
        <draw:path draw:style-name="gr8" draw:text-style-name="P1" draw:layer="layout" svg:width="0.747cm" svg:height="0.237cm" svg:x="3.315cm" svg:y="17.067cm" svg:viewBox="0 0 748 238" svg:d="M0 211c3-15 8-32 17-49 8-17 21-35 42-56 23-22 58-48 115-71 32-12 71-23 114-29 44-7 92-8 137-4 47 4 90 13 126 25s65 26 87 40c36 23 57 44 72 64 14 19 23 36 29 52 6 19 10 37 9 55">
          <text:p/>
        </draw:path>
        <draw:path draw:style-name="gr8" draw:text-style-name="P1" draw:layer="layout" svg:width="0.002cm" svg:height="0.027cm" svg:x="3.313cm" svg:y="17.277cm" svg:viewBox="0 0 3 28" svg:d="M3 0c-2 9-3 18-3 28">
          <text:p/>
        </draw:path>
        <draw:path draw:style-name="gr6" draw:text-style-name="P3" draw:layer="layout" svg:width="3.602cm" svg:height="5.847cm" svg:x="22.67cm" svg:y="3.525cm" svg:viewBox="0 0 3603 5848" svg:d="M1798 5848h1351 454v-1244c0-20-8-39-22-53l-181-181c-14-14-33-22-53-22h-30c25-87 48-174 69-261 250-1018 250-2081 0-3099-63-259-142-514-237-763h-899v-75h-2-7-11-16-20-24-28-33-36-40-44-47-51-53c0-30 0-55 0-75s0-36 0-47c0-21 0-28 0-28-36 0-75 0-116 0v15l60 60h11v75-75h-11-6-49-80-105-127-141-148-149-141-127-106-80-49-5-12v75-75h12l60-60v-15h-45-115-94-69-42-14 14 42 69 94 115 45 15 44 71 95 113 126 133 132 126 113 95 71 44 15c41 0 80 0 116 0h34 33 30 28 26 23 20 18 15 13 10 7 4 1c40 0 79 16 107 45 27 27 43 66 43 105v75h-462c-103 240-190 488-260 740-112 405-180 821-203 1241h-3c-48 0-97 0-147 0h-2-309c0-24 0-38 0-38l-1-112h-50-302v75h-38v75h-39-36-35-32-29-26-23-21-17-14-12-8-4-2v3642h-24-21-21-19-17-15-13-12-10-8-7-4-3-1v-1924c0-1 2-9 4-20 3-13 6-31 9-52 4-19 7-41 10-67 3-34 7-78 6-124 1-46-3-89-6-124-3-25-6-48-10-67-3-21-6-38-9-51-2-12-4-19-4-20v-937-1c0 0 2-8 4-20 3-13 6-30 9-51 4-19 7-41 10-67 3-34 7-78 6-124 1-46-3-89-6-124-3-25-6-48-10-67-3-21-6-38-9-51-2-12-4-19-4-20v-1787 1787c0 1 2 8 4 20 3 13 6 30 9 51 4 19 7 42 10 67 3 35 7 78 6 124 1 46-3 90-6 124-3 26-6 48-10 67-3 21-6 38-9 51-2 12-4 20-4 20v1-1 1 937c0 1 2 8 4 20 3 13 6 30 9 51 4 19 7 42 10 67 3 35 7 78 6 124 1 46-3 90-6 124-3 26-6 48-10 67-3 21-6 39-9 52-2 11-4 19-4 20v1924h1 3 4 7 8 10 12 13 15 17 19 21 21 24 2 5 9 13 16 20 23 26 30 33 35 39 41 44c1 0 3 0 5 0 1 0 3 0 5 0s5 0 7 0 5 0 7 0c3 0 6 0 9 0s6 0 9 0c4 0 7 0 11 0s7 0 11 0 8 0 12 0c5 0 9 0 13 0 5 0 10 0 14 0 5 0 10 0 15 0 10 0 21 0 32 0z">
          <text:p/>
        </draw:path>
        <draw:polygon draw:style-name="gr7" draw:text-style-name="P1" draw:layer="layout" svg:width="0cm" svg:height="0cm" svg:x="24.678cm" svg:y="6.526cm" svg:viewBox="0 0 0 0" draw:points="0,0">
          <text:p/>
        </draw:polygon>
        <draw:path draw:style-name="gr6" draw:text-style-name="P3" draw:layer="layout" svg:width="2.257cm" svg:height="4.232cm" svg:x="23.986cm" svg:y="3.75cm" svg:viewBox="0 0 2258 4233" svg:d="M1451 4233h517c11-36 22-73 33-109 25-87 48-174 69-261 250-1018 250-2082 0-3100-63-259-143-514-238-763h-899-462c-103 240-190 488-260 740-112 405-180 821-203 1241-34 631 35 1262 203 1871 36 128 76 255 120 381h661c-118-92-171-245-134-390 43-166 192-281 363-281s321 115 363 281c8 30 12 62 12 93 0 116-53 226-145 297z">
          <text:p/>
        </draw:path>
        <draw:polygon draw:style-name="gr7" draw:text-style-name="P1" draw:layer="layout" svg:width="0cm" svg:height="0cm" svg:x="24.678cm" svg:y="6.526cm" svg:viewBox="0 0 0 0" draw:points="0,0">
          <text:p/>
        </draw:polygon>
        <draw:path draw:style-name="gr6" draw:text-style-name="P3" draw:layer="layout" svg:width="1.291cm" svg:height="3.791cm" svg:x="23.181cm" svg:y="5.581cm" svg:viewBox="0 0 1292 3792" svg:d="M1287 3792l5-997c-57-129-108-260-155-393-44-126-84-253-120-381-168-609-237-1240-203-1870h-3c-48 0-97 0-148 0h-2-309c0-24 0-38 0-38l-1-113h-50-301v75 38c0 0 0 14 0 38 0 20 0 47 0 75 0 27 0 54 0 75 0 4 0 8 0 12 0 3 0 5 0 8 0 2 0 4 0 6 0 1 0 3 0 5 0 1 0 2 0 3s0 2 0 2c0 1 0 1 0 1v37 75 38 373 348 150 75 55 1 3 4 7 5 3 9 11 12 14 14 12c0 16 0 34 0 51v24c0 14 0 27 0 40 0 5 0 9 0 14s0 9 0 14c0 2 0 4 0 7 0 6 0 10 0 16 0 3 0 6 0 9s0 5 0 8c0 2 0 4 0 6s0 3 0 5c0 1 0 2 0 3v1 27 75 74 75 75 55z">
          <text:p/>
        </draw:path>
        <draw:polygon draw:style-name="gr7" draw:text-style-name="P1" draw:layer="layout" svg:width="0cm" svg:height="0cm" svg:x="24.678cm" svg:y="6.526cm" svg:viewBox="0 0 0 0" draw:points="0,0">
          <text:p/>
        </draw:polygon>
        <draw:path draw:style-name="gr6" draw:text-style-name="P3" draw:layer="layout" svg:width="1.636cm" svg:height="1.39cm" svg:x="24.317cm" svg:y="7.982cm" svg:viewBox="0 0 1637 1391" svg:d="M155 1391h1347v-998c49-130 94-261 135-393h-516c-136 104-325 104-460 0h-661c47 133 98 264 155 393z">
          <text:p/>
        </draw:path>
        <draw:polygon draw:style-name="gr7" draw:text-style-name="P1" draw:layer="layout" svg:width="0cm" svg:height="0cm" svg:x="24.678cm" svg:y="6.526cm" svg:viewBox="0 0 0 0" draw:points="0,0">
          <text:p/>
        </draw:polygon>
        <draw:path draw:style-name="gr6" draw:text-style-name="P3" draw:layer="layout" svg:width="0.336cm" svg:height="3.641cm" svg:x="22.845cm" svg:y="5.731cm" svg:viewBox="0 0 337 3642" svg:d="M0 3642h2 5 9 13 16 20 23 27 30 33 35 39 41 44v-1630-55h-38v-75h38v-75h-38v-74h38v-75h-38v-75h38c0-3 0-5 0-7 0-5 0-9 0-14s0-9 0-14c0-13 0-26 0-40h-38v-75h38v-12-14-14-12-11-9-3h-38v-75h38v-75-150-348-373-38h-38v-75h38v-37-1c0 0 0-1 0-2s0-2 0-3c0-2 0-4 0-5 0-2 0-4 0-6 0-3 0-5 0-8 0-4 0-8 0-12h-38v-75h38c0-28 0-55 0-75h-38-39-36-35-32-29-27-23-21-17-14-12-8-4-2z">
          <text:p/>
        </draw:path>
        <draw:polygon draw:style-name="gr7" draw:text-style-name="P1" draw:layer="layout" svg:width="0cm" svg:height="0cm" svg:x="24.678cm" svg:y="6.526cm" svg:viewBox="0 0 0 0" draw:points="0,0">
          <text:p/>
        </draw:polygon>
        <draw:path draw:style-name="gr6" draw:text-style-name="P3" draw:layer="layout" svg:width="1.285cm" svg:height="1.629cm" svg:x="23.181cm" svg:y="7.743cm" svg:viewBox="0 0 1286 1630" svg:d="M1286 1630h-1136c-11 0-22 0-32 0-5 0-10 0-15 0-4 0-9 0-14 0-4 0-8 0-13 0-4 0-8 0-12 0s-7 0-11 0-7 0-11 0c-3 0-6 0-9 0s-6 0-9 0c-2 0-5 0-7 0s-5 0-7 0-4 0-5 0c-2 0-4 0-5 0v-1630z">
          <text:p/>
        </draw:path>
        <draw:polygon draw:style-name="gr7" draw:text-style-name="P1" draw:layer="layout" svg:width="0cm" svg:height="0cm" svg:x="24.678cm" svg:y="6.526cm" svg:viewBox="0 0 0 0" draw:points="0,0">
          <text:p/>
        </draw:polygon>
        <draw:path draw:style-name="gr6" draw:text-style-name="P3" draw:layer="layout" svg:width="0.454cm" svg:height="1.499cm" svg:x="25.818cm" svg:y="7.873cm" svg:viewBox="0 0 455 1500" svg:d="M0 1500h455v-1244c0-20-8-39-22-53l-181-181c-14-14-34-22-54-22h-30c-11 36-22 73-33 109-41 132-86 264-135 394z">
          <text:p/>
        </draw:path>
        <draw:polygon draw:style-name="gr7" draw:text-style-name="P1" draw:layer="layout" svg:width="0cm" svg:height="0cm" svg:x="24.678cm" svg:y="6.526cm" svg:viewBox="0 0 0 0" draw:points="0,0">
          <text:p/>
        </draw:polygon>
        <draw:path draw:style-name="gr6" draw:text-style-name="P3" draw:layer="layout" svg:width="0.862cm" svg:height="0.862cm" svg:x="24.779cm" svg:y="5.793cm" svg:viewBox="0 0 863 863" svg:d="M863 431c0 238-193 432-432 432-238 0-431-194-431-432s193-431 431-431c239 0 432 193 432 431z">
          <text:p/>
        </draw:path>
        <draw:polygon draw:style-name="gr7" draw:text-style-name="P1" draw:layer="layout" svg:width="0cm" svg:height="0cm" svg:x="24.678cm" svg:y="6.526cm" svg:viewBox="0 0 0 0" draw:points="0,0">
          <text:p/>
        </draw:polygon>
        <draw:path draw:style-name="gr6" draw:text-style-name="P3" draw:layer="layout" svg:width="0.749cm" svg:height="0.749cm" svg:x="24.833cm" svg:y="4.125cm" svg:viewBox="0 0 750 750" svg:d="M750 374c0 207-168 376-375 376-208 0-375-169-375-376s167-374 375-374c207 0 375 167 375 374z">
          <text:p/>
        </draw:path>
        <draw:polygon draw:style-name="gr7" draw:text-style-name="P1" draw:layer="layout" svg:width="0cm" svg:height="0cm" svg:x="24.678cm" svg:y="6.526cm" svg:viewBox="0 0 0 0" draw:points="0,0">
          <text:p/>
        </draw:polygon>
        <draw:path draw:style-name="gr6" draw:text-style-name="P3" draw:layer="layout" svg:width="0.75cm" svg:height="0.749cm" svg:x="24.833cm" svg:y="7.311cm" svg:viewBox="0 0 751 750" svg:d="M751 374c0-31-4-63-12-93-42-166-192-281-363-281-172 0-321 115-364 281-37 145 16 299 134 391l29 20 30 18 33 14 34 11 34 9 35 5 35 1 36-1 35-5 34-9 33-11 32-14 31-18 29-20c92-71 145-182 145-298z">
          <text:p/>
        </draw:path>
        <draw:polygon draw:style-name="gr7" draw:text-style-name="P1" draw:layer="layout" svg:width="0cm" svg:height="0cm" svg:x="24.678cm" svg:y="6.526cm" svg:viewBox="0 0 0 0" draw:points="0,0">
          <text:p/>
        </draw:polygon>
        <draw:path draw:style-name="gr6" draw:text-style-name="P3" draw:layer="layout" svg:width="0.487cm" svg:height="0.487cm" svg:x="24.964cm" svg:y="4.256cm" svg:viewBox="0 0 488 488" svg:d="M488 243c0 136-109 245-244 245s-244-109-244-245c0-134 109-243 244-243s244 109 244 243z">
          <text:p/>
        </draw:path>
        <draw:polygon draw:style-name="gr7" draw:text-style-name="P1" draw:layer="layout" svg:width="0cm" svg:height="0cm" svg:x="24.678cm" svg:y="6.526cm" svg:viewBox="0 0 0 0" draw:points="0,0">
          <text:p/>
        </draw:polygon>
        <draw:path draw:style-name="gr6" draw:text-style-name="P3" draw:layer="layout" svg:width="0.487cm" svg:height="0.487cm" svg:x="24.964cm" svg:y="7.442cm" svg:viewBox="0 0 488 488" svg:d="M488 244c0 135-109 244-244 244s-244-109-244-244c0-134 109-244 244-244s244 110 244 244z">
          <text:p/>
        </draw:path>
        <draw:polygon draw:style-name="gr7" draw:text-style-name="P1" draw:layer="layout" svg:width="0cm" svg:height="0cm" svg:x="24.678cm" svg:y="6.526cm" svg:viewBox="0 0 0 0" draw:points="0,0">
          <text:p/>
        </draw:polygon>
        <draw:path draw:style-name="gr6" draw:text-style-name="P3" draw:layer="layout" svg:width="0.412cm" svg:height="0.412cm" svg:x="25.004cm" svg:y="6.017cm" svg:viewBox="0 0 413 413" svg:d="M413 207c0-96-65-178-158-201-93-22-189 22-232 106-40 76-28 168 29 232 57 65 148 87 227 56 81-30 134-108 134-193z">
          <text:p/>
        </draw:path>
        <draw:polygon draw:style-name="gr7" draw:text-style-name="P1" draw:layer="layout" svg:width="0cm" svg:height="0cm" svg:x="24.678cm" svg:y="6.526cm" svg:viewBox="0 0 0 0" draw:points="0,0">
          <text:p/>
        </draw:polygon>
        <draw:path draw:style-name="gr6" draw:text-style-name="P3" draw:layer="layout" svg:width="0.337cm" svg:height="0.337cm" svg:x="25.039cm" svg:y="4.331cm" svg:viewBox="0 0 338 338" svg:d="M338 168c0-46-19-90-52-122-34-32-79-48-125-46-90 4-161 78-161 168 0 95 76 170 169 170 94 0 169-75 169-170z">
          <text:p/>
        </draw:path>
        <draw:polygon draw:style-name="gr7" draw:text-style-name="P1" draw:layer="layout" svg:width="0cm" svg:height="0cm" svg:x="24.678cm" svg:y="6.526cm" svg:viewBox="0 0 0 0" draw:points="0,0">
          <text:p/>
        </draw:polygon>
        <draw:path draw:style-name="gr6" draw:text-style-name="P3" draw:layer="layout" svg:width="0.337cm" svg:height="0.337cm" svg:x="25.039cm" svg:y="7.517cm" svg:viewBox="0 0 338 338" svg:d="M338 169c0-93-75-169-169-169-93 0-169 76-169 169 0 94 76 169 169 169 94 0 169-75 169-169z">
          <text:p/>
        </draw:path>
        <draw:polygon draw:style-name="gr7" draw:text-style-name="P1" draw:layer="layout" svg:width="0cm" svg:height="0cm" svg:x="24.678cm" svg:y="6.526cm" svg:viewBox="0 0 0 0" draw:points="0,0">
          <text:p/>
        </draw:polygon>
        <draw:path draw:style-name="gr6" draw:text-style-name="P3" draw:layer="layout" svg:width="0.337cm" svg:height="0.337cm" svg:x="25.039cm" svg:y="4.331cm" svg:viewBox="0 0 338 338" svg:d="M338 168c0-19-3-39-10-56-7-20-17-38-30-53-11-13-25-25-41-35-9-6-20-11-32-15-10-4-23-7-38-8-9-1-17-2-26-1-90 4-161 78-161 168 0 95 76 170 169 170 94 0 169-75 169-170z">
          <text:p/>
        </draw:path>
        <draw:polygon draw:style-name="gr7" draw:text-style-name="P1" draw:layer="layout" svg:width="0cm" svg:height="0cm" svg:x="24.678cm" svg:y="6.526cm" svg:viewBox="0 0 0 0" draw:points="0,0">
          <text:p/>
        </draw:polygon>
        <draw:polygon draw:style-name="gr6" draw:text-style-name="P3" draw:layer="layout" svg:width="1.312cm" svg:height="0.06cm" svg:x="23.139cm" svg:y="3.54cm" svg:viewBox="0 0 1313 61" draw:points="60,0 75,0 119,0 190,0 284,0 397,0 523,0 656,0 788,0 914,0 1027,0 1123,0 1194,0 1238,0 1253,0 1313,61 1307,61 1258,61 1178,61 1072,61 945,61 804,61 656,61 507,61 366,61 240,61 134,61 54,61 5,61 0,61">
          <text:p/>
        </draw:polygon>
        <draw:polygon draw:style-name="gr7" draw:text-style-name="P1" draw:layer="layout" svg:width="0cm" svg:height="0cm" svg:x="24.678cm" svg:y="6.526cm" svg:viewBox="0 0 0 0" draw:points="0,0">
          <text:p/>
        </draw:polygon>
        <draw:path draw:style-name="gr6" draw:text-style-name="P3" draw:layer="layout" svg:width="0.412cm" svg:height="0.15cm" svg:x="24.507cm" svg:y="3.525cm" svg:viewBox="0 0 413 151" svg:d="M0 151h54 51 47 44 40 36 33 28 24 20 16 11 7 2c0-40-16-79-43-106-28-29-67-45-107-45h-1-4-7-10-13-15-18-20-23-26-28-30-33-35c0 0 0 7 0 28 0 11 0 27 0 47s0 45 0 76z">
          <text:p/>
        </draw:path>
        <draw:polygon draw:style-name="gr7" draw:text-style-name="P1" draw:layer="layout" svg:width="0cm" svg:height="0cm" svg:x="24.678cm" svg:y="6.526cm" svg:viewBox="0 0 0 0" draw:points="0,0">
          <text:p/>
        </draw:polygon>
        <draw:polygon draw:style-name="gr6" draw:text-style-name="P3" draw:layer="layout" svg:width="1.192cm" svg:height="0.015cm" svg:x="23.199cm" svg:y="3.525cm" svg:viewBox="0 0 1193 16" draw:points="0,0 0,16 15,16 60,16 131,16 225,16 338,16 464,16 597,16 729,16 855,16 968,16 1063,16 1134,16 1178,16 1193,16 1193,0 1178,0 1134,0 1063,0 968,0 855,0 729,0 597,0 464,0 338,0 225,0 131,0 60,0 15,0">
          <text:p/>
        </draw:polygon>
        <draw:polygon draw:style-name="gr7" draw:text-style-name="P1" draw:layer="layout" svg:width="0cm" svg:height="0cm" svg:x="24.678cm" svg:y="6.526cm" svg:viewBox="0 0 0 0" draw:points="0,0">
          <text:p/>
        </draw:polygon>
        <draw:path draw:style-name="gr6" draw:text-style-name="P3" draw:layer="layout" svg:width="0.039cm" svg:height="0.075cm" svg:x="23.143cm" svg:y="5.806cm" svg:viewBox="0 0 40 76" svg:d="M40 76c0-21 0-48 0-76h-40v76z">
          <text:p/>
        </draw:path>
        <draw:polygon draw:style-name="gr7" draw:text-style-name="P1" draw:layer="layout" svg:width="0cm" svg:height="0cm" svg:x="24.678cm" svg:y="6.526cm" svg:viewBox="0 0 0 0" draw:points="0,0">
          <text:p/>
        </draw:polygon>
        <draw:path draw:style-name="gr6" draw:text-style-name="P3" draw:layer="layout" svg:width="0.039cm" svg:height="0.075cm" svg:x="23.143cm" svg:y="5.656cm" svg:viewBox="0 0 40 76" svg:d="M40 76c0-24 0-38 0-38v-38h-40v76z">
          <text:p/>
        </draw:path>
        <draw:polygon draw:style-name="gr7" draw:text-style-name="P1" draw:layer="layout" svg:width="0cm" svg:height="0cm" svg:x="24.678cm" svg:y="6.526cm" svg:viewBox="0 0 0 0" draw:points="0,0">
          <text:p/>
        </draw:polygon>
        <draw:path draw:style-name="gr6" draw:text-style-name="P3" draw:layer="layout" svg:width="0.039cm" svg:height="0.075cm" svg:x="23.143cm" svg:y="7.164cm" svg:viewBox="0 0 40 76" svg:d="M40 76v-24c0-18 0-36 0-52h-40v76z">
          <text:p/>
        </draw:path>
        <draw:polygon draw:style-name="gr7" draw:text-style-name="P1" draw:layer="layout" svg:width="0cm" svg:height="0cm" svg:x="24.678cm" svg:y="6.526cm" svg:viewBox="0 0 0 0" draw:points="0,0">
          <text:p/>
        </draw:polygon>
        <draw:path draw:style-name="gr6" draw:text-style-name="P3" draw:layer="layout" svg:width="0.039cm" svg:height="0.075cm" svg:x="23.143cm" svg:y="7.314cm" svg:viewBox="0 0 40 76" svg:d="M40 48v28h-40v-76h40c0 6 0 10 0 16 0 3 0 6 0 9s0 5 0 8c0 2 0 4 0 6s0 3 0 5c0 1 0 2 0 3z">
          <text:p/>
        </draw:path>
        <draw:polygon draw:style-name="gr7" draw:text-style-name="P1" draw:layer="layout" svg:width="0cm" svg:height="0cm" svg:x="24.678cm" svg:y="6.526cm" svg:viewBox="0 0 0 0" draw:points="0,0">
          <text:p/>
        </draw:polygon>
        <draw:polygon draw:style-name="gr6" draw:text-style-name="P3" draw:layer="layout" svg:width="0.039cm" svg:height="0.075cm" svg:x="23.143cm" svg:y="7.014cm" svg:viewBox="0 0 40 76" draw:points="40,76 40,71 40,64 40,60 40,57 40,56 40,0 0,0 0,76">
          <text:p/>
        </draw:polygon>
        <draw:polygon draw:style-name="gr7" draw:text-style-name="P1" draw:layer="layout" svg:width="0cm" svg:height="0cm" svg:x="24.678cm" svg:y="6.526cm" svg:viewBox="0 0 0 0" draw:points="0,0">
          <text:p/>
        </draw:polygon>
        <draw:polygon draw:style-name="gr6" draw:text-style-name="P3" draw:layer="layout" svg:width="0.039cm" svg:height="0.075cm" svg:x="23.143cm" svg:y="5.955cm" svg:viewBox="0 0 40 76" draw:points="40,0 40,76 0,76 0,0">
          <text:p/>
        </draw:polygon>
        <draw:polygon draw:style-name="gr7" draw:text-style-name="P1" draw:layer="layout" svg:width="0cm" svg:height="0cm" svg:x="24.678cm" svg:y="6.526cm" svg:viewBox="0 0 0 0" draw:points="0,0">
          <text:p/>
        </draw:polygon>
        <draw:polygon draw:style-name="gr6" draw:text-style-name="P3" draw:layer="layout" svg:width="0.039cm" svg:height="0.074cm" svg:x="23.143cm" svg:y="7.464cm" svg:viewBox="0 0 40 75" draw:points="40,0 40,75 0,75 0,0">
          <text:p/>
        </draw:polygon>
        <draw:polygon draw:style-name="gr7" draw:text-style-name="P1" draw:layer="layout" svg:width="0cm" svg:height="0cm" svg:x="24.678cm" svg:y="6.526cm" svg:viewBox="0 0 0 0" draw:points="0,0">
          <text:p/>
        </draw:polygon>
        <draw:polygon draw:style-name="gr6" draw:text-style-name="P3" draw:layer="layout" svg:width="0.039cm" svg:height="0.075cm" svg:x="23.143cm" svg:y="7.613cm" svg:viewBox="0 0 40 76" draw:points="40,0 40,76 0,76 0,0">
          <text:p/>
        </draw:polygon>
        <draw:polygon draw:style-name="gr7" draw:text-style-name="P1" draw:layer="layout" svg:width="0cm" svg:height="0cm" svg:x="24.678cm" svg:y="6.526cm" svg:viewBox="0 0 0 0" draw:points="0,0">
          <text:p/>
        </draw:polygon>
        <draw:path draw:style-name="gr6" draw:text-style-name="P3" draw:layer="layout" svg:width="0.459cm" svg:height="0.079cm" svg:x="24.978cm" svg:y="7.982cm" svg:viewBox="0 0 460 80" svg:d="M0 0c135 106 324 106 460 0l-30 21-31 18-32 14-33 11-34 9-35 5-36 1-35-1-35-5-34-9-33-11-33-14-30-18z">
          <text:p/>
        </draw:path>
        <draw:polygon draw:style-name="gr7" draw:text-style-name="P1" draw:layer="layout" svg:width="0cm" svg:height="0cm" svg:x="24.678cm" svg:y="6.526cm" svg:viewBox="0 0 0 0" draw:points="0,0">
          <text:p/>
        </draw:polygon>
        <draw:path draw:style-name="gr6" draw:text-style-name="P3" draw:layer="layout" svg:width="0.177cm" svg:height="0.168cm" svg:x="25.199cm" svg:y="4.331cm" svg:viewBox="0 0 178 169" svg:d="M178 169c0-19-3-39-10-57-7-20-17-38-30-53-11-13-25-25-41-35-9-6-20-11-32-15-10-4-23-7-38-8-10-1-18-2-27-1 47-2 92 14 126 46 33 32 52 77 52 123z">
          <text:p/>
        </draw:path>
        <draw:polygon draw:style-name="gr7" draw:text-style-name="P1" draw:layer="layout" svg:width="0cm" svg:height="0cm" svg:x="24.678cm" svg:y="6.526cm" svg:viewBox="0 0 0 0" draw:points="0,0">
          <text:p/>
        </draw:polygon>
        <draw:line draw:style-name="gr8" draw:text-style-name="P1" draw:layer="layout" svg:x1="24.472cm" svg:y1="9.372cm" svg:x2="24.472cm" svg:y2="8.375cm">
          <text:p/>
        </draw:line>
        <draw:line draw:style-name="gr8" draw:text-style-name="P1" draw:layer="layout" svg:x1="24.472cm" svg:y1="9.372cm" svg:x2="24.472cm" svg:y2="8.375cm">
          <text:p/>
        </draw:line>
        <draw:line draw:style-name="gr8" draw:text-style-name="P1" draw:layer="layout" svg:x1="25.818cm" svg:y1="3.75cm" svg:x2="24.457cm" svg:y2="3.75cm">
          <text:p/>
        </draw:line>
        <draw:polyline draw:style-name="gr8" draw:text-style-name="P1" draw:layer="layout" svg:width="0.297cm" svg:height="0cm" svg:x="22.845cm" svg:y="5.731cm" svg:viewBox="0 0 298 0" draw:points="0,0 2,0 6,0 14,0 26,0 40,0 57,0 78,0 101,0 127,0 156,0 188,0 223,0 259,0 298,0">
          <text:p/>
        </draw:polyline>
        <draw:line draw:style-name="gr8" draw:text-style-name="P1" draw:layer="layout" svg:x1="23.991cm" svg:y1="5.731cm" svg:x2="23.994cm" svg:y2="5.731cm">
          <text:p/>
        </draw:line>
        <draw:line draw:style-name="gr8" draw:text-style-name="P1" draw:layer="layout" svg:x1="23.533cm" svg:y1="5.731cm" svg:x2="23.994cm" svg:y2="5.731cm">
          <text:p/>
        </draw:line>
        <draw:line draw:style-name="gr8" draw:text-style-name="P1" draw:layer="layout" svg:x1="23.841cm" svg:y1="5.731cm" svg:x2="23.533cm" svg:y2="5.731cm">
          <text:p/>
        </draw:line>
        <draw:line draw:style-name="gr8" draw:text-style-name="P1" draw:layer="layout" svg:x1="23.844cm" svg:y1="5.731cm" svg:x2="23.841cm" svg:y2="5.731cm">
          <text:p/>
        </draw:line>
        <draw:path draw:style-name="gr8" draw:text-style-name="P1" draw:layer="layout" svg:width="0.149cm" svg:height="0cm" svg:x="23.844cm" svg:y="5.731cm" svg:viewBox="0 0 150 0" svg:d="M0 0c51 0 102 0 150 0">
          <text:p/>
        </draw:path>
        <draw:line draw:style-name="gr8" draw:text-style-name="P1" draw:layer="layout" svg:x1="24.472cm" svg:y1="9.372cm" svg:x2="24.466cm" svg:y2="9.372cm">
          <text:p/>
        </draw:line>
        <draw:line draw:style-name="gr8" draw:text-style-name="P1" draw:layer="layout" svg:x1="23.533cm" svg:y1="5.731cm" svg:x2="23.533cm" svg:y2="5.581cm">
          <text:p/>
        </draw:line>
        <draw:line draw:style-name="gr8" draw:text-style-name="P1" draw:layer="layout" svg:x1="23.181cm" svg:y1="5.581cm" svg:x2="23.533cm" svg:y2="5.581cm">
          <text:p/>
        </draw:line>
        <draw:line draw:style-name="gr8" draw:text-style-name="P1" draw:layer="layout" svg:x1="23.181cm" svg:y1="7.743cm" svg:x2="23.181cm" svg:y2="5.581cm">
          <text:p/>
        </draw:line>
        <draw:line draw:style-name="gr8" draw:text-style-name="P1" draw:layer="layout" svg:x1="24.467cm" svg:y1="9.373cm" svg:x2="23.181cm" svg:y2="7.743cm">
          <text:p/>
        </draw:line>
        <draw:path draw:style-name="gr8" draw:text-style-name="P1" draw:layer="layout" svg:width="0.149cm" svg:height="0cm" svg:x="23.181cm" svg:y="9.372cm" svg:viewBox="0 0 150 0" svg:d="M0 0c0 0 15 0 42 0 28 0 69 0 108 0">
          <text:p/>
        </draw:path>
        <draw:polyline draw:style-name="gr8" draw:text-style-name="P1" draw:layer="layout" svg:width="0.335cm" svg:height="0cm" svg:x="22.845cm" svg:y="9.372cm" svg:viewBox="0 0 336 0" draw:points="0,0 2,0 7,0 16,0 29,0 45,0 65,0 88,0 114,0 144,0 177,0 212,0 251,0 292,0 336,0">
          <text:p/>
        </draw:polyline>
        <draw:line draw:style-name="gr8" draw:text-style-name="P1" draw:layer="layout" svg:x1="24.466cm" svg:y1="9.372cm" svg:x2="23.331cm" svg:y2="9.372cm">
          <text:p/>
        </draw:line>
        <draw:polyline draw:style-name="gr8" draw:text-style-name="P1" draw:layer="layout" svg:width="0.174cm" svg:height="0cm" svg:x="22.67cm" svg:y="9.372cm" svg:viewBox="0 0 175 0" draw:points="175,0 151,0 130,0 109,0 90,0 73,0 58,0 45,0 33,0 23,0 15,0 8,0 4,0 1,0 0,0">
          <text:p/>
        </draw:polyline>
        <draw:line draw:style-name="gr8" draw:text-style-name="P1" draw:layer="layout" svg:x1="24.472cm" svg:y1="9.372cm" svg:x2="25.818cm" svg:y2="9.372cm">
          <text:p/>
        </draw:line>
        <draw:line draw:style-name="gr8" draw:text-style-name="P1" draw:layer="layout" svg:x1="25.818cm" svg:y1="9.372cm" svg:x2="26.272cm" svg:y2="9.372cm">
          <text:p/>
        </draw:line>
        <draw:path draw:style-name="gr8" draw:text-style-name="P1" draw:layer="layout" svg:width="0.149cm" svg:height="0cm" svg:x="23.181cm" svg:y="9.372cm" svg:viewBox="0 0 150 0" svg:d="M0 0c1 0 3 0 5 0 1 0 3 0 5 0s5 0 7 0 5 0 7 0c3 0 6 0 9 0s6 0 9 0c4 0 7 0 11 0s7 0 11 0 8 0 12 0c5 0 9 0 13 0 5 0 10 0 14 0 5 0 10 0 15 0 10 0 21 0 32 0">
          <text:p/>
        </draw:path>
        <draw:path draw:style-name="gr8" draw:text-style-name="P1" draw:layer="layout" svg:width="0.155cm" svg:height="0.393cm" svg:x="24.317cm" svg:y="7.982cm" svg:viewBox="0 0 156 394" svg:d="M0 0c47 134 99 265 156 394">
          <text:p/>
        </draw:path>
        <draw:line draw:style-name="gr8" draw:text-style-name="P1" draw:layer="layout" svg:x1="24.317cm" svg:y1="7.982cm" svg:x2="24.978cm" svg:y2="7.982cm">
          <text:p/>
        </draw:line>
        <draw:polyline draw:style-name="gr8" draw:text-style-name="P1" draw:layer="layout" svg:width="0.459cm" svg:height="0.078cm" svg:x="24.978cm" svg:y="7.982cm" svg:viewBox="0 0 460 79" draw:points="0,0 29,21 59,39 92,53 125,64 159,73 194,78 229,79 265,78 300,73 334,64 367,53 399,39 430,21 460,0">
          <text:p/>
        </draw:polyline>
        <draw:line draw:style-name="gr8" draw:text-style-name="P1" draw:layer="layout" svg:x1="25.437cm" svg:y1="7.982cm" svg:x2="25.953cm" svg:y2="7.982cm">
          <text:p/>
        </draw:line>
        <draw:path draw:style-name="gr8" draw:text-style-name="P1" draw:layer="layout" svg:width="0.135cm" svg:height="0.393cm" svg:x="25.818cm" svg:y="7.982cm" svg:viewBox="0 0 136 394" svg:d="M0 394c50-130 95-261 136-394">
          <text:p/>
        </draw:path>
        <draw:line draw:style-name="gr8" draw:text-style-name="P1" draw:layer="layout" svg:x1="25.818cm" svg:y1="8.375cm" svg:x2="25.818cm" svg:y2="9.372cm">
          <text:p/>
        </draw:line>
        <draw:path draw:style-name="gr8" draw:text-style-name="P1" draw:layer="layout" svg:width="0.412cm" svg:height="0.301cm" svg:x="25.004cm" svg:y="6.129cm" svg:viewBox="0 0 413 302" svg:d="M23 0c-40 77-28 169 29 233s148 86 227 55c81-30 134-107 134-192">
          <text:p/>
        </draw:path>
        <draw:line draw:style-name="gr8" draw:text-style-name="P1" draw:layer="layout" svg:x1="25.818cm" svg:y1="9.372cm" svg:x2="25.818cm" svg:y2="8.375cm">
          <text:p/>
        </draw:line>
        <draw:path draw:style-name="gr8" draw:text-style-name="P1" draw:layer="layout" svg:width="0.102cm" svg:height="0.37cm" svg:x="25.953cm" svg:y="7.612cm" svg:viewBox="0 0 103 371" svg:d="M0 371c39-123 73-247 103-371">
          <text:p/>
        </draw:path>
        <draw:path draw:style-name="gr8" draw:text-style-name="P1" draw:layer="layout" svg:width="0.188cm" svg:height="3.099cm" svg:x="26.055cm" svg:y="4.513cm" svg:viewBox="0 0 189 3100" svg:d="M0 3100c252-1018 252-2081 0-3100">
          <text:p/>
        </draw:path>
        <draw:path draw:style-name="gr8" draw:text-style-name="P1" draw:layer="layout" svg:width="0.237cm" svg:height="0.763cm" svg:x="25.818cm" svg:y="3.75cm" svg:viewBox="0 0 238 764" svg:d="M238 764c-63-259-143-515-238-764">
          <text:p/>
        </draw:path>
        <draw:path draw:style-name="gr8" draw:text-style-name="P1" draw:layer="layout" svg:width="0.26cm" svg:height="0.74cm" svg:x="24.197cm" svg:y="3.75cm" svg:viewBox="0 0 261 741" svg:d="M261 0c-103 240-190 489-261 741">
          <text:p/>
        </draw:path>
        <draw:path draw:style-name="gr8" draw:text-style-name="P1" draw:layer="layout" svg:width="0.212cm" svg:height="3.111cm" svg:x="23.986cm" svg:y="4.49cm" svg:viewBox="0 0 213 3112" svg:d="M213 0c-284 1019-284 2094 0 3112">
          <text:p/>
        </draw:path>
        <draw:path draw:style-name="gr8" draw:text-style-name="P1" draw:layer="layout" svg:width="0.12cm" svg:height="0.381cm" svg:x="24.197cm" svg:y="7.601cm" svg:viewBox="0 0 121 382" svg:d="M0 0c37 128 77 256 121 382">
          <text:p/>
        </draw:path>
        <draw:path draw:style-name="gr8" draw:text-style-name="P1" draw:layer="layout" svg:width="0.146cm" svg:height="0.39cm" svg:x="24.833cm" svg:y="7.592cm" svg:viewBox="0 0 147 391" svg:d="M12 0c-37 146 16 299 135 391">
          <text:p/>
        </draw:path>
        <draw:path draw:style-name="gr8" draw:text-style-name="P1" draw:layer="layout" svg:width="0.726cm" svg:height="0.281cm" svg:x="24.844cm" svg:y="7.311cm" svg:viewBox="0 0 727 282" svg:d="M727 282c-42-167-192-282-363-282s-321 115-364 282">
          <text:p/>
        </draw:path>
        <draw:path draw:style-name="gr8" draw:text-style-name="P1" draw:layer="layout" svg:width="0.012cm" svg:height="0.093cm" svg:x="25.57cm" svg:y="7.592cm" svg:viewBox="0 0 13 94" svg:d="M13 94c0-32-5-64-13-94">
          <text:p/>
        </draw:path>
        <draw:path draw:style-name="gr8" draw:text-style-name="P1" draw:layer="layout" svg:width="0.145cm" svg:height="0.297cm" svg:x="25.437cm" svg:y="7.685cm" svg:viewBox="0 0 146 298" svg:d="M0 298c93-71 146-182 146-298">
          <text:p/>
        </draw:path>
        <draw:path draw:style-name="gr8" draw:text-style-name="P1" draw:layer="layout" svg:width="0.862cm" svg:height="0.862cm" svg:x="24.779cm" svg:y="5.793cm" svg:viewBox="0 0 863 863" svg:d="M863 431c0 238-193 432-432 432-238 0-431-194-431-432s193-431 431-431c239 0 432 193 432 431z">
          <text:p/>
        </draw:path>
        <draw:path draw:style-name="gr8" draw:text-style-name="P1" draw:layer="layout" svg:width="0.749cm" svg:height="0.749cm" svg:x="24.833cm" svg:y="4.125cm" svg:viewBox="0 0 750 750" svg:d="M750 374c0 207-168 376-375 376-208 0-375-169-375-376s167-374 375-374c207 0 375 167 375 374z">
          <text:p/>
        </draw:path>
        <draw:path draw:style-name="gr8" draw:text-style-name="P1" draw:layer="layout" svg:width="0.412cm" svg:height="0.413cm" svg:x="25.004cm" svg:y="6.017cm" svg:viewBox="0 0 413 414" svg:d="M413 207c0 113-93 207-207 207s-206-94-206-207c0-114 92-207 206-207s207 93 207 207z">
          <text:p/>
        </draw:path>
        <draw:line draw:style-name="gr8" draw:text-style-name="P1" draw:layer="layout" svg:x1="23.181cm" svg:y1="9.372cm" svg:x2="23.181cm" svg:y2="7.743cm">
          <text:p/>
        </draw:line>
        <draw:line draw:style-name="gr8" draw:text-style-name="P1" draw:layer="layout" svg:x1="23.181cm" svg:y1="6.068cm" svg:x2="23.181cm" svg:y2="6.441cm">
          <text:p/>
        </draw:line>
        <draw:line draw:style-name="gr8" draw:text-style-name="P1" draw:layer="layout" svg:x1="23.181cm" svg:y1="6.789cm" svg:x2="23.181cm" svg:y2="6.939cm">
          <text:p/>
        </draw:line>
        <draw:line draw:style-name="gr8" draw:text-style-name="P1" draw:layer="layout" svg:x1="23.181cm" svg:y1="5.955cm" svg:x2="23.181cm" svg:y2="6.03cm">
          <text:p/>
        </draw:line>
        <draw:line draw:style-name="gr8" draw:text-style-name="P1" draw:layer="layout" svg:x1="23.181cm" svg:y1="7.014cm" svg:x2="23.181cm" svg:y2="7.069cm">
          <text:p/>
        </draw:line>
        <draw:line draw:style-name="gr8" draw:text-style-name="P1" draw:layer="layout" svg:x1="23.181cm" svg:y1="7.613cm" svg:x2="23.181cm" svg:y2="7.688cm">
          <text:p/>
        </draw:line>
        <draw:line draw:style-name="gr8" draw:text-style-name="P1" draw:layer="layout" svg:x1="23.181cm" svg:y1="7.464cm" svg:x2="23.181cm" svg:y2="7.538cm">
          <text:p/>
        </draw:line>
        <draw:line draw:style-name="gr8" draw:text-style-name="P1" draw:layer="layout" svg:x1="23.181cm" svg:y1="7.362cm" svg:x2="23.181cm" svg:y2="7.389cm">
          <text:p/>
        </draw:line>
        <draw:line draw:style-name="gr8" draw:text-style-name="P1" draw:layer="layout" svg:x1="23.181cm" svg:y1="5.693cm" svg:x2="23.181cm" svg:y2="5.656cm">
          <text:p/>
        </draw:line>
        <draw:path draw:style-name="gr8" draw:text-style-name="P1" draw:layer="layout" svg:width="0cm" svg:height="0.145cm" svg:x="23.181cm" svg:y="7.069cm" svg:viewBox="0 0 0 146" svg:d="M0 146c0-16 0-32 0-48 0-10 0-20 0-29 0-5 0-9 0-14 0-4 0-8 0-12s0-7 0-11c0-3 0-6 0-9s0-6 0-8 0-5 0-7c0-1 0-3 0-4s0-2 0-3v-1">
          <text:p/>
        </draw:path>
        <draw:path draw:style-name="gr8" draw:text-style-name="P1" draw:layer="layout" svg:width="0cm" svg:height="0.146cm" svg:x="23.181cm" svg:y="7.215cm" svg:viewBox="0 0 0 147" svg:d="M0 147c0-1 0-1 0-1 0-1 0-2 0-3 0-2 0-3 0-5s0-4 0-6c0-3 0-5 0-8s0-6 0-9c0-4 0-8 0-11 0-4 0-8 0-12 0-5 0-9 0-14s0-9 0-14c0-10 0-20 0-31s0-22 0-33">
          <text:p/>
        </draw:path>
        <draw:path draw:style-name="gr8" draw:text-style-name="P1" draw:layer="layout" svg:width="0cm" svg:height="0.037cm" svg:x="23.181cm" svg:y="5.693cm" svg:viewBox="0 0 0 38" svg:d="M0 38c0-24 0-38 0-38">
          <text:p/>
        </draw:path>
        <draw:path draw:style-name="gr8" draw:text-style-name="P1" draw:layer="layout" svg:width="0cm" svg:height="0.074cm" svg:x="23.181cm" svg:y="5.731cm" svg:viewBox="0 0 0 75" svg:d="M0 75c0-28 0-55 0-75">
          <text:p/>
        </draw:path>
        <draw:path draw:style-name="gr8" draw:text-style-name="P1" draw:layer="layout" svg:width="0cm" svg:height="0.111cm" svg:x="23.181cm" svg:y="5.806cm" svg:viewBox="0 0 0 112" svg:d="M0 112v-1c0 0 0-1 0-2s0-2 0-3c0-2 0-4 0-5 0-2 0-4 0-6 0-3 0-5 0-8 0-2 0-5 0-8s0-6 0-9c0-7 0-14 0-22 0-15 0-32 0-48">
          <text:p/>
        </draw:path>
        <draw:polyline draw:style-name="gr8" draw:text-style-name="P1" draw:layer="layout" svg:width="0.411cm" svg:height="0cm" svg:x="24.507cm" svg:y="3.675cm" svg:viewBox="0 0 412 0" draw:points="0,0 53,0 104,0 151,0 195,0 235,0 271,0 304,0 332,0 356,0 376,0 392,0 403,0 410,0 412,0">
          <text:p/>
        </draw:polyline>
        <draw:path draw:style-name="gr8" draw:text-style-name="P1" draw:layer="layout" svg:width="0.029cm" svg:height="0.262cm" svg:x="22.67cm" svg:y="5.462cm" svg:viewBox="0 0 30 263" svg:d="M0 0c0 1 2 8 4 20 3 13 6 30 9 51 4 19 7 42 11 67 3 36 7 79 6 125">
          <text:p/>
        </draw:path>
        <draw:polyline draw:style-name="gr8" draw:text-style-name="P1" draw:layer="layout" svg:width="0cm" svg:height="0cm" svg:x="22.67cm" svg:y="5.462cm" svg:viewBox="0 0 0 0" draw:points="0,0">
          <text:p/>
        </draw:polyline>
        <draw:line draw:style-name="gr8" draw:text-style-name="P1" draw:layer="layout" svg:x1="22.67cm" svg:y1="5.987cm" svg:x2="22.67cm" svg:y2="5.986cm">
          <text:p/>
        </draw:line>
        <draw:path draw:style-name="gr8" draw:text-style-name="P1" draw:layer="layout" svg:width="0.029cm" svg:height="0.262cm" svg:x="22.67cm" svg:y="5.724cm" svg:viewBox="0 0 30 263" svg:d="M0 263c0 0 2-8 4-20 3-13 6-30 9-51 4-19 7-42 11-68 3-34 7-78 6-124">
          <text:p/>
        </draw:path>
        <draw:path draw:style-name="gr8" draw:text-style-name="P1" draw:layer="layout" svg:width="0.029cm" svg:height="0.262cm" svg:x="22.67cm" svg:y="6.924cm" svg:viewBox="0 0 30 263" svg:d="M0 0c0 1 2 8 4 21 3 13 6 30 9 51 4 19 7 42 11 67 3 35 7 78 6 124">
          <text:p/>
        </draw:path>
        <draw:polyline draw:style-name="gr8" draw:text-style-name="P1" draw:layer="layout" svg:width="0cm" svg:height="0cm" svg:x="22.67cm" svg:y="6.924cm" svg:viewBox="0 0 0 0" draw:points="0,0">
          <text:p/>
        </draw:polyline>
        <draw:polyline draw:style-name="gr8" draw:text-style-name="P1" draw:layer="layout" svg:width="0cm" svg:height="0cm" svg:x="22.67cm" svg:y="7.449cm" svg:viewBox="0 0 0 0" draw:points="0,0">
          <text:p/>
        </draw:polyline>
        <draw:path draw:style-name="gr8" draw:text-style-name="P1" draw:layer="layout" svg:width="0.029cm" svg:height="0.263cm" svg:x="22.67cm" svg:y="7.186cm" svg:viewBox="0 0 30 264" svg:d="M0 264c0-1 2-9 4-20 3-13 6-31 9-52 4-19 7-41 11-67 3-34 7-78 6-125">
          <text:p/>
        </draw:path>
        <draw:path draw:style-name="gr8" draw:text-style-name="P1" draw:layer="layout" svg:width="0cm" svg:height="0.037cm" svg:x="23.533cm" svg:y="5.693cm" svg:viewBox="0 0 0 38" svg:d="M0 38c0-24 0-38 0-38">
          <text:p/>
        </draw:path>
        <draw:line draw:style-name="gr8" draw:text-style-name="P1" draw:layer="layout" svg:x1="23.53cm" svg:y1="5.581cm" svg:x2="23.482cm" svg:y2="5.581cm">
          <text:p/>
        </draw:line>
        <draw:line draw:style-name="gr8" draw:text-style-name="P1" draw:layer="layout" svg:x1="26.272cm" svg:y1="9.372cm" svg:x2="26.272cm" svg:y2="8.129cm">
          <text:p/>
        </draw:line>
        <draw:path draw:style-name="gr8" draw:text-style-name="P1" draw:layer="layout" svg:width="0.022cm" svg:height="0.053cm" svg:x="26.25cm" svg:y="8.076cm" svg:viewBox="0 0 23 54" svg:d="M0 0c15 15 23 34 23 54">
          <text:p/>
        </draw:path>
        <draw:line draw:style-name="gr8" draw:text-style-name="P1" draw:layer="layout" svg:x1="26.069cm" svg:y1="7.895cm" svg:x2="26.251cm" svg:y2="8.077cm">
          <text:p/>
        </draw:line>
        <draw:path draw:style-name="gr8" draw:text-style-name="P1" draw:layer="layout" svg:width="0.053cm" svg:height="0.022cm" svg:x="26.016cm" svg:y="7.873cm" svg:viewBox="0 0 54 23" svg:d="M0 0c20 0 40 8 54 23">
          <text:p/>
        </draw:path>
        <draw:line draw:style-name="gr8" draw:text-style-name="P1" draw:layer="layout" svg:x1="26.016cm" svg:y1="7.873cm" svg:x2="25.986cm" svg:y2="7.873cm">
          <text:p/>
        </draw:line>
        <draw:path draw:style-name="gr8" draw:text-style-name="P1" draw:layer="layout" svg:width="0.459cm" svg:height="0.079cm" svg:x="24.978cm" svg:y="7.982cm" svg:viewBox="0 0 460 80" svg:d="M0 0c135 106 324 106 460 0">
          <text:p/>
        </draw:path>
        <draw:path draw:style-name="gr8" draw:text-style-name="P1" draw:layer="layout" svg:width="0.337cm" svg:height="0.169cm" svg:x="25.039cm" svg:y="4.499cm" svg:viewBox="0 0 338 170" svg:d="M0 0c0 20 3 39 9 56 8 21 18 39 31 54 11 14 25 26 42 36 10 6 22 12 37 16 13 4 30 8 49 8s35-3 47-6c16-5 28-11 39-17 17-10 31-21 42-36 14-15 24-33 32-53 6-17 10-37 10-58">
          <text:p/>
        </draw:path>
        <draw:path draw:style-name="gr8" draw:text-style-name="P1" draw:layer="layout" svg:width="0.177cm" svg:height="0.168cm" svg:x="25.199cm" svg:y="4.331cm" svg:viewBox="0 0 178 169" svg:d="M178 169c0-19-3-39-10-57-7-20-17-38-30-53-11-13-25-25-41-35-9-6-20-11-32-15-10-4-23-7-38-8-10-1-18-2-27-1">
          <text:p/>
        </draw:path>
        <draw:path draw:style-name="gr8" draw:text-style-name="P1" draw:layer="layout" svg:width="0.337cm" svg:height="0.169cm" svg:x="25.039cm" svg:y="7.685cm" svg:viewBox="0 0 338 170" svg:d="M0 0c0 20 3 39 9 56 7 20 18 38 31 54 11 13 25 26 42 36 10 6 22 12 37 16 13 4 30 8 49 8s35-3 47-6c16-5 29-11 39-17 18-10 31-22 43-36 13-15 23-33 31-53 6-18 10-37 10-58">
          <text:p/>
        </draw:path>
        <draw:path draw:style-name="gr8" draw:text-style-name="P1" draw:layer="layout" svg:width="0.337cm" svg:height="0.168cm" svg:x="25.039cm" svg:y="7.517cm" svg:viewBox="0 0 338 169" svg:d="M338 169c0-27-7-54-17-75-10-19-22-36-38-50-15-14-33-26-59-35-10-4-22-7-37-8-24-3-49 1-65 6-29 8-47 20-64 34-11 10-21 20-29 33-8 11-14 23-19 36-6 19-10 39-10 59">
          <text:p/>
        </draw:path>
        <draw:path draw:style-name="gr8" draw:text-style-name="P1" draw:layer="layout" svg:width="0.749cm" svg:height="0.749cm" svg:x="24.833cm" svg:y="4.125cm" svg:viewBox="0 0 750 750" svg:d="M750 374c0 207-168 376-375 376-208 0-375-169-375-376s167-374 375-374c207 0 375 167 375 374z">
          <text:p/>
        </draw:path>
        <draw:line draw:style-name="gr8" draw:text-style-name="P1" draw:layer="layout" svg:x1="23.181cm" svg:y1="5.881cm" svg:x2="23.143cm" svg:y2="5.881cm">
          <text:p/>
        </draw:line>
        <draw:line draw:style-name="gr8" draw:text-style-name="P1" draw:layer="layout" svg:x1="23.181cm" svg:y1="5.806cm" svg:x2="23.143cm" svg:y2="5.806cm">
          <text:p/>
        </draw:line>
        <draw:line draw:style-name="gr8" draw:text-style-name="P1" draw:layer="layout" svg:x1="23.143cm" svg:y1="5.806cm" svg:x2="23.143cm" svg:y2="5.881cm">
          <text:p/>
        </draw:line>
        <draw:line draw:style-name="gr8" draw:text-style-name="P1" draw:layer="layout" svg:x1="23.181cm" svg:y1="5.955cm" svg:x2="23.143cm" svg:y2="5.955cm">
          <text:p/>
        </draw:line>
        <draw:line draw:style-name="gr8" draw:text-style-name="P1" draw:layer="layout" svg:x1="23.143cm" svg:y1="5.955cm" svg:x2="23.143cm" svg:y2="6.03cm">
          <text:p/>
        </draw:line>
        <draw:line draw:style-name="gr8" draw:text-style-name="P1" draw:layer="layout" svg:x1="23.181cm" svg:y1="6.03cm" svg:x2="23.143cm" svg:y2="6.03cm">
          <text:p/>
        </draw:line>
        <draw:line draw:style-name="gr8" draw:text-style-name="P1" draw:layer="layout" svg:x1="23.181cm" svg:y1="7.089cm" svg:x2="23.143cm" svg:y2="7.089cm">
          <text:p/>
        </draw:line>
        <draw:line draw:style-name="gr8" draw:text-style-name="P1" draw:layer="layout" svg:x1="23.181cm" svg:y1="7.014cm" svg:x2="23.143cm" svg:y2="7.014cm">
          <text:p/>
        </draw:line>
        <draw:line draw:style-name="gr8" draw:text-style-name="P1" draw:layer="layout" svg:x1="23.143cm" svg:y1="7.014cm" svg:x2="23.143cm" svg:y2="7.089cm">
          <text:p/>
        </draw:line>
        <draw:line draw:style-name="gr8" draw:text-style-name="P1" draw:layer="layout" svg:x1="23.181cm" svg:y1="7.688cm" svg:x2="23.143cm" svg:y2="7.688cm">
          <text:p/>
        </draw:line>
        <draw:line draw:style-name="gr8" draw:text-style-name="P1" draw:layer="layout" svg:x1="23.181cm" svg:y1="7.613cm" svg:x2="23.143cm" svg:y2="7.613cm">
          <text:p/>
        </draw:line>
        <draw:line draw:style-name="gr8" draw:text-style-name="P1" draw:layer="layout" svg:x1="23.143cm" svg:y1="7.613cm" svg:x2="23.143cm" svg:y2="7.688cm">
          <text:p/>
        </draw:line>
        <draw:line draw:style-name="gr8" draw:text-style-name="P1" draw:layer="layout" svg:x1="23.181cm" svg:y1="7.538cm" svg:x2="23.143cm" svg:y2="7.538cm">
          <text:p/>
        </draw:line>
        <draw:line draw:style-name="gr8" draw:text-style-name="P1" draw:layer="layout" svg:x1="23.181cm" svg:y1="7.464cm" svg:x2="23.143cm" svg:y2="7.464cm">
          <text:p/>
        </draw:line>
        <draw:line draw:style-name="gr8" draw:text-style-name="P1" draw:layer="layout" svg:x1="23.143cm" svg:y1="7.464cm" svg:x2="23.143cm" svg:y2="7.538cm">
          <text:p/>
        </draw:line>
        <draw:line draw:style-name="gr8" draw:text-style-name="P1" draw:layer="layout" svg:x1="23.181cm" svg:y1="7.389cm" svg:x2="23.143cm" svg:y2="7.389cm">
          <text:p/>
        </draw:line>
        <draw:line draw:style-name="gr8" draw:text-style-name="P1" draw:layer="layout" svg:x1="23.181cm" svg:y1="7.314cm" svg:x2="23.143cm" svg:y2="7.314cm">
          <text:p/>
        </draw:line>
        <draw:line draw:style-name="gr8" draw:text-style-name="P1" draw:layer="layout" svg:x1="23.143cm" svg:y1="7.314cm" svg:x2="23.143cm" svg:y2="7.389cm">
          <text:p/>
        </draw:line>
        <draw:line draw:style-name="gr8" draw:text-style-name="P1" draw:layer="layout" svg:x1="23.181cm" svg:y1="5.656cm" svg:x2="23.143cm" svg:y2="5.656cm">
          <text:p/>
        </draw:line>
        <draw:line draw:style-name="gr8" draw:text-style-name="P1" draw:layer="layout" svg:x1="23.181cm" svg:y1="5.731cm" svg:x2="23.143cm" svg:y2="5.731cm">
          <text:p/>
        </draw:line>
        <draw:line draw:style-name="gr8" draw:text-style-name="P1" draw:layer="layout" svg:x1="23.143cm" svg:y1="5.731cm" svg:x2="23.143cm" svg:y2="5.656cm">
          <text:p/>
        </draw:line>
        <draw:line draw:style-name="gr8" draw:text-style-name="P1" draw:layer="layout" svg:x1="23.181cm" svg:y1="7.239cm" svg:x2="23.143cm" svg:y2="7.239cm">
          <text:p/>
        </draw:line>
        <draw:line draw:style-name="gr8" draw:text-style-name="P1" draw:layer="layout" svg:x1="23.181cm" svg:y1="7.164cm" svg:x2="23.143cm" svg:y2="7.164cm">
          <text:p/>
        </draw:line>
        <draw:line draw:style-name="gr8" draw:text-style-name="P1" draw:layer="layout" svg:x1="23.143cm" svg:y1="7.164cm" svg:x2="23.143cm" svg:y2="7.239cm">
          <text:p/>
        </draw:line>
        <draw:path draw:style-name="gr8" draw:text-style-name="P1" draw:layer="layout" svg:width="0cm" svg:height="0.149cm" svg:x="24.507cm" svg:y="3.525cm" svg:viewBox="0 0 0 150" svg:d="M0 0c0 0 0 8 0 31 0 11 0 25 0 42 0 20 0 46 0 77">
          <text:p/>
        </draw:path>
        <draw:polyline draw:style-name="gr8" draw:text-style-name="P1" draw:layer="layout" svg:width="1.686cm" svg:height="0cm" svg:x="22.82cm" svg:y="3.525cm" svg:viewBox="0 0 1687 0" draw:points="1687,0 1563,0 1423,0 1269,0 1107,0 941,0 776,0 617,0 468,0 334,0 219,0 125,0 56,0 14,0 0,0">
          <text:p/>
        </draw:polyline>
        <draw:path draw:style-name="gr8" draw:text-style-name="P1" draw:layer="layout" svg:width="0.115cm" svg:height="0cm" svg:x="24.391cm" svg:y="3.525cm" svg:viewBox="0 0 116 0" svg:d="M0 0c41 0 80 0 116 0">
          <text:p/>
        </draw:path>
        <draw:path draw:style-name="gr8" draw:text-style-name="P1" draw:layer="layout" svg:width="0cm" svg:height="0.149cm" svg:x="24.507cm" svg:y="3.525cm" svg:viewBox="0 0 0 150" svg:d="M0 0c0 0 0 8 0 31 0 11 0 25 0 42 0 20 0 46 0 77">
          <text:p/>
        </draw:path>
        <draw:path draw:style-name="gr8" draw:text-style-name="P1" draw:layer="layout" svg:width="0cm" svg:height="0.149cm" svg:x="24.507cm" svg:y="3.525cm" svg:viewBox="0 0 0 150" svg:d="M0 150c0-30 0-55 0-75s0-36 0-47c0-21 0-28 0-28">
          <text:p/>
        </draw:path>
        <draw:polyline draw:style-name="gr8" draw:text-style-name="P1" draw:layer="layout" svg:width="0.261cm" svg:height="0cm" svg:x="24.507cm" svg:y="3.525cm" svg:viewBox="0 0 262 0" draw:points="0,0 34,0 67,0 97,0 125,0 151,0 174,0 194,0 212,0 227,0 240,0 250,0 257,0 261,0 262,0">
          <text:p/>
        </draw:polyline>
        <draw:polyline draw:style-name="gr8" draw:text-style-name="P1" draw:layer="layout" svg:width="0.261cm" svg:height="0cm" svg:x="24.507cm" svg:y="3.525cm" svg:viewBox="0 0 262 0" draw:points="262,0 261,0 257,0 250,0 240,0 227,0 212,0 194,0 174,0 151,0 125,0 97,0 67,0 34,0 0,0">
          <text:p/>
        </draw:polyline>
        <draw:path draw:style-name="gr8" draw:text-style-name="P1" draw:layer="layout" svg:width="0cm" svg:height="0.149cm" svg:x="24.507cm" svg:y="3.525cm" svg:viewBox="0 0 0 150" svg:d="M0 150c0-30 0-55 0-75s0-36 0-47c0-21 0-28 0-28">
          <text:p/>
        </draw:path>
        <draw:path draw:style-name="gr8" draw:text-style-name="P1" draw:layer="layout" svg:width="0.487cm" svg:height="0.487cm" svg:x="24.964cm" svg:y="7.442cm" svg:viewBox="0 0 488 488" svg:d="M488 244c0 135-109 244-244 244s-244-109-244-244c0-134 109-244 244-244s244 110 244 244z">
          <text:p/>
        </draw:path>
        <draw:path draw:style-name="gr8" draw:text-style-name="P1" draw:layer="layout" svg:width="0.337cm" svg:height="0.337cm" svg:x="25.039cm" svg:y="4.331cm" svg:viewBox="0 0 338 338" svg:d="M338 168c0 95-75 170-169 170-93 0-169-75-169-170 0-93 76-168 169-168 94 0 169 75 169 168z">
          <text:p/>
        </draw:path>
        <draw:path draw:style-name="gr8" draw:text-style-name="P1" draw:layer="layout" svg:width="0.337cm" svg:height="0.337cm" svg:x="25.039cm" svg:y="7.517cm" svg:viewBox="0 0 338 338" svg:d="M338 169c0 94-75 169-169 169-93 0-169-75-169-169 0-93 76-169 169-169 94 0 169 76 169 169z">
          <text:p/>
        </draw:path>
        <draw:path draw:style-name="gr8" draw:text-style-name="P1" draw:layer="layout" svg:width="0.487cm" svg:height="0.487cm" svg:x="24.964cm" svg:y="4.256cm" svg:viewBox="0 0 488 488" svg:d="M488 243c0 136-109 245-244 245s-244-109-244-245c0-134 109-243 244-243s244 109 244 243z">
          <text:p/>
        </draw:path>
        <draw:polyline draw:style-name="gr8" draw:text-style-name="P1" draw:layer="layout" svg:width="1.191cm" svg:height="0cm" svg:x="23.199cm" svg:y="3.525cm" svg:viewBox="0 0 1192 0" draw:points="0,0 15,0 59,0 130,0 224,0 337,0 463,0 596,0 728,0 854,0 967,0 1062,0 1133,0 1177,0 1192,0">
          <text:p/>
        </draw:polyline>
        <draw:line draw:style-name="gr8" draw:text-style-name="P1" draw:layer="layout" svg:x1="23.199cm" svg:y1="3.525cm" svg:x2="23.199cm" svg:y2="3.54cm">
          <text:p/>
        </draw:line>
        <draw:polyline draw:style-name="gr8" draw:text-style-name="P1" draw:layer="layout" svg:width="1.191cm" svg:height="0cm" svg:x="23.199cm" svg:y="3.54cm" svg:viewBox="0 0 1192 0" draw:points="0,0 15,0 59,0 130,0 224,0 337,0 463,0 596,0 728,0 854,0 967,0 1062,0 1133,0 1177,0 1192,0">
          <text:p/>
        </draw:polyline>
        <draw:line draw:style-name="gr8" draw:text-style-name="P1" draw:layer="layout" svg:x1="23.2cm" svg:y1="3.54cm" svg:x2="23.139cm" svg:y2="3.601cm">
          <text:p/>
        </draw:line>
        <draw:polyline draw:style-name="gr8" draw:text-style-name="P1" draw:layer="layout" svg:width="1.334cm" svg:height="0cm" svg:x="23.127cm" svg:y="3.6cm" svg:viewBox="0 0 1335 0" draw:points="0,0 17,0 66,0 146,0 252,0 378,0 519,0 668,0 816,0 957,0 1084,0 1189,0 1269,0 1318,0 1335,0">
          <text:p/>
        </draw:polyline>
        <draw:line draw:style-name="gr8" draw:text-style-name="P1" draw:layer="layout" svg:x1="23.127cm" svg:y1="3.6cm" svg:x2="23.127cm" svg:y2="3.675cm">
          <text:p/>
        </draw:line>
        <draw:line draw:style-name="gr8" draw:text-style-name="P1" draw:layer="layout" svg:x1="22.845cm" svg:y1="9.372cm" svg:x2="22.845cm" svg:y2="5.731cm">
          <text:p/>
        </draw:line>
        <draw:line draw:style-name="gr8" draw:text-style-name="P1" draw:layer="layout" svg:x1="24.919cm" svg:y1="3.675cm" svg:x2="24.919cm" svg:y2="3.75cm">
          <text:p/>
        </draw:line>
        <draw:line draw:style-name="gr8" draw:text-style-name="P1" draw:layer="layout" svg:x1="22.67cm" svg:y1="3.675cm" svg:x2="22.67cm" svg:y2="5.462cm">
          <text:p/>
        </draw:line>
        <draw:line draw:style-name="gr8" draw:text-style-name="P1" draw:layer="layout" svg:x1="22.67cm" svg:y1="5.986cm" svg:x2="22.67cm" svg:y2="6.924cm">
          <text:p/>
        </draw:line>
        <draw:line draw:style-name="gr8" draw:text-style-name="P1" draw:layer="layout" svg:x1="22.67cm" svg:y1="7.449cm" svg:x2="22.67cm" svg:y2="9.372cm">
          <text:p/>
        </draw:line>
        <draw:path draw:style-name="gr8" draw:text-style-name="P1" draw:layer="layout" svg:width="0.15cm" svg:height="0.15cm" svg:x="24.769cm" svg:y="3.525cm" svg:viewBox="0 0 151 151" svg:d="M151 151c0-40-16-79-43-106-28-29-67-45-108-45">
          <text:p/>
        </draw:path>
        <draw:line draw:style-name="gr8" draw:text-style-name="P1" draw:layer="layout" svg:x1="24.391cm" svg:y1="3.54cm" svg:x2="24.391cm" svg:y2="3.525cm">
          <text:p/>
        </draw:line>
        <draw:line draw:style-name="gr8" draw:text-style-name="P1" draw:layer="layout" svg:x1="24.391cm" svg:y1="3.54cm" svg:x2="24.452cm" svg:y2="3.601cm">
          <text:p/>
        </draw:line>
        <draw:line draw:style-name="gr8" draw:text-style-name="P1" draw:layer="layout" svg:x1="24.462cm" svg:y1="3.675cm" svg:x2="24.462cm" svg:y2="3.6cm">
          <text:p/>
        </draw:line>
        <draw:path draw:style-name="gr2" draw:text-style-name="P2" draw:layer="layout" svg:width="0.84cm" svg:height="0.839cm" svg:x="24.79cm" svg:y="5.804cm" svg:viewBox="0 0 841 840" svg:d="M420 840v-840zM841 420h-841z">
          <text:p/>
        </draw:path>
        <draw:path draw:style-name="gr2" draw:text-style-name="P2" draw:layer="layout" svg:width="0.839cm" svg:height="0.839cm" svg:x="19.308cm" svg:y="5.643cm" svg:viewBox="0 0 840 840" svg:d="M421 840v-840zM840 419h-840z">
          <text:p/>
        </draw:path>
        <draw:path draw:style-name="gr9" draw:text-style-name="P1" draw:layer="layout" svg:width="0.839cm" svg:height="0.839cm" svg:x="19.308cm" svg:y="5.643cm" svg:viewBox="0 0 840 840" svg:d="M421 840v-840M840 419h-840">
          <text:p/>
        </draw:path>
        <draw:path draw:style-name="gr2" draw:text-style-name="P2" draw:layer="layout" svg:width="0.84cm" svg:height="0.839cm" svg:x="29.392cm" svg:y="5.626cm" svg:viewBox="0 0 841 840" svg:d="M421 840v-840zM841 419h-841z">
          <text:p/>
        </draw:path>
        <draw:path draw:style-name="gr2" draw:text-style-name="P2" draw:layer="layout" svg:width="0.839cm" svg:height="0.839cm" svg:x="24.788cm" svg:y="7.266cm" svg:viewBox="0 0 840 840" svg:d="M419 840v-840zM840 419h-840z">
          <text:p/>
        </draw:path>
        <draw:path draw:style-name="gr2" draw:text-style-name="P2" draw:layer="layout" svg:width="0.839cm" svg:height="0.839cm" svg:x="24.788cm" svg:y="4.08cm" svg:viewBox="0 0 840 840" svg:d="M419 840v-840zM840 419h-840z">
          <text:p/>
        </draw:path>
        <draw:path draw:style-name="gr2" draw:text-style-name="P2" draw:layer="layout" svg:width="0.84cm" svg:height="0.84cm" svg:x="25.777cm" svg:y="7.709cm" svg:viewBox="0 0 841 841" svg:d="M420 841v-841zM841 421h-841z">
          <text:p/>
        </draw:path>
        <draw:path draw:style-name="gr2" draw:text-style-name="P2" draw:layer="layout" svg:width="0.84cm" svg:height="0.84cm" svg:x="25.596cm" svg:y="7.528cm" svg:viewBox="0 0 841 841" svg:d="M420 841v-841zM841 420h-841z">
          <text:p/>
        </draw:path>
        <draw:polygon draw:style-name="gr7" draw:text-style-name="P1" draw:layer="layout" svg:width="0cm" svg:height="0cm" svg:x="24.678cm" svg:y="6.526cm" svg:viewBox="0 0 0 0" draw:points="0,0">
          <text:p/>
        </draw:polygon>
        <draw:polyline draw:style-name="gr9" draw:text-style-name="P1" draw:layer="layout" svg:width="1.739cm" svg:height="3.129cm" svg:x="25.269cm" svg:y="7.842cm" svg:viewBox="0 0 1740 3130" draw:points="1740,3130 1239,3130 0,0">
          <text:p/>
        </draw:polyline>
        <draw:polygon draw:style-name="gr10" draw:text-style-name="P2" draw:layer="layout" svg:width="0.183cm" svg:height="0.347cm" svg:x="25.269cm" svg:y="7.842cm" svg:viewBox="0 0 184 348" draw:points="0,0 75,348 184,305">
          <text:p/>
        </draw:polygon>
        <draw:polygon draw:style-name="gr7" draw:text-style-name="P1" draw:layer="layout" svg:width="0cm" svg:height="0cm" svg:x="24.678cm" svg:y="6.526cm" svg:viewBox="0 0 0 0" draw:points="0,0">
          <text:p/>
        </draw:polygon>
        <draw:polyline draw:style-name="gr9" draw:text-style-name="P1" draw:layer="layout" svg:width="1.755cm" svg:height="6.31cm" svg:x="25.24cm" svg:y="4.665cm" svg:viewBox="0 0 1756 6311" draw:points="1756,6311 1256,6311 0,0">
          <text:p/>
        </draw:polyline>
        <draw:polygon draw:style-name="gr10" draw:text-style-name="P2" draw:layer="layout" svg:width="0.126cm" svg:height="0.354cm" svg:x="25.24cm" svg:y="4.665cm" svg:viewBox="0 0 127 355" draw:points="0,0 11,355 127,333">
          <text:p/>
        </draw:polygon>
        <draw:frame draw:style-name="gr11" draw:text-style-name="P5" draw:layer="layout" svg:width="0.665cm" svg:height="0.78cm" svg:x="27.617cm" svg:y="19.227cm">
          <draw:text-box>
            <text:p text:style-name="P4"><text:span text:style-name="T1">X</text:span></text:p>
          </draw:text-box>
        </draw:frame>
        <draw:frame draw:style-name="gr12" draw:text-style-name="P6" draw:layer="layout" svg:width="0.119cm" svg:height="0.141cm" svg:x="28.027cm" svg:y="19.734cm">
          <draw:text-box>
            <text:p text:style-name="P4"><text:span text:style-name="T2"><text:s/></text:span></text:p>
          </draw:text-box>
        </draw:frame>
        <draw:frame draw:style-name="gr13" draw:text-style-name="P7" draw:layer="layout" svg:width="6.614cm" svg:height="0.462cm" svg:x="12.182cm" svg:y="11.857cm">
          <draw:text-box>
            <text:p text:style-name="P4"><text:span text:style-name="T3">4X M2 Brass Inserts [PP-MP0066]</text:span></text:p>
          </draw:text-box>
        </draw:frame>
        <draw:frame draw:style-name="gr12" draw:text-style-name="P6" draw:layer="layout" svg:width="0.119cm" svg:height="0.141cm" svg:x="21.446cm" svg:y="13.138cm">
          <draw:text-box>
            <text:p text:style-name="P4"><text:span text:style-name="T2"><text:s/></text:span></text:p>
          </draw:text-box>
        </draw:frame>
        <draw:frame draw:style-name="gr13" draw:text-style-name="P7" draw:layer="layout" svg:width="6.763cm" svg:height="0.462cm" svg:x="6.826cm" svg:y="15.667cm">
          <draw:text-box>
            <text:p text:style-name="P4"><text:span text:style-name="T3">2X M3 Brass Inserts [HD-MS0030]</text:span></text:p>
          </draw:text-box>
        </draw:frame>
        <draw:frame draw:style-name="gr12" draw:text-style-name="P6" draw:layer="layout" svg:width="0.119cm" svg:height="0.141cm" svg:x="12.353cm" svg:y="16.349cm">
          <draw:text-box>
            <text:p text:style-name="P4"><text:span text:style-name="T2"><text:s/></text:span></text:p>
          </draw:text-box>
        </draw:frame>
        <draw:frame draw:style-name="gr13" draw:text-style-name="P7" draw:layer="layout" svg:width="6.763cm" svg:height="0.462cm" svg:x="21.812cm" svg:y="11.095cm">
          <draw:text-box>
            <text:p text:style-name="P4"><text:span text:style-name="T3">2X M3 Brass Inserts [HD-MS0030]</text:span></text:p>
          </draw:text-box>
        </draw:frame>
        <draw:path draw:style-name="gr6" draw:text-style-name="P3" draw:layer="layout" svg:width="7.043cm" svg:height="7.647cm" svg:x="14.39cm" svg:y="2.305cm" svg:viewBox="0 0 7044 7648" svg:d="M5467 7454l541-241c4-2 7-4 11-6 4-3 9-6 14-8 5-3 11-7 16-10 7-3 14-6 20-10 8-3 15-7 23-11 8-3 17-7 25-11 10-5 19-9 28-13 10-4 20-9 30-13 11-4 21-9 32-14 11-4 22-9 33-13 12-5 23-10 35-15 12-4 24-9 36-14 24-10 49-19 73-28l423-188c31-108 59-216 84-323 204-879 204-1701 0-2398-52-177-117-345-194-504l-258-233-133-121-324-182c-64-36-122-44-169-24l-812 361c-99 44-191 107-264 194l-716 318c-38 16-85 21-129 13-45-8-80-29-98-56-7-252-263-475-640-557-160-31-304-90-414-170-227-57-406-172-493-317 0-17 0-36 0-56-1-73 2-161 2-242v-1795c-1-62-11-128-38-199-25-64-63-135-133-211-28-31-61-63-100-93-38-30-80-59-124-84-94-54-192-92-285-119-112-32-219-49-319-57-52-4-106-5-163-4-58 1-119 6-185 14-66 9-137 23-210 43-72 20-147 47-215 80-88 41-155 86-208 127-52 42-91 82-122 119-60 73-94 138-116 201-22 64-31 124-31 183v4409c0 197 129 386 356 520 228 135 533 204 844 191 250 52 449 174 539 330 82 91 135 191 155 295v220c0 311 374 571 863 600l40 36c21 19 55 34 94 39 40 5 83-1 114-16l838-371 837 628 656-180c39-3 82-7 131-14z">
          <text:p/>
        </draw:path>
        <draw:polygon draw:style-name="gr7" draw:text-style-name="P1" draw:layer="layout" svg:width="0cm" svg:height="0cm" svg:x="17.775cm" svg:y="6.658cm" svg:viewBox="0 0 0 0" draw:points="0,0">
          <text:p/>
        </draw:polygon>
        <draw:path draw:style-name="gr6" draw:text-style-name="P3" draw:layer="layout" svg:width="2.249cm" svg:height="5.888cm" svg:x="14.39cm" svg:y="2.305cm" svg:viewBox="0 0 2250 5889" svg:d="M2208 961c27-63 42-128 42-193v1794c0 81-3 169-2 242 0 20 0 39 0 56-13-21-23-42-32-63v-267c-24 63-62 123-112 179-62 70-142 132-237 185-62 35-130 65-202 90-111 38-231 64-355 78-36 3-73 6-109 8v2817c-311 13-616-56-844-191-228-134-357-323-357-520v-4408c0-59 9-119 31-184 22-63 56-128 116-201 31-37 70-77 123-119 53-41 120-86 208-127 68-33 143-60 215-80 73-20 144-34 210-43 66-8 127-13 185-14 57-1 111 0 163 4 24 2 51 20 76 43 501 67 835 369 763 692 23 21 48 49 71 86 12 20 23 42 32 66 8 22 15 47 15 70z">
          <text:p/>
        </draw:path>
        <draw:polygon draw:style-name="gr7" draw:text-style-name="P1" draw:layer="layout" svg:width="0cm" svg:height="0cm" svg:x="17.775cm" svg:y="6.658cm" svg:viewBox="0 0 0 0" draw:points="0,0">
          <text:p/>
        </draw:polygon>
        <draw:path draw:style-name="gr6" draw:text-style-name="P3" draw:layer="layout" svg:width="1.848cm" svg:height="3.82cm" svg:x="19.585cm" svg:y="5.938cm" svg:viewBox="0 0 1849 3821" svg:d="M1188 3413l423-188c31-108 60-216 85-323 204-879 204-1701 0-2398-53-177-118-345-195-504l-1115 495c-85 223-156 446-213 667-231 890-231 1721 0 2406 29 88 62 171 98 253l541-242c-24-7-45-18-63-34-22-20-38-47-47-78-12-41-12-89 1-141 6-26 16-53 28-79 46-100 128-191 223-246 25-15 51-27 76-36 50-18 98-23 140-15 32 6 60 19 82 39 21 19 36 44 46 73 6 21 9 44 9 68 0 90-44 194-119 283z">
          <text:p/>
        </draw:path>
        <draw:polygon draw:style-name="gr7" draw:text-style-name="P1" draw:layer="layout" svg:width="0cm" svg:height="0cm" svg:x="17.775cm" svg:y="6.658cm" svg:viewBox="0 0 0 0" draw:points="0,0">
          <text:p/>
        </draw:polygon>
        <draw:path draw:style-name="gr6" draw:text-style-name="P3" draw:layer="layout" svg:width="3.536cm" svg:height="2.64cm" svg:x="15.59cm" svg:y="4.834cm" svg:viewBox="0 0 3537 2641" svg:d="M2594 1374c18 27 53 48 98 56 44 8 91 3 129-13l716-318c-41 49-75 106-98 170-10 30-20 60-28 89-3 11-6 21-9 29v1l-90 39 90-40-259 270c32-115 90-194 169-230l-169 428v-198l-130 80 130 118-627 103 497-221-497 221 399 362 98-44 296-131 172 155-769 341-3-119 38-20 66-29 59-27-58-53-408-370-60-53-196 87v-37l-86-78-95 30-287 127-124-113c-489-29-863-290-863-601 0-14 1-28 3-43 1-7 2-13 3-20 2-21 3-41 3-62 0-137-56-271-164-390-90-156-290-278-540-330 36-2 73-5 109-8 124-14 245-40 356-78 72-25 140-55 202-90 95-53 175-115 237-185 50-56 88-116 112-179-17 44-25 89-25 133 0 45 8 90 25 134 9 21 19 42 32 63 87 145 266 260 493 317 110 80 254 139 414 170 376 82 632 305 639 557z">
          <text:p/>
        </draw:path>
        <draw:polygon draw:style-name="gr7" draw:text-style-name="P1" draw:layer="layout" svg:width="0cm" svg:height="0cm" svg:x="17.775cm" svg:y="6.658cm" svg:viewBox="0 0 0 0" draw:points="0,0">
          <text:p/>
        </draw:polygon>
        <draw:path draw:style-name="gr6" draw:text-style-name="P3" draw:layer="layout" svg:width="0.863cm" svg:height="3.417cm" svg:x="16.284cm" svg:y="6.219cm" svg:viewBox="0 0 864 3418" svg:d="M0 2818v-220-1463-391-479-265c0 311 374 571 864 600v2818c-490-29-864-289-864-600z">
          <text:p/>
        </draw:path>
        <draw:polygon draw:style-name="gr7" draw:text-style-name="P1" draw:layer="layout" svg:width="0cm" svg:height="0cm" svg:x="17.775cm" svg:y="6.658cm" svg:viewBox="0 0 0 0" draw:points="0,0">
          <text:p/>
        </draw:polygon>
        <draw:polygon draw:style-name="gr6" draw:text-style-name="P3" draw:layer="layout" svg:width="1.058cm" svg:height="2.819cm" svg:x="18.012cm" svg:y="7.133cm" svg:viewBox="0 0 1059 2820" draw:points="1055,2820 1059,0 289,341 289,225 0,353 0,2026 220,2191">
          <text:p/>
        </draw:polygon>
        <draw:polygon draw:style-name="gr7" draw:text-style-name="P1" draw:layer="layout" svg:width="0cm" svg:height="0cm" svg:x="17.775cm" svg:y="6.658cm" svg:viewBox="0 0 0 0" draw:points="0,0">
          <text:p/>
        </draw:polygon>
        <draw:path draw:style-name="gr6" draw:text-style-name="P3" draw:layer="layout" svg:width="1.085cm" svg:height="2.894cm" svg:x="17.147cm" svg:y="6.819cm" svg:viewBox="0 0 1086 2895" svg:d="M1086 2506l-220-165-783-709 783 709v-1673l-646-585-96 30-124-113v2818l40 36c21 19 55 34 94 39 40 5 83-1 114-16z">
          <text:p/>
        </draw:path>
        <draw:polygon draw:style-name="gr7" draw:text-style-name="P1" draw:layer="layout" svg:width="0cm" svg:height="0cm" svg:x="17.775cm" svg:y="6.658cm" svg:viewBox="0 0 0 0" draw:points="0,0">
          <text:p/>
        </draw:polygon>
        <draw:path draw:style-name="gr6" draw:text-style-name="P3" draw:layer="layout" svg:width="0.539cm" svg:height="3.147cm" svg:x="15.59cm" svg:y="5.374cm" svg:viewBox="0 0 540 3148" svg:d="M540 330v2818c-90-156-290-278-540-330v-2818c250 52 450 174 540 330z">
          <text:p/>
        </draw:path>
        <draw:polygon draw:style-name="gr7" draw:text-style-name="P1" draw:layer="layout" svg:width="0cm" svg:height="0cm" svg:x="17.775cm" svg:y="6.658cm" svg:viewBox="0 0 0 0" draw:points="0,0">
          <text:p/>
        </draw:polygon>
        <draw:path draw:style-name="gr6" draw:text-style-name="P3" draw:layer="layout" svg:width="0.827cm" svg:height="4.076cm" svg:x="18.898cm" svg:y="5.874cm" svg:viewBox="0 0 828 4077" svg:d="M816 326l12-6-133-122-325-182c-7-4-14-8-21-11-13-6-25-7-35-3-16 7-25 28-25 59v463l-196-177v1c-1 7-2 13-4 19-1 3-2 5-2 7-7 18-17 31-30 37-8 3-16 4-26 3s-21-1-31-1v691l172 155 1 2818 655-179-43-39 43 39c-79-136-147-282-203-437-64-21-138-93-199-194-61-100-103-219-114-322-5-50-3-95 7-130 21-72 72-98 138-71-10-82-17-166-22-251l-252-228v-1179c0-30 4-58 10-81 11-45 33-76 63-89 41-18 95-3 153 42l21 19 145 130c9-39 19-79 30-119-79-37-164-140-224-269-60-130-85-265-65-355 19-89 80-118 159-76 13 7 26 16 40 26 78 60 153 173 200 299 31-96 65-191 101-287z">
          <text:p/>
        </draw:path>
        <draw:polygon draw:style-name="gr7" draw:text-style-name="P1" draw:layer="layout" svg:width="0cm" svg:height="0cm" svg:x="17.775cm" svg:y="6.658cm" svg:viewBox="0 0 0 0" draw:points="0,0">
          <text:p/>
        </draw:polygon>
        <draw:path draw:style-name="gr6" draw:text-style-name="P3" draw:layer="layout" svg:width="0.644cm" svg:height="3.572cm" svg:x="19.327cm" svg:y="6.2cm" svg:viewBox="0 0 645 3573" svg:d="M645 233c-85 223-156 446-213 667-232 890-232 1721 0 2407 29 87 62 170 98 252-49 7-92 11-131 14-79-136-148-282-204-437-20-56-39-112-56-170-47-161-83-331-106-508-2-13-4-27-5-40-10-82-17-166-22-251-6-110-7-223-4-337 9-337 57-688 143-1049 9-39 19-79 30-119 9-35 18-70 28-106 25-89 53-179 83-269 31-96 65-191 101-287z">
          <text:p/>
        </draw:path>
        <draw:polygon draw:style-name="gr7" draw:text-style-name="P1" draw:layer="layout" svg:width="0cm" svg:height="0cm" svg:x="17.775cm" svg:y="6.658cm" svg:viewBox="0 0 0 0" draw:points="0,0">
          <text:p/>
        </draw:polygon>
        <draw:path draw:style-name="gr6" draw:text-style-name="P3" draw:layer="layout" svg:width="1.559cm" svg:height="1.234cm" svg:x="16.224cm" svg:y="5.333cm" svg:viewBox="0 0 1560 1235" svg:d="M624 641c-104 65-162 154-162 246 0 20 2 39 7 59 14 50 45 98 91 140 37 34 85 64 140 88 154 67 352 80 524 34 173-46 297-145 328-262 5-20 8-39 8-59 0-119-96-229-255-293s-358-72-528-21l-609-553c-23-21-71-26-105-11l-31 13c-20 9-32 24-32 39 0 10 5 19 14 27l154 140 291 264 121 109z">
          <text:p/>
        </draw:path>
        <draw:polygon draw:style-name="gr7" draw:text-style-name="P1" draw:layer="layout" svg:width="0cm" svg:height="0cm" svg:x="17.775cm" svg:y="6.658cm" svg:viewBox="0 0 0 0" draw:points="0,0">
          <text:p/>
        </draw:polygon>
        <draw:path draw:style-name="gr6" draw:text-style-name="P3" draw:layer="layout" svg:width="1.192cm" svg:height="0.755cm" svg:x="14.918cm" svg:y="2.579cm" svg:viewBox="0 0 1193 756" svg:d="M1193 384c0-2 0-4 0-6 0-208-268-378-597-378s-596 170-596 378c0 2 0 4 0 6 1 20 4 40 9 60 15 54 49 106 99 151 138 125 382 185 617 152 236-33 416-153 459-303 6-20 9-40 9-60z">
          <text:p/>
        </draw:path>
        <draw:polygon draw:style-name="gr7" draw:text-style-name="P1" draw:layer="layout" svg:width="0cm" svg:height="0cm" svg:x="17.775cm" svg:y="6.658cm" svg:viewBox="0 0 0 0" draw:points="0,0">
          <text:p/>
        </draw:polygon>
        <draw:polygon draw:style-name="gr6" draw:text-style-name="P3" draw:layer="layout" svg:width="1.494cm" svg:height="0.849cm" svg:x="19.592cm" svg:y="5.584cm" svg:viewBox="0 0 1495 850" draw:points="1495,354 1237,121 1104,0 0,489 133,610 121,616 379,850">
          <text:p/>
        </draw:polygon>
        <draw:polygon draw:style-name="gr7" draw:text-style-name="P1" draw:layer="layout" svg:width="0cm" svg:height="0cm" svg:x="17.775cm" svg:y="6.658cm" svg:viewBox="0 0 0 0" draw:points="0,0">
          <text:p/>
        </draw:polygon>
        <draw:path draw:style-name="gr6" draw:text-style-name="P3" draw:layer="layout" svg:width="1.174cm" svg:height="0.625cm" svg:x="14.927cm" svg:y="2.709cm" svg:viewBox="0 0 1175 626" svg:d="M0 314c15 54 49 106 99 151 138 125 382 185 617 152 237-33 417-153 459-303-50-181-298-314-588-314-289 0-537 133-587 314z">
          <text:p/>
        </draw:path>
        <draw:polygon draw:style-name="gr7" draw:text-style-name="P1" draw:layer="layout" svg:width="0cm" svg:height="0cm" svg:x="17.775cm" svg:y="6.658cm" svg:viewBox="0 0 0 0" draw:points="0,0">
          <text:p/>
        </draw:polygon>
        <draw:path draw:style-name="gr6" draw:text-style-name="P3" draw:layer="layout" svg:width="1.483cm" svg:height="0.706cm" svg:x="19.212cm" svg:y="5.367cm" svg:viewBox="0 0 1484 707" svg:d="M1160 35l324 182-1104 490-324-183c-7-4-14-8-21-11-13-6-25-7-35-3l417-185c28-12 57-20 84-19-41-2-80 0-118 6-70 10-139 31-205 60l813-361c47-20 105-12 169 24z">
          <text:p/>
        </draw:path>
        <draw:polygon draw:style-name="gr7" draw:text-style-name="P1" draw:layer="layout" svg:width="0cm" svg:height="0cm" svg:x="17.775cm" svg:y="6.658cm" svg:viewBox="0 0 0 0" draw:points="0,0">
          <text:p/>
        </draw:polygon>
        <draw:path draw:style-name="gr6" draw:text-style-name="P3" draw:layer="layout" svg:width="0.852cm" svg:height="0.588cm" svg:x="16.923cm" svg:y="5.979cm" svg:viewBox="0 0 853 589" svg:d="M0 528c154 67 352 80 524 34 174-46 298-145 329-262-24-89-101-170-216-223-174-73-394-83-581-26l-56-51z">
          <text:p/>
        </draw:path>
        <draw:polygon draw:style-name="gr7" draw:text-style-name="P1" draw:layer="layout" svg:width="0cm" svg:height="0cm" svg:x="17.775cm" svg:y="6.658cm" svg:viewBox="0 0 0 0" draw:points="0,0">
          <text:p/>
        </draw:polygon>
        <draw:path draw:style-name="gr6" draw:text-style-name="P3" draw:layer="layout" svg:width="0.707cm" svg:height="0.737cm" svg:x="20.234cm" svg:y="7.705cm" svg:viewBox="0 0 708 738" svg:d="M708 212c0-184-160-264-355-177-25 12-51 26-76 42-5 3-9 7-14 10-29 20-56 42-82 68-47 45-87 97-117 152-3 5-6 10-8 15-14 26-26 53-34 80-49 146-13 271 89 317 103 47 253 4 382-106 131-110 215-268 215-401z">
          <text:p/>
        </draw:path>
        <draw:polygon draw:style-name="gr7" draw:text-style-name="P1" draw:layer="layout" svg:width="0cm" svg:height="0cm" svg:x="17.775cm" svg:y="6.658cm" svg:viewBox="0 0 0 0" draw:points="0,0">
          <text:p/>
        </draw:polygon>
        <draw:path draw:style-name="gr6" draw:text-style-name="P3" draw:layer="layout" svg:width="0.391cm" svg:height="1.288cm" svg:x="19.081cm" svg:y="6.851cm" svg:viewBox="0 0 392 1289" svg:d="M392 130c-86 362-134 713-143 1050l-249 109v-1180l248-109z">
          <text:p/>
        </draw:path>
        <draw:polygon draw:style-name="gr7" draw:text-style-name="P1" draw:layer="layout" svg:width="0cm" svg:height="0cm" svg:x="17.775cm" svg:y="6.658cm" svg:viewBox="0 0 0 0" draw:points="0,0">
          <text:p/>
        </draw:polygon>
        <draw:path draw:style-name="gr6" draw:text-style-name="P3" draw:layer="layout" svg:width="0.164cm" svg:height="3.112cm" svg:x="16.129cm" svg:y="5.704cm" svg:viewBox="0 0 165 3113" svg:d="M156 3113v-1463c-5-9-14-27-27-58-13-30-31-72-55-135-9-24-19-51-28-81-13-39-26-82-33-127-6-30-9-60-8-87 0-27 3-50 9-67 8-25 20-39 32-44 15-7 29-1 42 9 12 12 23 29 32 48 19 42 30 93 36 151v-479c-5-9-14-27-27-58-13-30-31-72-55-134-9-24-19-52-28-82-13-38-26-82-33-127-6-30-9-60-8-87 0-27 3-50 9-67 8-25 20-39 32-44 20-9 39 3 53 22 12 15 22 35 30 58 19 53 28 117 33 191 2-21 3-41 3-62 0-137-56-271-165-390v2818c83 91 136 191 156 295z">
          <text:p/>
        </draw:path>
        <draw:polygon draw:style-name="gr7" draw:text-style-name="P1" draw:layer="layout" svg:width="0cm" svg:height="0cm" svg:x="17.775cm" svg:y="6.658cm" svg:viewBox="0 0 0 0" draw:points="0,0">
          <text:p/>
        </draw:polygon>
        <draw:path draw:style-name="gr6" draw:text-style-name="P3" draw:layer="layout" svg:width="0.707cm" svg:height="0.737cm" svg:x="20.234cm" svg:y="7.705cm" svg:viewBox="0 0 708 738" svg:d="M56 322c-2 35 9 64 30 83 42 38 119 29 189-23 71-52 118-135 118-205 0-33-10-60-30-78-21-19-51-26-86-22 25-16 51-30 76-42 195-87 355-7 355 177 0 133-84 291-215 401-129 110-279 153-382 106-102-46-138-171-89-317 8-27 20-54 34-80z">
          <text:p/>
        </draw:path>
        <draw:polygon draw:style-name="gr7" draw:text-style-name="P1" draw:layer="layout" svg:width="0cm" svg:height="0cm" svg:x="17.775cm" svg:y="6.658cm" svg:viewBox="0 0 0 0" draw:points="0,0">
          <text:p/>
        </draw:polygon>
        <draw:path draw:style-name="gr6" draw:text-style-name="P3" draw:layer="layout" svg:width="0.614cm" svg:height="0.641cm" svg:x="20.278cm" svg:y="6.42cm" svg:viewBox="0 0 615 642" svg:d="M615 185c0-60-19-109-55-142-22-20-50-33-82-39-42-8-90-2-140 15-25 9-52 21-77 36-95 56-177 147-223 246-12 28-22 54-28 80-13 52-13 100-1 141 9 32 25 58 47 78 77 69 216 52 345-42 128-95 214-246 214-373z">
          <text:p/>
        </draw:path>
        <draw:polygon draw:style-name="gr7" draw:text-style-name="P1" draw:layer="layout" svg:width="0cm" svg:height="0cm" svg:x="17.775cm" svg:y="6.658cm" svg:viewBox="0 0 0 0" draw:points="0,0">
          <text:p/>
        </draw:polygon>
        <draw:polygon draw:style-name="gr6" draw:text-style-name="P3" draw:layer="layout" svg:width="0.931cm" svg:height="0.711cm" svg:x="17.367cm" svg:y="6.775cm" svg:viewBox="0 0 932 712" draw:points="0,127 645,712 932,580 784,447 741,465 635,369 526,270 372,131 333,96 372,78 286,0">
          <text:p/>
        </draw:polygon>
        <draw:polygon draw:style-name="gr7" draw:text-style-name="P1" draw:layer="layout" svg:width="0cm" svg:height="0cm" svg:x="17.775cm" svg:y="6.658cm" svg:viewBox="0 0 0 0" draw:points="0,0">
          <text:p/>
        </draw:polygon>
        <draw:path draw:style-name="gr6" draw:text-style-name="P3" draw:layer="layout" svg:width="0.609cm" svg:height="1.153cm" svg:x="16.391cm" svg:y="5.353cm" svg:viewBox="0 0 610 1154" svg:d="M0 0l610 552v116c-7 3-14 6-21 9l-56-51v528c-55-24-103-54-140-88v-281c19-18 40-34 64-49v-116l-44-40c-34-75-88-123-122-109l-291-264z">
          <text:p/>
        </draw:path>
        <draw:polygon draw:style-name="gr7" draw:text-style-name="P1" draw:layer="layout" svg:width="0cm" svg:height="0cm" svg:x="17.775cm" svg:y="6.658cm" svg:viewBox="0 0 0 0" draw:points="0,0">
          <text:p/>
        </draw:polygon>
        <draw:polygon draw:style-name="gr6" draw:text-style-name="P3" draw:layer="layout" svg:width="0.497cm" svg:height="0.582cm" svg:x="18.105cm" svg:y="6.571cm" svg:viewBox="0 0 498 583" draw:points="0,221 400,583 498,539 498,0">
          <text:p/>
        </draw:polygon>
        <draw:polygon draw:style-name="gr7" draw:text-style-name="P1" draw:layer="layout" svg:width="0cm" svg:height="0cm" svg:x="17.775cm" svg:y="6.658cm" svg:viewBox="0 0 0 0" draw:points="0,0">
          <text:p/>
        </draw:polygon>
        <draw:polygon draw:style-name="gr6" draw:text-style-name="P3" draw:layer="layout" svg:width="0.409cm" svg:height="0.696cm" svg:x="17.453cm" svg:y="7.319cm" svg:viewBox="0 0 410 697" draw:points="23,59 0,38 0,327 410,697 410,451 410,410 334,340 356,330 356,272 54,0 23,13">
          <text:p/>
        </draw:polygon>
        <draw:polygon draw:style-name="gr7" draw:text-style-name="P1" draw:layer="layout" svg:width="0cm" svg:height="0cm" svg:x="17.775cm" svg:y="6.658cm" svg:viewBox="0 0 0 0" draw:points="0,0">
          <text:p/>
        </draw:polygon>
        <draw:path draw:style-name="gr6" draw:text-style-name="P3" draw:layer="layout" svg:width="0.449cm" svg:height="0.451cm" svg:x="21.466cm" svg:y="7.516cm" svg:viewBox="0 0 450 452" svg:d="M419 122l-21-19c-14-13-32-21-53-23l-12-11c-5-11-12-20-20-28l-22-19c-41-36-113-28-179 22-67 49-112 127-112 193 0 30 10 56 29 73l22 20c8 7 18 13 29 16l12 12c5 21 14 39 28 51l22 20c53 48 160 19 236-66s95-193 41-241z">
          <text:p/>
        </draw:path>
        <draw:polygon draw:style-name="gr7" draw:text-style-name="P1" draw:layer="layout" svg:width="0cm" svg:height="0cm" svg:x="17.775cm" svg:y="6.658cm" svg:viewBox="0 0 0 0" draw:points="0,0">
          <text:p/>
        </draw:polygon>
        <draw:path draw:style-name="gr6" draw:text-style-name="P3" draw:layer="layout" svg:width="0.449cm" svg:height="0.452cm" svg:x="21.466cm" svg:y="9.98cm" svg:viewBox="0 0 450 453" svg:d="M419 123l-21-20c-14-12-32-20-53-22l-12-12c-5-10-12-20-20-27l-22-20c-41-36-113-27-179 22-67 49-112 129-112 194 0 31 10 57 29 74l22 19c8 8 18 13 29 17l12 11c5 21 14 38 28 51l22 19c53 49 160 20 236-65 76-84 95-192 41-241z">
          <text:p/>
        </draw:path>
        <draw:polygon draw:style-name="gr7" draw:text-style-name="P1" draw:layer="layout" svg:width="0cm" svg:height="0cm" svg:x="17.775cm" svg:y="6.658cm" svg:viewBox="0 0 0 0" draw:points="0,0">
          <text:p/>
        </draw:polygon>
        <draw:path draw:style-name="gr6" draw:text-style-name="P3" draw:layer="layout" svg:width="0.605cm" svg:height="0.637cm" svg:x="20.287cm" svg:y="6.423cm" svg:viewBox="0 0 606 638" svg:d="M0 518c9 32 25 58 47 78 77 69 216 52 344-42 128-95 215-246 215-373 0-60-19-109-56-142-22-20-50-33-82-39 6 20 8 41 8 64 0 107-62 234-161 328-100 95-221 143-315 126z">
          <text:p/>
        </draw:path>
        <draw:polygon draw:style-name="gr7" draw:text-style-name="P1" draw:layer="layout" svg:width="0cm" svg:height="0cm" svg:x="17.775cm" svg:y="6.658cm" svg:viewBox="0 0 0 0" draw:points="0,0">
          <text:p/>
        </draw:polygon>
        <draw:path draw:style-name="gr6" draw:text-style-name="P3" draw:layer="layout" svg:width="0.605cm" svg:height="0.629cm" svg:x="20.287cm" svg:y="8.888cm" svg:viewBox="0 0 606 630" svg:d="M0 518c9 31 25 58 47 78 18 16 39 27 63 34 4-2 7-4 11-6 4-3 9-6 14-8 5-3 11-7 16-10 7-3 14-6 20-10 8-3 15-7 23-11 8-3 17-7 25-11 10-5 19-9 28-13 10-4 20-9 30-13 11-4 21-9 32-14 11-4 22-9 33-13 12-5 23-10 35-15 12-4 24-9 36-14 24-10 49-19 73-28 75-89 120-193 120-284 0-24-3-47-9-68-10-29-26-54-47-73-22-20-50-33-82-39 6 19 8 41 8 64 0 106-62 233-161 328-100 95-221 143-315 126z">
          <text:p/>
        </draw:path>
        <draw:polygon draw:style-name="gr7" draw:text-style-name="P1" draw:layer="layout" svg:width="0cm" svg:height="0cm" svg:x="17.775cm" svg:y="6.658cm" svg:viewBox="0 0 0 0" draw:points="0,0">
          <text:p/>
        </draw:polygon>
        <draw:path draw:style-name="gr6" draw:text-style-name="P3" draw:layer="layout" svg:width="0.301cm" svg:height="0.57cm" svg:x="19.312cm" svg:y="6.186cm" svg:viewBox="0 0 302 571" svg:d="M302 301c-29 91-57 181-82 270-79-50-159-173-198-304-38-130-25-237 33-262 14-6 30-7 48-3 77 60 152 173 199 299z">
          <text:p/>
        </draw:path>
        <draw:polygon draw:style-name="gr7" draw:text-style-name="P1" draw:layer="layout" svg:width="0cm" svg:height="0cm" svg:x="17.775cm" svg:y="6.658cm" svg:viewBox="0 0 0 0" draw:points="0,0">
          <text:p/>
        </draw:polygon>
        <draw:path draw:style-name="gr6" draw:text-style-name="P3" draw:layer="layout" svg:width="0.999cm" svg:height="0.956cm" svg:x="15.64cm" svg:y="2.309cm" svg:viewBox="0 0 1000 957" svg:d="M958 957c27-63 42-128 42-193-1-62-11-128-38-199-25-64-63-135-133-211-29-31-62-63-101-93-38-30-80-59-124-84-94-54-192-92-285-120-112-32-219-49-319-57 24 2 51 20 76 43 501 68 836 370 764 692 23 21 48 49 71 86 12 20 23 42 32 66 8 22 15 47 15 70z">
          <text:p/>
        </draw:path>
        <draw:polygon draw:style-name="gr7" draw:text-style-name="P1" draw:layer="layout" svg:width="0cm" svg:height="0cm" svg:x="17.775cm" svg:y="6.658cm" svg:viewBox="0 0 0 0" draw:points="0,0">
          <text:p/>
        </draw:polygon>
        <draw:path draw:style-name="gr6" draw:text-style-name="P3" draw:layer="layout" svg:width="0.299cm" svg:height="0.49cm" svg:x="14.465cm" svg:y="5.945cm" svg:viewBox="0 0 300 491" svg:d="M128 48c-11-10-22-19-32-26l-7-5c-25-16-43-21-58-15-7 3-14 10-19 22-4 8-7 18-9 32-2 11-3 26-3 42s1 35 3 51c3 38 9 68 16 96 9 40 21 76 37 109 18 39 43 76 72 101 19 17 39 28 57 32 21 5 40 4 57-3 18-9 34-24 46-47l3-8c6-16 8-34 9-55 0-24-5-50-12-75-19-59-49-113-86-165-22-31-49-61-74-86z">
          <text:p/>
        </draw:path>
        <draw:polygon draw:style-name="gr7" draw:text-style-name="P1" draw:layer="layout" svg:width="0cm" svg:height="0cm" svg:x="17.775cm" svg:y="6.658cm" svg:viewBox="0 0 0 0" draw:points="0,0">
          <text:p/>
        </draw:polygon>
        <draw:path draw:style-name="gr6" draw:text-style-name="P3" draw:layer="layout" svg:width="0.299cm" svg:height="0.49cm" svg:x="14.465cm" svg:y="4.814cm" svg:viewBox="0 0 300 491" svg:d="M128 49c-11-10-22-19-32-26l-7-5c-25-17-43-21-58-15-7 3-14 10-19 22-4 8-7 18-9 32-2 11-3 25-3 42 0 16 1 35 3 50 3 37 9 68 16 96 9 40 21 77 37 110 18 39 43 76 72 101 19 17 39 27 57 32 21 5 40 4 57-4 18-8 34-23 46-46l3-8c6-16 8-34 9-55 0-24-5-50-12-76-19-59-49-113-86-164-22-31-49-62-74-86z">
          <text:p/>
        </draw:path>
        <draw:polygon draw:style-name="gr7" draw:text-style-name="P1" draw:layer="layout" svg:width="0cm" svg:height="0cm" svg:x="17.775cm" svg:y="6.658cm" svg:viewBox="0 0 0 0" draw:points="0,0">
          <text:p/>
        </draw:polygon>
        <draw:path draw:style-name="gr6" draw:text-style-name="P3" draw:layer="layout" svg:width="0.783cm" svg:height="0.407cm" svg:x="17cm" svg:y="5.872cm" svg:viewBox="0 0 784 408" svg:d="M776 408c5-21 8-40 8-60 0-119-96-229-256-293-159-65-358-73-528-21v116c178-53 387-42 549 30 3 2 6 3 10 5 116 53 193 133 217 223z">
          <text:p/>
        </draw:path>
        <draw:polygon draw:style-name="gr7" draw:text-style-name="P1" draw:layer="layout" svg:width="0cm" svg:height="0cm" svg:x="17.775cm" svg:y="6.658cm" svg:viewBox="0 0 0 0" draw:points="0,0">
          <text:p/>
        </draw:polygon>
        <draw:path draw:style-name="gr6" draw:text-style-name="P3" draw:layer="layout" svg:width="0.451cm" svg:height="0.48cm" svg:x="17.357cm" svg:y="8.098cm" svg:viewBox="0 0 452 481" svg:d="M150 39l302 274v58l-31 14-264-240c3 11 6 22 8 33l3-2 262 233v58l-31 14-243-221c-20 25-59 11-95-36s-61-114-61-165c1-50 26-71 62-52 6 3 12 7 18 12 14 12 27 27 39 46v-12z">
          <text:p/>
        </draw:path>
        <draw:polygon draw:style-name="gr7" draw:text-style-name="P1" draw:layer="layout" svg:width="0cm" svg:height="0cm" svg:x="17.775cm" svg:y="6.658cm" svg:viewBox="0 0 0 0" draw:points="0,0">
          <text:p/>
        </draw:polygon>
        <draw:path draw:style-name="gr6" draw:text-style-name="P3" draw:layer="layout" svg:width="0.338cm" svg:height="0.353cm" svg:x="21.577cm" svg:y="10.079cm" svg:viewBox="0 0 339 354" svg:d="M308 24c54 48 35 156-41 240-76 86-183 115-236 66-20-18-31-46-31-79 0-69 48-152 118-204 72-52 148-62 190-23z">
          <text:p/>
        </draw:path>
        <draw:polygon draw:style-name="gr7" draw:text-style-name="P1" draw:layer="layout" svg:width="0cm" svg:height="0cm" svg:x="17.775cm" svg:y="6.658cm" svg:viewBox="0 0 0 0" draw:points="0,0">
          <text:p/>
        </draw:polygon>
        <draw:path draw:style-name="gr6" draw:text-style-name="P3" draw:layer="layout" svg:width="0.338cm" svg:height="0.352cm" svg:x="21.577cm" svg:y="7.615cm" svg:viewBox="0 0 339 353" svg:d="M308 23c54 48 35 156-41 241s-183 114-236 66c-20-18-31-46-31-79 0-70 48-153 118-205 72-52 148-61 190-23z">
          <text:p/>
        </draw:path>
        <draw:polygon draw:style-name="gr7" draw:text-style-name="P1" draw:layer="layout" svg:width="0cm" svg:height="0cm" svg:x="17.775cm" svg:y="6.658cm" svg:viewBox="0 0 0 0" draw:points="0,0">
          <text:p/>
        </draw:polygon>
        <draw:path draw:style-name="gr6" draw:text-style-name="P3" draw:layer="layout" svg:width="0.722cm" svg:height="0.726cm" svg:x="18.991cm" svg:y="5.672cm" svg:viewBox="0 0 723 727" svg:d="M605 7c38-6 77-8 118-6-27-1-56 7-84 19l-417 185c-16 7-25 28-25 59v463l-197-177c3-8 6-18 9-29 8-30 18-60 28-90 23-64 57-121 99-170 73-87 165-150 264-194 66-29 135-50 205-60z">
          <text:p/>
        </draw:path>
        <draw:polygon draw:style-name="gr7" draw:text-style-name="P1" draw:layer="layout" svg:width="0cm" svg:height="0cm" svg:x="17.775cm" svg:y="6.658cm" svg:viewBox="0 0 0 0" draw:points="0,0">
          <text:p/>
        </draw:polygon>
        <draw:path draw:style-name="gr6" draw:text-style-name="P3" draw:layer="layout" svg:width="0.323cm" svg:height="0.719cm" svg:x="19.207cm" svg:y="6.143cm" svg:viewBox="0 0 324 720" svg:d="M206 45c-18-4-34-3-48 3-57 25-70 132-32 262s118 253 198 303c-10 36-19 72-28 107-79-37-164-141-224-270-60-130-85-265-65-355 19-89 80-118 159-76 13 7 26 16 40 26z">
          <text:p/>
        </draw:path>
        <draw:polygon draw:style-name="gr7" draw:text-style-name="P1" draw:layer="layout" svg:width="0cm" svg:height="0cm" svg:x="17.775cm" svg:y="6.658cm" svg:viewBox="0 0 0 0" draw:points="0,0">
          <text:p/>
        </draw:polygon>
        <draw:path draw:style-name="gr6" draw:text-style-name="P3" draw:layer="layout" svg:width="0.315cm" svg:height="0.727cm" svg:x="19.207cm" svg:y="8.608cm" svg:viewBox="0 0 316 728" svg:d="M149 10c1 13 3 27 5 40-19 11-32 31-40 58-8 29-11 65-6 105 12 117 74 256 152 345 17 58 36 114 56 170-64-21-137-93-198-194-62-101-104-220-115-323-5-50-3-95 7-130 21-72 72-98 139-71z">
          <text:p/>
        </draw:path>
        <draw:polygon draw:style-name="gr7" draw:text-style-name="P1" draw:layer="layout" svg:width="0cm" svg:height="0cm" svg:x="17.775cm" svg:y="6.658cm" svg:viewBox="0 0 0 0" draw:points="0,0">
          <text:p/>
        </draw:polygon>
        <draw:path draw:style-name="gr6" draw:text-style-name="P3" draw:layer="layout" svg:width="0.409cm" svg:height="0.42cm" svg:x="17.453cm" svg:y="7.595cm" svg:viewBox="0 0 410 421" svg:d="M0 51l410 370v-245l-194-176c-75 40-151 57-216 51z">
          <text:p/>
        </draw:path>
        <draw:polygon draw:style-name="gr7" draw:text-style-name="P1" draw:layer="layout" svg:width="0cm" svg:height="0cm" svg:x="17.775cm" svg:y="6.658cm" svg:viewBox="0 0 0 0" draw:points="0,0">
          <text:p/>
        </draw:polygon>
        <draw:path draw:style-name="gr6" draw:text-style-name="P3" draw:layer="layout" svg:width="0.485cm" svg:height="0.524cm" svg:x="20.278cm" svg:y="8.884cm" svg:viewBox="0 0 486 525" svg:d="M10 381c-13 52-13 100-1 141 94 17 215-31 315-126s162-222 162-328c0-23-2-45-8-64-42-8-90-3-140 15 27 21 41 55 41 96 0 84-60 185-145 246s-176 69-224 20z">
          <text:p/>
        </draw:path>
        <draw:polygon draw:style-name="gr7" draw:text-style-name="P1" draw:layer="layout" svg:width="0cm" svg:height="0cm" svg:x="17.775cm" svg:y="6.658cm" svg:viewBox="0 0 0 0" draw:points="0,0">
          <text:p/>
        </draw:polygon>
        <draw:path draw:style-name="gr6" draw:text-style-name="P3" draw:layer="layout" svg:width="0.485cm" svg:height="0.524cm" svg:x="20.278cm" svg:y="6.42cm" svg:viewBox="0 0 486 525" svg:d="M10 381c-13 52-13 100-1 141 94 17 215-31 315-126 100-94 162-220 162-328 0-23-2-44-8-64-42-8-90-2-140 15 27 21 41 55 41 97 0 84-60 184-145 245-85 62-176 70-224 20z">
          <text:p/>
        </draw:path>
        <draw:polygon draw:style-name="gr7" draw:text-style-name="P1" draw:layer="layout" svg:width="0cm" svg:height="0cm" svg:x="17.775cm" svg:y="6.658cm" svg:viewBox="0 0 0 0" draw:points="0,0">
          <text:p/>
        </draw:polygon>
        <draw:path draw:style-name="gr6" draw:text-style-name="P3" draw:layer="layout" svg:width="1.192cm" svg:height="0.358cm" svg:x="14.918cm" svg:y="2.664cm" svg:viewBox="0 0 1193 359" svg:d="M1184 359c6-20 9-40 9-60-1-29-7-58-18-87-120-130-341-212-579-212s-459 82-578 212c-11 29-17 58-18 87 1 20 4 40 9 60 50-181 298-313 587-313 290 0 537 132 588 313z">
          <text:p/>
        </draw:path>
        <draw:polygon draw:style-name="gr7" draw:text-style-name="P1" draw:layer="layout" svg:width="0cm" svg:height="0cm" svg:x="17.775cm" svg:y="6.658cm" svg:viewBox="0 0 0 0" draw:points="0,0">
          <text:p/>
        </draw:polygon>
        <draw:path draw:style-name="gr6" draw:text-style-name="P3" draw:layer="layout" svg:width="1.156cm" svg:height="0.276cm" svg:x="14.936cm" svg:y="2.599cm" svg:viewBox="0 0 1157 277" svg:d="M1157 277c-33-83-111-157-220-209-217-91-499-91-717 0-109 52-186 126-220 209 119-130 340-211 578-211 239 0 460 81 579 211z">
          <text:p/>
        </draw:path>
        <draw:polygon draw:style-name="gr7" draw:text-style-name="P1" draw:layer="layout" svg:width="0cm" svg:height="0cm" svg:x="17.775cm" svg:y="6.658cm" svg:viewBox="0 0 0 0" draw:points="0,0">
          <text:p/>
        </draw:polygon>
        <draw:polygon draw:style-name="gr6" draw:text-style-name="P3" draw:layer="layout" svg:width="0.408cm" svg:height="0.48cm" svg:x="17.996cm" svg:y="6.855cm" svg:viewBox="0 0 409 481" draw:points="409,371 407,372 407,452 341,481 0,173 0,0">
          <text:p/>
        </draw:polygon>
        <draw:polygon draw:style-name="gr7" draw:text-style-name="P1" draw:layer="layout" svg:width="0cm" svg:height="0cm" svg:x="17.775cm" svg:y="6.658cm" svg:viewBox="0 0 0 0" draw:points="0,0">
          <text:p/>
        </draw:polygon>
        <draw:path draw:style-name="gr6" draw:text-style-name="P3" draw:layer="layout" svg:width="0.337cm" svg:height="0.352cm" svg:x="20.29cm" svg:y="7.78cm" svg:viewBox="0 0 338 353" svg:d="M8 232c-3 5-6 10-8 15-2 35 9 64 30 83 42 38 120 29 190-23 71-52 118-135 118-206 0-33-10-60-30-78-21-19-51-26-86-22-5 3-9 7-14 10-5 33-20 69-43 103-40 59-100 103-157 118z">
          <text:p/>
        </draw:path>
        <draw:polygon draw:style-name="gr7" draw:text-style-name="P1" draw:layer="layout" svg:width="0cm" svg:height="0cm" svg:x="17.775cm" svg:y="6.658cm" svg:viewBox="0 0 0 0" draw:points="0,0">
          <text:p/>
        </draw:polygon>
        <draw:path draw:style-name="gr6" draw:text-style-name="P3" draw:layer="layout" svg:width="0.156cm" svg:height="0.602cm" svg:x="16.134cm" svg:y="5.882cm" svg:viewBox="0 0 157 603" svg:d="M154 294c1-7 2-13 3-20-5-74-14-138-33-191-8-23-18-43-30-58-14-19-34-31-54-22-12 5-23 19-31 44-6 17-9 40-9 67-1 27 2 57 8 87 7 45 19 89 32 127 9 30 19 58 29 82 24 63 42 105 55 135 13 31 22 49 27 58v-266c0-14 1-28 3-43z">
          <text:p/>
        </draw:path>
        <draw:polygon draw:style-name="gr7" draw:text-style-name="P1" draw:layer="layout" svg:width="0cm" svg:height="0cm" svg:x="17.775cm" svg:y="6.658cm" svg:viewBox="0 0 0 0" draw:points="0,0">
          <text:p/>
        </draw:polygon>
        <draw:path draw:style-name="gr6" draw:text-style-name="P3" draw:layer="layout" svg:width="0.15cm" svg:height="0.602cm" svg:x="16.134cm" svg:y="6.752cm" svg:viewBox="0 0 151 603" svg:d="M151 603v-391c-6-59-18-110-37-152-9-19-20-36-32-48-13-10-27-16-42-9-12 5-23 19-31 44-6 17-9 40-9 67-1 27 2 58 8 88 7 45 19 88 32 127 9 30 19 57 28 81 24 63 42 105 55 135 13 31 23 49 28 58z">
          <text:p/>
        </draw:path>
        <draw:polygon draw:style-name="gr7" draw:text-style-name="P1" draw:layer="layout" svg:width="0cm" svg:height="0cm" svg:x="17.775cm" svg:y="6.658cm" svg:viewBox="0 0 0 0" draw:points="0,0">
          <text:p/>
        </draw:polygon>
        <draw:path draw:style-name="gr6" draw:text-style-name="P3" draw:layer="layout" svg:width="0.287cm" svg:height="0.49cm" svg:x="14.465cm" svg:y="5.945cm" svg:viewBox="0 0 288 491" svg:d="M89 17c-25-16-43-21-58-15-7 3-14 10-19 22-4 8-7 18-9 32-2 11-3 26-3 42s1 35 3 51c3 38 9 68 16 96 9 40 21 76 37 109 18 39 43 76 72 101 19 17 39 28 57 32 21 5 40 4 57-3 18-9 35-24 46-47-54-22-112-90-153-178-42-88-59-181-46-242z">
          <text:p/>
        </draw:path>
        <draw:polygon draw:style-name="gr7" draw:text-style-name="P1" draw:layer="layout" svg:width="0cm" svg:height="0cm" svg:x="17.775cm" svg:y="6.658cm" svg:viewBox="0 0 0 0" draw:points="0,0">
          <text:p/>
        </draw:polygon>
        <draw:path draw:style-name="gr6" draw:text-style-name="P3" draw:layer="layout" svg:width="0.287cm" svg:height="0.49cm" svg:x="14.465cm" svg:y="4.814cm" svg:viewBox="0 0 288 491" svg:d="M89 18c-25-17-43-21-58-15-7 3-14 10-19 22-4 8-7 18-9 32-2 11-3 25-3 42 0 16 1 35 3 50 3 37 9 68 16 96 9 40 21 77 37 110 18 39 43 76 72 101 19 17 39 27 57 32 21 5 40 4 57-4 18-8 35-23 46-46-54-22-112-91-153-179-42-88-59-180-46-241z">
          <text:p/>
        </draw:path>
        <draw:polygon draw:style-name="gr7" draw:text-style-name="P1" draw:layer="layout" svg:width="0cm" svg:height="0cm" svg:x="17.775cm" svg:y="6.658cm" svg:viewBox="0 0 0 0" draw:points="0,0">
          <text:p/>
        </draw:polygon>
        <draw:path draw:style-name="gr6" draw:text-style-name="P3" draw:layer="layout" svg:width="0.368cm" svg:height="0.393cm" svg:x="20.288cm" svg:y="8.903cm" svg:viewBox="0 0 369 394" svg:d="M28 282c-12 26-22 54-28 80 48 49 140 41 225-20 85-62 144-162 144-246 0-41-14-75-41-96-25 9-51 21-76 36 8 13 13 30 13 49 0 52-34 115-85 158-52 43-112 58-152 39z">
          <text:p/>
        </draw:path>
        <draw:polygon draw:style-name="gr7" draw:text-style-name="P1" draw:layer="layout" svg:width="0cm" svg:height="0cm" svg:x="17.775cm" svg:y="6.658cm" svg:viewBox="0 0 0 0" draw:points="0,0">
          <text:p/>
        </draw:polygon>
        <draw:path draw:style-name="gr6" draw:text-style-name="P3" draw:layer="layout" svg:width="0.368cm" svg:height="0.394cm" svg:x="20.288cm" svg:y="6.438cm" svg:viewBox="0 0 369 395" svg:d="M28 283c-12 27-22 53-28 79 48 50 140 42 225-20 85-61 144-161 144-244 0-42-14-77-41-98-25 9-51 21-76 36 8 14 13 31 13 50 0 53-34 115-85 158-52 43-112 59-152 39z">
          <text:p/>
        </draw:path>
        <draw:polygon draw:style-name="gr7" draw:text-style-name="P1" draw:layer="layout" svg:width="0cm" svg:height="0cm" svg:x="17.775cm" svg:y="6.658cm" svg:viewBox="0 0 0 0" draw:points="0,0">
          <text:p/>
        </draw:polygon>
        <draw:polygon draw:style-name="gr6" draw:text-style-name="P3" draw:layer="layout" svg:width="0.43cm" svg:height="0.505cm" svg:x="17.441cm" svg:y="7.904cm" svg:viewBox="0 0 431 506" draw:points="431,506 431,389 86,78 0,0 0,116">
          <text:p/>
        </draw:polygon>
        <draw:polygon draw:style-name="gr7" draw:text-style-name="P1" draw:layer="layout" svg:width="0cm" svg:height="0cm" svg:x="17.775cm" svg:y="6.658cm" svg:viewBox="0 0 0 0" draw:points="0,0">
          <text:p/>
        </draw:polygon>
        <draw:path draw:style-name="gr6" draw:text-style-name="P3" draw:layer="layout" svg:width="0.559cm" svg:height="0.598cm" svg:x="17.378cm" svg:y="7.04cm" svg:viewBox="0 0 560 599" svg:d="M129 163l302 273c0 43 23 100 54 135 20 23 41 33 56 26 12-5 19-21 19-44 0-21-6-47-17-73-11-28-28-55-46-72-18-16-35-23-47-17-1 0-2 1-3 1-10 7-16 22-16 44v58l-31 14v-58l31-14c0 43 23 100 54 135 20 23 41 33 56 26 12-5 19-21 19-44 0-21-6-47-17-73-11-28-28-55-46-72-18-16-35-23-47-17-1 0-2 1-3 1-10 7-16 22-16 44v58l-31 14-302-274v-25c-14-1-31-12-47-32-23-27-41-65-48-101s-2-64 13-73c1-1 2-1 3-1 9-4 20-2 32 5 16 10 33 29 47 54l31-14 302 272v58l-31 14-272-246c0 6 1 12 1 18z">
          <text:p/>
        </draw:path>
        <draw:polygon draw:style-name="gr7" draw:text-style-name="P1" draw:layer="layout" svg:width="0cm" svg:height="0cm" svg:x="17.775cm" svg:y="6.658cm" svg:viewBox="0 0 0 0" draw:points="0,0">
          <text:p/>
        </draw:polygon>
        <draw:polygon draw:style-name="gr6" draw:text-style-name="P3" draw:layer="layout" svg:width="0.43cm" svg:height="0.427cm" svg:x="17.441cm" svg:y="7.982cm" svg:viewBox="0 0 431 428" draw:points="0,38 431,428 431,311 86,0">
          <text:p/>
        </draw:polygon>
        <draw:polygon draw:style-name="gr7" draw:text-style-name="P1" draw:layer="layout" svg:width="0cm" svg:height="0cm" svg:x="17.775cm" svg:y="6.658cm" svg:viewBox="0 0 0 0" draw:points="0,0">
          <text:p/>
        </draw:polygon>
        <draw:path draw:style-name="gr6" draw:text-style-name="P3" draw:layer="layout" svg:width="0.252cm" svg:height="0.337cm" svg:x="19.081cm" svg:y="8.03cm" svg:viewBox="0 0 253 338" svg:d="M0 109l249-109c-3 114-2 228 4 338z">
          <text:p/>
        </draw:path>
        <draw:polygon draw:style-name="gr7" draw:text-style-name="P1" draw:layer="layout" svg:width="0cm" svg:height="0cm" svg:x="17.775cm" svg:y="6.658cm" svg:viewBox="0 0 0 0" draw:points="0,0">
          <text:p/>
        </draw:polygon>
        <draw:path draw:style-name="gr6" draw:text-style-name="P3" draw:layer="layout" svg:width="0.208cm" svg:height="0.406cm" svg:x="14.556cm" svg:y="4.837cm" svg:viewBox="0 0 209 407" svg:d="M5 0c-14 58 3 150 45 237 41 86 99 152 150 170 6-16 8-34 9-55 0-24-5-50-12-75-38-40-71-104-85-165-22-31-49-62-75-86-11-10-22-19-32-26z">
          <text:p/>
        </draw:path>
        <draw:polygon draw:style-name="gr7" draw:text-style-name="P1" draw:layer="layout" svg:width="0cm" svg:height="0cm" svg:x="17.775cm" svg:y="6.658cm" svg:viewBox="0 0 0 0" draw:points="0,0">
          <text:p/>
        </draw:polygon>
        <draw:path draw:style-name="gr6" draw:text-style-name="P3" draw:layer="layout" svg:width="0.208cm" svg:height="0.406cm" svg:x="14.556cm" svg:y="5.968cm" svg:viewBox="0 0 209 407" svg:d="M5 0c-14 58 3 150 45 236 41 87 99 153 150 171 6-16 8-34 9-55 0-24-5-51-12-76-38-40-71-103-85-164-22-31-49-61-75-86-11-10-22-19-32-26z">
          <text:p/>
        </draw:path>
        <draw:polygon draw:style-name="gr7" draw:text-style-name="P1" draw:layer="layout" svg:width="0cm" svg:height="0cm" svg:x="17.775cm" svg:y="6.658cm" svg:viewBox="0 0 0 0" draw:points="0,0">
          <text:p/>
        </draw:polygon>
        <draw:polygon draw:style-name="gr6" draw:text-style-name="P3" draw:layer="layout" svg:width="0.332cm" svg:height="0.344cm" svg:x="17.476cm" svg:y="8.369cm" svg:viewBox="0 0 333 345" draw:points="31,0 333,274 333,332 302,345 0,73 0,14">
          <text:p/>
        </draw:polygon>
        <draw:polygon draw:style-name="gr7" draw:text-style-name="P1" draw:layer="layout" svg:width="0cm" svg:height="0cm" svg:x="17.775cm" svg:y="6.658cm" svg:viewBox="0 0 0 0" draw:points="0,0">
          <text:p/>
        </draw:polygon>
        <draw:polygon draw:style-name="gr6" draw:text-style-name="P3" draw:layer="layout" svg:width="0.332cm" svg:height="0.344cm" svg:x="17.476cm" svg:y="8.601cm" svg:viewBox="0 0 333 345" draw:points="31,0 333,274 333,332 302,345 0,72 0,14">
          <text:p/>
        </draw:polygon>
        <draw:polygon draw:style-name="gr7" draw:text-style-name="P1" draw:layer="layout" svg:width="0cm" svg:height="0cm" svg:x="17.775cm" svg:y="6.658cm" svg:viewBox="0 0 0 0" draw:points="0,0">
          <text:p/>
        </draw:polygon>
        <draw:polygon draw:style-name="gr6" draw:text-style-name="P3" draw:layer="layout" svg:width="0.332cm" svg:height="0.344cm" svg:x="17.476cm" svg:y="8.485cm" svg:viewBox="0 0 333 345" draw:points="31,0 333,273 333,332 302,345 0,72 0,14">
          <text:p/>
        </draw:polygon>
        <draw:polygon draw:style-name="gr7" draw:text-style-name="P1" draw:layer="layout" svg:width="0cm" svg:height="0cm" svg:x="17.775cm" svg:y="6.658cm" svg:viewBox="0 0 0 0" draw:points="0,0">
          <text:p/>
        </draw:polygon>
        <draw:path draw:style-name="gr6" draw:text-style-name="P3" draw:layer="layout" svg:width="0.312cm" svg:height="0.329cm" svg:x="21.498cm" svg:y="7.545cm" svg:viewBox="0 0 313 330" svg:d="M60 330c-1-9-2-18-2-28 0-57 32-124 85-177 53-51 118-80 170-74l-12-11-21-19c-38-34-109-26-173 21-64 48-107 124-107 187 0 30 10 55 28 71l20 18z">
          <text:p/>
        </draw:path>
        <draw:polygon draw:style-name="gr7" draw:text-style-name="P1" draw:layer="layout" svg:width="0cm" svg:height="0cm" svg:x="17.775cm" svg:y="6.658cm" svg:viewBox="0 0 0 0" draw:points="0,0">
          <text:p/>
        </draw:polygon>
        <draw:path draw:style-name="gr6" draw:text-style-name="P3" draw:layer="layout" svg:width="0.312cm" svg:height="0.329cm" svg:x="21.498cm" svg:y="10.01cm" svg:viewBox="0 0 313 330" svg:d="M60 330c-1-9-2-18-2-28 0-57 32-124 85-176s118-80 170-74l-12-12-21-18c-38-36-109-26-173 21s-107 123-107 186c0 30 10 54 28 71l20 18z">
          <text:p/>
        </draw:path>
        <draw:polygon draw:style-name="gr7" draw:text-style-name="P1" draw:layer="layout" svg:width="0cm" svg:height="0cm" svg:x="17.775cm" svg:y="6.658cm" svg:viewBox="0 0 0 0" draw:points="0,0">
          <text:p/>
        </draw:polygon>
        <draw:path draw:style-name="gr6" draw:text-style-name="P3" draw:layer="layout" svg:width="0.168cm" svg:height="0.272cm" svg:x="17.787cm" svg:y="8.487cm" svg:viewBox="0 0 169 273" svg:d="M169 219c0-2 0-4 0-6 0-31-10-69-27-105-17-38-39-69-62-88-6-6-12-10-18-13-39-21-66 6-61 64 3 59 35 131 76 172 40 42 77 40 88-3 3-6 4-13 4-21z">
          <text:p/>
        </draw:path>
        <draw:polygon draw:style-name="gr7" draw:text-style-name="P1" draw:layer="layout" svg:width="0cm" svg:height="0cm" svg:x="17.775cm" svg:y="6.658cm" svg:viewBox="0 0 0 0" draw:points="0,0">
          <text:p/>
        </draw:polygon>
        <draw:path draw:style-name="gr6" draw:text-style-name="P3" draw:layer="layout" svg:width="0.216cm" svg:height="0.288cm" svg:x="17.453cm" svg:y="7.359cm" svg:viewBox="0 0 217 289" svg:d="M1 3c3 28 14 52 32 68l184 165c-75 41-152 58-217 52v-288z">
          <text:p/>
        </draw:path>
        <draw:polygon draw:style-name="gr7" draw:text-style-name="P1" draw:layer="layout" svg:width="0cm" svg:height="0cm" svg:x="17.775cm" svg:y="6.658cm" svg:viewBox="0 0 0 0" draw:points="0,0">
          <text:p/>
        </draw:polygon>
        <draw:path draw:style-name="gr6" draw:text-style-name="P3" draw:layer="layout" svg:width="0.255cm" svg:height="0.242cm" svg:x="17.739cm" svg:y="6.803cm" svg:viewBox="0 0 256 243" svg:d="M197 0c-18 11-22 48-9 94 14 44 41 86 68 104l-102 45-154-139v-16z">
          <text:p/>
        </draw:path>
        <draw:polygon draw:style-name="gr7" draw:text-style-name="P1" draw:layer="layout" svg:width="0cm" svg:height="0cm" svg:x="17.775cm" svg:y="6.658cm" svg:viewBox="0 0 0 0" draw:points="0,0">
          <text:p/>
        </draw:polygon>
        <draw:path draw:style-name="gr6" draw:text-style-name="P3" draw:layer="layout" svg:width="0.236cm" svg:height="0.255cm" svg:x="20.316cm" svg:y="6.474cm" svg:viewBox="0 0 237 256" svg:d="M237 50c0-19-5-36-13-50-95 57-177 148-224 247 41 21 100 4 152-39 51-43 85-105 85-158z">
          <text:p/>
        </draw:path>
        <draw:polygon draw:style-name="gr7" draw:text-style-name="P1" draw:layer="layout" svg:width="0cm" svg:height="0cm" svg:x="17.775cm" svg:y="6.658cm" svg:viewBox="0 0 0 0" draw:points="0,0">
          <text:p/>
        </draw:polygon>
        <draw:path draw:style-name="gr6" draw:text-style-name="P3" draw:layer="layout" svg:width="0.236cm" svg:height="0.254cm" svg:x="20.316cm" svg:y="8.939cm" svg:viewBox="0 0 237 255" svg:d="M237 49c0-19-5-36-13-49-95 55-177 147-224 247 41 19 100 4 152-39 51-43 85-106 85-159z">
          <text:p/>
        </draw:path>
        <draw:polygon draw:style-name="gr7" draw:text-style-name="P1" draw:layer="layout" svg:width="0cm" svg:height="0cm" svg:x="17.775cm" svg:y="6.658cm" svg:viewBox="0 0 0 0" draw:points="0,0">
          <text:p/>
        </draw:polygon>
        <draw:path draw:style-name="gr6" draw:text-style-name="P3" draw:layer="layout" svg:width="0.154cm" svg:height="0.507cm" svg:x="19.312cm" svg:y="8.658cm" svg:viewBox="0 0 155 508" svg:d="M49 0c23 177 59 347 106 508-78-88-141-227-153-345-4-40-2-76 6-105 9-27 22-47 41-58z">
          <text:p/>
        </draw:path>
        <draw:polygon draw:style-name="gr7" draw:text-style-name="P1" draw:layer="layout" svg:width="0cm" svg:height="0cm" svg:x="17.775cm" svg:y="6.658cm" svg:viewBox="0 0 0 0" draw:points="0,0">
          <text:p/>
        </draw:polygon>
        <draw:path draw:style-name="gr6" draw:text-style-name="P3" draw:layer="layout" svg:width="0.184cm" svg:height="0.192cm" svg:x="21.654cm" svg:y="7.695cm" svg:viewBox="0 0 185 193" svg:d="M169 12c29 27 19 87-24 133-42 46-99 62-128 35-11-10-17-24-17-42 0-38 26-84 64-113 39-28 81-33 105-13z">
          <text:p/>
        </draw:path>
        <draw:polygon draw:style-name="gr7" draw:text-style-name="P1" draw:layer="layout" svg:width="0cm" svg:height="0cm" svg:x="17.775cm" svg:y="6.658cm" svg:viewBox="0 0 0 0" draw:points="0,0">
          <text:p/>
        </draw:polygon>
        <draw:path draw:style-name="gr6" draw:text-style-name="P3" draw:layer="layout" svg:width="0.184cm" svg:height="0.192cm" svg:x="21.654cm" svg:y="10.159cm" svg:viewBox="0 0 185 193" svg:d="M169 13c29 27 19 85-24 132-42 46-99 62-128 36-11-10-17-25-17-43 0-39 26-84 64-112 39-29 81-34 105-13z">
          <text:p/>
        </draw:path>
        <draw:polygon draw:style-name="gr7" draw:text-style-name="P1" draw:layer="layout" svg:width="0cm" svg:height="0cm" svg:x="17.775cm" svg:y="6.658cm" svg:viewBox="0 0 0 0" draw:points="0,0">
          <text:p/>
        </draw:polygon>
        <draw:path draw:style-name="gr6" draw:text-style-name="P3" draw:layer="layout" svg:width="0.34cm" svg:height="0.326cm" svg:x="17.996cm" svg:y="7.027cm" svg:viewBox="0 0 341 327" svg:d="M341 309l-41 18-145-132-43 18-106-96c6-42 3-82-6-117z">
          <text:p/>
        </draw:path>
        <draw:polygon draw:style-name="gr7" draw:text-style-name="P1" draw:layer="layout" svg:width="0cm" svg:height="0cm" svg:x="17.775cm" svg:y="6.658cm" svg:viewBox="0 0 0 0" draw:points="0,0">
          <text:p/>
        </draw:polygon>
        <draw:path draw:style-name="gr6" draw:text-style-name="P3" draw:layer="layout" svg:width="0.247cm" svg:height="0.177cm" svg:x="19.081cm" svg:y="6.782cm" svg:viewBox="0 0 248 178" svg:d="M248 69l-22-19c-58-46-112-61-153-43-30 13-52 45-63 90-6 23-10 51-10 81z">
          <text:p/>
        </draw:path>
        <draw:polygon draw:style-name="gr7" draw:text-style-name="P1" draw:layer="layout" svg:width="0cm" svg:height="0cm" svg:x="17.775cm" svg:y="6.658cm" svg:viewBox="0 0 0 0" draw:points="0,0">
          <text:p/>
        </draw:polygon>
        <draw:path draw:style-name="gr6" draw:text-style-name="P3" draw:layer="layout" svg:width="0.167cm" svg:height="0.226cm" svg:x="16.224cm" svg:y="5.333cm" svg:viewBox="0 0 168 227" svg:d="M168 20v207l-154-139c-9-8-14-17-14-27 0-15 12-30 32-39l32-13c34-16 81-11 104 11z">
          <text:p/>
        </draw:path>
        <draw:polygon draw:style-name="gr7" draw:text-style-name="P1" draw:layer="layout" svg:width="0cm" svg:height="0cm" svg:x="17.775cm" svg:y="6.658cm" svg:viewBox="0 0 0 0" draw:points="0,0">
          <text:p/>
        </draw:polygon>
        <draw:path draw:style-name="gr6" draw:text-style-name="P3" draw:layer="layout" svg:width="0.162cm" svg:height="0.305cm" svg:x="16.685cm" svg:y="5.973cm" svg:viewBox="0 0 163 306" svg:d="M163 0v116c-24 15-45 31-64 49-47 42-78 89-92 141-5-20-7-40-7-60 0-92 58-181 163-246z">
          <text:p/>
        </draw:path>
        <draw:polygon draw:style-name="gr7" draw:text-style-name="P1" draw:layer="layout" svg:width="0cm" svg:height="0cm" svg:x="17.775cm" svg:y="6.658cm" svg:viewBox="0 0 0 0" draw:points="0,0">
          <text:p/>
        </draw:polygon>
        <draw:polygon draw:style-name="gr6" draw:text-style-name="P3" draw:layer="layout" svg:width="0.301cm" svg:height="0.33cm" svg:x="17.476cm" svg:y="7.101cm" svg:viewBox="0 0 302 331" draw:points="302,331 302,272 0,0 0,57 30,84">
          <text:p/>
        </draw:polygon>
        <draw:polygon draw:style-name="gr7" draw:text-style-name="P1" draw:layer="layout" svg:width="0cm" svg:height="0cm" svg:x="17.775cm" svg:y="6.658cm" svg:viewBox="0 0 0 0" draw:points="0,0">
          <text:p/>
        </draw:polygon>
        <draw:polygon draw:style-name="gr6" draw:text-style-name="P3" draw:layer="layout" svg:width="0.301cm" svg:height="0.331cm" svg:x="17.476cm" svg:y="7.216cm" svg:viewBox="0 0 302 332" draw:points="302,274 302,332 0,58 0,33 0,0">
          <text:p/>
        </draw:polygon>
        <draw:polygon draw:style-name="gr7" draw:text-style-name="P1" draw:layer="layout" svg:width="0cm" svg:height="0cm" svg:x="17.775cm" svg:y="6.658cm" svg:viewBox="0 0 0 0" draw:points="0,0">
          <text:p/>
        </draw:polygon>
        <draw:polygon draw:style-name="gr6" draw:text-style-name="P3" draw:layer="layout" svg:width="0.301cm" svg:height="0.33cm" svg:x="17.476cm" svg:y="8.615cm" svg:viewBox="0 0 302 331" draw:points="302,273 302,331 0,58 0,0">
          <text:p/>
        </draw:polygon>
        <draw:polygon draw:style-name="gr7" draw:text-style-name="P1" draw:layer="layout" svg:width="0cm" svg:height="0cm" svg:x="17.775cm" svg:y="6.658cm" svg:viewBox="0 0 0 0" draw:points="0,0">
          <text:p/>
        </draw:polygon>
        <draw:polygon draw:style-name="gr6" draw:text-style-name="P3" draw:layer="layout" svg:width="0.301cm" svg:height="0.331cm" svg:x="17.476cm" svg:y="8.151cm" svg:viewBox="0 0 302 332" draw:points="302,274 302,332 38,92 0,58 0,12 0,0">
          <text:p/>
        </draw:polygon>
        <draw:polygon draw:style-name="gr7" draw:text-style-name="P1" draw:layer="layout" svg:width="0cm" svg:height="0cm" svg:x="17.775cm" svg:y="6.658cm" svg:viewBox="0 0 0 0" draw:points="0,0">
          <text:p/>
        </draw:polygon>
        <draw:polygon draw:style-name="gr6" draw:text-style-name="P3" draw:layer="layout" svg:width="0.301cm" svg:height="0.33cm" svg:x="17.476cm" svg:y="8.383cm" svg:viewBox="0 0 302 331" draw:points="302,273 302,331 0,59 0,0">
          <text:p/>
        </draw:polygon>
        <draw:polygon draw:style-name="gr7" draw:text-style-name="P1" draw:layer="layout" svg:width="0cm" svg:height="0cm" svg:x="17.775cm" svg:y="6.658cm" svg:viewBox="0 0 0 0" draw:points="0,0">
          <text:p/>
        </draw:polygon>
        <draw:polygon draw:style-name="gr6" draw:text-style-name="P3" draw:layer="layout" svg:width="0.301cm" svg:height="0.331cm" svg:x="17.476cm" svg:y="7.332cm" svg:viewBox="0 0 302 332" draw:points="302,274 302,332 0,52 0,0">
          <text:p/>
        </draw:polygon>
        <draw:polygon draw:style-name="gr7" draw:text-style-name="P1" draw:layer="layout" svg:width="0cm" svg:height="0cm" svg:x="17.775cm" svg:y="6.658cm" svg:viewBox="0 0 0 0" draw:points="0,0">
          <text:p/>
        </draw:polygon>
        <draw:polygon draw:style-name="gr6" draw:text-style-name="P3" draw:layer="layout" svg:width="0.301cm" svg:height="0.33cm" svg:x="17.476cm" svg:y="8.499cm" svg:viewBox="0 0 302 331" draw:points="302,273 302,331 0,58 0,0">
          <text:p/>
        </draw:polygon>
        <draw:polygon draw:style-name="gr7" draw:text-style-name="P1" draw:layer="layout" svg:width="0cm" svg:height="0cm" svg:x="17.775cm" svg:y="6.658cm" svg:viewBox="0 0 0 0" draw:points="0,0">
          <text:p/>
        </draw:polygon>
        <draw:path draw:style-name="gr6" draw:text-style-name="P3" draw:layer="layout" svg:width="0.129cm" svg:height="0.209cm" svg:x="17.378cm" svg:y="7.04cm" svg:viewBox="0 0 130 210" svg:d="M16 3c-15 9-20 37-13 73s25 74 48 102c16 20 33 31 48 32v-33l31-14c0-6-1-12-1-18l-30-27v-57c-15-25-32-44-48-54-12-7-23-9-32-5-1 0-2 0-3 1z">
          <text:p/>
        </draw:path>
        <draw:polygon draw:style-name="gr7" draw:text-style-name="P1" draw:layer="layout" svg:width="0cm" svg:height="0cm" svg:x="17.775cm" svg:y="6.658cm" svg:viewBox="0 0 0 0" draw:points="0,0">
          <text:p/>
        </draw:polygon>
        <draw:path draw:style-name="gr6" draw:text-style-name="P3" draw:layer="layout" svg:width="0.091cm" svg:height="0.28cm" svg:x="16.692cm" svg:y="6.138cm" svg:viewBox="0 0 92 281" svg:d="M92 281v-281c-46 42-77 89-92 141 15 50 46 98 92 140z">
          <text:p/>
        </draw:path>
        <draw:polygon draw:style-name="gr7" draw:text-style-name="P1" draw:layer="layout" svg:width="0cm" svg:height="0cm" svg:x="17.775cm" svg:y="6.658cm" svg:viewBox="0 0 0 0" draw:points="0,0">
          <text:p/>
        </draw:polygon>
        <draw:path draw:style-name="gr6" draw:text-style-name="P3" draw:layer="layout" svg:width="0.121cm" svg:height="0.21cm" svg:x="17.834cm" svg:y="8.506cm" svg:viewBox="0 0 122 211" svg:d="M122 200c0-2 0-4 0-6 0-32-9-70-27-106-17-37-39-68-62-87-5-1-10-1-14 1-25 11-25 66 0 123 25 58 66 95 92 84 5-2 8-5 11-9z">
          <text:p/>
        </draw:path>
        <draw:polygon draw:style-name="gr7" draw:text-style-name="P1" draw:layer="layout" svg:width="0cm" svg:height="0cm" svg:x="17.775cm" svg:y="6.658cm" svg:viewBox="0 0 0 0" draw:points="0,0">
          <text:p/>
        </draw:polygon>
        <draw:polygon draw:style-name="gr6" draw:text-style-name="P3" draw:layer="layout" svg:width="0.258cm" svg:height="0.291cm" svg:x="17.498cm" svg:y="8.287cm" svg:viewBox="0 0 259 292" draw:points="259,234 259,292 15,72 0,59 0,40 0,0">
          <text:p/>
        </draw:polygon>
        <draw:polygon draw:style-name="gr7" draw:text-style-name="P1" draw:layer="layout" svg:width="0cm" svg:height="0cm" svg:x="17.775cm" svg:y="6.658cm" svg:viewBox="0 0 0 0" draw:points="0,0">
          <text:p/>
        </draw:polygon>
        <draw:path draw:style-name="gr6" draw:text-style-name="P3" draw:layer="layout" svg:width="0.168cm" svg:height="0.272cm" svg:x="17.787cm" svg:y="8.487cm" svg:viewBox="0 0 169 273" svg:d="M80 20c-6-6-12-10-18-13-39-21-66 6-61 64 3 59 35 131 76 172 40 42 77 40 88-3 3-6 4-13 4-21-4 4-7 7-12 9-25 11-66-26-91-83s-25-113 0-124c4-2 9-2 14-1z">
          <text:p/>
        </draw:path>
        <draw:polygon draw:style-name="gr7" draw:text-style-name="P1" draw:layer="layout" svg:width="0cm" svg:height="0cm" svg:x="17.775cm" svg:y="6.658cm" svg:viewBox="0 0 0 0" draw:points="0,0">
          <text:p/>
        </draw:polygon>
        <draw:path draw:style-name="gr6" draw:text-style-name="P3" draw:layer="layout" svg:width="0.156cm" svg:height="0.272cm" svg:x="17.357cm" svg:y="8.098cm" svg:viewBox="0 0 157 273" svg:d="M80 19c-6-5-12-9-18-12-36-19-61 2-62 52 0 51 25 118 61 166 37 47 76 61 96 36l-15-13v-19c-29-7-64-50-82-102-19-51-16-96 6-106 4-2 9-2 14-2z">
          <text:p/>
        </draw:path>
        <draw:polygon draw:style-name="gr7" draw:text-style-name="P1" draw:layer="layout" svg:width="0cm" svg:height="0cm" svg:x="17.775cm" svg:y="6.658cm" svg:viewBox="0 0 0 0" draw:points="0,0">
          <text:p/>
        </draw:polygon>
        <draw:path draw:style-name="gr6" draw:text-style-name="P3" draw:layer="layout" svg:width="0.408cm" svg:height="0.408cm" svg:x="17.454cm" svg:y="7.362cm" svg:viewBox="0 0 409 409" svg:d="M409 369l-82-68-305-277-22-24c3 28 14 52 32 68l183 166 194 175z">
          <text:p/>
        </draw:path>
        <draw:polygon draw:style-name="gr7" draw:text-style-name="P1" draw:layer="layout" svg:width="0cm" svg:height="0cm" svg:x="17.775cm" svg:y="6.658cm" svg:viewBox="0 0 0 0" draw:points="0,0">
          <text:p/>
        </draw:polygon>
        <draw:path draw:style-name="gr6" draw:text-style-name="P3" draw:layer="layout" svg:width="0.118cm" svg:height="0.209cm" svg:x="17.404cm" svg:y="8.117cm" svg:viewBox="0 0 119 210" svg:d="M119 160c-2-11-5-22-8-33l-39-35v-46c-12-19-25-34-39-46-5 0-10 0-14 2-22 10-25 55-6 107 18 52 52 94 82 101v-39z">
          <text:p/>
        </draw:path>
        <draw:polygon draw:style-name="gr7" draw:text-style-name="P1" draw:layer="layout" svg:width="0cm" svg:height="0cm" svg:x="17.775cm" svg:y="6.658cm" svg:viewBox="0 0 0 0" draw:points="0,0">
          <text:p/>
        </draw:polygon>
        <draw:polygon draw:style-name="gr6" draw:text-style-name="P3" draw:layer="layout" svg:width="0.332cm" svg:height="0.286cm" svg:x="17.476cm" svg:y="8.369cm" svg:viewBox="0 0 333 287" draw:points="31,0 333,274 302,287 0,14">
          <text:p/>
        </draw:polygon>
        <draw:polygon draw:style-name="gr7" draw:text-style-name="P1" draw:layer="layout" svg:width="0cm" svg:height="0cm" svg:x="17.775cm" svg:y="6.658cm" svg:viewBox="0 0 0 0" draw:points="0,0">
          <text:p/>
        </draw:polygon>
        <draw:polygon draw:style-name="gr6" draw:text-style-name="P3" draw:layer="layout" svg:width="0.332cm" svg:height="0.286cm" svg:x="17.476cm" svg:y="8.601cm" svg:viewBox="0 0 333 287" draw:points="31,0 333,274 302,287 0,14">
          <text:p/>
        </draw:polygon>
        <draw:polygon draw:style-name="gr7" draw:text-style-name="P1" draw:layer="layout" svg:width="0cm" svg:height="0cm" svg:x="17.775cm" svg:y="6.658cm" svg:viewBox="0 0 0 0" draw:points="0,0">
          <text:p/>
        </draw:polygon>
        <draw:polygon draw:style-name="gr6" draw:text-style-name="P3" draw:layer="layout" svg:width="0.332cm" svg:height="0.286cm" svg:x="17.476cm" svg:y="7.319cm" svg:viewBox="0 0 333 287" draw:points="31,0 333,273 302,287 0,13">
          <text:p/>
        </draw:polygon>
        <draw:polygon draw:style-name="gr7" draw:text-style-name="P1" draw:layer="layout" svg:width="0cm" svg:height="0cm" svg:x="17.775cm" svg:y="6.658cm" svg:viewBox="0 0 0 0" draw:points="0,0">
          <text:p/>
        </draw:polygon>
        <draw:polygon draw:style-name="gr6" draw:text-style-name="P3" draw:layer="layout" svg:width="0.332cm" svg:height="0.286cm" svg:x="17.476cm" svg:y="7.203cm" svg:viewBox="0 0 333 287" draw:points="31,0 333,273 302,287 0,13">
          <text:p/>
        </draw:polygon>
        <draw:polygon draw:style-name="gr7" draw:text-style-name="P1" draw:layer="layout" svg:width="0cm" svg:height="0cm" svg:x="17.775cm" svg:y="6.658cm" svg:viewBox="0 0 0 0" draw:points="0,0">
          <text:p/>
        </draw:polygon>
        <draw:polygon draw:style-name="gr6" draw:text-style-name="P3" draw:layer="layout" svg:width="0.332cm" svg:height="0.286cm" svg:x="17.476cm" svg:y="8.485cm" svg:viewBox="0 0 333 287" draw:points="31,0 333,274 302,287 0,14">
          <text:p/>
        </draw:polygon>
        <draw:polygon draw:style-name="gr7" draw:text-style-name="P1" draw:layer="layout" svg:width="0cm" svg:height="0cm" svg:x="17.775cm" svg:y="6.658cm" svg:viewBox="0 0 0 0" draw:points="0,0">
          <text:p/>
        </draw:polygon>
        <draw:polygon draw:style-name="gr6" draw:text-style-name="P3" draw:layer="layout" svg:width="0.332cm" svg:height="0.287cm" svg:x="17.476cm" svg:y="8.137cm" svg:viewBox="0 0 333 288" draw:points="31,0 333,274 302,288 0,15">
          <text:p/>
        </draw:polygon>
        <draw:polygon draw:style-name="gr7" draw:text-style-name="P1" draw:layer="layout" svg:width="0cm" svg:height="0cm" svg:x="17.775cm" svg:y="6.658cm" svg:viewBox="0 0 0 0" draw:points="0,0">
          <text:p/>
        </draw:polygon>
        <draw:polygon draw:style-name="gr6" draw:text-style-name="P3" draw:layer="layout" svg:width="0.332cm" svg:height="0.286cm" svg:x="17.476cm" svg:y="7.087cm" svg:viewBox="0 0 333 287" draw:points="333,273 302,287 0,14 31,0">
          <text:p/>
        </draw:polygon>
        <draw:polygon draw:style-name="gr7" draw:text-style-name="P1" draw:layer="layout" svg:width="0cm" svg:height="0cm" svg:x="17.775cm" svg:y="6.658cm" svg:viewBox="0 0 0 0" draw:points="0,0">
          <text:p/>
        </draw:polygon>
        <draw:path draw:style-name="gr6" draw:text-style-name="P3" draw:layer="layout" svg:width="0.328cm" svg:height="0.349cm" svg:x="21.556cm" svg:y="7.595cm" svg:viewBox="0 0 329 350" svg:d="M52 350c-20-18-31-45-31-78 0-71 48-154 118-206 71-52 148-61 190-23l-21-19c-14-13-32-21-54-23-52-6-117 23-169 74-53 52-85 119-85 177 0 10 1 19 2 28 5 20 14 38 28 50z">
          <text:p/>
        </draw:path>
        <draw:polygon draw:style-name="gr7" draw:text-style-name="P1" draw:layer="layout" svg:width="0cm" svg:height="0cm" svg:x="17.775cm" svg:y="6.658cm" svg:viewBox="0 0 0 0" draw:points="0,0">
          <text:p/>
        </draw:polygon>
        <draw:path draw:style-name="gr6" draw:text-style-name="P3" draw:layer="layout" svg:width="0.328cm" svg:height="0.348cm" svg:x="21.556cm" svg:y="10.06cm" svg:viewBox="0 0 329 349" svg:d="M52 349c-20-18-31-45-31-78 0-70 48-153 118-205 71-52 148-62 190-23l-21-20c-14-12-32-20-54-22-52-6-117 22-169 74-53 52-85 119-85 177 0 10 1 19 2 27 5 21 14 38 28 51z">
          <text:p/>
        </draw:path>
        <draw:polygon draw:style-name="gr7" draw:text-style-name="P1" draw:layer="layout" svg:width="0cm" svg:height="0cm" svg:x="17.775cm" svg:y="6.658cm" svg:viewBox="0 0 0 0" draw:points="0,0">
          <text:p/>
        </draw:polygon>
        <draw:path draw:style-name="gr6" draw:text-style-name="P3" draw:layer="layout" svg:width="0.312cm" svg:height="0.33cm" svg:x="21.466cm" svg:y="7.516cm" svg:viewBox="0 0 313 331" svg:d="M51 331c-19-17-29-43-29-74 0-67 45-145 111-194 68-49 140-58 180-22l-22-19c-40-36-112-28-179 22-67 49-112 127-112 194 0 30 10 56 29 73z">
          <text:p/>
        </draw:path>
        <draw:polygon draw:style-name="gr7" draw:text-style-name="P1" draw:layer="layout" svg:width="0cm" svg:height="0cm" svg:x="17.775cm" svg:y="6.658cm" svg:viewBox="0 0 0 0" draw:points="0,0">
          <text:p/>
        </draw:polygon>
        <draw:path draw:style-name="gr6" draw:text-style-name="P3" draw:layer="layout" svg:width="0.312cm" svg:height="0.33cm" svg:x="21.466cm" svg:y="9.98cm" svg:viewBox="0 0 313 331" svg:d="M313 44l-22-22c-40-36-112-27-179 22-67 50-112 129-112 194 0 31 10 57 29 74l22 19c-19-17-29-42-29-73 0-66 45-144 111-193 68-50 140-59 180-23z">
          <text:p/>
        </draw:path>
        <draw:polygon draw:style-name="gr7" draw:text-style-name="P1" draw:layer="layout" svg:width="0cm" svg:height="0cm" svg:x="17.775cm" svg:y="6.658cm" svg:viewBox="0 0 0 0" draw:points="0,0">
          <text:p/>
        </draw:polygon>
        <draw:polygon draw:style-name="gr6" draw:text-style-name="P3" draw:layer="layout" svg:width="0.288cm" svg:height="0.245cm" svg:x="17.498cm" svg:y="8.275cm" svg:viewBox="0 0 289 246" draw:points="25,0 289,232 259,246 0,12">
          <text:p/>
        </draw:polygon>
        <draw:polygon draw:style-name="gr7" draw:text-style-name="P1" draw:layer="layout" svg:width="0cm" svg:height="0cm" svg:x="17.775cm" svg:y="6.658cm" svg:viewBox="0 0 0 0" draw:points="0,0">
          <text:p/>
        </draw:polygon>
        <draw:path draw:style-name="gr6" draw:text-style-name="P3" draw:layer="layout" svg:width="0.076cm" svg:height="0.197cm" svg:x="17.918cm" svg:y="6.803cm" svg:viewBox="0 0 77 198" svg:d="M77 198v-145l-60-53c-18 11-22 48-9 93 14 44 42 86 69 105z">
          <text:p/>
        </draw:path>
        <draw:polygon draw:style-name="gr7" draw:text-style-name="P1" draw:layer="layout" svg:width="0cm" svg:height="0cm" svg:x="17.775cm" svg:y="6.658cm" svg:viewBox="0 0 0 0" draw:points="0,0">
          <text:p/>
        </draw:polygon>
        <draw:path draw:style-name="gr6" draw:text-style-name="P3" draw:layer="layout" svg:width="0.112cm" svg:height="0.288cm" svg:x="17.893cm" svg:y="6.856cm" svg:viewBox="0 0 113 289" svg:d="M102 144l-102 45 110 100c6-42 3-82-6-118l-1-171z">
          <text:p/>
        </draw:path>
        <draw:polygon draw:style-name="gr7" draw:text-style-name="P1" draw:layer="layout" svg:width="0cm" svg:height="0cm" svg:x="17.775cm" svg:y="6.658cm" svg:viewBox="0 0 0 0" draw:points="0,0">
          <text:p/>
        </draw:polygon>
        <draw:path draw:style-name="gr6" draw:text-style-name="P3" draw:layer="layout" svg:width="0.156cm" svg:height="0.152cm" svg:x="20.298cm" svg:y="7.859cm" svg:viewBox="0 0 157 153" svg:d="M157 35l-39-35c-48 45-88 97-118 153 57-15 117-60 157-118z">
          <text:p/>
        </draw:path>
        <draw:polygon draw:style-name="gr7" draw:text-style-name="P1" draw:layer="layout" svg:width="0cm" svg:height="0cm" svg:x="17.775cm" svg:y="6.658cm" svg:viewBox="0 0 0 0" draw:points="0,0">
          <text:p/>
        </draw:polygon>
        <draw:path draw:style-name="gr6" draw:text-style-name="P3" draw:layer="layout" svg:width="0.31cm" svg:height="0.327cm" svg:x="21.488cm" svg:y="10cm" svg:viewBox="0 0 311 328" svg:d="M58 328c-11-4-21-9-29-17-19-18-29-43-29-74 0-66 45-144 111-193 67-49 139-58 179-22 9 7 16 17 21 27l-21-23-280 212c0-63 43-139 107-186s134-56 172-21l-251 279c-18-18-28-42-28-72l48 90-25-17z">
          <text:p/>
        </draw:path>
        <draw:polygon draw:style-name="gr7" draw:text-style-name="P1" draw:layer="layout" svg:width="0cm" svg:height="0cm" svg:x="17.775cm" svg:y="6.658cm" svg:viewBox="0 0 0 0" draw:points="0,0">
          <text:p/>
        </draw:polygon>
        <draw:path draw:style-name="gr6" draw:text-style-name="P3" draw:layer="layout" svg:width="0.31cm" svg:height="0.327cm" svg:x="21.488cm" svg:y="7.535cm" svg:viewBox="0 0 311 328" svg:d="M58 328c-11-3-21-9-29-16-19-17-29-43-29-74 0-66 45-145 111-194 67-49 139-58 179-22 9 8 16 17 21 28l-21-23-280 212c0-63 43-139 107-187 64-47 134-55 172-21l-251 279c-18-16-28-41-28-71l48 89-25-17z">
          <text:p/>
        </draw:path>
        <draw:polygon draw:style-name="gr7" draw:text-style-name="P1" draw:layer="layout" svg:width="0cm" svg:height="0cm" svg:x="17.775cm" svg:y="6.658cm" svg:viewBox="0 0 0 0" draw:points="0,0">
          <text:p/>
        </draw:polygon>
        <draw:polygon draw:style-name="gr6" draw:text-style-name="P3" draw:layer="layout" svg:width="0.086cm" svg:height="0.116cm" svg:x="17.441cm" svg:y="7.904cm" svg:viewBox="0 0 87 117" draw:points="0,117 87,78 0,0">
          <text:p/>
        </draw:polygon>
        <draw:polygon draw:style-name="gr7" draw:text-style-name="P1" draw:layer="layout" svg:width="0cm" svg:height="0cm" svg:x="17.775cm" svg:y="6.658cm" svg:viewBox="0 0 0 0" draw:points="0,0">
          <text:p/>
        </draw:polygon>
        <draw:path draw:style-name="gr6" draw:text-style-name="P3" draw:layer="layout" svg:width="0.025cm" svg:height="0.267cm" svg:x="16.58cm" svg:y="4.834cm" svg:viewBox="0 0 26 268" svg:d="M26 0v268c-17-44-26-89-26-134 0-44 9-90 26-134z">
          <text:p/>
        </draw:path>
        <draw:polygon draw:style-name="gr7" draw:text-style-name="P1" draw:layer="layout" svg:width="0cm" svg:height="0cm" svg:x="17.775cm" svg:y="6.658cm" svg:viewBox="0 0 0 0" draw:points="0,0">
          <text:p/>
        </draw:polygon>
        <draw:path draw:style-name="gr6" draw:text-style-name="P3" draw:layer="layout" svg:width="0.716cm" svg:height="0.077cm" svg:x="15.156cm" svg:y="2.59cm" svg:viewBox="0 0 717 78" svg:d="M717 78c-5-3-11-6-16-9-205-92-479-92-685 0-5 3-11 6-16 9 218-92 500-92 717 0z">
          <text:p/>
        </draw:path>
        <draw:polygon draw:style-name="gr7" draw:text-style-name="P1" draw:layer="layout" svg:width="0cm" svg:height="0cm" svg:x="17.775cm" svg:y="6.658cm" svg:viewBox="0 0 0 0" draw:points="0,0">
          <text:p/>
        </draw:polygon>
        <draw:polygon draw:style-name="gr6" draw:text-style-name="P3" draw:layer="layout" svg:width="0.382cm" svg:height="0.157cm" svg:x="17.271cm" svg:y="6.775cm" svg:viewBox="0 0 383 158" draw:points="97,128 383,0 288,31 0,158">
          <text:p/>
        </draw:polygon>
        <draw:polygon draw:style-name="gr7" draw:text-style-name="P1" draw:layer="layout" svg:width="0cm" svg:height="0cm" svg:x="17.775cm" svg:y="6.658cm" svg:viewBox="0 0 0 0" draw:points="0,0">
          <text:p/>
        </draw:polygon>
        <draw:path draw:style-name="gr6" draw:text-style-name="P3" draw:layer="layout" svg:width="0.082cm" svg:height="0.103cm" svg:x="20.415cm" svg:y="7.791cm" svg:viewBox="0 0 83 104" svg:d="M39 104c24-35 39-71 44-104-29 20-57 42-83 68z">
          <text:p/>
        </draw:path>
        <draw:polygon draw:style-name="gr7" draw:text-style-name="P1" draw:layer="layout" svg:width="0cm" svg:height="0cm" svg:x="17.775cm" svg:y="6.658cm" svg:viewBox="0 0 0 0" draw:points="0,0">
          <text:p/>
        </draw:polygon>
        <draw:path draw:style-name="gr6" draw:text-style-name="P3" draw:layer="layout" svg:width="0.205cm" svg:height="0.419cm" svg:x="14.55cm" svg:y="5.963cm" svg:viewBox="0 0 206 420" svg:d="M11 5l-7-5c-13 61 4 154 47 242 41 88 99 156 152 178l3-8c-51-18-109-84-150-170-42-86-59-179-45-237z">
          <text:p/>
        </draw:path>
        <draw:polygon draw:style-name="gr7" draw:text-style-name="P1" draw:layer="layout" svg:width="0cm" svg:height="0cm" svg:x="17.775cm" svg:y="6.658cm" svg:viewBox="0 0 0 0" draw:points="0,0">
          <text:p/>
        </draw:polygon>
        <draw:path draw:style-name="gr6" draw:text-style-name="P3" draw:layer="layout" svg:width="0.121cm" svg:height="0.111cm" svg:x="16.682cm" svg:y="5.821cm" svg:viewBox="0 0 122 112" svg:d="M0 2c34-14 88 35 122 110z">
          <text:p/>
        </draw:path>
        <draw:polygon draw:style-name="gr7" draw:text-style-name="P1" draw:layer="layout" svg:width="0cm" svg:height="0cm" svg:x="17.775cm" svg:y="6.658cm" svg:viewBox="0 0 0 0" draw:points="0,0">
          <text:p/>
        </draw:polygon>
        <draw:path draw:style-name="gr6" draw:text-style-name="P3" draw:layer="layout" svg:width="0.085cm" svg:height="0.164cm" svg:x="14.667cm" svg:y="6.08cm" svg:viewBox="0 0 86 165" svg:d="M0 0c14 62 47 125 86 165-19-59-49-113-86-165z">
          <text:p/>
        </draw:path>
        <draw:polygon draw:style-name="gr7" draw:text-style-name="P1" draw:layer="layout" svg:width="0cm" svg:height="0cm" svg:x="17.775cm" svg:y="6.658cm" svg:viewBox="0 0 0 0" draw:points="0,0">
          <text:p/>
        </draw:polygon>
        <draw:path draw:style-name="gr6" draw:text-style-name="P3" draw:layer="layout" svg:width="0.085cm" svg:height="0.164cm" svg:x="14.667cm" svg:y="4.949cm" svg:viewBox="0 0 86 165" svg:d="M0 0c14 62 47 125 86 165-19-59-49-113-86-165z">
          <text:p/>
        </draw:path>
        <draw:polygon draw:style-name="gr7" draw:text-style-name="P1" draw:layer="layout" svg:width="0cm" svg:height="0cm" svg:x="17.775cm" svg:y="6.658cm" svg:viewBox="0 0 0 0" draw:points="0,0">
          <text:p/>
        </draw:polygon>
        <draw:polygon draw:style-name="gr6" draw:text-style-name="P3" draw:layer="layout" svg:width="0.059cm" svg:height="0.08cm" svg:x="18.402cm" svg:y="7.226cm" svg:viewBox="0 0 60 81" draw:points="60,54 0,81 0,0">
          <text:p/>
        </draw:polygon>
        <draw:polygon draw:style-name="gr7" draw:text-style-name="P1" draw:layer="layout" svg:width="0cm" svg:height="0cm" svg:x="17.775cm" svg:y="6.658cm" svg:viewBox="0 0 0 0" draw:points="0,0">
          <text:p/>
        </draw:polygon>
        <draw:path draw:style-name="gr6" draw:text-style-name="P3" draw:layer="layout" svg:width="0.58cm" svg:height="0.068cm" svg:x="16.979cm" svg:y="5.988cm" svg:viewBox="0 0 581 69" svg:d="M581 69c-4-2-7-3-10-5-162-73-371-84-550-30-7 3-14 6-21 9 188-58 408-48 581 26z">
          <text:p/>
        </draw:path>
        <draw:polygon draw:style-name="gr7" draw:text-style-name="P1" draw:layer="layout" svg:width="0cm" svg:height="0cm" svg:x="17.775cm" svg:y="6.658cm" svg:viewBox="0 0 0 0" draw:points="0,0">
          <text:p/>
        </draw:polygon>
        <draw:polygon draw:style-name="gr6" draw:text-style-name="P3" draw:layer="layout" svg:width="0.031cm" svg:height="0.071cm" svg:x="17.777cm" svg:y="8.758cm" svg:viewBox="0 0 32 72" draw:points="32,0 32,59 0,72 0,14">
          <text:p/>
        </draw:polygon>
        <draw:polygon draw:style-name="gr7" draw:text-style-name="P1" draw:layer="layout" svg:width="0cm" svg:height="0cm" svg:x="17.775cm" svg:y="6.658cm" svg:viewBox="0 0 0 0" draw:points="0,0">
          <text:p/>
        </draw:polygon>
        <draw:polygon draw:style-name="gr6" draw:text-style-name="P3" draw:layer="layout" svg:width="0.031cm" svg:height="0.072cm" svg:x="17.777cm" svg:y="8.41cm" svg:viewBox="0 0 32 73" draw:points="32,0 32,59 0,73 0,15">
          <text:p/>
        </draw:polygon>
        <draw:polygon draw:style-name="gr7" draw:text-style-name="P1" draw:layer="layout" svg:width="0cm" svg:height="0cm" svg:x="17.775cm" svg:y="6.658cm" svg:viewBox="0 0 0 0" draw:points="0,0">
          <text:p/>
        </draw:polygon>
        <draw:polygon draw:style-name="gr6" draw:text-style-name="P3" draw:layer="layout" svg:width="0.03cm" svg:height="0.072cm" svg:x="17.756cm" svg:y="8.506cm" svg:viewBox="0 0 31 73" draw:points="31,0 31,59 0,73 0,14">
          <text:p/>
        </draw:polygon>
        <draw:polygon draw:style-name="gr7" draw:text-style-name="P1" draw:layer="layout" svg:width="0cm" svg:height="0cm" svg:x="17.775cm" svg:y="6.658cm" svg:viewBox="0 0 0 0" draw:points="0,0">
          <text:p/>
        </draw:polygon>
        <draw:polygon draw:style-name="gr6" draw:text-style-name="P3" draw:layer="layout" svg:width="0.031cm" svg:height="0.071cm" svg:x="17.777cm" svg:y="8.642cm" svg:viewBox="0 0 32 72" draw:points="32,0 32,59 0,72 0,13">
          <text:p/>
        </draw:polygon>
        <draw:polygon draw:style-name="gr7" draw:text-style-name="P1" draw:layer="layout" svg:width="0cm" svg:height="0cm" svg:x="17.775cm" svg:y="6.658cm" svg:viewBox="0 0 0 0" draw:points="0,0">
          <text:p/>
        </draw:polygon>
        <draw:polygon draw:style-name="gr6" draw:text-style-name="P3" draw:layer="layout" svg:width="0.031cm" svg:height="0.072cm" svg:x="17.777cm" svg:y="7.359cm" svg:viewBox="0 0 32 73" draw:points="32,58 32,0 0,14 0,73">
          <text:p/>
        </draw:polygon>
        <draw:polygon draw:style-name="gr7" draw:text-style-name="P1" draw:layer="layout" svg:width="0cm" svg:height="0cm" svg:x="17.775cm" svg:y="6.658cm" svg:viewBox="0 0 0 0" draw:points="0,0">
          <text:p/>
        </draw:polygon>
        <draw:polygon draw:style-name="gr6" draw:text-style-name="P3" draw:layer="layout" svg:width="0.031cm" svg:height="0.07cm" svg:x="17.777cm" svg:y="7.591cm" svg:viewBox="0 0 32 71" draw:points="32,0 32,59 5,71 0,14">
          <text:p/>
        </draw:polygon>
        <draw:polygon draw:style-name="gr7" draw:text-style-name="P1" draw:layer="layout" svg:width="0cm" svg:height="0cm" svg:x="17.775cm" svg:y="6.658cm" svg:viewBox="0 0 0 0" draw:points="0,0">
          <text:p/>
        </draw:polygon>
        <draw:polygon draw:style-name="gr6" draw:text-style-name="P3" draw:layer="layout" svg:width="0.031cm" svg:height="0.071cm" svg:x="17.777cm" svg:y="8.874cm" svg:viewBox="0 0 32 72" draw:points="32,0 32,59 0,72 0,13">
          <text:p/>
        </draw:polygon>
        <draw:polygon draw:style-name="gr7" draw:text-style-name="P1" draw:layer="layout" svg:width="0cm" svg:height="0cm" svg:x="17.775cm" svg:y="6.658cm" svg:viewBox="0 0 0 0" draw:points="0,0">
          <text:p/>
        </draw:polygon>
        <draw:path draw:style-name="gr6" draw:text-style-name="P3" draw:layer="layout" svg:width="0.087cm" svg:height="0.04cm" svg:x="18.898cm" svg:y="6.248cm" svg:viewBox="0 0 88 41" svg:d="M0 40l88-40c-7 19-17 32-31 38-8 3-16 4-26 3s-21-1-31-1z">
          <text:p/>
        </draw:path>
        <draw:polygon draw:style-name="gr7" draw:text-style-name="P1" draw:layer="layout" svg:width="0cm" svg:height="0cm" svg:x="17.775cm" svg:y="6.658cm" svg:viewBox="0 0 0 0" draw:points="0,0">
          <text:p/>
        </draw:polygon>
        <draw:polygon draw:style-name="gr6" draw:text-style-name="P3" draw:layer="layout" svg:width="0.039cm" svg:height="0.053cm" svg:x="17.7cm" svg:y="6.853cm" svg:viewBox="0 0 40 54" draw:points="40,54 40,38 40,0 0,19">
          <text:p/>
        </draw:polygon>
        <draw:polygon draw:style-name="gr7" draw:text-style-name="P1" draw:layer="layout" svg:width="0cm" svg:height="0cm" svg:x="17.775cm" svg:y="6.658cm" svg:viewBox="0 0 0 0" draw:points="0,0">
          <text:p/>
        </draw:polygon>
        <draw:path draw:style-name="gr6" draw:text-style-name="P3" draw:layer="layout" svg:width="0.09cm" svg:height="0.039cm" svg:x="18.901cm" svg:y="6.222cm" svg:viewBox="0 0 91 40" svg:d="M22 31c20-6 42-10 65-12l-87 21c7-4 15-6 22-9l-22 9 91-40c-1 7-2 13-4 19z">
          <text:p/>
        </draw:path>
        <draw:polygon draw:style-name="gr7" draw:text-style-name="P1" draw:layer="layout" svg:width="0cm" svg:height="0cm" svg:x="17.775cm" svg:y="6.658cm" svg:viewBox="0 0 0 0" draw:points="0,0">
          <text:p/>
        </draw:polygon>
        <draw:path draw:style-name="gr8" draw:text-style-name="P1" draw:layer="layout" svg:width="0.085cm" svg:height="0.019cm" svg:x="19.629cm" svg:y="5.673cm" svg:viewBox="0 0 86 20" svg:d="M86 0c-28-1-57 8-86 20">
          <text:p/>
        </draw:path>
        <draw:line draw:style-name="gr8" draw:text-style-name="P1" draw:layer="layout" svg:x1="19.188cm" svg:y1="6.399cm" svg:x2="18.991cm" svg:y2="6.221cm">
          <text:p/>
        </draw:line>
        <draw:path draw:style-name="gr8" draw:text-style-name="P1" draw:layer="layout" svg:width="0.118cm" svg:height="0.007cm" svg:x="19.595cm" svg:y="5.672cm" svg:viewBox="0 0 119 8" svg:d="M0 8c39-7 78-10 119-7">
          <text:p/>
        </draw:path>
        <draw:path draw:style-name="gr8" draw:text-style-name="P1" draw:layer="layout" svg:width="0.009cm" svg:height="0.029cm" svg:x="18.991cm" svg:y="6.192cm" svg:viewBox="0 0 10 30" svg:d="M10 0c-3 12-7 22-10 30">
          <text:p/>
        </draw:path>
        <draw:path draw:style-name="gr8" draw:text-style-name="P1" draw:layer="layout" svg:width="0.205cm" svg:height="0.06cm" svg:x="19.39cm" svg:y="5.679cm" svg:viewBox="0 0 206 61" svg:d="M206 0c-71 10-140 31-206 61">
          <text:p/>
        </draw:path>
        <draw:path draw:style-name="gr8" draw:text-style-name="P1" draw:layer="layout" svg:width="0.362cm" svg:height="0.364cm" svg:x="19.028cm" svg:y="5.739cm" svg:viewBox="0 0 363 365" svg:d="M363 0c-71 31-140 73-200 127-69 62-129 142-163 238">
          <text:p/>
        </draw:path>
        <draw:path draw:style-name="gr8" draw:text-style-name="P1" draw:layer="layout" svg:width="0.028cm" svg:height="0.089cm" svg:x="19cm" svg:y="6.103cm" svg:viewBox="0 0 29 90" svg:d="M0 90c8-30 18-60 29-90">
          <text:p/>
        </draw:path>
        <draw:line draw:style-name="gr8" draw:text-style-name="P1" draw:layer="layout" svg:x1="19.187cm" svg:y1="6.398cm" svg:x2="19.187cm" svg:y2="5.936cm">
          <text:p/>
        </draw:line>
        <draw:path draw:style-name="gr8" draw:text-style-name="P1" draw:layer="layout" svg:width="0.035cm" svg:height="0.005cm" svg:x="19.212cm" svg:y="5.874cm" svg:viewBox="0 0 36 6" svg:d="M36 6c-13-7-26-8-36-4">
          <text:p/>
        </draw:path>
        <draw:path draw:style-name="gr8" draw:text-style-name="P1" draw:layer="layout" svg:width="0.025cm" svg:height="0.059cm" svg:x="19.187cm" svg:y="5.877cm" svg:viewBox="0 0 26 60" svg:d="M26 0c-16 7-26 28-26 60">
          <text:p/>
        </draw:path>
        <draw:path draw:style-name="gr8" draw:text-style-name="P1" draw:layer="layout" svg:width="0.021cm" svg:height="0.011cm" svg:x="19.247cm" svg:y="5.88cm" svg:viewBox="0 0 22 12" svg:d="M22 12c-8-5-15-9-22-12">
          <text:p/>
        </draw:path>
        <draw:path draw:style-name="gr8" draw:text-style-name="P1" draw:layer="layout" svg:width="0.036cm" svg:height="0.064cm" svg:x="18.955cm" svg:y="6.221cm" svg:viewBox="0 0 37 65" svg:d="M37 0c-5 34-18 56-37 65">
          <text:p/>
        </draw:path>
        <draw:path draw:style-name="gr8" draw:text-style-name="P1" draw:layer="layout" svg:width="0.026cm" svg:height="0.003cm" svg:x="18.929cm" svg:y="6.285cm" svg:viewBox="0 0 27 4" svg:d="M27 0c-8 4-16 5-27 4">
          <text:p/>
        </draw:path>
        <draw:line draw:style-name="gr8" draw:text-style-name="P1" draw:layer="layout" svg:x1="19.268cm" svg:y1="5.891cm" svg:x2="19.593cm" svg:y2="6.074cm">
          <text:p/>
        </draw:line>
        <draw:path draw:style-name="gr8" draw:text-style-name="P1" draw:layer="layout" svg:width="0.031cm" svg:height="0.001cm" svg:x="18.898cm" svg:y="6.287cm" svg:viewBox="0 0 32 2" svg:d="M0 0c10 0 21 0 32 2">
          <text:p/>
        </draw:path>
        <draw:line draw:style-name="gr8" draw:text-style-name="P1" draw:layer="layout" svg:x1="19.726cm" svg:y1="6.195cm" svg:x2="19.592cm" svg:y2="6.073cm">
          <text:p/>
        </draw:line>
        <draw:line draw:style-name="gr8" draw:text-style-name="P1" draw:layer="layout" svg:x1="18.898cm" svg:y1="6.287cm" svg:x2="18.898cm" svg:y2="6.978cm">
          <text:p/>
        </draw:line>
        <draw:line draw:style-name="gr8" draw:text-style-name="P1" draw:layer="layout" svg:x1="18.898cm" svg:y1="6.978cm" svg:x2="19.071cm" svg:y2="7.134cm">
          <text:p/>
        </draw:line>
        <draw:line draw:style-name="gr8" draw:text-style-name="P1" draw:layer="layout" svg:x1="19.473cm" svg:y1="6.982cm" svg:x2="19.307cm" svg:y2="6.832cm">
          <text:p/>
        </draw:line>
        <draw:line draw:style-name="gr8" draw:text-style-name="P1" draw:layer="layout" svg:x1="19.07cm" svg:y1="9.95cm" svg:x2="19.07cm" svg:y2="7.133cm">
          <text:p/>
        </draw:line>
        <draw:path draw:style-name="gr8" draw:text-style-name="P1" draw:layer="layout" svg:width="0.153cm" svg:height="0.049cm" svg:x="19.154cm" svg:y="6.782cm" svg:viewBox="0 0 154 50" svg:d="M154 50c-58-45-113-61-154-42">
          <text:p/>
        </draw:path>
        <draw:path draw:style-name="gr8" draw:text-style-name="P1" draw:layer="layout" svg:width="0.063cm" svg:height="0.089cm" svg:x="19.091cm" svg:y="6.79cm" svg:viewBox="0 0 64 90" svg:d="M64 0c-30 13-53 45-64 90">
          <text:p/>
        </draw:path>
        <draw:line draw:style-name="gr8" draw:text-style-name="P1" draw:layer="layout" svg:x1="19.073cm" svg:y1="9.955cm" svg:x2="19.07cm" svg:y2="9.95cm">
          <text:p/>
        </draw:line>
        <draw:path draw:style-name="gr8" draw:text-style-name="P1" draw:layer="layout" svg:width="0.01cm" svg:height="0.081cm" svg:x="19.081cm" svg:y="6.879cm" svg:viewBox="0 0 11 82" svg:d="M11 0c-6 23-11 52-11 82">
          <text:p/>
        </draw:path>
        <draw:line draw:style-name="gr8" draw:text-style-name="P1" draw:layer="layout" svg:x1="19.072cm" svg:y1="9.954cm" svg:x2="19.726cm" svg:y2="9.772cm">
          <text:p/>
        </draw:line>
        <draw:line draw:style-name="gr8" draw:text-style-name="P1" draw:layer="layout" svg:x1="19.081cm" svg:y1="6.96cm" svg:x2="19.081cm" svg:y2="8.139cm">
          <text:p/>
        </draw:line>
        <draw:line draw:style-name="gr8" draw:text-style-name="P1" draw:layer="layout" svg:x1="19.081cm" svg:y1="8.139cm" svg:x2="19.334cm" svg:y2="8.368cm">
          <text:p/>
        </draw:line>
        <draw:path draw:style-name="gr8" draw:text-style-name="P1" draw:layer="layout" svg:width="0.239cm" svg:height="0.325cm" svg:x="19.373cm" svg:y="6.162cm" svg:viewBox="0 0 240 326" svg:d="M240 326c-56-149-150-279-240-326">
          <text:p/>
        </draw:path>
        <draw:path draw:style-name="gr8" draw:text-style-name="P1" draw:layer="layout" svg:width="0.295cm" svg:height="0.719cm" svg:x="19.207cm" svg:y="6.143cm" svg:viewBox="0 0 296 720" svg:d="M167 19c-79-42-141-13-160 76-20 90 5 225 66 355 60 129 145 233 223 270">
          <text:p/>
        </draw:path>
        <draw:path draw:style-name="gr8" draw:text-style-name="P1" draw:layer="layout" svg:width="0.312cm" svg:height="0.516cm" svg:x="19.21cm" svg:y="8.819cm" svg:viewBox="0 0 313 517" svg:d="M0 0c11 103 53 223 114 323 61 101 135 173 199 194">
          <text:p/>
        </draw:path>
        <draw:path draw:style-name="gr8" draw:text-style-name="P1" draw:layer="layout" svg:width="0.01cm" svg:height="0.13cm" svg:x="19.207cm" svg:y="8.689cm" svg:viewBox="0 0 11 131" svg:d="M11 0c-11 36-13 81-8 131">
          <text:p/>
        </draw:path>
        <draw:path draw:style-name="gr8" draw:text-style-name="P1" draw:layer="layout" svg:width="0.138cm" svg:height="0.081cm" svg:x="19.217cm" svg:y="8.608cm" svg:viewBox="0 0 139 82" svg:d="M139 10c-66-27-118-1-139 72">
          <text:p/>
        </draw:path>
        <draw:line draw:style-name="gr8" draw:text-style-name="P1" draw:layer="layout" svg:x1="19.726cm" svg:y1="9.773cm" svg:x2="19.682cm" svg:y2="9.733cm">
          <text:p/>
        </draw:line>
        <draw:path draw:style-name="gr8" draw:text-style-name="P1" draw:layer="layout" svg:width="0.169cm" svg:height="0.035cm" svg:x="20.202cm" svg:y="5.367cm" svg:viewBox="0 0 170 36" svg:d="M170 36c-64-37-122-45-170-25">
          <text:p/>
        </draw:path>
        <draw:line draw:style-name="gr8" draw:text-style-name="P1" draw:layer="layout" svg:x1="20.696cm" svg:y1="5.584cm" svg:x2="19.592cm" svg:y2="6.074cm">
          <text:p/>
        </draw:line>
        <draw:line draw:style-name="gr8" draw:text-style-name="P1" draw:layer="layout" svg:x1="20.371cm" svg:y1="5.402cm" svg:x2="20.696cm" svg:y2="5.585cm">
          <text:p/>
        </draw:line>
        <draw:path draw:style-name="gr8" draw:text-style-name="P1" draw:layer="layout" svg:width="0.169cm" svg:height="0.23cm" svg:x="18.732cm" svg:y="6.261cm" svg:viewBox="0 0 170 231" svg:d="M0 231c32-115 90-195 170-231">
          <text:p/>
        </draw:path>
        <draw:polyline draw:style-name="gr8" draw:text-style-name="P1" draw:layer="layout" svg:width="0cm" svg:height="0cm" svg:x="18.901cm" svg:y="6.261cm" svg:viewBox="0 0 0 0" draw:points="0,0">
          <text:p/>
        </draw:polyline>
        <draw:line draw:style-name="gr8" draw:text-style-name="P1" draw:layer="layout" svg:x1="18.898cm" svg:y1="6.288cm" svg:x2="18.986cm" svg:y2="6.248cm">
          <text:p/>
        </draw:line>
        <draw:path draw:style-name="gr8" draw:text-style-name="P1" draw:layer="layout" svg:width="0.021cm" svg:height="0.008cm" svg:x="18.901cm" svg:y="6.253cm" svg:viewBox="0 0 22 9" svg:d="M0 9c7-3 15-5 22-9">
          <text:p/>
        </draw:path>
        <draw:path draw:style-name="gr8" draw:text-style-name="P1" draw:layer="layout" svg:width="0.065cm" svg:height="0.012cm" svg:x="18.922cm" svg:y="6.241cm" svg:viewBox="0 0 66 13" svg:d="M0 13c20-6 43-11 66-13">
          <text:p/>
        </draw:path>
        <draw:line draw:style-name="gr8" draw:text-style-name="P1" draw:layer="layout" svg:x1="20.695cm" svg:y1="5.584cm" svg:x2="20.829cm" svg:y2="5.706cm">
          <text:p/>
        </draw:line>
        <draw:line draw:style-name="gr8" draw:text-style-name="P1" draw:layer="layout" svg:x1="21.087cm" svg:y1="5.939cm" svg:x2="20.828cm" svg:y2="5.705cm">
          <text:p/>
        </draw:line>
        <draw:line draw:style-name="gr8" draw:text-style-name="P1" draw:layer="layout" svg:x1="21.087cm" svg:y1="5.938cm" svg:x2="19.971cm" svg:y2="6.434cm">
          <text:p/>
        </draw:line>
        <draw:line draw:style-name="gr8" draw:text-style-name="P1" draw:layer="layout" svg:x1="19.713cm" svg:y1="6.201cm" svg:x2="19.726cm" svg:y2="6.194cm">
          <text:p/>
        </draw:line>
        <draw:line draw:style-name="gr8" draw:text-style-name="P1" draw:layer="layout" svg:x1="19.972cm" svg:y1="6.434cm" svg:x2="19.713cm" svg:y2="6.2cm">
          <text:p/>
        </draw:line>
        <draw:line draw:style-name="gr8" draw:text-style-name="P1" draw:layer="layout" svg:x1="18.504cm" svg:y1="7.154cm" svg:x2="18.899cm" svg:y2="6.978cm">
          <text:p/>
        </draw:line>
        <draw:path draw:style-name="gr8" draw:text-style-name="P1" draw:layer="layout" svg:width="0.398cm" svg:height="3.572cm" svg:x="19.327cm" svg:y="6.2cm" svg:viewBox="0 0 399 3573" svg:d="M387 0c-521 1373-516 2666 12 3573">
          <text:p/>
        </draw:path>
        <draw:path draw:style-name="gr8" draw:text-style-name="P1" draw:layer="layout" svg:width="0.199cm" svg:height="0.22cm" svg:x="20.298cm" svg:y="7.791cm" svg:viewBox="0 0 200 221" svg:d="M0 221c45-12 91-42 130-83 37-42 63-91 70-138">
          <text:p/>
        </draw:path>
        <draw:line draw:style-name="gr8" draw:text-style-name="P1" draw:layer="layout" svg:x1="17.936cm" svg:y1="6.803cm" svg:x2="17.739cm" svg:y2="6.891cm">
          <text:p/>
        </draw:line>
        <draw:line draw:style-name="gr8" draw:text-style-name="P1" draw:layer="layout" svg:x1="17.271cm" svg:y1="6.933cm" svg:x2="17.559cm" svg:y2="6.805cm">
          <text:p/>
        </draw:line>
        <draw:line draw:style-name="gr8" draw:text-style-name="P1" draw:layer="layout" svg:x1="17.272cm" svg:y1="6.933cm" svg:x2="17.147cm" svg:y2="6.819cm">
          <text:p/>
        </draw:line>
        <draw:path draw:style-name="gr8" draw:text-style-name="P1" draw:layer="layout" svg:width="0.004cm" svg:height="0.043cm" svg:x="16.284cm" svg:y="6.176cm" svg:viewBox="0 0 5 44" svg:d="M5 0c-3 15-5 29-5 44">
          <text:p/>
        </draw:path>
        <draw:path draw:style-name="gr8" draw:text-style-name="P1" draw:layer="layout" svg:width="0.863cm" svg:height="0.6cm" svg:x="16.284cm" svg:y="6.219cm" svg:viewBox="0 0 864 601" svg:d="M0 0c0 312 374 572 864 601">
          <text:p/>
        </draw:path>
        <draw:path draw:style-name="gr8" draw:text-style-name="P1" draw:layer="layout" svg:width="0.006cm" svg:height="0.082cm" svg:x="16.287cm" svg:y="6.094cm" svg:viewBox="0 0 7 83" svg:d="M0 83c4-27 7-54 7-83">
          <text:p/>
        </draw:path>
        <draw:path draw:style-name="gr8" draw:text-style-name="P1" draw:layer="layout" svg:width="0.164cm" svg:height="0.39cm" svg:x="16.129cm" svg:y="5.704cm" svg:viewBox="0 0 165 391" svg:d="M165 391c0-138-56-272-165-391">
          <text:p/>
        </draw:path>
        <draw:path draw:style-name="gr8" draw:text-style-name="P1" draw:layer="layout" svg:width="0.539cm" svg:height="0.33cm" svg:x="15.59cm" svg:y="5.374cm" svg:viewBox="0 0 540 331" svg:d="M540 331c-90-156-290-279-540-331">
          <text:p/>
        </draw:path>
        <draw:path draw:style-name="gr8" draw:text-style-name="P1" draw:layer="layout" svg:width="0.109cm" svg:height="0.008cm" svg:x="15.59cm" svg:y="5.366cm" svg:viewBox="0 0 110 9" svg:d="M0 9c37-2 74-6 110-9">
          <text:p/>
        </draw:path>
        <draw:path draw:style-name="gr8" draw:text-style-name="P1" draw:layer="layout" svg:width="0.355cm" svg:height="0.078cm" svg:x="15.699cm" svg:y="5.288cm" svg:viewBox="0 0 356 79" svg:d="M0 79c125-14 245-41 356-79">
          <text:p/>
        </draw:path>
        <draw:path draw:style-name="gr8" draw:text-style-name="P1" draw:layer="layout" svg:width="0.202cm" svg:height="0.09cm" svg:x="16.054cm" svg:y="5.198cm" svg:viewBox="0 0 203 91" svg:d="M203 0c-62 36-130 66-203 91">
          <text:p/>
        </draw:path>
        <draw:path draw:style-name="gr8" draw:text-style-name="P1" draw:layer="layout" svg:width="0.237cm" svg:height="0.185cm" svg:x="16.256cm" svg:y="5.013cm" svg:viewBox="0 0 238 186" svg:d="M0 186c95-53 176-115 238-186">
          <text:p/>
        </draw:path>
        <draw:path draw:style-name="gr8" draw:text-style-name="P1" draw:layer="layout" svg:width="0.112cm" svg:height="0.179cm" svg:x="16.493cm" svg:y="4.834cm" svg:viewBox="0 0 113 180" svg:d="M0 180c51-56 89-116 113-180">
          <text:p/>
        </draw:path>
        <draw:path draw:style-name="gr8" draw:text-style-name="P1" draw:layer="layout" svg:width="0.025cm" svg:height="0.133cm" svg:x="16.58cm" svg:y="4.834cm" svg:viewBox="0 0 26 134" svg:d="M26 0c-17 45-26 90-26 134">
          <text:p/>
        </draw:path>
        <draw:path draw:style-name="gr8" draw:text-style-name="P1" draw:layer="layout" svg:width="0.55cm" svg:height="0.514cm" svg:x="16.58cm" svg:y="4.967cm" svg:viewBox="0 0 551 515" svg:d="M0 0c0 227 219 432 551 515">
          <text:p/>
        </draw:path>
        <draw:path draw:style-name="gr8" draw:text-style-name="P1" draw:layer="layout" svg:width="0.414cm" svg:height="0.17cm" svg:x="17.13cm" svg:y="5.481cm" svg:viewBox="0 0 415 171" svg:d="M0 0c111 81 255 140 415 171">
          <text:p/>
        </draw:path>
        <draw:path draw:style-name="gr8" draw:text-style-name="P1" draw:layer="layout" svg:width="0.639cm" svg:height="0.557cm" svg:x="17.544cm" svg:y="5.651cm" svg:viewBox="0 0 640 558" svg:d="M640 558c-7-252-263-476-640-558">
          <text:p/>
        </draw:path>
        <draw:path draw:style-name="gr8" draw:text-style-name="P1" draw:layer="layout" svg:width="0.227cm" svg:height="0.06cm" svg:x="18.183cm" svg:y="6.208cm" svg:viewBox="0 0 228 61" svg:d="M0 0c19 28 54 49 99 57 44 8 91 3 129-13">
          <text:p/>
        </draw:path>
        <draw:line draw:style-name="gr8" draw:text-style-name="P1" draw:layer="layout" svg:x1="18.41cm" svg:y1="6.252cm" svg:x2="19.127cm" svg:y2="5.933cm">
          <text:p/>
        </draw:line>
        <draw:line draw:style-name="gr8" draw:text-style-name="P1" draw:layer="layout" svg:x1="18.602cm" svg:y1="6.571cm" svg:x2="18.733cm" svg:y2="6.689cm">
          <text:p/>
        </draw:line>
        <draw:line draw:style-name="gr8" draw:text-style-name="P1" draw:layer="layout" svg:x1="18.105cm" svg:y1="6.792cm" svg:x2="18.603cm" svg:y2="6.571cm">
          <text:p/>
        </draw:line>
        <draw:line draw:style-name="gr8" draw:text-style-name="P1" draw:layer="layout" svg:x1="18.105cm" svg:y1="6.791cm" svg:x2="18.505cm" svg:y2="7.154cm">
          <text:p/>
        </draw:line>
        <draw:line draw:style-name="gr8" draw:text-style-name="P1" draw:layer="layout" svg:x1="18.301cm" svg:y1="7.475cm" svg:x2="19.071cm" svg:y2="7.133cm">
          <text:p/>
        </draw:line>
        <draw:line draw:style-name="gr8" draw:text-style-name="P1" draw:layer="layout" svg:x1="18.462cm" svg:y1="7.279cm" svg:x2="18.295cm" svg:y2="7.354cm">
          <text:p/>
        </draw:line>
        <draw:line draw:style-name="gr8" draw:text-style-name="P1" draw:layer="layout" svg:x1="18.462cm" svg:y1="7.28cm" svg:x2="18.402cm" svg:y2="7.226cm">
          <text:p/>
        </draw:line>
        <draw:line draw:style-name="gr8" draw:text-style-name="P1" draw:layer="layout" svg:x1="18.405cm" svg:y1="7.225cm" svg:x2="18.402cm" svg:y2="7.227cm">
          <text:p/>
        </draw:line>
        <draw:line draw:style-name="gr8" draw:text-style-name="P1" draw:layer="layout" svg:x1="18.405cm" svg:y1="7.226cm" svg:x2="17.996cm" svg:y2="6.855cm">
          <text:p/>
        </draw:line>
        <draw:line draw:style-name="gr8" draw:text-style-name="P1" draw:layer="layout" svg:x1="17.997cm" svg:y1="6.855cm" svg:x2="17.994cm" svg:y2="6.857cm">
          <text:p/>
        </draw:line>
        <draw:line draw:style-name="gr8" draw:text-style-name="P1" draw:layer="layout" svg:x1="17.995cm" svg:y1="6.857cm" svg:x2="17.935cm" svg:y2="6.803cm">
          <text:p/>
        </draw:line>
        <draw:line draw:style-name="gr8" draw:text-style-name="P1" draw:layer="layout" svg:x1="16.391cm" svg:y1="5.353cm" svg:x2="17.001cm" svg:y2="5.906cm">
          <text:p/>
        </draw:line>
        <draw:path draw:style-name="gr8" draw:text-style-name="P1" draw:layer="layout" svg:width="0.104cm" svg:height="0.02cm" svg:x="16.287cm" svg:y="5.333cm" svg:viewBox="0 0 105 21" svg:d="M0 9c34-16 81-10 105 12">
          <text:p/>
        </draw:path>
        <draw:path draw:style-name="gr8" draw:text-style-name="P1" draw:layer="layout" svg:width="0.162cm" svg:height="0.246cm" svg:x="16.685cm" svg:y="5.973cm" svg:viewBox="0 0 163 247" svg:d="M163 0c-105 66-163 155-163 247">
          <text:p/>
        </draw:path>
        <draw:path draw:style-name="gr8" draw:text-style-name="P1" draw:layer="layout" svg:width="1.098cm" svg:height="0.348cm" svg:x="16.685cm" svg:y="6.219cm" svg:viewBox="0 0 1099 349" svg:d="M0 0c0 193 246 349 550 349 303 0 549-156 549-349">
          <text:p/>
        </draw:path>
        <draw:path draw:style-name="gr8" draw:text-style-name="P1" draw:layer="layout" svg:width="0.783cm" svg:height="0.347cm" svg:x="17cm" svg:y="5.872cm" svg:viewBox="0 0 784 348" svg:d="M784 348c0-119-96-230-256-294-159-64-358-72-528-21">
          <text:p/>
        </draw:path>
        <draw:line draw:style-name="gr8" draw:text-style-name="P1" draw:layer="layout" svg:x1="16.256cm" svg:y1="5.356cm" svg:x2="16.288cm" svg:y2="5.342cm">
          <text:p/>
        </draw:line>
        <draw:line draw:style-name="gr8" draw:text-style-name="P1" draw:layer="layout" svg:x1="16.848cm" svg:y1="5.974cm" svg:x2="16.238cm" svg:y2="5.421cm">
          <text:p/>
        </draw:line>
        <draw:path draw:style-name="gr8" draw:text-style-name="P1" draw:layer="layout" svg:width="0.014cm" svg:height="0.027cm" svg:x="16.224cm" svg:y="5.394cm" svg:viewBox="0 0 15 28" svg:d="M15 28c-10-9-15-18-15-28">
          <text:p/>
        </draw:path>
        <draw:path draw:style-name="gr8" draw:text-style-name="P1" draw:layer="layout" svg:width="0.032cm" svg:height="0.039cm" svg:x="16.224cm" svg:y="5.355cm" svg:viewBox="0 0 33 40" svg:d="M0 40c0-15 13-31 33-40">
          <text:p/>
        </draw:path>
        <draw:line draw:style-name="gr8" draw:text-style-name="P1" draw:layer="layout" svg:x1="19.072cm" svg:y1="9.95cm" svg:x2="19.065cm" svg:y2="9.953cm">
          <text:p/>
        </draw:line>
        <draw:line draw:style-name="gr8" draw:text-style-name="P1" draw:layer="layout" svg:x1="18.301cm" svg:y1="7.474cm" svg:x2="18.301cm" svg:y2="7.358cm">
          <text:p/>
        </draw:line>
        <draw:line draw:style-name="gr8" draw:text-style-name="P1" draw:layer="layout" svg:x1="18.012cm" svg:y1="7.487cm" svg:x2="18.302cm" svg:y2="7.358cm">
          <text:p/>
        </draw:line>
        <draw:line draw:style-name="gr8" draw:text-style-name="P1" draw:layer="layout" svg:x1="18.012cm" svg:y1="9.159cm" svg:x2="18.012cm" svg:y2="7.486cm">
          <text:p/>
        </draw:line>
        <draw:line draw:style-name="gr8" draw:text-style-name="P1" draw:layer="layout" svg:x1="19.066cm" svg:y1="9.953cm" svg:x2="18.012cm" svg:y2="9.159cm">
          <text:p/>
        </draw:line>
        <draw:line draw:style-name="gr8" draw:text-style-name="P1" draw:layer="layout" svg:x1="19.081cm" svg:y1="6.961cm" svg:x2="19.329cm" svg:y2="6.851cm">
          <text:p/>
        </draw:line>
        <draw:line draw:style-name="gr8" draw:text-style-name="P1" draw:layer="layout" svg:x1="17.188cm" svg:y1="9.673cm" svg:x2="17.147cm" svg:y2="9.636cm">
          <text:p/>
        </draw:line>
        <draw:path draw:style-name="gr8" draw:text-style-name="P1" draw:layer="layout" svg:width="0.208cm" svg:height="0.041cm" svg:x="17.187cm" svg:y="9.672cm" svg:viewBox="0 0 209 42" svg:d="M0 0c21 19 55 35 94 40 40 5 83-1 115-17">
          <text:p/>
        </draw:path>
        <draw:path draw:style-name="gr8" draw:text-style-name="P1" draw:layer="layout" svg:width="0.863cm" svg:height="0.6cm" svg:x="16.284cm" svg:y="9.036cm" svg:viewBox="0 0 864 601" svg:d="M0 0c0 312 374 572 864 601">
          <text:p/>
        </draw:path>
        <draw:line draw:style-name="gr8" draw:text-style-name="P1" draw:layer="layout" svg:x1="18.233cm" svg:y1="9.324cm" svg:x2="17.395cm" svg:y2="9.696cm">
          <text:p/>
        </draw:line>
        <draw:path draw:style-name="gr8" draw:text-style-name="P1" draw:layer="layout" svg:width="0.155cm" svg:height="0.295cm" svg:x="16.129cm" svg:y="8.521cm" svg:viewBox="0 0 156 296" svg:d="M156 296c-20-104-74-205-156-296">
          <text:p/>
        </draw:path>
        <draw:path draw:style-name="gr8" draw:text-style-name="P1" draw:layer="layout" svg:width="0.539cm" svg:height="0.33cm" svg:x="15.59cm" svg:y="8.191cm" svg:viewBox="0 0 540 331" svg:d="M540 331c-90-157-290-279-540-331">
          <text:p/>
        </draw:path>
        <draw:path draw:style-name="gr8" draw:text-style-name="P1" draw:layer="layout" svg:width="1.2cm" svg:height="0.713cm" svg:x="14.39cm" svg:y="7.48cm" svg:viewBox="0 0 1201 714" svg:d="M1201 712c-311 13-617-57-845-192-227-134-356-323-356-520">
          <text:p/>
        </draw:path>
        <draw:path draw:style-name="gr8" draw:text-style-name="P1" draw:layer="layout" svg:width="0.131cm" svg:height="0.014cm" svg:x="19.725cm" svg:y="9.758cm" svg:viewBox="0 0 132 15" svg:d="M132 0c-50 8-93 12-132 15">
          <text:p/>
        </draw:path>
        <draw:line draw:style-name="gr8" draw:text-style-name="P1" draw:layer="layout" svg:x1="19.856cm" svg:y1="9.759cm" svg:x2="20.398cm" svg:y2="9.517cm">
          <text:p/>
        </draw:line>
        <draw:path draw:style-name="gr8" draw:text-style-name="P1" draw:layer="layout" svg:width="0.376cm" svg:height="0.166cm" svg:x="20.397cm" svg:y="9.351cm" svg:viewBox="0 0 377 167" svg:d="M0 167c4-2 7-4 11-6 4-3 9-6 14-8 5-3 11-7 17-10 7-3 14-6 20-10 8-3 15-7 23-11 8-3 17-7 25-11 10-5 19-9 28-13 10-4 20-9 30-13 11-4 21-9 32-14 11-4 22-9 33-13 12-5 23-10 35-15 12-4 24-9 36-14 24-11 49-20 73-29">
          <text:p/>
        </draw:path>
        <draw:line draw:style-name="gr8" draw:text-style-name="P1" draw:layer="layout" svg:x1="20.773cm" svg:y1="9.352cm" svg:x2="21.197cm" svg:y2="9.163cm">
          <text:p/>
        </draw:line>
        <draw:line draw:style-name="gr8" draw:text-style-name="P1" draw:layer="layout" svg:x1="19.081cm" svg:y1="8.14cm" svg:x2="19.33cm" svg:y2="8.03cm">
          <text:p/>
        </draw:line>
        <draw:line draw:style-name="gr8" draw:text-style-name="P1" draw:layer="layout" svg:x1="20.455cm" svg:y1="7.895cm" svg:x2="20.415cm" svg:y2="7.859cm">
          <text:p/>
        </draw:line>
        <draw:path draw:style-name="gr8" draw:text-style-name="P1" draw:layer="layout" svg:width="0.048cm" svg:height="0.005cm" svg:x="19.365cm" svg:y="6.186cm" svg:viewBox="0 0 49 6" svg:d="M49 3c-18-5-35-4-49 3">
          <text:p/>
        </draw:path>
        <draw:path draw:style-name="gr8" draw:text-style-name="P1" draw:layer="layout" svg:width="0.219cm" svg:height="0.565cm" svg:x="19.312cm" svg:y="6.191cm" svg:viewBox="0 0 220 566" svg:d="M54 0c-57 25-70 132-32 262 38 131 118 254 198 304">
          <text:p/>
        </draw:path>
        <draw:path draw:style-name="gr8" draw:text-style-name="P1" draw:layer="layout" svg:width="0.152cm" svg:height="0.344cm" svg:x="19.314cm" svg:y="8.821cm" svg:viewBox="0 0 153 345" svg:d="M0 0c12 117 75 256 153 345">
          <text:p/>
        </draw:path>
        <draw:path draw:style-name="gr8" draw:text-style-name="P1" draw:layer="layout" svg:width="0.008cm" svg:height="0.105cm" svg:x="19.312cm" svg:y="8.716cm" svg:viewBox="0 0 9 106" svg:d="M9 0c-9 29-11 65-7 106">
          <text:p/>
        </draw:path>
        <draw:path draw:style-name="gr8" draw:text-style-name="P1" draw:layer="layout" svg:width="0.04cm" svg:height="0.058cm" svg:x="19.32cm" svg:y="8.658cm" svg:viewBox="0 0 41 59" svg:d="M41 0c-19 11-33 31-41 59">
          <text:p/>
        </draw:path>
        <draw:line draw:style-name="gr8" draw:text-style-name="P1" draw:layer="layout" svg:x1="18.732cm" svg:y1="6.688cm" svg:x2="18.732cm" svg:y2="6.491cm">
          <text:p/>
        </draw:line>
        <draw:line draw:style-name="gr8" draw:text-style-name="P1" draw:layer="layout" svg:x1="18.602cm" svg:y1="7.109cm" svg:x2="18.602cm" svg:y2="6.571cm">
          <text:p/>
        </draw:line>
        <draw:path draw:style-name="gr8" draw:text-style-name="P1" draw:layer="layout" svg:width="0.084cm" svg:height="0.323cm" svg:x="21.196cm" svg:y="8.84cm" svg:viewBox="0 0 85 324" svg:d="M0 324c32-108 60-216 85-324">
          <text:p/>
        </draw:path>
        <draw:path draw:style-name="gr8" draw:text-style-name="P1" draw:layer="layout" svg:width="0.153cm" svg:height="2.398cm" svg:x="21.28cm" svg:y="6.442cm" svg:viewBox="0 0 154 2399" svg:d="M0 2399c205-880 205-1702 0-2399">
          <text:p/>
        </draw:path>
        <draw:path draw:style-name="gr8" draw:text-style-name="P1" draw:layer="layout" svg:width="0.194cm" svg:height="0.504cm" svg:x="21.086cm" svg:y="5.938cm" svg:viewBox="0 0 195 505" svg:d="M195 505c-53-178-118-346-195-505">
          <text:p/>
        </draw:path>
        <draw:path draw:style-name="gr8" draw:text-style-name="P1" draw:layer="layout" svg:width="0.213cm" svg:height="0.667cm" svg:x="19.758cm" svg:y="6.433cm" svg:viewBox="0 0 214 668" svg:d="M214 0c-85 223-157 446-214 668">
          <text:p/>
        </draw:path>
        <draw:path draw:style-name="gr8" draw:text-style-name="P1" draw:layer="layout" svg:width="0.173cm" svg:height="2.406cm" svg:x="19.585cm" svg:y="7.1cm" svg:viewBox="0 0 174 2407" svg:d="M174 0c-232 890-232 1722 0 2407">
          <text:p/>
        </draw:path>
        <draw:path draw:style-name="gr8" draw:text-style-name="P1" draw:layer="layout" svg:width="0.098cm" svg:height="0.252cm" svg:x="19.758cm" svg:y="9.506cm" svg:viewBox="0 0 99 253" svg:d="M0 0c29 87 62 171 99 253">
          <text:p/>
        </draw:path>
        <draw:path draw:style-name="gr8" draw:text-style-name="P1" draw:layer="layout" svg:width="0.056cm" svg:height="0.22cm" svg:x="20.278cm" svg:y="9.264cm" svg:viewBox="0 0 57 221" svg:d="M10 0c-23 93-6 173 47 221">
          <text:p/>
        </draw:path>
        <draw:path draw:style-name="gr8" draw:text-style-name="P1" draw:layer="layout" svg:width="0.063cm" svg:height="0.034cm" svg:x="20.334cm" svg:y="9.483cm" svg:viewBox="0 0 64 35" svg:d="M0 0c18 16 39 28 64 35">
          <text:p/>
        </draw:path>
        <draw:path draw:style-name="gr8" draw:text-style-name="P1" draw:layer="layout" svg:width="0.046cm" svg:height="0.073cm" svg:x="20.837cm" svg:y="8.927cm" svg:viewBox="0 0 47 74" svg:d="M47 74c-10-29-25-54-47-74">
          <text:p/>
        </draw:path>
        <draw:path draw:style-name="gr8" draw:text-style-name="P1" draw:layer="layout" svg:width="0.549cm" svg:height="0.379cm" svg:x="20.288cm" svg:y="8.884cm" svg:viewBox="0 0 550 380" svg:d="M550 43c-69-63-188-57-307 17-118 72-213 197-243 320">
          <text:p/>
        </draw:path>
        <draw:path draw:style-name="gr8" draw:text-style-name="P1" draw:layer="layout" svg:width="0.009cm" svg:height="0.068cm" svg:x="20.883cm" svg:y="9cm" svg:viewBox="0 0 10 69" svg:d="M10 69c0-24-3-47-10-69">
          <text:p/>
        </draw:path>
        <draw:path draw:style-name="gr8" draw:text-style-name="P1" draw:layer="layout" svg:width="0.119cm" svg:height="0.283cm" svg:x="20.773cm" svg:y="9.068cm" svg:viewBox="0 0 120 284" svg:d="M0 284c75-89 120-194 120-284">
          <text:p/>
        </draw:path>
        <draw:path draw:style-name="gr8" draw:text-style-name="P1" draw:layer="layout" svg:width="0.354cm" svg:height="0.212cm" svg:x="20.587cm" svg:y="7.705cm" svg:viewBox="0 0 355 213" svg:d="M355 213c0-185-159-265-355-178">
          <text:p/>
        </draw:path>
        <draw:path draw:style-name="gr8" draw:text-style-name="P1" draw:layer="layout" svg:width="0.331cm" svg:height="0.367cm" svg:x="20.256cm" svg:y="7.739cm" svg:viewBox="0 0 332 368" svg:d="M332 0c-148 66-282 214-332 368">
          <text:p/>
        </draw:path>
        <draw:path draw:style-name="gr8" draw:text-style-name="P1" draw:layer="layout" svg:width="0.707cm" svg:height="0.525cm" svg:x="20.234cm" svg:y="7.916cm" svg:viewBox="0 0 708 526" svg:d="M22 190c-49 147-13 272 89 318 103 46 253 4 382-106 131-110 215-269 215-402">
          <text:p/>
        </draw:path>
        <draw:path draw:style-name="gr8" draw:text-style-name="P1" draw:layer="layout" svg:width="0.055cm" svg:height="0.142cm" svg:x="20.837cm" svg:y="6.462cm" svg:viewBox="0 0 56 143" svg:d="M56 143c0-61-19-110-56-143">
          <text:p/>
        </draw:path>
        <draw:path draw:style-name="gr8" draw:text-style-name="P1" draw:layer="layout" svg:width="0.559cm" svg:height="0.598cm" svg:x="20.278cm" svg:y="6.42cm" svg:viewBox="0 0 560 599" svg:d="M560 42c-97-88-289-35-428 119-140 153-173 350-76 438">
          <text:p/>
        </draw:path>
        <draw:path draw:style-name="gr8" draw:text-style-name="P1" draw:layer="layout" svg:width="0.558cm" svg:height="0.457cm" svg:x="20.334cm" svg:y="6.604cm" svg:viewBox="0 0 559 458" svg:d="M0 415c78 70 217 53 345-42s214-246 214-373">
          <text:p/>
        </draw:path>
        <draw:line draw:style-name="gr8" draw:text-style-name="P1" draw:layer="layout" svg:x1="18.013cm" svg:y1="9.16cm" svg:x2="17.23cm" svg:y2="8.45cm">
          <text:p/>
        </draw:line>
        <draw:path draw:style-name="gr8" draw:text-style-name="P1" draw:layer="layout" svg:width="0.03cm" svg:height="0.078cm" svg:x="20.597cm" svg:y="7.803cm" svg:viewBox="0 0 31 79" svg:d="M31 79c0-33-11-60-31-79">
          <text:p/>
        </draw:path>
        <draw:path draw:style-name="gr8" draw:text-style-name="P1" draw:layer="layout" svg:width="0.086cm" svg:height="0.023cm" svg:x="20.511cm" svg:y="7.78cm" svg:viewBox="0 0 87 24" svg:d="M87 24c-21-20-51-27-87-23">
          <text:p/>
        </draw:path>
        <draw:path draw:style-name="gr8" draw:text-style-name="P1" draw:layer="layout" svg:width="0.03cm" svg:height="0.083cm" svg:x="20.29cm" svg:y="8.026cm" svg:viewBox="0 0 31 84" svg:d="M0 0c-2 35 10 64 31 84">
          <text:p/>
        </draw:path>
        <draw:path draw:style-name="gr8" draw:text-style-name="P1" draw:layer="layout" svg:width="0.307cm" svg:height="0.251cm" svg:x="20.32cm" svg:y="7.881cm" svg:viewBox="0 0 308 252" svg:d="M0 229c42 38 120 29 190-23 71-52 118-135 118-206">
          <text:p/>
        </draw:path>
        <draw:path draw:style-name="gr8" draw:text-style-name="P1" draw:layer="layout" svg:width="0.001cm" svg:height="0.018cm" svg:x="17.506cm" svg:y="7.185cm" svg:viewBox="0 0 2 19" svg:d="M2 19c0-7-2-13-2-19">
          <text:p/>
        </draw:path>
        <draw:path draw:style-name="gr8" draw:text-style-name="P1" draw:layer="layout" svg:width="0.047cm" svg:height="0.054cm" svg:x="17.429cm" svg:y="7.047cm" svg:viewBox="0 0 48 55" svg:d="M48 55c-14-25-32-45-48-55">
          <text:p/>
        </draw:path>
        <draw:path draw:style-name="gr8" draw:text-style-name="P1" draw:layer="layout" svg:width="0.032cm" svg:height="0.007cm" svg:x="17.397cm" svg:y="7.04cm" svg:viewBox="0 0 33 8" svg:d="M33 8c-12-8-24-11-33-6">
          <text:p/>
        </draw:path>
        <draw:path draw:style-name="gr8" draw:text-style-name="P1" draw:layer="layout" svg:width="0.004cm" svg:height="0.001cm" svg:x="17.394cm" svg:y="7.042cm" svg:viewBox="0 0 5 2" svg:d="M5 0c-2 0-3 0-5 2">
          <text:p/>
        </draw:path>
        <draw:path draw:style-name="gr8" draw:text-style-name="P1" draw:layer="layout" svg:width="0.052cm" svg:height="0.174cm" svg:x="17.378cm" svg:y="7.043cm" svg:viewBox="0 0 53 175" svg:d="M17 0c-15 10-21 38-13 74 7 36 25 74 49 101">
          <text:p/>
        </draw:path>
        <draw:path draw:style-name="gr8" draw:text-style-name="P1" draw:layer="layout" svg:width="0.047cm" svg:height="0.032cm" svg:x="17.429cm" svg:y="7.217cm" svg:viewBox="0 0 48 33" svg:d="M0 0c16 20 34 32 48 33">
          <text:p/>
        </draw:path>
        <draw:line draw:style-name="gr8" draw:text-style-name="P1" draw:layer="layout" svg:x1="17.995cm" svg:y1="7cm" svg:x2="17.893cm" svg:y2="7.046cm">
          <text:p/>
        </draw:line>
        <draw:path draw:style-name="gr8" draw:text-style-name="P1" draw:layer="layout" svg:width="0.076cm" svg:height="0.197cm" svg:x="17.918cm" svg:y="6.803cm" svg:viewBox="0 0 77 198" svg:d="M17 0c-18 11-22 48-9 93 14 44 42 86 69 105">
          <text:p/>
        </draw:path>
        <draw:line draw:style-name="gr8" draw:text-style-name="P1" draw:layer="layout" svg:x1="17.654cm" svg:y1="6.775cm" svg:x2="17.558cm" svg:y2="6.806cm">
          <text:p/>
        </draw:line>
        <draw:line draw:style-name="gr8" draw:text-style-name="P1" draw:layer="layout" svg:x1="17.653cm" svg:y1="6.775cm" svg:x2="17.74cm" svg:y2="6.854cm">
          <text:p/>
        </draw:line>
        <draw:line draw:style-name="gr8" draw:text-style-name="P1" draw:layer="layout" svg:x1="17.739cm" svg:y1="6.906cm" svg:x2="17.739cm" svg:y2="6.853cm">
          <text:p/>
        </draw:line>
        <draw:line draw:style-name="gr8" draw:text-style-name="P1" draw:layer="layout" svg:x1="17.367cm" svg:y1="6.903cm" svg:x2="17.654cm" svg:y2="6.775cm">
          <text:p/>
        </draw:line>
        <draw:line draw:style-name="gr8" draw:text-style-name="P1" draw:layer="layout" svg:x1="17.368cm" svg:y1="6.902cm" svg:x2="17.271cm" svg:y2="6.933cm">
          <text:p/>
        </draw:line>
        <draw:line draw:style-name="gr8" draw:text-style-name="P1" draw:layer="layout" svg:x1="17.147cm" svg:y1="6.819cm" svg:x2="17.147cm" svg:y2="9.636cm">
          <text:p/>
        </draw:line>
        <draw:line draw:style-name="gr8" draw:text-style-name="P1" draw:layer="layout" svg:x1="17.367cm" svg:y1="6.902cm" svg:x2="18.013cm" svg:y2="7.487cm">
          <text:p/>
        </draw:line>
        <draw:line draw:style-name="gr8" draw:text-style-name="P1" draw:layer="layout" svg:x1="17.863cm" svg:y1="7.728cm" svg:x2="17.786cm" svg:y2="7.659cm">
          <text:p/>
        </draw:line>
        <draw:line draw:style-name="gr8" draw:text-style-name="P1" draw:layer="layout" svg:x1="17.477cm" svg:y1="7.379cm" svg:x2="17.453cm" svg:y2="7.357cm">
          <text:p/>
        </draw:line>
        <draw:line draw:style-name="gr8" draw:text-style-name="P1" draw:layer="layout" svg:x1="17.862cm" svg:y1="8.015cm" svg:x2="17.862cm" svg:y2="7.727cm">
          <text:p/>
        </draw:line>
        <draw:line draw:style-name="gr8" draw:text-style-name="P1" draw:layer="layout" svg:x1="17.453cm" svg:y1="7.646cm" svg:x2="17.863cm" svg:y2="8.016cm">
          <text:p/>
        </draw:line>
        <draw:line draw:style-name="gr8" draw:text-style-name="P1" draw:layer="layout" svg:x1="17.453cm" svg:y1="7.357cm" svg:x2="17.453cm" svg:y2="7.646cm">
          <text:p/>
        </draw:line>
        <draw:line draw:style-name="gr8" draw:text-style-name="P1" draw:layer="layout" svg:x1="17.441cm" svg:y1="8.02cm" svg:x2="17.872cm" svg:y2="8.41cm">
          <text:p/>
        </draw:line>
        <draw:line draw:style-name="gr8" draw:text-style-name="P1" draw:layer="layout" svg:x1="17.441cm" svg:y1="7.904cm" svg:x2="17.441cm" svg:y2="8.02cm">
          <text:p/>
        </draw:line>
        <draw:line draw:style-name="gr8" draw:text-style-name="P1" draw:layer="layout" svg:x1="17.872cm" svg:y1="8.294cm" svg:x2="17.441cm" svg:y2="7.904cm">
          <text:p/>
        </draw:line>
        <draw:line draw:style-name="gr8" draw:text-style-name="P1" draw:layer="layout" svg:x1="17.871cm" svg:y1="8.409cm" svg:x2="17.871cm" svg:y2="8.293cm">
          <text:p/>
        </draw:line>
        <draw:line draw:style-name="gr8" draw:text-style-name="P1" draw:layer="layout" svg:x1="17.507cm" svg:y1="7.203cm" svg:x2="17.809cm" svg:y2="7.476cm">
          <text:p/>
        </draw:line>
        <draw:line draw:style-name="gr8" draw:text-style-name="P1" draw:layer="layout" svg:x1="17.808cm" svg:y1="7.475cm" svg:x2="17.808cm" svg:y2="7.533cm">
          <text:p/>
        </draw:line>
        <draw:line draw:style-name="gr8" draw:text-style-name="P1" draw:layer="layout" svg:x1="17.507cm" svg:y1="7.319cm" svg:x2="17.809cm" svg:y2="7.592cm">
          <text:p/>
        </draw:line>
        <draw:line draw:style-name="gr8" draw:text-style-name="P1" draw:layer="layout" svg:x1="17.808cm" svg:y1="7.591cm" svg:x2="17.808cm" svg:y2="7.649cm">
          <text:p/>
        </draw:line>
        <draw:line draw:style-name="gr8" draw:text-style-name="P1" draw:layer="layout" svg:x1="17.507cm" svg:y1="8.137cm" svg:x2="17.809cm" svg:y2="8.411cm">
          <text:p/>
        </draw:line>
        <draw:line draw:style-name="gr8" draw:text-style-name="P1" draw:layer="layout" svg:x1="17.808cm" svg:y1="8.41cm" svg:x2="17.808cm" svg:y2="8.468cm">
          <text:p/>
        </draw:line>
        <draw:line draw:style-name="gr8" draw:text-style-name="P1" draw:layer="layout" svg:x1="17.507cm" svg:y1="8.601cm" svg:x2="17.809cm" svg:y2="8.875cm">
          <text:p/>
        </draw:line>
        <draw:line draw:style-name="gr8" draw:text-style-name="P1" draw:layer="layout" svg:x1="17.808cm" svg:y1="8.874cm" svg:x2="17.808cm" svg:y2="8.932cm">
          <text:p/>
        </draw:line>
        <draw:line draw:style-name="gr8" draw:text-style-name="P1" draw:layer="layout" svg:x1="17.507cm" svg:y1="8.485cm" svg:x2="17.809cm" svg:y2="8.759cm">
          <text:p/>
        </draw:line>
        <draw:line draw:style-name="gr8" draw:text-style-name="P1" draw:layer="layout" svg:x1="17.808cm" svg:y1="8.758cm" svg:x2="17.808cm" svg:y2="8.816cm">
          <text:p/>
        </draw:line>
        <draw:line draw:style-name="gr8" draw:text-style-name="P1" draw:layer="layout" svg:x1="17.507cm" svg:y1="8.369cm" svg:x2="17.809cm" svg:y2="8.643cm">
          <text:p/>
        </draw:line>
        <draw:line draw:style-name="gr8" draw:text-style-name="P1" draw:layer="layout" svg:x1="17.808cm" svg:y1="8.642cm" svg:x2="17.808cm" svg:y2="8.7cm">
          <text:p/>
        </draw:line>
        <draw:line draw:style-name="gr8" draw:text-style-name="P1" draw:layer="layout" svg:x1="17.809cm" svg:y1="7.36cm" svg:x2="17.507cm" svg:y2="7.087cm">
          <text:p/>
        </draw:line>
        <draw:line draw:style-name="gr8" draw:text-style-name="P1" draw:layer="layout" svg:x1="17.808cm" svg:y1="7.417cm" svg:x2="17.808cm" svg:y2="7.359cm">
          <text:p/>
        </draw:line>
        <draw:line draw:style-name="gr8" draw:text-style-name="P1" draw:layer="layout" svg:x1="17.528cm" svg:y1="8.273cm" svg:x2="17.787cm" svg:y2="8.507cm">
          <text:p/>
        </draw:line>
        <draw:line draw:style-name="gr8" draw:text-style-name="P1" draw:layer="layout" svg:x1="17.786cm" svg:y1="8.506cm" svg:x2="17.786cm" svg:y2="8.564cm">
          <text:p/>
        </draw:line>
        <draw:path draw:style-name="gr8" draw:text-style-name="P1" draw:layer="layout" svg:width="0.106cm" svg:height="0.205cm" svg:x="17.849cm" svg:y="8.494cm" svg:viewBox="0 0 107 206" svg:d="M107 206c0-35-12-79-33-120-22-40-49-71-74-86">
          <text:p/>
        </draw:path>
        <draw:path draw:style-name="gr8" draw:text-style-name="P1" draw:layer="layout" svg:width="0.164cm" svg:height="0.272cm" svg:x="17.787cm" svg:y="8.487cm" svg:viewBox="0 0 165 273" svg:d="M62 7c-39-21-66 6-62 64 3 59 36 131 77 172 40 42 77 40 88-3">
          <text:p/>
        </draw:path>
        <draw:path draw:style-name="gr8" draw:text-style-name="P1" draw:layer="layout" svg:width="0.004cm" svg:height="0.027cm" svg:x="17.952cm" svg:y="8.699cm" svg:viewBox="0 0 5 28" svg:d="M0 28c3-8 5-17 5-28">
          <text:p/>
        </draw:path>
        <draw:path draw:style-name="gr8" draw:text-style-name="P1" draw:layer="layout" svg:width="0.008cm" svg:height="0.033cm" svg:x="17.514cm" svg:y="8.243cm" svg:viewBox="0 0 9 34" svg:d="M9 34c-2-12-6-23-9-34">
          <text:p/>
        </draw:path>
        <draw:path draw:style-name="gr8" draw:text-style-name="P1" draw:layer="layout" svg:width="0.057cm" svg:height="0.058cm" svg:x="17.419cm" svg:y="8.105cm" svg:viewBox="0 0 58 59" svg:d="M58 59c-19-27-39-49-58-59">
          <text:p/>
        </draw:path>
        <draw:path draw:style-name="gr8" draw:text-style-name="P1" draw:layer="layout" svg:width="0.156cm" svg:height="0.272cm" svg:x="17.357cm" svg:y="8.098cm" svg:viewBox="0 0 157 273" svg:d="M62 7c-36-19-61 2-62 52 0 51 25 118 61 166 37 47 76 61 96 36">
          <text:p/>
        </draw:path>
        <draw:path draw:style-name="gr8" draw:text-style-name="P1" draw:layer="layout" svg:width="0.054cm" svg:height="0.135cm" svg:x="17.808cm" svg:y="7.475cm" svg:viewBox="0 0 55 136" svg:d="M0 0c0 43 23 101 55 136">
          <text:p/>
        </draw:path>
        <draw:path draw:style-name="gr8" draw:text-style-name="P1" draw:layer="layout" svg:width="0.016cm" svg:height="0.043cm" svg:x="17.808cm" svg:y="7.432cm" svg:viewBox="0 0 17 44" svg:d="M17 0c-11 7-17 22-17 44">
          <text:p/>
        </draw:path>
        <draw:path draw:style-name="gr8" draw:text-style-name="P1" draw:layer="layout" svg:width="0.093cm" svg:height="0.09cm" svg:x="17.827cm" svg:y="7.429cm" svg:viewBox="0 0 94 91" svg:d="M94 91c-11-29-29-55-47-72-18-16-35-23-47-17">
          <text:p/>
        </draw:path>
        <draw:path draw:style-name="gr8" draw:text-style-name="P1" draw:layer="layout" svg:width="0.004cm" svg:height="0.001cm" svg:x="17.824cm" svg:y="7.431cm" svg:viewBox="0 0 5 2" svg:d="M5 0c-2 0-3 2-5 2">
          <text:p/>
        </draw:path>
        <draw:path draw:style-name="gr8" draw:text-style-name="P1" draw:layer="layout" svg:width="0.017cm" svg:height="0.073cm" svg:x="17.92cm" svg:y="7.519cm" svg:viewBox="0 0 18 74" svg:d="M18 74c0-21-6-47-18-74">
          <text:p/>
        </draw:path>
        <draw:path draw:style-name="gr8" draw:text-style-name="P1" draw:layer="layout" svg:width="0.056cm" svg:height="0.028cm" svg:x="17.862cm" svg:y="7.61cm" svg:viewBox="0 0 57 29" svg:d="M0 0c20 24 42 34 57 27">
          <text:p/>
        </draw:path>
        <draw:path draw:style-name="gr8" draw:text-style-name="P1" draw:layer="layout" svg:width="0.02cm" svg:height="0.044cm" svg:x="17.918cm" svg:y="7.592cm" svg:viewBox="0 0 21 45" svg:d="M0 45c13-6 21-22 21-45">
          <text:p/>
        </draw:path>
        <draw:line draw:style-name="gr8" draw:text-style-name="P1" draw:layer="layout" svg:x1="16.129cm" svg:y1="5.704cm" svg:x2="16.129cm" svg:y2="8.521cm">
          <text:p/>
        </draw:line>
        <draw:path draw:style-name="gr8" draw:text-style-name="P1" draw:layer="layout" svg:width="0.15cm" svg:height="0.599cm" svg:x="16.134cm" svg:y="6.755cm" svg:viewBox="0 0 151 600" svg:d="M151 600c-5-9-15-27-28-58-13-30-31-72-55-135-9-24-19-51-28-81-13-39-25-82-32-127-6-30-9-60-8-88 0-27 3-50 9-67 8-25 19-39 31-44">
          <text:p/>
        </draw:path>
        <draw:path draw:style-name="gr8" draw:text-style-name="P1" draw:layer="layout" svg:width="0.11cm" svg:height="0.211cm" svg:x="16.174cm" svg:y="6.752cm" svg:viewBox="0 0 111 212" svg:d="M0 3c16-7 30-1 43 9 12 12 23 29 32 48 19 42 30 94 36 152">
          <text:p/>
        </draw:path>
        <draw:path draw:style-name="gr8" draw:text-style-name="P1" draw:layer="layout" svg:width="0.15cm" svg:height="0.599cm" svg:x="16.134cm" svg:y="5.885cm" svg:viewBox="0 0 151 600" svg:d="M151 600c-5-9-15-27-28-58-13-30-31-72-55-134-9-25-19-53-28-83-13-38-25-82-32-127-6-30-9-60-8-87 0-27 3-50 9-67 8-25 19-39 31-44">
          <text:p/>
        </draw:path>
        <draw:path draw:style-name="gr8" draw:text-style-name="P1" draw:layer="layout" svg:width="0.116cm" svg:height="0.274cm" svg:x="16.174cm" svg:y="5.882cm" svg:viewBox="0 0 117 275" svg:d="M0 3c20-9 39 3 53 22 12 15 22 35 30 58 20 53 29 117 34 192">
          <text:p/>
        </draw:path>
        <draw:line draw:style-name="gr8" draw:text-style-name="P1" draw:layer="layout" svg:x1="15.59cm" svg:y1="5.374cm" svg:x2="15.59cm" svg:y2="8.191cm">
          <text:p/>
        </draw:line>
        <draw:line draw:style-name="gr8" draw:text-style-name="P1" draw:layer="layout" svg:x1="16.605cm" svg:y1="4.834cm" svg:x2="16.605cm" svg:y2="5.101cm">
          <text:p/>
        </draw:line>
        <draw:path draw:style-name="gr8" draw:text-style-name="P1" draw:layer="layout" svg:width="0.042cm" svg:height="0.193cm" svg:x="16.597cm" svg:y="3.072cm" svg:viewBox="0 0 43 194" svg:d="M0 194c28-63 43-129 43-194">
          <text:p/>
        </draw:path>
        <draw:path draw:style-name="gr8" draw:text-style-name="P1" draw:layer="layout" svg:width="0cm" svg:height="0.055cm" svg:x="16.637cm" svg:y="5.108cm" svg:viewBox="0 0 0 56" svg:d="M0 0c0 20 0 39 0 56">
          <text:p/>
        </draw:path>
        <draw:path draw:style-name="gr8" draw:text-style-name="P1" draw:layer="layout" svg:width="0.002cm" svg:height="0.242cm" svg:x="16.637cm" svg:y="4.866cm" svg:viewBox="0 0 3 243" svg:d="M0 243c-2-73 3-162 3-243">
          <text:p/>
        </draw:path>
        <draw:path draw:style-name="gr8" draw:text-style-name="P1" draw:layer="layout" svg:width="0.171cm" svg:height="0.325cm" svg:x="14.593cm" svg:y="4.863cm" svg:viewBox="0 0 172 326" svg:d="M0 0c19 18 39 41 57 63 20 25 37 51 53 78 15 25 28 50 38 76 14 35 24 74 24 109">
          <text:p/>
        </draw:path>
        <draw:path draw:style-name="gr8" draw:text-style-name="P1" draw:layer="layout" svg:width="0.097cm" svg:height="0.048cm" svg:x="14.496cm" svg:y="4.814cm" svg:viewBox="0 0 98 49" svg:d="M98 49c-23-21-44-36-61-44-15-6-27-7-37-3">
          <text:p/>
        </draw:path>
        <draw:path draw:style-name="gr8" draw:text-style-name="P1" draw:layer="layout" svg:width="0.128cm" svg:height="0.452cm" svg:x="14.465cm" svg:y="4.817cm" svg:viewBox="0 0 129 453" svg:d="M31 0c-7 3-14 10-19 22-4 8-7 18-9 32-2 11-3 25-3 42 0 16 1 35 3 50 3 37 9 68 16 96 9 40 21 76 37 109 18 40 44 77 73 102">
          <text:p/>
        </draw:path>
        <draw:path draw:style-name="gr8" draw:text-style-name="P1" draw:layer="layout" svg:width="0.114cm" svg:height="0.035cm" svg:x="14.593cm" svg:y="5.269cm" svg:viewBox="0 0 115 36" svg:d="M0 0c19 17 39 27 58 32 21 6 40 5 57-4">
          <text:p/>
        </draw:path>
        <draw:path draw:style-name="gr8" draw:text-style-name="P1" draw:layer="layout" svg:width="0.057cm" svg:height="0.109cm" svg:x="14.707cm" svg:y="5.188cm" svg:viewBox="0 0 58 110" svg:d="M0 110c18-8 33-23 44-46 9-17 14-38 14-64">
          <text:p/>
        </draw:path>
        <draw:path draw:style-name="gr8" draw:text-style-name="P1" draw:layer="layout" svg:width="0.171cm" svg:height="0.325cm" svg:x="14.593cm" svg:y="5.994cm" svg:viewBox="0 0 172 326" svg:d="M0 0c19 18 39 41 57 63 20 25 37 51 53 78 15 24 28 49 38 75 14 35 24 74 24 110">
          <text:p/>
        </draw:path>
        <draw:path draw:style-name="gr8" draw:text-style-name="P1" draw:layer="layout" svg:width="0.097cm" svg:height="0.048cm" svg:x="14.496cm" svg:y="5.945cm" svg:viewBox="0 0 98 49" svg:d="M98 49c-23-21-44-36-61-44-15-6-27-7-37-3">
          <text:p/>
        </draw:path>
        <draw:path draw:style-name="gr8" draw:text-style-name="P1" draw:layer="layout" svg:width="0.128cm" svg:height="0.452cm" svg:x="14.465cm" svg:y="5.948cm" svg:viewBox="0 0 129 453" svg:d="M31 0c-7 3-14 10-19 22-4 8-7 18-9 32-2 11-3 26-3 42s1 35 3 51c3 38 9 68 16 96 9 40 21 76 37 109 18 39 44 76 73 101">
          <text:p/>
        </draw:path>
        <draw:path draw:style-name="gr8" draw:text-style-name="P1" draw:layer="layout" svg:width="0.114cm" svg:height="0.035cm" svg:x="14.593cm" svg:y="6.4cm" svg:viewBox="0 0 115 36" svg:d="M0 0c19 17 39 29 58 33 21 5 40 4 57-3">
          <text:p/>
        </draw:path>
        <draw:path draw:style-name="gr8" draw:text-style-name="P1" draw:layer="layout" svg:width="0.057cm" svg:height="0.11cm" svg:x="14.707cm" svg:y="6.319cm" svg:viewBox="0 0 58 111" svg:d="M0 111c18-9 33-23 44-46 9-17 14-39 14-65">
          <text:p/>
        </draw:path>
        <draw:line draw:style-name="gr8" draw:text-style-name="P1" draw:layer="layout" svg:x1="18.302cm" svg:y1="7.359cm" svg:x2="18.15cm" svg:y2="7.222cm">
          <text:p/>
        </draw:line>
        <draw:line draw:style-name="gr8" draw:text-style-name="P1" draw:layer="layout" svg:x1="18.402cm" svg:y1="7.306cm" svg:x2="18.402cm" svg:y2="7.226cm">
          <text:p/>
        </draw:line>
        <draw:line draw:style-name="gr8" draw:text-style-name="P1" draw:layer="layout" svg:x1="17.996cm" svg:y1="7.027cm" svg:x2="17.996cm" svg:y2="6.855cm">
          <text:p/>
        </draw:line>
        <draw:line draw:style-name="gr8" draw:text-style-name="P1" draw:layer="layout" svg:x1="18.337cm" svg:y1="7.336cm" svg:x2="17.996cm" svg:y2="7.027cm">
          <text:p/>
        </draw:line>
        <draw:line draw:style-name="gr8" draw:text-style-name="P1" draw:layer="layout" svg:x1="17.454cm" svg:y1="7.362cm" svg:x2="17.453cm" svg:y2="7.357cm">
          <text:p/>
        </draw:line>
        <draw:path draw:style-name="gr8" draw:text-style-name="P1" draw:layer="layout" svg:width="0.216cm" svg:height="0.052cm" svg:x="17.453cm" svg:y="7.595cm" svg:viewBox="0 0 217 53" svg:d="M0 52c65 6 142-11 217-52">
          <text:p/>
        </draw:path>
        <draw:path draw:style-name="gr8" draw:text-style-name="P1" draw:layer="layout" svg:width="0.009cm" svg:height="0.117cm" svg:x="17.996cm" svg:y="7.027cm" svg:viewBox="0 0 10 118" svg:d="M6 118c7-42 4-83-6-118">
          <text:p/>
        </draw:path>
        <draw:line draw:style-name="gr8" draw:text-style-name="P1" draw:layer="layout" svg:x1="17.994cm" svg:y1="7cm" svg:x2="17.994cm" svg:y2="6.856cm">
          <text:p/>
        </draw:line>
        <draw:path draw:style-name="gr8" draw:text-style-name="P1" draw:layer="layout" svg:width="0.032cm" svg:height="0.068cm" svg:x="17.454cm" svg:y="7.362cm" svg:viewBox="0 0 33 69" svg:d="M0 0c4 29 15 53 33 69">
          <text:p/>
        </draw:path>
        <draw:line draw:style-name="gr8" draw:text-style-name="P1" draw:layer="layout" svg:x1="16.391cm" svg:y1="5.353cm" svg:x2="16.391cm" svg:y2="5.56cm">
          <text:p/>
        </draw:line>
        <draw:line draw:style-name="gr8" draw:text-style-name="P1" draw:layer="layout" svg:x1="16.923cm" svg:y1="6.506cm" svg:x2="16.923cm" svg:y2="5.979cm">
          <text:p/>
        </draw:line>
        <draw:line draw:style-name="gr8" draw:text-style-name="P1" draw:layer="layout" svg:x1="16.923cm" svg:y1="5.979cm" svg:x2="16.98cm" svg:y2="6.031cm">
          <text:p/>
        </draw:line>
        <draw:path draw:style-name="gr8" draw:text-style-name="P1" draw:layer="layout" svg:width="0.021cm" svg:height="0.009cm" svg:x="16.979cm" svg:y="6.021cm" svg:viewBox="0 0 22 10" svg:d="M22 0c-8 3-15 7-22 10">
          <text:p/>
        </draw:path>
        <draw:line draw:style-name="gr8" draw:text-style-name="P1" draw:layer="layout" svg:x1="17cm" svg:y1="5.905cm" svg:x2="17cm" svg:y2="6.021cm">
          <text:p/>
        </draw:line>
        <draw:path draw:style-name="gr8" draw:text-style-name="P1" draw:layer="layout" svg:width="0.121cm" svg:height="0.111cm" svg:x="16.682cm" svg:y="5.821cm" svg:viewBox="0 0 122 112" svg:d="M0 2c34-14 88 35 122 110">
          <text:p/>
        </draw:path>
        <draw:line draw:style-name="gr8" draw:text-style-name="P1" draw:layer="layout" svg:x1="16.847cm" svg:y1="5.973cm" svg:x2="16.847cm" svg:y2="6.089cm">
          <text:p/>
        </draw:line>
        <draw:path draw:style-name="gr8" draw:text-style-name="P1" draw:layer="layout" svg:width="0.155cm" svg:height="0.189cm" svg:x="16.692cm" svg:y="6.089cm" svg:viewBox="0 0 156 190" svg:d="M156 0c-81 52-135 118-156 190">
          <text:p/>
        </draw:path>
        <draw:path draw:style-name="gr8" draw:text-style-name="P1" draw:layer="layout" svg:width="0.226cm" svg:height="0.227cm" svg:x="17.549cm" svg:y="6.051cm" svg:viewBox="0 0 227 228" svg:d="M227 228c-25-93-107-175-227-228">
          <text:p/>
        </draw:path>
        <draw:path draw:style-name="gr8" draw:text-style-name="P1" draw:layer="layout" svg:width="0.549cm" svg:height="0.064cm" svg:x="17cm" svg:y="5.988cm" svg:viewBox="0 0 550 65" svg:d="M550 65c-162-74-372-85-550-31">
          <text:p/>
        </draw:path>
        <draw:line draw:style-name="gr8" draw:text-style-name="P1" draw:layer="layout" svg:x1="17.74cm" svg:y1="6.853cm" svg:x2="17.7cm" svg:y2="6.872cm">
          <text:p/>
        </draw:line>
        <draw:line draw:style-name="gr8" draw:text-style-name="P1" draw:layer="layout" svg:x1="17.7cm" svg:y1="6.871cm" svg:x2="18.109cm" svg:y2="7.241cm">
          <text:p/>
        </draw:line>
        <draw:line draw:style-name="gr8" draw:text-style-name="P1" draw:layer="layout" svg:x1="18.151cm" svg:y1="7.222cm" svg:x2="18.108cm" svg:y2="7.241cm">
          <text:p/>
        </draw:line>
        <draw:path draw:style-name="gr8" draw:text-style-name="P1" draw:layer="layout" svg:width="0.008cm" svg:height="0.064cm" svg:x="20.755cm" svg:y="8.888cm" svg:viewBox="0 0 9 65" svg:d="M9 65c0-23-2-46-9-65">
          <text:p/>
        </draw:path>
        <draw:path draw:style-name="gr8" draw:text-style-name="P1" draw:layer="layout" svg:width="0.476cm" svg:height="0.456cm" svg:x="20.287cm" svg:y="8.952cm" svg:viewBox="0 0 477 457" svg:d="M0 454c94 17 215-31 315-127 99-95 162-221 162-327">
          <text:p/>
        </draw:path>
        <draw:path draw:style-name="gr8" draw:text-style-name="P1" draw:layer="layout" svg:width="0.008cm" svg:height="0.064cm" svg:x="20.755cm" svg:y="6.423cm" svg:viewBox="0 0 9 65" svg:d="M9 65c0-23-2-45-9-65">
          <text:p/>
        </draw:path>
        <draw:path draw:style-name="gr8" draw:text-style-name="P1" draw:layer="layout" svg:width="0.476cm" svg:height="0.456cm" svg:x="20.287cm" svg:y="6.487cm" svg:viewBox="0 0 477 457" svg:d="M0 454c94 17 215-31 315-126 99-94 162-221 162-328">
          <text:p/>
        </draw:path>
        <draw:line draw:style-name="gr8" draw:text-style-name="P1" draw:layer="layout" svg:x1="17.863cm" svg:y1="7.732cm" svg:x2="17.783cm" svg:y2="7.66cm">
          <text:p/>
        </draw:line>
        <draw:line draw:style-name="gr8" draw:text-style-name="P1" draw:layer="layout" svg:x1="17.477cm" svg:y1="7.383cm" svg:x2="17.454cm" svg:y2="7.362cm">
          <text:p/>
        </draw:line>
        <draw:line draw:style-name="gr8" draw:text-style-name="P1" draw:layer="layout" svg:x1="17.441cm" svg:y1="8.021cm" svg:x2="17.528cm" svg:y2="7.982cm">
          <text:p/>
        </draw:line>
        <draw:line draw:style-name="gr8" draw:text-style-name="P1" draw:layer="layout" svg:x1="17.809cm" svg:y1="7.533cm" svg:x2="17.777cm" svg:y2="7.549cm">
          <text:p/>
        </draw:line>
        <draw:line draw:style-name="gr8" draw:text-style-name="P1" draw:layer="layout" svg:x1="17.778cm" svg:y1="7.548cm" svg:x2="17.476cm" svg:y2="7.274cm">
          <text:p/>
        </draw:line>
        <draw:line draw:style-name="gr8" draw:text-style-name="P1" draw:layer="layout" svg:x1="17.476cm" svg:y1="7.274cm" svg:x2="17.476cm" svg:y2="7.216cm">
          <text:p/>
        </draw:line>
        <draw:line draw:style-name="gr8" draw:text-style-name="P1" draw:layer="layout" svg:x1="17.508cm" svg:y1="7.203cm" svg:x2="17.476cm" svg:y2="7.217cm">
          <text:p/>
        </draw:line>
        <draw:line draw:style-name="gr8" draw:text-style-name="P1" draw:layer="layout" svg:x1="17.476cm" svg:y1="7.216cm" svg:x2="17.778cm" svg:y2="7.49cm">
          <text:p/>
        </draw:line>
        <draw:line draw:style-name="gr8" draw:text-style-name="P1" draw:layer="layout" svg:x1="17.809cm" svg:y1="7.475cm" svg:x2="17.777cm" svg:y2="7.49cm">
          <text:p/>
        </draw:line>
        <draw:line draw:style-name="gr8" draw:text-style-name="P1" draw:layer="layout" svg:x1="17.777cm" svg:y1="7.489cm" svg:x2="17.777cm" svg:y2="7.547cm">
          <text:p/>
        </draw:line>
        <draw:line draw:style-name="gr8" draw:text-style-name="P1" draw:layer="layout" svg:x1="17.476cm" svg:y1="7.39cm" svg:x2="17.476cm" svg:y2="7.332cm">
          <text:p/>
        </draw:line>
        <draw:line draw:style-name="gr8" draw:text-style-name="P1" draw:layer="layout" svg:x1="17.508cm" svg:y1="7.319cm" svg:x2="17.476cm" svg:y2="7.333cm">
          <text:p/>
        </draw:line>
        <draw:line draw:style-name="gr8" draw:text-style-name="P1" draw:layer="layout" svg:x1="17.476cm" svg:y1="7.332cm" svg:x2="17.778cm" svg:y2="7.606cm">
          <text:p/>
        </draw:line>
        <draw:line draw:style-name="gr8" draw:text-style-name="P1" draw:layer="layout" svg:x1="17.809cm" svg:y1="7.591cm" svg:x2="17.777cm" svg:y2="7.606cm">
          <text:p/>
        </draw:line>
        <draw:line draw:style-name="gr8" draw:text-style-name="P1" draw:layer="layout" svg:x1="17.777cm" svg:y1="7.605cm" svg:x2="17.777cm" svg:y2="7.663cm">
          <text:p/>
        </draw:line>
        <draw:line draw:style-name="gr8" draw:text-style-name="P1" draw:layer="layout" svg:x1="17.809cm" svg:y1="7.649cm" svg:x2="17.777cm" svg:y2="7.664cm">
          <text:p/>
        </draw:line>
        <draw:line draw:style-name="gr8" draw:text-style-name="P1" draw:layer="layout" svg:x1="17.778cm" svg:y1="7.664cm" svg:x2="17.476cm" svg:y2="7.39cm">
          <text:p/>
        </draw:line>
        <draw:line draw:style-name="gr8" draw:text-style-name="P1" draw:layer="layout" svg:x1="17.809cm" svg:y1="8.468cm" svg:x2="17.777cm" svg:y2="8.483cm">
          <text:p/>
        </draw:line>
        <draw:line draw:style-name="gr8" draw:text-style-name="P1" draw:layer="layout" svg:x1="17.778cm" svg:y1="8.483cm" svg:x2="17.476cm" svg:y2="8.209cm">
          <text:p/>
        </draw:line>
        <draw:line draw:style-name="gr8" draw:text-style-name="P1" draw:layer="layout" svg:x1="17.476cm" svg:y1="8.209cm" svg:x2="17.476cm" svg:y2="8.151cm">
          <text:p/>
        </draw:line>
        <draw:line draw:style-name="gr8" draw:text-style-name="P1" draw:layer="layout" svg:x1="17.508cm" svg:y1="8.137cm" svg:x2="17.476cm" svg:y2="8.152cm">
          <text:p/>
        </draw:line>
        <draw:line draw:style-name="gr8" draw:text-style-name="P1" draw:layer="layout" svg:x1="17.476cm" svg:y1="8.151cm" svg:x2="17.778cm" svg:y2="8.425cm">
          <text:p/>
        </draw:line>
        <draw:line draw:style-name="gr8" draw:text-style-name="P1" draw:layer="layout" svg:x1="17.809cm" svg:y1="8.41cm" svg:x2="17.777cm" svg:y2="8.425cm">
          <text:p/>
        </draw:line>
        <draw:line draw:style-name="gr8" draw:text-style-name="P1" draw:layer="layout" svg:x1="17.777cm" svg:y1="8.424cm" svg:x2="17.777cm" svg:y2="8.482cm">
          <text:p/>
        </draw:line>
        <draw:line draw:style-name="gr8" draw:text-style-name="P1" draw:layer="layout" svg:x1="17.809cm" svg:y1="8.932cm" svg:x2="17.777cm" svg:y2="8.946cm">
          <text:p/>
        </draw:line>
        <draw:line draw:style-name="gr8" draw:text-style-name="P1" draw:layer="layout" svg:x1="17.778cm" svg:y1="8.946cm" svg:x2="17.476cm" svg:y2="8.673cm">
          <text:p/>
        </draw:line>
        <draw:line draw:style-name="gr8" draw:text-style-name="P1" draw:layer="layout" svg:x1="17.476cm" svg:y1="8.673cm" svg:x2="17.476cm" svg:y2="8.615cm">
          <text:p/>
        </draw:line>
        <draw:line draw:style-name="gr8" draw:text-style-name="P1" draw:layer="layout" svg:x1="17.508cm" svg:y1="8.601cm" svg:x2="17.476cm" svg:y2="8.616cm">
          <text:p/>
        </draw:line>
        <draw:line draw:style-name="gr8" draw:text-style-name="P1" draw:layer="layout" svg:x1="17.476cm" svg:y1="8.615cm" svg:x2="17.778cm" svg:y2="8.888cm">
          <text:p/>
        </draw:line>
        <draw:line draw:style-name="gr8" draw:text-style-name="P1" draw:layer="layout" svg:x1="17.809cm" svg:y1="8.874cm" svg:x2="17.777cm" svg:y2="8.888cm">
          <text:p/>
        </draw:line>
        <draw:line draw:style-name="gr8" draw:text-style-name="P1" draw:layer="layout" svg:x1="17.777cm" svg:y1="8.887cm" svg:x2="17.777cm" svg:y2="8.945cm">
          <text:p/>
        </draw:line>
        <draw:line draw:style-name="gr8" draw:text-style-name="P1" draw:layer="layout" svg:x1="17.809cm" svg:y1="8.816cm" svg:x2="17.777cm" svg:y2="8.83cm">
          <text:p/>
        </draw:line>
        <draw:line draw:style-name="gr8" draw:text-style-name="P1" draw:layer="layout" svg:x1="17.778cm" svg:y1="8.83cm" svg:x2="17.476cm" svg:y2="8.557cm">
          <text:p/>
        </draw:line>
        <draw:line draw:style-name="gr8" draw:text-style-name="P1" draw:layer="layout" svg:x1="17.476cm" svg:y1="8.557cm" svg:x2="17.476cm" svg:y2="8.499cm">
          <text:p/>
        </draw:line>
        <draw:line draw:style-name="gr8" draw:text-style-name="P1" draw:layer="layout" svg:x1="17.508cm" svg:y1="8.485cm" svg:x2="17.476cm" svg:y2="8.5cm">
          <text:p/>
        </draw:line>
        <draw:line draw:style-name="gr8" draw:text-style-name="P1" draw:layer="layout" svg:x1="17.476cm" svg:y1="8.499cm" svg:x2="17.778cm" svg:y2="8.772cm">
          <text:p/>
        </draw:line>
        <draw:line draw:style-name="gr8" draw:text-style-name="P1" draw:layer="layout" svg:x1="17.809cm" svg:y1="8.758cm" svg:x2="17.777cm" svg:y2="8.772cm">
          <text:p/>
        </draw:line>
        <draw:line draw:style-name="gr8" draw:text-style-name="P1" draw:layer="layout" svg:x1="17.777cm" svg:y1="8.771cm" svg:x2="17.777cm" svg:y2="8.829cm">
          <text:p/>
        </draw:line>
        <draw:line draw:style-name="gr8" draw:text-style-name="P1" draw:layer="layout" svg:x1="17.809cm" svg:y1="8.7cm" svg:x2="17.777cm" svg:y2="8.714cm">
          <text:p/>
        </draw:line>
        <draw:line draw:style-name="gr8" draw:text-style-name="P1" draw:layer="layout" svg:x1="17.778cm" svg:y1="8.714cm" svg:x2="17.476cm" svg:y2="8.441cm">
          <text:p/>
        </draw:line>
        <draw:line draw:style-name="gr8" draw:text-style-name="P1" draw:layer="layout" svg:x1="17.476cm" svg:y1="8.441cm" svg:x2="17.476cm" svg:y2="8.383cm">
          <text:p/>
        </draw:line>
        <draw:line draw:style-name="gr8" draw:text-style-name="P1" draw:layer="layout" svg:x1="17.508cm" svg:y1="8.369cm" svg:x2="17.476cm" svg:y2="8.384cm">
          <text:p/>
        </draw:line>
        <draw:line draw:style-name="gr8" draw:text-style-name="P1" draw:layer="layout" svg:x1="17.476cm" svg:y1="8.383cm" svg:x2="17.778cm" svg:y2="8.656cm">
          <text:p/>
        </draw:line>
        <draw:line draw:style-name="gr8" draw:text-style-name="P1" draw:layer="layout" svg:x1="17.809cm" svg:y1="8.642cm" svg:x2="17.777cm" svg:y2="8.656cm">
          <text:p/>
        </draw:line>
        <draw:line draw:style-name="gr8" draw:text-style-name="P1" draw:layer="layout" svg:x1="17.777cm" svg:y1="8.655cm" svg:x2="17.777cm" svg:y2="8.713cm">
          <text:p/>
        </draw:line>
        <draw:line draw:style-name="gr8" draw:text-style-name="P1" draw:layer="layout" svg:x1="17.508cm" svg:y1="7.087cm" svg:x2="17.476cm" svg:y2="7.102cm">
          <text:p/>
        </draw:line>
        <draw:line draw:style-name="gr8" draw:text-style-name="P1" draw:layer="layout" svg:x1="17.476cm" svg:y1="7.101cm" svg:x2="17.476cm" svg:y2="7.158cm">
          <text:p/>
        </draw:line>
        <draw:line draw:style-name="gr8" draw:text-style-name="P1" draw:layer="layout" svg:x1="17.809cm" svg:y1="7.359cm" svg:x2="17.777cm" svg:y2="7.374cm">
          <text:p/>
        </draw:line>
        <draw:line draw:style-name="gr8" draw:text-style-name="P1" draw:layer="layout" svg:x1="17.778cm" svg:y1="7.374cm" svg:x2="17.476cm" svg:y2="7.101cm">
          <text:p/>
        </draw:line>
        <draw:line draw:style-name="gr8" draw:text-style-name="P1" draw:layer="layout" svg:x1="17.809cm" svg:y1="7.417cm" svg:x2="17.777cm" svg:y2="7.432cm">
          <text:p/>
        </draw:line>
        <draw:line draw:style-name="gr8" draw:text-style-name="P1" draw:layer="layout" svg:x1="17.777cm" svg:y1="7.431cm" svg:x2="17.777cm" svg:y2="7.373cm">
          <text:p/>
        </draw:line>
        <draw:line draw:style-name="gr8" draw:text-style-name="P1" draw:layer="layout" svg:x1="17.476cm" svg:y1="7.158cm" svg:x2="17.778cm" svg:y2="7.432cm">
          <text:p/>
        </draw:line>
        <draw:line draw:style-name="gr8" draw:text-style-name="P1" draw:layer="layout" svg:x1="17.787cm" svg:y1="8.564cm" svg:x2="17.756cm" svg:y2="8.579cm">
          <text:p/>
        </draw:line>
        <draw:line draw:style-name="gr8" draw:text-style-name="P1" draw:layer="layout" svg:x1="17.757cm" svg:y1="8.579cm" svg:x2="17.498cm" svg:y2="8.345cm">
          <text:p/>
        </draw:line>
        <draw:line draw:style-name="gr8" draw:text-style-name="P1" draw:layer="layout" svg:x1="17.498cm" svg:y1="8.345cm" svg:x2="17.498cm" svg:y2="8.287cm">
          <text:p/>
        </draw:line>
        <draw:line draw:style-name="gr8" draw:text-style-name="P1" draw:layer="layout" svg:x1="17.529cm" svg:y1="8.273cm" svg:x2="17.498cm" svg:y2="8.288cm">
          <text:p/>
        </draw:line>
        <draw:line draw:style-name="gr8" draw:text-style-name="P1" draw:layer="layout" svg:x1="17.498cm" svg:y1="8.287cm" svg:x2="17.757cm" svg:y2="8.521cm">
          <text:p/>
        </draw:line>
        <draw:line draw:style-name="gr8" draw:text-style-name="P1" draw:layer="layout" svg:x1="17.787cm" svg:y1="8.506cm" svg:x2="17.756cm" svg:y2="8.521cm">
          <text:p/>
        </draw:line>
        <draw:line draw:style-name="gr8" draw:text-style-name="P1" draw:layer="layout" svg:x1="17.756cm" svg:y1="8.52cm" svg:x2="17.756cm" svg:y2="8.578cm">
          <text:p/>
        </draw:line>
        <draw:path draw:style-name="gr8" draw:text-style-name="P1" draw:layer="layout" svg:width="0.014cm" svg:height="0.002cm" svg:x="17.853cm" svg:y="8.506cm" svg:viewBox="0 0 15 3" svg:d="M15 1c-5-2-10-2-15 2">
          <text:p/>
        </draw:path>
        <draw:path draw:style-name="gr8" draw:text-style-name="P1" draw:layer="layout" svg:width="0.11cm" svg:height="0.208cm" svg:x="17.834cm" svg:y="8.508cm" svg:viewBox="0 0 111 209" svg:d="M19 0c-25 11-25 66 0 124 26 57 67 94 92 83">
          <text:p/>
        </draw:path>
        <draw:path draw:style-name="gr8" draw:text-style-name="P1" draw:layer="layout" svg:width="0.012cm" svg:height="0.009cm" svg:x="17.944cm" svg:y="8.705cm" svg:viewBox="0 0 13 10" svg:d="M0 10c6-2 9-5 13-10">
          <text:p/>
        </draw:path>
        <draw:path draw:style-name="gr8" draw:text-style-name="P1" draw:layer="layout" svg:width="0.014cm" svg:height="0.003cm" svg:x="17.423cm" svg:y="8.117cm" svg:viewBox="0 0 15 4" svg:d="M15 0c-5 0-10 0-15 4">
          <text:p/>
        </draw:path>
        <draw:path draw:style-name="gr8" draw:text-style-name="P1" draw:layer="layout" svg:width="0.094cm" svg:height="0.207cm" svg:x="17.404cm" svg:y="8.119cm" svg:viewBox="0 0 95 208" svg:d="M19 0c-22 10-25 56-6 107 18 52 53 94 82 101">
          <text:p/>
        </draw:path>
        <draw:path draw:style-name="gr8" draw:text-style-name="P1" draw:layer="layout" svg:width="0.118cm" svg:height="0.222cm" svg:x="16.479cm" svg:y="3.043cm" svg:viewBox="0 0 119 223" svg:d="M0 0c24 22 50 51 74 91 11 18 21 37 29 58 9 23 15 50 16 74">
          <text:p/>
        </draw:path>
        <draw:path draw:style-name="gr8" draw:text-style-name="P1" draw:layer="layout" svg:width="0.076cm" svg:height="0.043cm" svg:x="15.64cm" svg:y="2.309cm" svg:viewBox="0 0 77 44" svg:d="M77 44c-26-24-53-42-77-44">
          <text:p/>
        </draw:path>
        <draw:path draw:style-name="gr8" draw:text-style-name="P1" draw:layer="layout" svg:width="0.118cm" svg:height="0.222cm" svg:x="16.479cm" svg:y="3.043cm" svg:viewBox="0 0 119 223" svg:d="M119 223c0-23-7-49-15-71-9-24-20-46-33-66-23-37-48-65-71-86">
          <text:p/>
        </draw:path>
        <draw:path draw:style-name="gr8" draw:text-style-name="P1" draw:layer="layout" svg:width="0.773cm" svg:height="0.691cm" svg:x="15.716cm" svg:y="2.352cm" svg:viewBox="0 0 774 692" svg:d="M764 692c72-322-262-624-764-692">
          <text:p/>
        </draw:path>
        <draw:path draw:style-name="gr8" draw:text-style-name="P1" draw:layer="layout" svg:width="0.076cm" svg:height="0.043cm" svg:x="15.64cm" svg:y="2.309cm" svg:viewBox="0 0 77 44" svg:d="M0 0c24 2 51 20 77 44">
          <text:p/>
        </draw:path>
        <draw:path draw:style-name="gr8" draw:text-style-name="P1" draw:layer="layout" svg:width="0.202cm" svg:height="0.419cm" svg:x="14.55cm" svg:y="4.832cm" svg:viewBox="0 0 203 420" svg:d="M4 0c-13 61 4 153 47 241 41 87 99 157 152 179">
          <text:p/>
        </draw:path>
        <draw:path draw:style-name="gr8" draw:text-style-name="P1" draw:layer="layout" svg:width="0.202cm" svg:height="0.419cm" svg:x="14.55cm" svg:y="5.963cm" svg:viewBox="0 0 203 420" svg:d="M4 0c-13 61 4 154 47 242 41 88 99 156 152 178">
          <text:p/>
        </draw:path>
        <draw:path draw:style-name="gr8" draw:text-style-name="P1" draw:layer="layout" svg:width="0.58cm" svg:height="0.062cm" svg:x="16.979cm" svg:y="5.994cm" svg:viewBox="0 0 581 63" svg:d="M581 63c-173-74-393-84-581-26">
          <text:p/>
        </draw:path>
        <draw:path draw:style-name="gr8" draw:text-style-name="P1" draw:layer="layout" svg:width="0.041cm" svg:height="0.096cm" svg:x="20.615cm" svg:y="8.903cm" svg:viewBox="0 0 42 97" svg:d="M42 97c0-42-15-76-42-97">
          <text:p/>
        </draw:path>
        <draw:path draw:style-name="gr8" draw:text-style-name="P1" draw:layer="layout" svg:width="0.368cm" svg:height="0.297cm" svg:x="20.288cm" svg:y="8.999cm" svg:viewBox="0 0 369 298" svg:d="M0 266c48 49 140 41 225-20s144-161 144-246">
          <text:p/>
        </draw:path>
        <draw:path draw:style-name="gr8" draw:text-style-name="P1" draw:layer="layout" svg:width="0.013cm" svg:height="0.049cm" svg:x="20.539cm" svg:y="6.474cm" svg:viewBox="0 0 14 50" svg:d="M14 50c0-19-6-37-14-50">
          <text:p/>
        </draw:path>
        <draw:path draw:style-name="gr8" draw:text-style-name="P1" draw:layer="layout" svg:width="0.236cm" svg:height="0.206cm" svg:x="20.316cm" svg:y="6.523cm" svg:viewBox="0 0 237 207" svg:d="M0 198c41 20 100 4 152-39 51-44 85-106 85-159">
          <text:p/>
        </draw:path>
        <draw:path draw:style-name="gr8" draw:text-style-name="P1" draw:layer="layout" svg:width="0.013cm" svg:height="0.049cm" svg:x="20.539cm" svg:y="8.939cm" svg:viewBox="0 0 14 50" svg:d="M14 50c0-19-6-36-14-50">
          <text:p/>
        </draw:path>
        <draw:path draw:style-name="gr8" draw:text-style-name="P1" draw:layer="layout" svg:width="0.236cm" svg:height="0.205cm" svg:x="20.316cm" svg:y="8.988cm" svg:viewBox="0 0 237 206" svg:d="M0 198c41 19 100 4 152-39 51-44 85-107 85-159">
          <text:p/>
        </draw:path>
        <draw:path draw:style-name="gr8" draw:text-style-name="P1" draw:layer="layout" svg:width="0.041cm" svg:height="0.097cm" svg:x="20.615cm" svg:y="6.438cm" svg:viewBox="0 0 42 98" svg:d="M42 98c0-42-15-77-42-98">
          <text:p/>
        </draw:path>
        <draw:path draw:style-name="gr8" draw:text-style-name="P1" draw:layer="layout" svg:width="0.368cm" svg:height="0.297cm" svg:x="20.288cm" svg:y="6.535cm" svg:viewBox="0 0 369 298" svg:d="M0 265c48 50 140 42 225-20 85-61 144-162 144-245">
          <text:p/>
        </draw:path>
        <draw:path draw:style-name="gr8" draw:text-style-name="P1" draw:layer="layout" svg:width="1.084cm" svg:height="0.378cm" svg:x="15.026cm" svg:y="2.956cm" svg:viewBox="0 0 1085 379" svg:d="M0 217c149 136 419 194 667 144 249-49 418-196 418-361">
          <text:p/>
        </draw:path>
        <draw:path draw:style-name="gr8" draw:text-style-name="P1" draw:layer="layout" svg:width="1.192cm" svg:height="0.377cm" svg:x="14.918cm" svg:y="2.579cm" svg:viewBox="0 0 1193 378" svg:d="M1193 378c0-209-268-378-597-378s-596 169-596 378">
          <text:p/>
        </draw:path>
        <draw:path draw:style-name="gr8" draw:text-style-name="P1" draw:layer="layout" svg:width="0.108cm" svg:height="0.217cm" svg:x="14.918cm" svg:y="2.956cm" svg:viewBox="0 0 109 218" svg:d="M0 0c0 78 39 153 109 218">
          <text:p/>
        </draw:path>
        <draw:path draw:style-name="gr8" draw:text-style-name="P1" draw:layer="layout" svg:width="0.199cm" svg:height="0.406cm" svg:x="14.556cm" svg:y="4.837cm" svg:viewBox="0 0 200 407" svg:d="M5 0c-15 58 3 150 44 237 41 86 99 152 151 170">
          <text:p/>
        </draw:path>
        <draw:path draw:style-name="gr8" draw:text-style-name="P1" draw:layer="layout" svg:width="0.199cm" svg:height="0.406cm" svg:x="14.556cm" svg:y="5.968cm" svg:viewBox="0 0 200 407" svg:d="M5 0c-15 58 3 150 44 236 41 87 99 153 151 171">
          <text:p/>
        </draw:path>
        <draw:path draw:style-name="gr8" draw:text-style-name="P1" draw:layer="layout" svg:width="0.254cm" svg:height="0.304cm" svg:x="15.856cm" svg:y="2.658cm" svg:viewBox="0 0 255 305" svg:d="M255 305c-3-122-97-235-255-305">
          <text:p/>
        </draw:path>
        <draw:path draw:style-name="gr8" draw:text-style-name="P1" draw:layer="layout" svg:width="0.684cm" svg:height="0.068cm" svg:x="15.172cm" svg:y="2.59cm" svg:viewBox="0 0 685 69" svg:d="M685 69c-205-92-478-92-685 0">
          <text:p/>
        </draw:path>
        <draw:path draw:style-name="gr8" draw:text-style-name="P1" draw:layer="layout" svg:width="0.254cm" svg:height="0.304cm" svg:x="14.918cm" svg:y="2.658cm" svg:viewBox="0 0 255 305" svg:d="M255 0c-157 70-252 183-255 305">
          <text:p/>
        </draw:path>
        <draw:path draw:style-name="gr8" draw:text-style-name="P1" draw:layer="layout" svg:width="0.085cm" svg:height="0.164cm" svg:x="14.667cm" svg:y="4.949cm" svg:viewBox="0 0 86 165" svg:d="M0 0c14 62 47 125 86 165">
          <text:p/>
        </draw:path>
        <draw:path draw:style-name="gr8" draw:text-style-name="P1" draw:layer="layout" svg:width="0.085cm" svg:height="0.164cm" svg:x="14.667cm" svg:y="6.08cm" svg:viewBox="0 0 86 165" svg:d="M0 0c14 62 47 125 86 165">
          <text:p/>
        </draw:path>
        <draw:path draw:style-name="gr8" draw:text-style-name="P1" draw:layer="layout" svg:width="0.716cm" svg:height="0.068cm" svg:x="15.156cm" svg:y="2.599cm" svg:viewBox="0 0 717 69" svg:d="M717 69c-217-92-499-92-717 0">
          <text:p/>
        </draw:path>
        <draw:path draw:style-name="gr8" draw:text-style-name="P1" draw:layer="layout" svg:width="1.174cm" svg:height="0.313cm" svg:x="14.927cm" svg:y="2.709cm" svg:viewBox="0 0 1175 314" svg:d="M0 314c50-182 298-314 587-314 290 0 538 132 588 314">
          <text:p/>
        </draw:path>
        <draw:path draw:style-name="gr8" draw:text-style-name="P1" draw:layer="layout" svg:width="1.156cm" svg:height="0.211cm" svg:x="14.936cm" svg:y="2.664cm" svg:viewBox="0 0 1157 212" svg:d="M1157 212c-119-131-340-212-579-212-238 0-459 81-578 212">
          <text:p/>
        </draw:path>
        <draw:path draw:style-name="gr8" draw:text-style-name="P1" draw:layer="layout" svg:width="0.168cm" svg:height="0.137cm" svg:x="21.654cm" svg:y="10.159cm" svg:viewBox="0 0 169 138" svg:d="M0 138c0-39 26-84 64-112 39-29 82-34 105-13">
          <text:p/>
        </draw:path>
        <draw:path draw:style-name="gr8" draw:text-style-name="P1" draw:layer="layout" svg:width="0.168cm" svg:height="0.179cm" svg:x="21.671cm" svg:y="10.172cm" svg:viewBox="0 0 169 180" svg:d="M152 0c29 27 19 85-23 132-43 46-100 62-129 36">
          <text:p/>
        </draw:path>
        <draw:path draw:style-name="gr8" draw:text-style-name="P1" draw:layer="layout" svg:width="0.017cm" svg:height="0.043cm" svg:x="21.654cm" svg:y="10.296cm" svg:viewBox="0 0 18 44" svg:d="M18 44c-11-10-18-25-18-44">
          <text:p/>
        </draw:path>
        <draw:path draw:style-name="gr8" draw:text-style-name="P1" draw:layer="layout" svg:width="0.307cm" svg:height="0.251cm" svg:x="21.577cm" svg:y="10.079cm" svg:viewBox="0 0 308 252" svg:d="M0 252c0-69 48-152 119-205 71-52 147-62 189-23">
          <text:p/>
        </draw:path>
        <draw:path draw:style-name="gr8" draw:text-style-name="P1" draw:layer="layout" svg:width="0.307cm" svg:height="0.329cm" svg:x="21.608cm" svg:y="10.103cm" svg:viewBox="0 0 308 330" svg:d="M277 0c54 48 35 156-41 240-76 86-182 115-236 66">
          <text:p/>
        </draw:path>
        <draw:path draw:style-name="gr8" draw:text-style-name="P1" draw:layer="layout" svg:width="0.031cm" svg:height="0.078cm" svg:x="21.577cm" svg:y="10.33cm" svg:viewBox="0 0 32 79" svg:d="M32 79c-20-18-32-45-32-79">
          <text:p/>
        </draw:path>
        <draw:path draw:style-name="gr8" draw:text-style-name="P1" draw:layer="layout" svg:width="0.307cm" svg:height="0.251cm" svg:x="21.556cm" svg:y="10.06cm" svg:viewBox="0 0 308 252" svg:d="M0 252c0-70 48-153 119-206 70-52 147-61 189-23">
          <text:p/>
        </draw:path>
        <draw:path draw:style-name="gr8" draw:text-style-name="P1" draw:layer="layout" svg:width="0.03cm" svg:height="0.078cm" svg:x="21.556cm" svg:y="10.311cm" svg:viewBox="0 0 31 79" svg:d="M31 79c-21-18-31-46-31-79">
          <text:p/>
        </draw:path>
        <draw:path draw:style-name="gr8" draw:text-style-name="P1" draw:layer="layout" svg:width="0.279cm" svg:height="0.228cm" svg:x="21.498cm" svg:y="10.01cm" svg:viewBox="0 0 280 229" svg:d="M0 229c0-63 43-140 107-187 65-47 135-56 173-21">
          <text:p/>
        </draw:path>
        <draw:path draw:style-name="gr8" draw:text-style-name="P1" draw:layer="layout" svg:width="0.028cm" svg:height="0.071cm" svg:x="21.498cm" svg:y="10.238cm" svg:viewBox="0 0 29 72" svg:d="M29 72c-18-17-29-41-29-72">
          <text:p/>
        </draw:path>
        <draw:path draw:style-name="gr8" draw:text-style-name="P1" draw:layer="layout" svg:width="0.29cm" svg:height="0.237cm" svg:x="21.488cm" svg:y="10cm" svg:viewBox="0 0 291 238" svg:d="M0 238c0-66 46-144 112-193 67-50 139-59 179-23">
          <text:p/>
        </draw:path>
        <draw:path draw:style-name="gr8" draw:text-style-name="P1" draw:layer="layout" svg:width="0.02cm" svg:height="0.027cm" svg:x="21.778cm" svg:y="10.022cm" svg:viewBox="0 0 21 28" svg:d="M0 0c9 7 16 18 21 28">
          <text:p/>
        </draw:path>
        <draw:path draw:style-name="gr8" draw:text-style-name="P1" draw:layer="layout" svg:width="0.029cm" svg:height="0.017cm" svg:x="21.517cm" svg:y="10.31cm" svg:viewBox="0 0 30 18" svg:d="M30 18c-11-4-22-9-30-18">
          <text:p/>
        </draw:path>
        <draw:path draw:style-name="gr8" draw:text-style-name="P1" draw:layer="layout" svg:width="0.029cm" svg:height="0.073cm" svg:x="21.488cm" svg:y="10.237cm" svg:viewBox="0 0 30 74" svg:d="M30 74c-19-17-30-42-30-74">
          <text:p/>
        </draw:path>
        <draw:path draw:style-name="gr8" draw:text-style-name="P1" draw:layer="layout" svg:width="0.29cm" svg:height="0.237cm" svg:x="21.466cm" svg:y="9.98cm" svg:viewBox="0 0 291 238" svg:d="M0 238c0-65 45-144 113-194 66-49 138-58 178-22">
          <text:p/>
        </draw:path>
        <draw:path draw:style-name="gr8" draw:text-style-name="P1" draw:layer="layout" svg:width="0.029cm" svg:height="0.074cm" svg:x="21.466cm" svg:y="10.217cm" svg:viewBox="0 0 30 75" svg:d="M30 75c-20-17-30-44-30-75">
          <text:p/>
        </draw:path>
        <draw:path draw:style-name="gr8" draw:text-style-name="P1" draw:layer="layout" svg:width="0.168cm" svg:height="0.137cm" svg:x="21.654cm" svg:y="7.695cm" svg:viewBox="0 0 169 138" svg:d="M0 138c0-39 26-84 64-113 39-28 82-33 105-13">
          <text:p/>
        </draw:path>
        <draw:path draw:style-name="gr8" draw:text-style-name="P1" draw:layer="layout" svg:width="0.168cm" svg:height="0.18cm" svg:x="21.671cm" svg:y="7.707cm" svg:viewBox="0 0 169 181" svg:d="M152 0c29 27 19 87-23 133-43 46-100 62-129 35">
          <text:p/>
        </draw:path>
        <draw:path draw:style-name="gr8" draw:text-style-name="P1" draw:layer="layout" svg:width="0.017cm" svg:height="0.042cm" svg:x="21.654cm" svg:y="7.832cm" svg:viewBox="0 0 18 43" svg:d="M18 43c-11-10-18-24-18-43">
          <text:p/>
        </draw:path>
        <draw:path draw:style-name="gr8" draw:text-style-name="P1" draw:layer="layout" svg:width="0.307cm" svg:height="0.251cm" svg:x="21.577cm" svg:y="7.615cm" svg:viewBox="0 0 308 252" svg:d="M0 252c0-70 48-153 119-205 71-53 147-62 189-24">
          <text:p/>
        </draw:path>
        <draw:path draw:style-name="gr8" draw:text-style-name="P1" draw:layer="layout" svg:width="0.307cm" svg:height="0.329cm" svg:x="21.608cm" svg:y="7.638cm" svg:viewBox="0 0 308 330" svg:d="M277 0c54 48 35 157-41 242-76 84-182 113-236 65">
          <text:p/>
        </draw:path>
        <draw:path draw:style-name="gr8" draw:text-style-name="P1" draw:layer="layout" svg:width="0.031cm" svg:height="0.078cm" svg:x="21.577cm" svg:y="7.866cm" svg:viewBox="0 0 32 79" svg:d="M32 79c-20-18-32-45-32-79">
          <text:p/>
        </draw:path>
        <draw:path draw:style-name="gr8" draw:text-style-name="P1" draw:layer="layout" svg:width="0.307cm" svg:height="0.251cm" svg:x="21.556cm" svg:y="7.595cm" svg:viewBox="0 0 308 252" svg:d="M0 252c0-69 48-152 119-205 70-52 147-62 189-23">
          <text:p/>
        </draw:path>
        <draw:path draw:style-name="gr8" draw:text-style-name="P1" draw:layer="layout" svg:width="0.03cm" svg:height="0.078cm" svg:x="21.556cm" svg:y="7.846cm" svg:viewBox="0 0 31 79" svg:d="M31 79c-21-18-31-46-31-79">
          <text:p/>
        </draw:path>
        <draw:path draw:style-name="gr8" draw:text-style-name="P1" draw:layer="layout" svg:width="0.279cm" svg:height="0.228cm" svg:x="21.498cm" svg:y="7.545cm" svg:viewBox="0 0 280 229" svg:d="M0 229c0-63 43-139 107-187 65-47 135-55 173-21">
          <text:p/>
        </draw:path>
        <draw:path draw:style-name="gr8" draw:text-style-name="P1" draw:layer="layout" svg:width="0.028cm" svg:height="0.071cm" svg:x="21.498cm" svg:y="7.773cm" svg:viewBox="0 0 29 72" svg:d="M29 72c-18-16-29-42-29-72">
          <text:p/>
        </draw:path>
        <draw:path draw:style-name="gr8" draw:text-style-name="P1" draw:layer="layout" svg:width="0.29cm" svg:height="0.237cm" svg:x="21.488cm" svg:y="7.535cm" svg:viewBox="0 0 291 238" svg:d="M0 238c0-66 46-145 112-194 67-49 139-58 179-22">
          <text:p/>
        </draw:path>
        <draw:path draw:style-name="gr8" draw:text-style-name="P1" draw:layer="layout" svg:width="0.02cm" svg:height="0.028cm" svg:x="21.778cm" svg:y="7.557cm" svg:viewBox="0 0 21 29" svg:d="M0 0c9 8 16 18 21 29">
          <text:p/>
        </draw:path>
        <draw:path draw:style-name="gr8" draw:text-style-name="P1" draw:layer="layout" svg:width="0.029cm" svg:height="0.016cm" svg:x="21.517cm" svg:y="7.846cm" svg:viewBox="0 0 30 17" svg:d="M30 17c-11-3-22-9-30-17">
          <text:p/>
        </draw:path>
        <draw:path draw:style-name="gr8" draw:text-style-name="P1" draw:layer="layout" svg:width="0.029cm" svg:height="0.074cm" svg:x="21.488cm" svg:y="7.772cm" svg:viewBox="0 0 30 75" svg:d="M30 75c-19-17-30-43-30-75">
          <text:p/>
        </draw:path>
        <draw:path draw:style-name="gr8" draw:text-style-name="P1" draw:layer="layout" svg:width="0.29cm" svg:height="0.237cm" svg:x="21.466cm" svg:y="7.516cm" svg:viewBox="0 0 291 238" svg:d="M0 238c0-66 45-145 113-194 66-50 138-58 178-22">
          <text:p/>
        </draw:path>
        <draw:path draw:style-name="gr8" draw:text-style-name="P1" draw:layer="layout" svg:width="0.029cm" svg:height="0.073cm" svg:x="21.466cm" svg:y="7.753cm" svg:viewBox="0 0 30 74" svg:d="M30 74c-20-17-30-43-30-74">
          <text:p/>
        </draw:path>
        <draw:line draw:style-name="gr8" draw:text-style-name="P1" draw:layer="layout" svg:x1="19.63cm" svg:y1="5.692cm" svg:x2="19.212cm" svg:y2="5.878cm">
          <text:p/>
        </draw:line>
        <draw:line draw:style-name="gr8" draw:text-style-name="P1" draw:layer="layout" svg:x1="20.203cm" svg:y1="5.378cm" svg:x2="19.39cm" svg:y2="5.74cm">
          <text:p/>
        </draw:line>
        <draw:line draw:style-name="gr8" draw:text-style-name="P1" draw:layer="layout" svg:x1="18.901cm" svg:y1="6.262cm" svg:x2="18.992cm" svg:y2="6.222cm">
          <text:p/>
        </draw:line>
        <draw:line draw:style-name="gr8" draw:text-style-name="P1" draw:layer="layout" svg:x1="16.284cm" svg:y1="9.036cm" svg:x2="16.284cm" svg:y2="6.219cm">
          <text:p/>
        </draw:line>
        <draw:line draw:style-name="gr8" draw:text-style-name="P1" draw:layer="layout" svg:x1="16.639cm" svg:y1="3.072cm" svg:x2="16.639cm" svg:y2="4.866cm">
          <text:p/>
        </draw:line>
        <draw:line draw:style-name="gr8" draw:text-style-name="P1" draw:layer="layout" svg:x1="14.39cm" svg:y1="3.072cm" svg:x2="14.39cm" svg:y2="7.48cm">
          <text:p/>
        </draw:line>
        <draw:path draw:style-name="gr8" draw:text-style-name="P1" draw:layer="layout" svg:width="1.25cm" svg:height="0.767cm" svg:x="14.39cm" svg:y="2.305cm" svg:viewBox="0 0 1251 768" svg:d="M0 768c0-59 9-119 31-183 22-63 56-128 116-201 31-38 70-78 122-120 53-41 120-86 208-127 68-33 143-60 215-80 73-20 144-34 210-43 66-8 127-13 185-14 57-1 111 0 164 4">
          <text:p/>
        </draw:path>
        <draw:path draw:style-name="gr8" draw:text-style-name="P1" draw:layer="layout" svg:width="0.999cm" svg:height="0.763cm" svg:x="15.64cm" svg:y="2.309cm" svg:viewBox="0 0 1000 764" svg:d="M0 0c100 8 207 25 319 57 93 27 191 65 285 119 44 25 86 54 124 84 39 30 72 62 101 93 70 77 108 148 133 212 27 71 37 137 38 199">
          <text:p/>
        </draw:path>
        <draw:line draw:style-name="gr8" draw:text-style-name="P1" draw:layer="layout" svg:x1="17.486cm" svg:y1="7.43cm" svg:x2="17.863cm" svg:y2="7.771cm">
          <text:p/>
        </draw:line>
        <draw:line draw:style-name="gr8" draw:text-style-name="P1" draw:layer="layout" svg:x1="16.783cm" svg:y1="6.418cm" svg:x2="16.783cm" svg:y2="6.138cm">
          <text:p/>
        </draw:line>
        <draw:line draw:style-name="gr8" draw:text-style-name="P1" draw:layer="layout" svg:x1="21.609cm" svg:y1="10.409cm" svg:x2="21.586cm" svg:y2="10.389cm">
          <text:p/>
        </draw:line>
        <draw:line draw:style-name="gr8" draw:text-style-name="P1" draw:layer="layout" svg:x1="21.885cm" svg:y1="10.104cm" svg:x2="21.863cm" svg:y2="10.083cm">
          <text:p/>
        </draw:line>
        <draw:line draw:style-name="gr8" draw:text-style-name="P1" draw:layer="layout" svg:x1="21.559cm" svg:y1="10.339cm" svg:x2="21.526cm" svg:y2="10.309cm">
          <text:p/>
        </draw:line>
        <draw:line draw:style-name="gr8" draw:text-style-name="P1" draw:layer="layout" svg:x1="21.811cm" svg:y1="10.062cm" svg:x2="21.777cm" svg:y2="10.031cm">
          <text:p/>
        </draw:line>
        <draw:line draw:style-name="gr8" draw:text-style-name="P1" draw:layer="layout" svg:x1="21.518cm" svg:y1="10.311cm" svg:x2="21.495cm" svg:y2="10.291cm">
          <text:p/>
        </draw:line>
        <draw:line draw:style-name="gr8" draw:text-style-name="P1" draw:layer="layout" svg:x1="21.779cm" svg:y1="10.023cm" svg:x2="21.756cm" svg:y2="10.002cm">
          <text:p/>
        </draw:line>
        <draw:line draw:style-name="gr8" draw:text-style-name="P1" draw:layer="layout" svg:x1="21.609cm" svg:y1="7.945cm" svg:x2="21.586cm" svg:y2="7.924cm">
          <text:p/>
        </draw:line>
        <draw:line draw:style-name="gr8" draw:text-style-name="P1" draw:layer="layout" svg:x1="21.885cm" svg:y1="7.639cm" svg:x2="21.863cm" svg:y2="7.619cm">
          <text:p/>
        </draw:line>
        <draw:line draw:style-name="gr8" draw:text-style-name="P1" draw:layer="layout" svg:x1="21.559cm" svg:y1="7.876cm" svg:x2="21.526cm" svg:y2="7.844cm">
          <text:p/>
        </draw:line>
        <draw:line draw:style-name="gr8" draw:text-style-name="P1" draw:layer="layout" svg:x1="21.811cm" svg:y1="7.597cm" svg:x2="21.777cm" svg:y2="7.566cm">
          <text:p/>
        </draw:line>
        <draw:line draw:style-name="gr8" draw:text-style-name="P1" draw:layer="layout" svg:x1="21.518cm" svg:y1="7.847cm" svg:x2="21.495cm" svg:y2="7.826cm">
          <text:p/>
        </draw:line>
        <draw:line draw:style-name="gr8" draw:text-style-name="P1" draw:layer="layout" svg:x1="21.779cm" svg:y1="7.558cm" svg:x2="21.756cm" svg:y2="7.538cm">
          <text:p/>
        </draw:line>
        <draw:path draw:style-name="gr6" draw:text-style-name="P3" draw:layer="layout" svg:width="7.682cm" svg:height="7.153cm" svg:x="3.676cm" svg:y="1.767cm" svg:viewBox="0 0 7683 7154" svg:d="M6321 7033l467-328 5-12 7-13 11-14 15-14 17-16 21-17 23-17 27-18 28-18 31-18 33-19 34-18 36-17 37-18 365-257c27-105 51-210 72-313 177-848 177-1603 0-2203-44-152-101-294-167-424l-318-223-165-116-952 669-398-179c-9-4-18-7-26-11-22-8-41-7-55 2l340-239c14-10 28-18 43-25 24-12 49-20 73-20-43 0-84 6-123 14-113 24-220 72-314 138-48 34-93 73-132 118 39-45 84-84 132-118l757-533c62-43 153-42 257 5l398 179-398-179c-104-47-195-48-257-5l-757 533c94-66 201-114 314-138 39-8 80-14 123-14-24 0-49 8-73 20-15 7-29 15-43 25l-340 239c-12 9-19 26-19 48v425l-242-171c3-7 5-17 8-27 7-29 15-58 24-88 4-10 7-20 11-30 24-64 61-121 105-171l-277-195-666 468c-33 23-78 34-124 31-45-4-86-22-111-49-76-275-389-488-782-532-167-13-324-60-454-134-372-54-652-272-692-538v-1622 1622c-1-7-2-14-2-21v-85c-7 72-28 142-62 210-42 83-104 161-183 231-51 45-110 86-174 123-99 55-210 99-329 128-34 9-69 16-104 22v2588c-336 59-691 5-964-145s-432-380-432-623v-4050c1-80 14-166 57-263 18-43 43-88 79-137 37-50 84-103 152-160 60-50 133-96 204-132 72-36 144-63 211-83 66-20 128-33 186-42s112-14 166-17c32-1 70 18 104 42 512 13 923 302 941 662-18-360-429-649-941-662-34-24-72-43-104-42 83-4 172-1 269 11 87 12 181 32 282 67 83 28 172 69 252 120 43 27 82 56 115 84 34 29 63 58 88 85 69 78 108 147 136 212 39 93 53 176 53 255 0 26-2 53-5 79 0-22-8-45-18-66-11-22-25-43-40-61-28-35-59-62-87-82 28 20 59 47 87 82 15 18 29 39 40 61 10 21 18 44 18 66 3-26 5-53 5-79 0-79-14-162-53-255-28-65-67-134-136-212-25-27-54-56-88-85-33-28-72-57-115-84-80-51-169-92-252-120-101-35-195-55-282-67-97-12-186-15-269-11-54 3-108 8-166 17s-120 22-186 42c-67 20-139 47-211 83-71 36-144 82-204 132-68 57-115 110-152 160-36 49-61 94-79 137-43 97-56 183-57 263v4050c0 243 159 473 432 623s628 204 964 145c260 27 489 136 621 296 167 140 266 314 285 497 53 361 507 627 1023 597l49 34c26 19 64 31 104 31 40 1 81-11 108-31l717-504 89 62 912 518 809-141c65 9 134 16 208 20z">
          <text:p/>
        </draw:path>
        <draw:polygon draw:style-name="gr7" draw:text-style-name="P1" draw:layer="layout" svg:width="0cm" svg:height="0cm" svg:x="7.312cm" svg:y="5.991cm" svg:viewBox="0 0 0 0" draw:points="0,0">
          <text:p/>
        </draw:polygon>
        <draw:path draw:style-name="gr6" draw:text-style-name="P3" draw:layer="layout" svg:width="1.596cm" svg:height="3.754cm" svg:x="9.762cm" svg:y="5.044cm" svg:viewBox="0 0 1597 3755" svg:d="M1027 3198l365-257c27-105 51-210 72-313 177-848 177-1603 0-2204-44-152-101-294-167-424l-964 678c-73 222-134 441-184 655-199 864-199 1628 0 2211 26 74 54 144 85 211l468-328c-20-2-38-8-53-19-28-19-46-54-50-100-2-27 1-59 9-92 1-5 2-10 4-15 11-45 31-94 57-141 25-46 56-89 90-128 36-41 75-76 114-102 33-23 66-38 97-47 44-12 82-7 110 12 19 14 33 34 41 60 6 17 9 38 9 60 0 83-38 187-103 283z">
          <text:p/>
        </draw:path>
        <draw:polygon draw:style-name="gr7" draw:text-style-name="P1" draw:layer="layout" svg:width="0cm" svg:height="0cm" svg:x="7.312cm" svg:y="5.991cm" svg:viewBox="0 0 0 0" draw:points="0,0">
          <text:p/>
        </draw:polygon>
        <draw:path draw:style-name="gr6" draw:text-style-name="P3" draw:layer="layout" svg:width="3.96cm" svg:height="2.679cm" svg:x="5.071cm" svg:y="4.117cm" svg:viewBox="0 0 3961 2680" svg:d="M3961 1055c-44 50-81 107-105 171l-281 198c-53 38-94 92-120 162v181l-160-112-429 302 429 302 63 44 340-239 212 148-664 468v-107l-37-27 31-22 38-26 72-51-71-52-504-354-73-51-10 8-137 94-106-77-118 23-247 174-154-108c-516 30-970-236-1023-597-19-183-119-357-286-497-132-160-361-269-621-296 35-6 70-13 104-22 119-29 230-73 329-128 64-37 123-78 174-123 79-70 141-148 183-231 34-68 55-138 62-210-2 14-2 29-2 43s0 28 2 42c0 7 1 14 2 21 41 266 321 484 693 538 130 74 287 121 454 134 393 44 706 257 782 532 25 27 66 45 111 49 46 3 91-8 124-31l666-468z">
          <text:p/>
        </draw:path>
        <draw:polygon draw:style-name="gr7" draw:text-style-name="P1" draw:layer="layout" svg:width="0cm" svg:height="0cm" svg:x="7.312cm" svg:y="5.991cm" svg:viewBox="0 0 0 0" draw:points="0,0">
          <text:p/>
        </draw:polygon>
        <draw:path draw:style-name="gr6" draw:text-style-name="P3" draw:layer="layout" svg:width="1.023cm" svg:height="3.187cm" svg:x="5.977cm" svg:y="5.624cm" svg:viewBox="0 0 1024 3188" svg:d="M0 0c53 361 507 627 1024 597v2589c-517 30-971-236-1024-597v-558c4-4 7-10 9-17l-9-128c34 51 42 105 17 123l-17-2009v1886z">
          <text:p/>
        </draw:path>
        <draw:polygon draw:style-name="gr7" draw:text-style-name="P1" draw:layer="layout" svg:width="0cm" svg:height="0cm" svg:x="7.312cm" svg:y="5.991cm" svg:viewBox="0 0 0 0" draw:points="0,0">
          <text:p/>
        </draw:polygon>
        <draw:path draw:style-name="gr6" draw:text-style-name="P3" draw:layer="layout" svg:width="1.067cm" svg:height="2.653cm" svg:x="7cm" svg:y="6.221cm" svg:viewBox="0 0 1068 2654" svg:d="M1068 2181v-1536l-796-560-118 23-154-108v2589l49 34c26 19 64 31 104 31 40 1 81-11 108-31l717-504-876-616 876 616z">
          <text:p/>
        </draw:path>
        <draw:polygon draw:style-name="gr7" draw:text-style-name="P1" draw:layer="layout" svg:width="0cm" svg:height="0cm" svg:x="7.312cm" svg:y="5.991cm" svg:viewBox="0 0 0 0" draw:points="0,0">
          <text:p/>
        </draw:polygon>
        <draw:polygon draw:style-name="gr6" draw:text-style-name="P3" draw:layer="layout" svg:width="0.913cm" svg:height="2.591cm" svg:x="8.067cm" svg:y="6.329cm" svg:viewBox="0 0 914 2592" draw:points="914,2589 911,2592 914,2589 914,0 249,468 249,362 0,537 0,2073 911,2592">
          <text:p/>
        </draw:polygon>
        <draw:polygon draw:style-name="gr7" draw:text-style-name="P1" draw:layer="layout" svg:width="0cm" svg:height="0cm" svg:x="7.312cm" svg:y="5.991cm" svg:viewBox="0 0 0 0" draw:points="0,0">
          <text:p/>
        </draw:polygon>
        <draw:path draw:style-name="gr6" draw:text-style-name="P3" draw:layer="layout" svg:width="0.622cm" svg:height="2.884cm" svg:x="5.071cm" svg:y="4.831cm" svg:viewBox="0 0 623 2885" svg:d="M608 2752c0-18 5-32 14-40v100c-9-21-14-42-14-60l14 60v73c-132-160-361-269-622-296v-2589c261 27 490 136 622 296l1 2415z">
          <text:p/>
        </draw:path>
        <draw:polygon draw:style-name="gr7" draw:text-style-name="P1" draw:layer="layout" svg:width="0cm" svg:height="0cm" svg:x="7.312cm" svg:y="5.991cm" svg:viewBox="0 0 0 0" draw:points="0,0">
          <text:p/>
        </draw:polygon>
        <draw:path draw:style-name="gr6" draw:text-style-name="P3" draw:layer="layout" svg:width="1.02cm" svg:height="3.74cm" svg:x="8.768cm" svg:y="5.179cm" svg:viewBox="0 0 1021 3741" svg:d="M1011 319l10-8-166-116-398-179c-9-4-18-7-26-11-22-8-41-7-55 2-12 9-19 26-19 48v426l-242-172c-4 22-14 39-28 50-13 9-29 12-48 10-13-1-26-2-39-2v636l212 148 1 2590 808-141-54-38 54 38c-75-122-140-256-191-403-78 6-182-53-273-154-92-101-157-229-172-338-7-46-4-87 9-119 26-67 91-88 175-58 13 4 25 10 38 16 31 16 62 37 93 63-8-68-14-138-18-210l-456-321v-1083c0-28 4-53 12-75 9-27 24-49 45-63 37-26 89-29 149-7 24 8 48 20 73 35l206 146 89 63c12-53 23-107 36-160-86 10-206-61-305-182-98-122-157-269-149-375s82-150 187-113c13 5 25 10 38 17 124 63 249 215 303 367 32-108 65-218 101-327z">
          <text:p/>
        </draw:path>
        <draw:polygon draw:style-name="gr7" draw:text-style-name="P1" draw:layer="layout" svg:width="0cm" svg:height="0cm" svg:x="7.312cm" svg:y="5.991cm" svg:viewBox="0 0 0 0" draw:points="0,0">
          <text:p/>
        </draw:polygon>
        <draw:path draw:style-name="gr6" draw:text-style-name="P3" draw:layer="layout" svg:width="0.651cm" svg:height="3.3cm" svg:x="9.445cm" svg:y="5.498cm" svg:viewBox="0 0 652 3301" svg:d="M652 223c-74 222-135 441-185 655-199 864-199 1628 0 2212 26 74 54 144 85 211-74-4-143-11-208-20-75-122-139-256-190-403-13-36-24-73-35-110-44-150-76-310-95-481-8-68-14-138-18-210-11-206-6-424 16-653 15-151 37-306 65-464 11-62 24-125 37-188 12-53 23-107 36-160 8-34 17-69 25-103 16-61 32-121 49-183 31-108 64-217 100-326z">
          <text:p/>
        </draw:path>
        <draw:polygon draw:style-name="gr7" draw:text-style-name="P1" draw:layer="layout" svg:width="0cm" svg:height="0cm" svg:x="7.312cm" svg:y="5.991cm" svg:viewBox="0 0 0 0" draw:points="0,0">
          <text:p/>
        </draw:polygon>
        <draw:path draw:style-name="gr6" draw:text-style-name="P3" draw:layer="layout" svg:width="1.77cm" svg:height="1.246cm" svg:x="5.7cm" svg:y="4.696cm" svg:viewBox="0 0 1771 1247" svg:d="M773 637c-65 66-100 143-100 223 0 18 2 36 5 54 5 22 12 44 21 65 24 51 61 97 111 137 142 113 364 158 570 115 205-43 356-167 386-317 3-18 5-36 5-54 0-144-114-277-296-343s-402-56-569 27l-752-528c-29-21-77-21-106 0l-26 19c-15 10-22 23-22 37s7 27 22 37l132 93 364 256 140 98z">
          <text:p/>
        </draw:path>
        <draw:polygon draw:style-name="gr7" draw:text-style-name="P1" draw:layer="layout" svg:width="0cm" svg:height="0cm" svg:x="7.312cm" svg:y="5.991cm" svg:viewBox="0 0 0 0" draw:points="0,0">
          <text:p/>
        </draw:polygon>
        <draw:path draw:style-name="gr6" draw:text-style-name="P3" draw:layer="layout" svg:width="1.192cm" svg:height="0.839cm" svg:x="4.205cm" svg:y="2.076cm" svg:viewBox="0 0 1193 840" svg:d="M1193 426c0-2 0-4 0-5 0-232-268-421-597-421s-596 189-596 421c0 1 0 3 0 5 0 18 2 36 6 55 18 89 77 172 168 236 160 112 396 153 610 101 214-50 369-180 403-337 3-19 5-37 6-55z">
          <text:p/>
        </draw:path>
        <draw:polygon draw:style-name="gr7" draw:text-style-name="P1" draw:layer="layout" svg:width="0cm" svg:height="0cm" svg:x="7.312cm" svg:y="5.991cm" svg:viewBox="0 0 0 0" draw:points="0,0">
          <text:p/>
        </draw:polygon>
        <draw:path draw:style-name="gr6" draw:text-style-name="P3" draw:layer="layout" svg:width="0.299cm" svg:height="2.64cm" svg:x="5.678cm" svg:y="5.127cm" svg:viewBox="0 0 300 2641" svg:d="M300 497v1887c-18-25-39-45-60-57s-40-13-53-4l-32 11c7-5 15-7 25-6l-25 6-69 48c32 5 73 35 102 77 30 43 45 90 39 122-2 13-8 22-16 28l-36 25c-19 14-50 7-82-17-33-23-62-61-79-101-9-21-14-42-14-60s5-32 14-40c1-2 3-3 4-4 31-21 91 11 135 72 43 62 53 129 22 150 31-21 21-88-22-150-44-61-104-93-135-72l36-25-39 28 39-28c8-5 19-8 32-5-13-3-24 0-32 5l-39 28-1 1c1-2 3-3 4-4l-4-2412 1 2415 285-1918c-19-183-118-357-286-497z">
          <text:p/>
        </draw:path>
        <draw:polygon draw:style-name="gr7" draw:text-style-name="P1" draw:layer="layout" svg:width="0cm" svg:height="0cm" svg:x="7.312cm" svg:y="5.991cm" svg:viewBox="0 0 0 0" draw:points="0,0">
          <text:p/>
        </draw:polygon>
        <draw:polygon draw:style-name="gr6" draw:text-style-name="P3" draw:layer="layout" svg:width="1.435cm" svg:height="1.016cm" svg:x="9.623cm" svg:y="4.705cm" svg:viewBox="0 0 1436 1017" draw:points="1436,339 1117,116 952,0 0,669 165,785 155,793 472,1017">
          <text:p/>
        </draw:polygon>
        <draw:polygon draw:style-name="gr7" draw:text-style-name="P1" draw:layer="layout" svg:width="0cm" svg:height="0cm" svg:x="7.312cm" svg:y="5.991cm" svg:viewBox="0 0 0 0" draw:points="0,0">
          <text:p/>
        </draw:polygon>
        <draw:path draw:style-name="gr6" draw:text-style-name="P3" draw:layer="layout" svg:width="1.18cm" svg:height="0.719cm" svg:x="4.211cm" svg:y="2.196cm" svg:viewBox="0 0 1181 720" svg:d="M0 361c18 89 77 172 168 236 160 112 396 152 610 101 214-50 370-180 403-337-43-208-295-361-591-361-297 0-548 153-590 361z">
          <text:p/>
        </draw:path>
        <draw:polygon draw:style-name="gr7" draw:text-style-name="P1" draw:layer="layout" svg:width="0cm" svg:height="0cm" svg:x="7.312cm" svg:y="5.991cm" svg:viewBox="0 0 0 0" draw:points="0,0">
          <text:p/>
        </draw:polygon>
        <draw:path draw:style-name="gr6" draw:text-style-name="P3" draw:layer="layout" svg:width="0.956cm" svg:height="0.665cm" svg:x="6.509cm" svg:y="5.276cm" svg:viewBox="0 0 957 666" svg:d="M332 4c-85 9-166 32-236 66-9 3-17 5-26 8l-70-49v506c142 113 364 158 570 115s357-167 387-318c-34-169-223-303-465-328-53-5-107-5-160 0z">
          <text:p/>
        </draw:path>
        <draw:polygon draw:style-name="gr7" draw:text-style-name="P1" draw:layer="layout" svg:width="0cm" svg:height="0cm" svg:x="7.312cm" svg:y="5.991cm" svg:viewBox="0 0 0 0" draw:points="0,0">
          <text:p/>
        </draw:polygon>
        <draw:path draw:style-name="gr6" draw:text-style-name="P3" draw:layer="layout" svg:width="0.537cm" svg:height="1.228cm" svg:x="8.994cm" svg:y="6.026cm" svg:viewBox="0 0 538 1229" svg:d="M486 181c-35 34-65 77-85 122-3 6-5 12-7 18-26 66-22 122 11 144 30 22 81 9 133-33-28 158-50 314-65 465l-473 332v-1084l206-145c24 8 48 20 73 35z">
          <text:p/>
        </draw:path>
        <draw:polygon draw:style-name="gr7" draw:text-style-name="P1" draw:layer="layout" svg:width="0cm" svg:height="0cm" svg:x="7.312cm" svg:y="5.991cm" svg:viewBox="0 0 0 0" draw:points="0,0">
          <text:p/>
        </draw:polygon>
        <draw:path draw:style-name="gr6" draw:text-style-name="P3" draw:layer="layout" svg:width="0.609cm" svg:height="0.748cm" svg:x="10.323cm" svg:y="6.731cm" svg:viewBox="0 0 610 749" svg:d="M610 160c0-131-82-189-206-145-43 16-91 44-137 82-102 85-191 211-237 338-20 56-30 109-30 155 0 169 136 210 304 92 170-118 306-353 306-522z">
          <text:p/>
        </draw:path>
        <draw:polygon draw:style-name="gr7" draw:text-style-name="P1" draw:layer="layout" svg:width="0cm" svg:height="0cm" svg:x="7.312cm" svg:y="5.991cm" svg:viewBox="0 0 0 0" draw:points="0,0">
          <text:p/>
        </draw:polygon>
        <draw:path draw:style-name="gr6" draw:text-style-name="P3" draw:layer="layout" svg:width="0.493cm" svg:height="0.937cm" svg:x="8.365cm" svg:y="5.483cm" svg:viewBox="0 0 494 938" svg:d="M404 63l90-63c-35-1-68 2-99 9-9 2-17 4-25 6-33 10-62 24-89 43-54 38-95 92-121 162v181l-160-112v605l63 44 341-239z">
          <text:p/>
        </draw:path>
        <draw:polygon draw:style-name="gr7" draw:text-style-name="P1" draw:layer="layout" svg:width="0cm" svg:height="0cm" svg:x="7.312cm" svg:y="5.991cm" svg:viewBox="0 0 0 0" draw:points="0,0">
          <text:p/>
        </draw:polygon>
        <draw:path draw:style-name="gr6" draw:text-style-name="P3" draw:layer="layout" svg:width="0.609cm" svg:height="0.748cm" svg:x="10.323cm" svg:y="6.731cm" svg:viewBox="0 0 610 749" svg:d="M30 435c-20 56-30 109-30 155 0 169 136 210 304 92 170-118 306-353 306-522 0-131-82-189-206-145-43 16-91 44-137 82 16 13 24 35 24 63 0 63-39 146-98 209-59 62-124 88-163 66z">
          <text:p/>
        </draw:path>
        <draw:polygon draw:style-name="gr7" draw:text-style-name="P1" draw:layer="layout" svg:width="0cm" svg:height="0cm" svg:x="7.312cm" svg:y="5.991cm" svg:viewBox="0 0 0 0" draw:points="0,0">
          <text:p/>
        </draw:polygon>
        <draw:polygon draw:style-name="gr6" draw:text-style-name="P3" draw:layer="layout" svg:width="1.044cm" svg:height="0.733cm" svg:x="7.272cm" svg:y="6.132cm" svg:viewBox="0 0 1045 734" draw:points="0,175 796,734 1045,559 1008,532 860,428 823,453 581,283 488,219 353,123 319,98 353,74 247,0">
          <text:p/>
        </draw:polygon>
        <draw:polygon draw:style-name="gr7" draw:text-style-name="P1" draw:layer="layout" svg:width="0cm" svg:height="0cm" svg:x="7.312cm" svg:y="5.991cm" svg:viewBox="0 0 0 0" draw:points="0,0">
          <text:p/>
        </draw:polygon>
        <draw:path draw:style-name="gr6" draw:text-style-name="P3" draw:layer="layout" svg:width="0.531cm" svg:height="0.65cm" svg:x="10.361cm" svg:y="5.555cm" svg:viewBox="0 0 532 651" svg:d="M532 139c0-55-18-97-51-120-28-20-66-24-110-12-31 8-64 24-97 47-39 26-78 61-114 101-34 40-65 83-90 129-26 47-46 95-57 141-10 39-15 75-12 107 4 46 21 80 49 101 67 47 187 3 297-111 109-112 185-267 185-383z">
          <text:p/>
        </draw:path>
        <draw:polygon draw:style-name="gr7" draw:text-style-name="P1" draw:layer="layout" svg:width="0cm" svg:height="0cm" svg:x="7.312cm" svg:y="5.991cm" svg:viewBox="0 0 0 0" draw:points="0,0">
          <text:p/>
        </draw:polygon>
        <draw:path draw:style-name="gr6" draw:text-style-name="P3" draw:layer="layout" svg:width="0.751cm" svg:height="1.099cm" svg:x="5.854cm" svg:y="4.711cm" svg:viewBox="0 0 752 1100" svg:d="M0 0l752 529v107c-9 3-17 5-26 8l-70-49v505c-50-40-87-86-111-137v-129c17-37 42-73 74-104v-108l-116-81c-40-63-100-106-140-98l-363-257z">
          <text:p/>
        </draw:path>
        <draw:polygon draw:style-name="gr7" draw:text-style-name="P1" draw:layer="layout" svg:width="0cm" svg:height="0cm" svg:x="7.312cm" svg:y="5.991cm" svg:viewBox="0 0 0 0" draw:points="0,0">
          <text:p/>
        </draw:polygon>
        <draw:polygon draw:style-name="gr6" draw:text-style-name="P3" draw:layer="layout" svg:width="0.503cm" svg:height="0.653cm" svg:x="7.378cm" svg:y="6.693cm" svg:viewBox="0 0 504 654" draw:points="39,62 0,34 0,300 504,654 504,429 504,391 418,329 438,315 438,262 66,0 39,19">
          <text:p/>
        </draw:polygon>
        <draw:polygon draw:style-name="gr7" draw:text-style-name="P1" draw:layer="layout" svg:width="0cm" svg:height="0cm" svg:x="7.312cm" svg:y="5.991cm" svg:viewBox="0 0 0 0" draw:points="0,0">
          <text:p/>
        </draw:polygon>
        <draw:path draw:style-name="gr6" draw:text-style-name="P3" draw:layer="layout" svg:width="0.472cm" svg:height="0.653cm" svg:x="8.994cm" svg:y="6.922cm" svg:viewBox="0 0 473 654" svg:d="M0 332l473-332c-22 229-27 447-16 654z">
          <text:p/>
        </draw:path>
        <draw:polygon draw:style-name="gr7" draw:text-style-name="P1" draw:layer="layout" svg:width="0cm" svg:height="0cm" svg:x="7.312cm" svg:y="5.991cm" svg:viewBox="0 0 0 0" draw:points="0,0">
          <text:p/>
        </draw:polygon>
        <draw:path draw:style-name="gr6" draw:text-style-name="P3" draw:layer="layout" svg:width="0.422cm" svg:height="0.553cm" svg:x="9.255cm" svg:y="5.456cm" svg:viewBox="0 0 423 554" svg:d="M423 369c-17 62-33 122-49 183-85 15-215-76-300-214-85-137-99-276-33-322 21-15 47-19 78-14 125 63 250 214 304 367z">
          <text:p/>
        </draw:path>
        <draw:polygon draw:style-name="gr7" draw:text-style-name="P1" draw:layer="layout" svg:width="0cm" svg:height="0cm" svg:x="7.312cm" svg:y="5.991cm" svg:viewBox="0 0 0 0" draw:points="0,0">
          <text:p/>
        </draw:polygon>
        <draw:path draw:style-name="gr6" draw:text-style-name="P3" draw:layer="layout" svg:width="0.53cm" svg:height="0.65cm" svg:x="10.361cm" svg:y="5.555cm" svg:viewBox="0 0 531 651" svg:d="M0 532c4 46 21 80 49 101 67 47 187 3 297-111 109-112 185-267 185-383 0-55-18-97-51-120-28-20-66-24-110-12 0 7 1 13 1 20 0 90-45 205-120 307-74 102-169 176-251 198z">
          <text:p/>
        </draw:path>
        <draw:polygon draw:style-name="gr7" draw:text-style-name="P1" draw:layer="layout" svg:width="0cm" svg:height="0cm" svg:x="7.312cm" svg:y="5.991cm" svg:viewBox="0 0 0 0" draw:points="0,0">
          <text:p/>
        </draw:polygon>
        <draw:polygon draw:style-name="gr6" draw:text-style-name="P3" draw:layer="layout" svg:width="0.429cm" svg:height="0.604cm" svg:x="7.936cm" svg:y="5.772cm" svg:viewBox="0 0 430 605" draw:points="0,302 430,605 430,0">
          <text:p/>
        </draw:polygon>
        <draw:polygon draw:style-name="gr7" draw:text-style-name="P1" draw:layer="layout" svg:width="0cm" svg:height="0cm" svg:x="7.312cm" svg:y="5.991cm" svg:viewBox="0 0 0 0" draw:points="0,0">
          <text:p/>
        </draw:polygon>
        <draw:path draw:style-name="gr6" draw:text-style-name="P3" draw:layer="layout" svg:width="0.432cm" svg:height="0.452cm" svg:x="2.361cm" svg:y="6.432cm" svg:viewBox="0 0 433 453" svg:d="M265 444c-37 25-102 1-163-61-60-62-102-147-102-211 0-30 9-53 28-67l27-18c12-9 27-12 46-10l38-27c5-9 10-16 18-21 44-31 130 15 192 104 61 88 76 184 32 215l-5-1 31-17c45-31 30-128-32-216-62-89-148-135-192-104 44-31 130 15 192 104 62 88 77 185 32 216l-31 17 5 1c-8 5-16 8-26 10l21-11-221-308c43-30 126 14 185 100 60 84 74 177 31 207l-232-296 17-16-17 16c5-9 10-16 18-21l-1 5 27-24-27 24 1-5c44-31 130 15 192 104 61 88 76 184 32 215-8 5-16 8-26 10l-39 27c-4 18-12 31-24 40z">
          <text:p/>
        </draw:path>
        <draw:polygon draw:style-name="gr7" draw:text-style-name="P1" draw:layer="layout" svg:width="0cm" svg:height="0cm" svg:x="7.312cm" svg:y="5.991cm" svg:viewBox="0 0 0 0" draw:points="0,0">
          <text:p/>
        </draw:polygon>
        <draw:path draw:style-name="gr6" draw:text-style-name="P3" draw:layer="layout" svg:width="0.432cm" svg:height="0.452cm" svg:x="2.361cm" svg:y="5.393cm" svg:viewBox="0 0 433 453" svg:d="M265 443c-37 26-102 2-163-60-60-62-102-148-102-212 0-30 9-53 28-66l27-18c12-9 27-12 46-10l38-27c5-9 10-16 18-21 44-31 130 15 192 103 61 88 76 185 32 216l-5-1 31-17-31 17 5 1c-8 5-16 8-26 9l21-10-221-309c43-29 126 15 185 100 60 84 74 178 31 208l-232-296 17-16-17 16c5-9 10-16 18-21l-1 5 27-24c44-31 130 15 192 103s77 185 32 217c45-32 30-129-32-217s-148-134-192-103l-27 24 1-5c44-31 130 15 192 103 61 88 76 185 32 216-8 5-16 8-26 9l-39 28c-4 18-12 31-24 40z">
          <text:p/>
        </draw:path>
        <draw:polygon draw:style-name="gr7" draw:text-style-name="P1" draw:layer="layout" svg:width="0cm" svg:height="0cm" svg:x="7.312cm" svg:y="5.991cm" svg:viewBox="0 0 0 0" draw:points="0,0">
          <text:p/>
        </draw:polygon>
        <draw:path draw:style-name="gr6" draw:text-style-name="P3" draw:layer="layout" svg:width="0.53cm" svg:height="0.65cm" svg:x="10.361cm" svg:y="7.82cm" svg:viewBox="0 0 531 651" svg:d="M0 532c4 46 21 81 49 100 15 11 33 17 53 19l5-12 7-13 11-14 15-14 17-16 21-17 23-17 27-18 28-18 31-18 33-19 34-18 36-17 37-18c66-96 104-201 104-284 0-22-3-43-9-60-8-26-22-46-42-60-28-19-66-24-110-12 0 7 1 14 1 20 0 90-45 205-120 308-74 102-169 176-251 198z">
          <text:p/>
        </draw:path>
        <draw:polygon draw:style-name="gr7" draw:text-style-name="P1" draw:layer="layout" svg:width="0cm" svg:height="0cm" svg:x="7.312cm" svg:y="5.991cm" svg:viewBox="0 0 0 0" draw:points="0,0">
          <text:p/>
        </draw:polygon>
        <draw:path draw:style-name="gr6" draw:text-style-name="P3" draw:layer="layout" svg:width="0.369cm" svg:height="0.457cm" svg:x="3.838cm" svg:y="4.381cm" svg:viewBox="0 0 370 458" svg:d="M169 51c-32-23-60-38-82-46-3-1-6-1-9-2-20-5-36-4-50 5-10 7-18 17-24 39-2 10-4 23-4 38s2 32 4 47c6 44 18 79 31 112 16 38 34 72 57 104 22 29 48 56 77 76 33 23 67 33 94 34 26 0 47-6 65-18 15-11 27-26 35-46 1-4 2-7 3-10 3-11 4-22 4-34 0-24-6-50-15-74-16-41-41-80-72-117-26-32-58-63-92-91-8-6-15-12-22-17z">
          <text:p/>
        </draw:path>
        <draw:polygon draw:style-name="gr7" draw:text-style-name="P1" draw:layer="layout" svg:width="0cm" svg:height="0cm" svg:x="7.312cm" svg:y="5.991cm" svg:viewBox="0 0 0 0" draw:points="0,0">
          <text:p/>
        </draw:polygon>
        <draw:path draw:style-name="gr6" draw:text-style-name="P3" draw:layer="layout" svg:width="0.369cm" svg:height="0.457cm" svg:x="3.838cm" svg:y="5.42cm" svg:viewBox="0 0 370 458" svg:d="M169 51c-32-23-60-38-82-46-3 0-6-1-9-2-20-5-36-4-50 5-10 7-18 17-24 40-2 9-4 22-4 37s2 32 4 47c6 44 18 79 31 112 16 38 34 73 57 105 22 29 48 56 77 76 33 22 67 33 94 33 26 1 47-6 65-18 15-11 27-25 35-45 1-3 2-7 3-10 3-11 4-22 4-34 0-24-6-50-15-75-16-41-41-80-72-117-26-32-58-63-92-91-8-6-15-12-22-17z">
          <text:p/>
        </draw:path>
        <draw:polygon draw:style-name="gr7" draw:text-style-name="P1" draw:layer="layout" svg:width="0cm" svg:height="0cm" svg:x="7.312cm" svg:y="5.991cm" svg:viewBox="0 0 0 0" draw:points="0,0">
          <text:p/>
        </draw:polygon>
        <draw:path draw:style-name="gr6" draw:text-style-name="P3" draw:layer="layout" svg:width="0.555cm" svg:height="0.461cm" svg:x="7.26cm" svg:y="7.405cm" svg:viewBox="0 0 556 462" svg:d="M184 40l372 262v54l-27 18-337-238c5 12 9 24 11 35l4-3 322 222v53l-26 19-312-218c-23 22-70 9-114-34-44-44-75-105-77-152s26-69 70-53c5 2 11 4 17 8 24 13 49 36 70 63v-17z">
          <text:p/>
        </draw:path>
        <draw:polygon draw:style-name="gr7" draw:text-style-name="P1" draw:layer="layout" svg:width="0cm" svg:height="0cm" svg:x="7.312cm" svg:y="5.991cm" svg:viewBox="0 0 0 0" draw:points="0,0">
          <text:p/>
        </draw:polygon>
        <draw:path draw:style-name="gr6" draw:text-style-name="P3" draw:layer="layout" svg:width="0.865cm" svg:height="0.439cm" svg:x="6.605cm" svg:y="5.17cm" svg:viewBox="0 0 866 440" svg:d="M861 440c3-17 5-35 5-53 0-145-114-278-297-344-182-66-402-56-569 27v107c70-34 151-57 236-66 1 0 2 0 2 0 52-5 104-5 156 0 1 0 1 0 2 0 241 25 431 159 465 329z">
          <text:p/>
        </draw:path>
        <draw:polygon draw:style-name="gr7" draw:text-style-name="P1" draw:layer="layout" svg:width="0cm" svg:height="0cm" svg:x="7.312cm" svg:y="5.991cm" svg:viewBox="0 0 0 0" draw:points="0,0">
          <text:p/>
        </draw:polygon>
        <draw:path draw:style-name="gr6" draw:text-style-name="P3" draw:layer="layout" svg:width="0.308cm" svg:height="0.545cm" svg:x="9.255cm" svg:y="7.72cm" svg:viewBox="0 0 309 546" svg:d="M214 65c19 172 51 332 95 481-64-20-135-75-195-151s-101-164-111-240c-5-38-3-71 7-97 7-18 18-32 32-42 21-14 47-19 79-14 31 16 62 37 93 63z">
          <text:p/>
        </draw:path>
        <draw:polygon draw:style-name="gr7" draw:text-style-name="P1" draw:layer="layout" svg:width="0cm" svg:height="0cm" svg:x="7.312cm" svg:y="5.991cm" svg:viewBox="0 0 0 0" draw:points="0,0">
          <text:p/>
        </draw:polygon>
        <draw:path draw:style-name="gr6" draw:text-style-name="P3" draw:layer="layout" svg:width="0.503cm" svg:height="0.446cm" svg:x="7.378cm" svg:y="6.9cm" svg:viewBox="0 0 504 447" svg:d="M0 92l504 355v-226l-315-221c-66 52-132 85-189 92z">
          <text:p/>
        </draw:path>
        <draw:polygon draw:style-name="gr7" draw:text-style-name="P1" draw:layer="layout" svg:width="0cm" svg:height="0cm" svg:x="7.312cm" svg:y="5.991cm" svg:viewBox="0 0 0 0" draw:points="0,0">
          <text:p/>
        </draw:polygon>
        <draw:path draw:style-name="gr6" draw:text-style-name="P3" draw:layer="layout" svg:width="0.265cm" svg:height="0.592cm" svg:x="5.698cm" svg:y="5.295cm" svg:viewBox="0 0 266 593" svg:d="M266 514c0 40-4 56-7 66-2 6-4 10-7 11-9 6-21-4-39-24-17-21-39-51-69-98-15-24-33-54-52-89-20-36-42-81-60-130-9-22-16-46-22-69-7-28-10-56-10-81 0-24 5-45 12-61 6-13 14-23 23-29 18-13 39-12 58-4 20 9 37 24 53 42 23 27 41 61 56 97 12 31 23 63 31 98 8 31 14 65 19 102 3 19 5 40 7 61 3 31 7 69 7 108z">
          <text:p/>
        </draw:path>
        <draw:polygon draw:style-name="gr7" draw:text-style-name="P1" draw:layer="layout" svg:width="0cm" svg:height="0cm" svg:x="7.312cm" svg:y="5.991cm" svg:viewBox="0 0 0 0" draw:points="0,0">
          <text:p/>
        </draw:polygon>
        <draw:path draw:style-name="gr6" draw:text-style-name="P3" draw:layer="layout" svg:width="0.265cm" svg:height="0.591cm" svg:x="5.698cm" svg:y="6.095cm" svg:viewBox="0 0 266 592" svg:d="M266 513c0 40-4 56-7 66-2 6-4 10-7 12-9 5-21-5-39-25-17-21-39-51-69-98-15-24-33-54-52-89-20-36-42-80-60-129-9-22-16-45-22-69-7-28-10-56-10-82 0-24 5-45 12-61 6-13 14-23 23-29 18-12 39-11 58-4 20 9 37 24 53 42 23 27 41 61 56 99 12 30 23 62 31 97 8 31 14 65 19 101 3 19 5 40 7 61 3 32 7 69 7 108z">
          <text:p/>
        </draw:path>
        <draw:polygon draw:style-name="gr7" draw:text-style-name="P1" draw:layer="layout" svg:width="0cm" svg:height="0cm" svg:x="7.312cm" svg:y="5.991cm" svg:viewBox="0 0 0 0" draw:points="0,0">
          <text:p/>
        </draw:polygon>
        <draw:path draw:style-name="gr6" draw:text-style-name="P3" draw:layer="layout" svg:width="0.48cm" svg:height="0.683cm" svg:x="9.149cm" svg:y="5.428cm" svg:viewBox="0 0 481 684" svg:d="M227 30c-32-5-58-1-79 14-66 46-52 185 33 322 86 138 215 229 300 214-8 34-17 69-25 103-86 10-206-61-306-182-98-122-157-270-149-375 8-106 82-150 187-113 13 5 26 10 39 17z">
          <text:p/>
        </draw:path>
        <draw:polygon draw:style-name="gr7" draw:text-style-name="P1" draw:layer="layout" svg:width="0cm" svg:height="0cm" svg:x="7.312cm" svg:y="5.991cm" svg:viewBox="0 0 0 0" draw:points="0,0">
          <text:p/>
        </draw:polygon>
        <draw:path draw:style-name="gr6" draw:text-style-name="P3" draw:layer="layout" svg:width="0.265cm" svg:height="0.592cm" svg:x="5.698cm" svg:y="5.295cm" svg:viewBox="0 0 266 593" svg:d="M266 514c0 40-4 56-7 66-2 6-4 10-7 11-9 6-21-4-39-24-17-21-39-51-69-98-15-24-33-54-52-89-20-36-42-81-60-130-9-22-16-46-22-69-7-28-10-56-10-81 0-24 5-45 12-61 6-13 14-23 23-29 18-13 39-12 58-4 20 9 37 24 53 42 11 62 42 131 87 195 8 31 14 65 19 102 3 19 5 40 7 61 3 31 7 69 7 108z">
          <text:p/>
        </draw:path>
        <draw:polygon draw:style-name="gr7" draw:text-style-name="P1" draw:layer="layout" svg:width="0cm" svg:height="0cm" svg:x="7.312cm" svg:y="5.991cm" svg:viewBox="0 0 0 0" draw:points="0,0">
          <text:p/>
        </draw:polygon>
        <draw:path draw:style-name="gr6" draw:text-style-name="P3" draw:layer="layout" svg:width="0.265cm" svg:height="0.591cm" svg:x="5.698cm" svg:y="6.095cm" svg:viewBox="0 0 266 592" svg:d="M266 513c0 40-4 56-7 66-2 6-4 10-7 12-9 5-21-5-39-25-17-21-39-51-69-98-15-24-33-54-52-89-20-36-42-80-60-129-9-22-16-45-22-69-7-28-10-56-10-82 0-24 5-45 12-61 6-13 14-23 23-29 18-12 39-11 58-4 20 9 37 24 53 42 11 62 42 133 87 196 8 31 14 65 19 101 3 19 5 40 7 61 3 32 7 69 7 108z">
          <text:p/>
        </draw:path>
        <draw:polygon draw:style-name="gr7" draw:text-style-name="P1" draw:layer="layout" svg:width="0cm" svg:height="0cm" svg:x="7.312cm" svg:y="5.991cm" svg:viewBox="0 0 0 0" draw:points="0,0">
          <text:p/>
        </draw:polygon>
        <draw:path draw:style-name="gr6" draw:text-style-name="P3" draw:layer="layout" svg:width="0.449cm" svg:height="0.683cm" svg:x="9.149cm" svg:y="7.692cm" svg:viewBox="0 0 450 684" svg:d="M227 29c-31-5-57 0-78 14-14 10-25 24-32 42-10 26-12 59-7 98 10 75 51 163 110 239 60 76 131 131 195 151 11 37 22 74 35 110-78 6-182-53-273-154-92-101-158-229-173-338-7-47-4-88 9-120 27-67 92-88 176-58 13 4 25 10 38 16z">
          <text:p/>
        </draw:path>
        <draw:polygon draw:style-name="gr7" draw:text-style-name="P1" draw:layer="layout" svg:width="0cm" svg:height="0cm" svg:x="7.312cm" svg:y="5.991cm" svg:viewBox="0 0 0 0" draw:points="0,0">
          <text:p/>
        </draw:polygon>
        <draw:polygon draw:style-name="gr6" draw:text-style-name="P3" draw:layer="layout" svg:width="0.504cm" svg:height="0.484cm" svg:x="7.846cm" svg:y="6.157cm" svg:viewBox="0 0 505 485" draw:points="505,354 503,356 503,459 465,485 0,158 0,0">
          <text:p/>
        </draw:polygon>
        <draw:polygon draw:style-name="gr7" draw:text-style-name="P1" draw:layer="layout" svg:width="0cm" svg:height="0cm" svg:x="7.312cm" svg:y="5.991cm" svg:viewBox="0 0 0 0" draw:points="0,0">
          <text:p/>
        </draw:polygon>
        <draw:path draw:style-name="gr6" draw:text-style-name="P3" draw:layer="layout" svg:width="1.192cm" svg:height="0.41cm" svg:x="4.205cm" svg:y="2.146cm" svg:viewBox="0 0 1193 411" svg:d="M1187 411c3-19 5-37 6-55-1-49-14-98-40-144-124-133-333-212-557-212-225 0-434 79-557 212-25 46-38 95-39 144 0 18 2 36 6 55 42-207 293-361 590-361 296 0 547 154 591 361z">
          <text:p/>
        </draw:path>
        <draw:polygon draw:style-name="gr7" draw:text-style-name="P1" draw:layer="layout" svg:width="0cm" svg:height="0cm" svg:x="7.312cm" svg:y="5.991cm" svg:viewBox="0 0 0 0" draw:points="0,0">
          <text:p/>
        </draw:polygon>
        <draw:path draw:style-name="gr6" draw:text-style-name="P3" draw:layer="layout" svg:width="0.33cm" svg:height="0.323cm" svg:x="5.677cm" svg:y="8.444cm" svg:viewBox="0 0 331 324" svg:d="M187 6c25-18 75 8 111 59 35 51 44 108 18 125l-7 6c-3 9-7 16-14 21l-68 48c-2 13-8 22-17 28l-35 25c-24 17-68 1-109-39-39-41-66-97-66-140 0-20 6-35 18-44l35-25c9-6 20-8 33-5l69-48c7-5 15-7 25-6z">
          <text:p/>
        </draw:path>
        <draw:polygon draw:style-name="gr7" draw:text-style-name="P1" draw:layer="layout" svg:width="0cm" svg:height="0cm" svg:x="7.312cm" svg:y="5.991cm" svg:viewBox="0 0 0 0" draw:points="0,0">
          <text:p/>
        </draw:polygon>
        <draw:path draw:style-name="gr6" draw:text-style-name="P3" draw:layer="layout" svg:width="0.33cm" svg:height="0.324cm" svg:x="6.207cm" svg:y="8.817cm" svg:viewBox="0 0 331 325" svg:d="M186 5c25-17 76 9 112 60 36 52 44 107 18 125l-7 6c-2 9-7 16-14 21l-69 48c-2 13-8 22-17 28l-35 25c-24 17-68 1-107-39-40-41-67-97-67-139 0-20 6-35 18-44l35-26c9-6 20-8 33-6l68-48c7-4 15-6 25-5z">
          <text:p/>
        </draw:path>
        <draw:polygon draw:style-name="gr7" draw:text-style-name="P1" draw:layer="layout" svg:width="0cm" svg:height="0cm" svg:x="7.312cm" svg:y="5.991cm" svg:viewBox="0 0 0 0" draw:points="0,0">
          <text:p/>
        </draw:polygon>
        <draw:path draw:style-name="gr6" draw:text-style-name="P3" draw:layer="layout" svg:width="0.33cm" svg:height="0.323cm" svg:x="6.208cm" svg:y="7.816cm" svg:viewBox="0 0 331 324" svg:d="M186 6c26-18 76 8 112 59s44 108 19 125l-8 6c-2 9-7 16-13 21l-70 48c-2 13-8 22-16 28l-36 25c-24 17-67 1-107-39-40-41-67-97-67-139 0-21 7-36 18-45l36-25c8-6 19-8 32-6l68-47c7-5 15-7 25-6z">
          <text:p/>
        </draw:path>
        <draw:polygon draw:style-name="gr7" draw:text-style-name="P1" draw:layer="layout" svg:width="0cm" svg:height="0cm" svg:x="7.312cm" svg:y="5.991cm" svg:viewBox="0 0 0 0" draw:points="0,0">
          <text:p/>
        </draw:polygon>
        <draw:path draw:style-name="gr6" draw:text-style-name="P3" draw:layer="layout" svg:width="0.291cm" svg:height="0.358cm" svg:x="2.361cm" svg:y="6.526cm" svg:viewBox="0 0 292 359" svg:d="M27 10c47-33 139 16 204 110 66 93 81 196 34 229-37 25-102 1-164-61-60-62-101-147-101-212 0-30 9-53 27-66z">
          <text:p/>
        </draw:path>
        <draw:polygon draw:style-name="gr7" draw:text-style-name="P1" draw:layer="layout" svg:width="0cm" svg:height="0cm" svg:x="7.312cm" svg:y="5.991cm" svg:viewBox="0 0 0 0" draw:points="0,0">
          <text:p/>
        </draw:polygon>
        <draw:path draw:style-name="gr6" draw:text-style-name="P3" draw:layer="layout" svg:width="0.291cm" svg:height="0.358cm" svg:x="2.361cm" svg:y="5.487cm" svg:viewBox="0 0 292 359" svg:d="M27 10c47-33 139 16 204 110 66 93 81 196 34 228-37 26-102 2-164-60-60-62-101-147-101-211 0-31 9-54 27-67z">
          <text:p/>
        </draw:path>
        <draw:polygon draw:style-name="gr7" draw:text-style-name="P1" draw:layer="layout" svg:width="0cm" svg:height="0cm" svg:x="7.312cm" svg:y="5.991cm" svg:viewBox="0 0 0 0" draw:points="0,0">
          <text:p/>
        </draw:polygon>
        <draw:polygon draw:style-name="gr6" draw:text-style-name="P3" draw:layer="layout" svg:width="0.53cm" svg:height="0.479cm" svg:x="7.363cm" svg:y="7.229cm" svg:viewBox="0 0 531 480" draw:points="531,480 531,373 76,53 0,0 0,106">
          <text:p/>
        </draw:polygon>
        <draw:polygon draw:style-name="gr7" draw:text-style-name="P1" draw:layer="layout" svg:width="0cm" svg:height="0cm" svg:x="7.312cm" svg:y="5.991cm" svg:viewBox="0 0 0 0" draw:points="0,0">
          <text:p/>
        </draw:polygon>
        <draw:path draw:style-name="gr6" draw:text-style-name="P3" draw:layer="layout" svg:width="0.362cm" svg:height="0.457cm" svg:x="3.838cm" svg:y="4.381cm" svg:viewBox="0 0 363 458" svg:d="M77 3c-20-5-36-4-50 5-9 7-17 17-23 39-2 10-4 23-4 38s2 32 4 47c6 44 18 79 30 112 16 38 34 72 57 104 22 29 48 56 77 76 33 23 67 33 94 34 26 0 47-6 66-18 15-11 27-26 35-46-64-3-144-60-207-145-62-85-93-182-79-246z">
          <text:p/>
        </draw:path>
        <draw:polygon draw:style-name="gr7" draw:text-style-name="P1" draw:layer="layout" svg:width="0cm" svg:height="0cm" svg:x="7.312cm" svg:y="5.991cm" svg:viewBox="0 0 0 0" draw:points="0,0">
          <text:p/>
        </draw:polygon>
        <draw:path draw:style-name="gr6" draw:text-style-name="P3" draw:layer="layout" svg:width="0.362cm" svg:height="0.457cm" svg:x="3.838cm" svg:y="5.42cm" svg:viewBox="0 0 363 458" svg:d="M77 3c-20-5-36-4-50 5-9 7-17 17-23 40-2 9-4 22-4 37s2 32 4 47c6 44 18 79 30 112 16 38 34 73 57 105 22 29 48 56 77 76 33 22 67 33 94 33 26 1 47-6 66-18 15-11 27-25 35-45-64-3-144-59-207-146-62-85-93-182-79-246z">
          <text:p/>
        </draw:path>
        <draw:polygon draw:style-name="gr7" draw:text-style-name="P1" draw:layer="layout" svg:width="0cm" svg:height="0cm" svg:x="7.312cm" svg:y="5.991cm" svg:viewBox="0 0 0 0" draw:points="0,0">
          <text:p/>
        </draw:polygon>
        <draw:path draw:style-name="gr6" draw:text-style-name="P3" draw:layer="layout" svg:width="1.114cm" svg:height="0.27cm" svg:x="4.244cm" svg:y="2.087cm" svg:viewBox="0 0 1115 271" svg:d="M468 5c-213 22-392 123-468 266 123-133 332-212 557-212s434 79 558 212c-77-143-256-244-470-266-59-7-118-7-177 0z">
          <text:p/>
        </draw:path>
        <draw:polygon draw:style-name="gr7" draw:text-style-name="P1" draw:layer="layout" svg:width="0cm" svg:height="0cm" svg:x="7.312cm" svg:y="5.991cm" svg:viewBox="0 0 0 0" draw:points="0,0">
          <text:p/>
        </draw:polygon>
        <draw:polygon draw:style-name="gr6" draw:text-style-name="P3" draw:layer="layout" svg:width="0.53cm" svg:height="0.426cm" svg:x="7.363cm" svg:y="7.282cm" svg:viewBox="0 0 531 427" draw:points="0,53 531,427 531,320 76,0">
          <text:p/>
        </draw:polygon>
        <draw:polygon draw:style-name="gr7" draw:text-style-name="P1" draw:layer="layout" svg:width="0cm" svg:height="0cm" svg:x="7.312cm" svg:y="5.991cm" svg:viewBox="0 0 0 0" draw:points="0,0">
          <text:p/>
        </draw:polygon>
        <draw:path draw:style-name="gr6" draw:text-style-name="P3" draw:layer="layout" svg:width="0.285cm" svg:height="0.57cm" svg:x="5.692cm" svg:y="7.642cm" svg:viewBox="0 0 286 571" svg:d="M283 16l3 555c-19-183-118-357-286-497v-74c17 41 46 79 79 102 32 24 63 31 82 17l36-25c8-6 14-15 16-28l70-50 3-3c-2 2-3 3-5 4z">
          <text:p/>
        </draw:path>
        <draw:polygon draw:style-name="gr7" draw:text-style-name="P1" draw:layer="layout" svg:width="0cm" svg:height="0cm" svg:x="7.312cm" svg:y="5.991cm" svg:viewBox="0 0 0 0" draw:points="0,0">
          <text:p/>
        </draw:polygon>
        <draw:path draw:style-name="gr6" draw:text-style-name="P3" draw:layer="layout" svg:width="0.689cm" svg:height="0.568cm" svg:x="7.285cm" svg:y="6.433cm" svg:viewBox="0 0 690 569" svg:d="M159 155l371 261c0 39 28 92 66 125 30 26 62 35 79 23 10-7 15-20 15-36 0-20-7-44-20-68-15-28-38-52-60-68-23-16-45-22-60-15-2 0-4 1-5 3-10 6-15 19-15 36l-27 18v54l27-19v-53c0 39 28 92 66 125 30 26 62 35 79 23 10-7 15-20 15-36 0-20-7-44-20-68-15-28-38-52-60-68-23-16-45-22-60-15-2 0-4 1-5 3-10 6-15 19-15 36v53l-27 19-371-261v-32c-19 4-45-7-70-30-26-24-47-58-57-91-9-32-6-57 10-68 1-2 3-3 5-3 11-5 26-3 42 5 25 12 51 37 70 67l27-28-27 24 398 238-371-262 371 315v-53 53l-27 19-346-244c1 6 2 12 2 18z">
          <text:p/>
        </draw:path>
        <draw:polygon draw:style-name="gr7" draw:text-style-name="P1" draw:layer="layout" svg:width="0cm" svg:height="0cm" svg:x="7.312cm" svg:y="5.991cm" svg:viewBox="0 0 0 0" draw:points="0,0">
          <text:p/>
        </draw:polygon>
        <draw:path draw:style-name="gr6" draw:text-style-name="P3" draw:layer="layout" svg:width="0.372cm" svg:height="0.525cm" svg:x="10.361cm" svg:y="7.826cm" svg:viewBox="0 0 373 526" svg:d="M13 419c-2 5-3 10-4 15-7 33-10 65-8 92 82-22 177-96 252-198 75-103 120-218 120-308 0-6-1-13-1-20-31 9-64 24-97 47 3 11 5 24 5 39 0 63-35 146-91 215-56 71-124 116-176 118z">
          <text:p/>
        </draw:path>
        <draw:polygon draw:style-name="gr7" draw:text-style-name="P1" draw:layer="layout" svg:width="0cm" svg:height="0cm" svg:x="7.312cm" svg:y="5.991cm" svg:viewBox="0 0 0 0" draw:points="0,0">
          <text:p/>
        </draw:polygon>
        <draw:path draw:style-name="gr6" draw:text-style-name="P3" draw:layer="layout" svg:width="0.372cm" svg:height="0.525cm" svg:x="10.361cm" svg:y="5.562cm" svg:viewBox="0 0 373 526" svg:d="M13 418c-10 39-15 76-12 108 82-22 177-97 252-199s120-217 120-307c0-7-1-13-1-20-31 8-64 24-97 47 3 11 5 24 5 38 0 64-35 147-91 216-56 70-124 114-176 117z">
          <text:p/>
        </draw:path>
        <draw:polygon draw:style-name="gr7" draw:text-style-name="P1" draw:layer="layout" svg:width="0cm" svg:height="0cm" svg:x="7.312cm" svg:y="5.991cm" svg:viewBox="0 0 0 0" draw:points="0,0">
          <text:p/>
        </draw:polygon>
        <draw:path draw:style-name="gr6" draw:text-style-name="P3" draw:layer="layout" svg:width="0.287cm" svg:height="0.379cm" svg:x="3.919cm" svg:y="5.425cm" svg:viewBox="0 0 288 380" svg:d="M4 0c-16 63 14 160 76 244 63 84 143 138 204 136 3-11 4-22 4-34 0-24-6-50-15-74-35-11-73-41-104-81-32-40-54-86-61-127-8-6-15-13-22-18-32-23-60-38-82-46z">
          <text:p/>
        </draw:path>
        <draw:polygon draw:style-name="gr7" draw:text-style-name="P1" draw:layer="layout" svg:width="0cm" svg:height="0cm" svg:x="7.312cm" svg:y="5.991cm" svg:viewBox="0 0 0 0" draw:points="0,0">
          <text:p/>
        </draw:polygon>
        <draw:path draw:style-name="gr6" draw:text-style-name="P3" draw:layer="layout" svg:width="0.287cm" svg:height="0.379cm" svg:x="3.919cm" svg:y="4.386cm" svg:viewBox="0 0 288 380" svg:d="M4 0c-16 62 14 158 76 243 63 84 143 139 204 137 3-11 4-22 4-34 0-25-6-51-15-75-35-11-73-41-104-81-32-40-54-87-61-127-8-6-15-12-22-17-32-23-60-38-82-46z">
          <text:p/>
        </draw:path>
        <draw:polygon draw:style-name="gr7" draw:text-style-name="P1" draw:layer="layout" svg:width="0cm" svg:height="0cm" svg:x="7.312cm" svg:y="5.991cm" svg:viewBox="0 0 0 0" draw:points="0,0">
          <text:p/>
        </draw:polygon>
        <draw:path draw:style-name="gr6" draw:text-style-name="P3" draw:layer="layout" svg:width="0.197cm" svg:height="0.295cm" svg:x="9.37cm" svg:y="6.207cm" svg:viewBox="0 0 198 296" svg:d="M198 63c-13 64-27 127-38 189-52 42-103 55-133 33-32-22-36-78-11-144 2-6 4-12 7-18 20-46 50-89 85-123z">
          <text:p/>
        </draw:path>
        <draw:polygon draw:style-name="gr7" draw:text-style-name="P1" draw:layer="layout" svg:width="0cm" svg:height="0cm" svg:x="7.312cm" svg:y="5.991cm" svg:viewBox="0 0 0 0" draw:points="0,0">
          <text:p/>
        </draw:polygon>
        <draw:path draw:style-name="gr6" draw:text-style-name="P3" draw:layer="layout" svg:width="0.261cm" svg:height="0.345cm" svg:x="10.353cm" svg:y="6.827cm" svg:viewBox="0 0 262 346" svg:d="M262 63c0-28-8-50-24-63-103 85-192 211-238 338 39 22 104-4 163-66 60-63 99-146 99-209z">
          <text:p/>
        </draw:path>
        <draw:polygon draw:style-name="gr7" draw:text-style-name="P1" draw:layer="layout" svg:width="0cm" svg:height="0cm" svg:x="7.312cm" svg:y="5.991cm" svg:viewBox="0 0 0 0" draw:points="0,0">
          <text:p/>
        </draw:polygon>
        <draw:path draw:style-name="gr6" draw:text-style-name="P3" draw:layer="layout" svg:width="0.295cm" svg:height="0.354cm" svg:x="2.461cm" svg:y="6.46cm" svg:viewBox="0 0 296 355" svg:d="M0 47c50 6 111 54 158 120 46 66 69 139 58 188l39-27 16-12c43-30 29-123-31-207-59-86-142-130-185-100l-17 11z">
          <text:p/>
        </draw:path>
        <draw:polygon draw:style-name="gr7" draw:text-style-name="P1" draw:layer="layout" svg:width="0cm" svg:height="0cm" svg:x="7.312cm" svg:y="5.991cm" svg:viewBox="0 0 0 0" draw:points="0,0">
          <text:p/>
        </draw:polygon>
        <draw:path draw:style-name="gr6" draw:text-style-name="P3" draw:layer="layout" svg:width="0.295cm" svg:height="0.355cm" svg:x="2.461cm" svg:y="5.421cm" svg:viewBox="0 0 296 356" svg:d="M0 48c50 6 111 54 158 120 46 65 69 139 58 188l39-28 16-11c43-30 29-123-31-207-59-86-142-130-185-101l-17 12z">
          <text:p/>
        </draw:path>
        <draw:polygon draw:style-name="gr7" draw:text-style-name="P1" draw:layer="layout" svg:width="0cm" svg:height="0cm" svg:x="7.312cm" svg:y="5.991cm" svg:viewBox="0 0 0 0" draw:points="0,0">
          <text:p/>
        </draw:polygon>
        <draw:path draw:style-name="gr6" draw:text-style-name="P3" draw:layer="layout" svg:width="0.266cm" svg:height="0.371cm" svg:x="10.373cm" svg:y="7.873cm" svg:viewBox="0 0 267 372" svg:d="M57 231c-26 47-46 96-57 141 52-2 120-47 177-117 55-69 90-153 90-216 0-15-2-28-5-39-39 26-78 61-114 102-19 48-52 96-91 129z">
          <text:p/>
        </draw:path>
        <draw:polygon draw:style-name="gr7" draw:text-style-name="P1" draw:layer="layout" svg:width="0cm" svg:height="0cm" svg:x="7.312cm" svg:y="5.991cm" svg:viewBox="0 0 0 0" draw:points="0,0">
          <text:p/>
        </draw:polygon>
        <draw:path draw:style-name="gr6" draw:text-style-name="P3" draw:layer="layout" svg:width="0.266cm" svg:height="0.371cm" svg:x="10.373cm" svg:y="5.609cm" svg:viewBox="0 0 267 372" svg:d="M57 231c-26 47-46 95-57 141 52-3 120-47 177-117 55-69 90-153 90-217 0-14-2-27-5-38-39 26-78 61-114 101-19 49-52 97-91 130z">
          <text:p/>
        </draw:path>
        <draw:polygon draw:style-name="gr7" draw:text-style-name="P1" draw:layer="layout" svg:width="0cm" svg:height="0cm" svg:x="7.312cm" svg:y="5.991cm" svg:viewBox="0 0 0 0" draw:points="0,0">
          <text:p/>
        </draw:polygon>
        <draw:polygon draw:style-name="gr6" draw:text-style-name="P3" draw:layer="layout" svg:width="0.398cm" svg:height="0.333cm" svg:x="7.417cm" svg:y="7.658cm" svg:viewBox="0 0 399 334" draw:points="27,0 399,262 399,316 372,334 0,72 0,19">
          <text:p/>
        </draw:polygon>
        <draw:polygon draw:style-name="gr7" draw:text-style-name="P1" draw:layer="layout" svg:width="0cm" svg:height="0cm" svg:x="7.312cm" svg:y="5.991cm" svg:viewBox="0 0 0 0" draw:points="0,0">
          <text:p/>
        </draw:polygon>
        <draw:polygon draw:style-name="gr6" draw:text-style-name="P3" draw:layer="layout" svg:width="0.398cm" svg:height="0.333cm" svg:x="7.417cm" svg:y="7.765cm" svg:viewBox="0 0 399 334" draw:points="27,0 399,262 399,315 372,334 0,73 0,18">
          <text:p/>
        </draw:polygon>
        <draw:polygon draw:style-name="gr7" draw:text-style-name="P1" draw:layer="layout" svg:width="0cm" svg:height="0cm" svg:x="7.312cm" svg:y="5.991cm" svg:viewBox="0 0 0 0" draw:points="0,0">
          <text:p/>
        </draw:polygon>
        <draw:polygon draw:style-name="gr6" draw:text-style-name="P3" draw:layer="layout" svg:width="0.398cm" svg:height="0.333cm" svg:x="7.417cm" svg:y="7.871cm" svg:viewBox="0 0 399 334" draw:points="27,0 399,261 399,316 372,334 0,72 0,19">
          <text:p/>
        </draw:polygon>
        <draw:polygon draw:style-name="gr7" draw:text-style-name="P1" draw:layer="layout" svg:width="0cm" svg:height="0cm" svg:x="7.312cm" svg:y="5.991cm" svg:viewBox="0 0 0 0" draw:points="0,0">
          <text:p/>
        </draw:polygon>
        <draw:path draw:style-name="gr6" draw:text-style-name="P3" draw:layer="layout" svg:width="0.207cm" svg:height="0.254cm" svg:x="7.79cm" svg:y="7.778cm" svg:viewBox="0 0 208 255" svg:d="M208 200c0-2-1-5-1-9 0-3 0-7-1-11-10-62-62-137-119-167-6-4-12-6-17-8-50-18-79 13-68 73 12 60 60 130 112 161 54 31 94 14 94-39z">
          <text:p/>
        </draw:path>
        <draw:polygon draw:style-name="gr7" draw:text-style-name="P1" draw:layer="layout" svg:width="0cm" svg:height="0cm" svg:x="7.312cm" svg:y="5.991cm" svg:viewBox="0 0 0 0" draw:points="0,0">
          <text:p/>
        </draw:polygon>
        <draw:path draw:style-name="gr6" draw:text-style-name="P3" draw:layer="layout" svg:width="0.464cm" svg:height="0.348cm" svg:x="7.846cm" svg:y="6.315cm" svg:viewBox="0 0 465 349" svg:d="M465 327l-31 22-148-104-38 25-242-171c4-37 2-70-6-99z">
          <text:p/>
        </draw:path>
        <draw:polygon draw:style-name="gr7" draw:text-style-name="P1" draw:layer="layout" svg:width="0cm" svg:height="0cm" svg:x="7.312cm" svg:y="5.991cm" svg:viewBox="0 0 0 0" draw:points="0,0">
          <text:p/>
        </draw:polygon>
        <draw:path draw:style-name="gr6" draw:text-style-name="P3" draw:layer="layout" svg:width="0.192cm" svg:height="0.235cm" svg:x="5.677cm" svg:y="8.533cm" svg:viewBox="0 0 193 236" svg:d="M18 6c30-21 90 11 135 73 43 61 53 129 22 150-24 17-69 1-109-39-39-41-66-97-66-139 0-21 6-36 18-45z">
          <text:p/>
        </draw:path>
        <draw:polygon draw:style-name="gr7" draw:text-style-name="P1" draw:layer="layout" svg:width="0cm" svg:height="0cm" svg:x="7.312cm" svg:y="5.991cm" svg:viewBox="0 0 0 0" draw:points="0,0">
          <text:p/>
        </draw:polygon>
        <draw:path draw:style-name="gr6" draw:text-style-name="P3" draw:layer="layout" svg:width="0.193cm" svg:height="0.235cm" svg:x="6.207cm" svg:y="8.906cm" svg:viewBox="0 0 194 236" svg:d="M19 6c31-21 90 11 134 72s54 130 22 151c-24 17-68 1-107-39-40-41-68-98-68-140 0-20 7-35 19-44z">
          <text:p/>
        </draw:path>
        <draw:polygon draw:style-name="gr7" draw:text-style-name="P1" draw:layer="layout" svg:width="0cm" svg:height="0cm" svg:x="7.312cm" svg:y="5.991cm" svg:viewBox="0 0 0 0" draw:points="0,0">
          <text:p/>
        </draw:polygon>
        <draw:path draw:style-name="gr6" draw:text-style-name="P3" draw:layer="layout" svg:width="0.192cm" svg:height="0.235cm" svg:x="6.208cm" svg:y="7.905cm" svg:viewBox="0 0 193 236" svg:d="M18 6c31-21 91 11 134 72 44 61 54 130 22 151-24 17-67 1-107-40s-67-97-67-139c0-20 7-35 18-44z">
          <text:p/>
        </draw:path>
        <draw:polygon draw:style-name="gr7" draw:text-style-name="P1" draw:layer="layout" svg:width="0cm" svg:height="0cm" svg:x="7.312cm" svg:y="5.991cm" svg:viewBox="0 0 0 0" draw:points="0,0">
          <text:p/>
        </draw:polygon>
        <draw:path draw:style-name="gr6" draw:text-style-name="P3" draw:layer="layout" svg:width="0.224cm" svg:height="0.253cm" svg:x="5.764cm" svg:y="7.454cm" svg:viewBox="0 0 225 254" svg:d="M68 6c7-5 15-7 25-6 29 2 67 31 96 71s42 85 34 114c-2 7-5 13-9 17-2 2-3 3-5 4l3-2-72 50c6-32-9-79-39-122-29-42-69-72-101-77z">
          <text:p/>
        </draw:path>
        <draw:polygon draw:style-name="gr7" draw:text-style-name="P1" draw:layer="layout" svg:width="0cm" svg:height="0cm" svg:x="7.312cm" svg:y="5.991cm" svg:viewBox="0 0 0 0" draw:points="0,0">
          <text:p/>
        </draw:polygon>
        <draw:path draw:style-name="gr6" draw:text-style-name="P3" draw:layer="layout" svg:width="0.224cm" svg:height="0.253cm" svg:x="6.293cm" svg:y="8.827cm" svg:viewBox="0 0 225 254" svg:d="M68 5c7-4 15-6 26-5 29 2 67 30 95 70s42 86 34 115c-2 9-7 16-14 21l-68 48c6-32-9-80-39-123-31-42-70-72-102-78z">
          <text:p/>
        </draw:path>
        <draw:polygon draw:style-name="gr7" draw:text-style-name="P1" draw:layer="layout" svg:width="0cm" svg:height="0cm" svg:x="7.312cm" svg:y="5.991cm" svg:viewBox="0 0 0 0" draw:points="0,0">
          <text:p/>
        </draw:polygon>
        <draw:path draw:style-name="gr6" draw:text-style-name="P3" draw:layer="layout" svg:width="0.224cm" svg:height="0.253cm" svg:x="5.763cm" svg:y="8.454cm" svg:viewBox="0 0 225 254" svg:d="M68 6c7-5 15-7 25-6 29 2 67 31 96 71 28 40 42 85 34 114-3 9-7 16-14 21l-69 48c6-32-9-79-39-122-30-42-69-72-101-77z">
          <text:p/>
        </draw:path>
        <draw:polygon draw:style-name="gr7" draw:text-style-name="P1" draw:layer="layout" svg:width="0cm" svg:height="0cm" svg:x="7.312cm" svg:y="5.991cm" svg:viewBox="0 0 0 0" draw:points="0,0">
          <text:p/>
        </draw:polygon>
        <draw:path draw:style-name="gr6" draw:text-style-name="P3" draw:layer="layout" svg:width="0.224cm" svg:height="0.253cm" svg:x="6.294cm" svg:y="7.826cm" svg:viewBox="0 0 225 254" svg:d="M68 6c7-5 15-7 26-6 30 2 67 30 96 70 28 40 41 86 33 115-2 9-7 16-13 21l-69 48c6-32-9-79-39-123-30-42-70-72-102-78z">
          <text:p/>
        </draw:path>
        <draw:polygon draw:style-name="gr7" draw:text-style-name="P1" draw:layer="layout" svg:width="0cm" svg:height="0cm" svg:x="7.312cm" svg:y="5.991cm" svg:viewBox="0 0 0 0" draw:points="0,0">
          <text:p/>
        </draw:polygon>
        <draw:path draw:style-name="gr6" draw:text-style-name="P3" draw:layer="layout" svg:width="0.219cm" svg:height="0.235cm" svg:x="7.625cm" svg:y="6.115cm" svg:viewBox="0 0 220 236" svg:d="M137 0c-15 16-14 50 4 89 19 37 49 71 79 88l-85 59-135-96v-43z">
          <text:p/>
        </draw:path>
        <draw:polygon draw:style-name="gr7" draw:text-style-name="P1" draw:layer="layout" svg:width="0cm" svg:height="0cm" svg:x="7.312cm" svg:y="5.991cm" svg:viewBox="0 0 0 0" draw:points="0,0">
          <text:p/>
        </draw:polygon>
        <draw:path draw:style-name="gr6" draw:text-style-name="P3" draw:layer="layout" svg:width="0.189cm" svg:height="0.264cm" svg:x="7.378cm" svg:y="6.728cm" svg:viewBox="0 0 190 265" svg:d="M0 3c3 26 13 45 29 56l161 113c-66 52-133 86-190 93v-265z">
          <text:p/>
        </draw:path>
        <draw:polygon draw:style-name="gr7" draw:text-style-name="P1" draw:layer="layout" svg:width="0cm" svg:height="0cm" svg:x="7.312cm" svg:y="5.991cm" svg:viewBox="0 0 0 0" draw:points="0,0">
          <text:p/>
        </draw:polygon>
        <draw:path draw:style-name="gr6" draw:text-style-name="P3" draw:layer="layout" svg:width="0.154cm" svg:height="0.202cm" svg:x="5.7cm" svg:y="4.696cm" svg:viewBox="0 0 155 203" svg:d="M155 16v187l-133-93c-15-10-22-23-22-37s7-27 22-37l26-20c30-21 78-21 107 0z">
          <text:p/>
        </draw:path>
        <draw:polygon draw:style-name="gr7" draw:text-style-name="P1" draw:layer="layout" svg:width="0cm" svg:height="0cm" svg:x="7.312cm" svg:y="5.991cm" svg:viewBox="0 0 0 0" draw:points="0,0">
          <text:p/>
        </draw:polygon>
        <draw:path draw:style-name="gr6" draw:text-style-name="P3" draw:layer="layout" svg:width="0.159cm" svg:height="0.196cm" svg:x="2.427cm" svg:y="5.568cm" svg:viewBox="0 0 160 197" svg:d="M15 6c26-19 76 9 112 59 36 51 44 107 18 126-20 14-56 1-89-34-34-34-56-80-56-115 0-17 5-29 15-36z">
          <text:p/>
        </draw:path>
        <draw:polygon draw:style-name="gr7" draw:text-style-name="P1" draw:layer="layout" svg:width="0cm" svg:height="0cm" svg:x="7.312cm" svg:y="5.991cm" svg:viewBox="0 0 0 0" draw:points="0,0">
          <text:p/>
        </draw:polygon>
        <draw:path draw:style-name="gr6" draw:text-style-name="P3" draw:layer="layout" svg:width="0.159cm" svg:height="0.195cm" svg:x="2.427cm" svg:y="6.607cm" svg:viewBox="0 0 160 196" svg:d="M15 6c26-18 76 9 112 59 36 51 44 108 18 126-20 14-56 1-89-33-34-34-56-81-56-116 0-17 5-29 15-36z">
          <text:p/>
        </draw:path>
        <draw:polygon draw:style-name="gr7" draw:text-style-name="P1" draw:layer="layout" svg:width="0cm" svg:height="0cm" svg:x="7.312cm" svg:y="5.991cm" svg:viewBox="0 0 0 0" draw:points="0,0">
          <text:p/>
        </draw:polygon>
        <draw:polygon draw:style-name="gr6" draw:text-style-name="P3" draw:layer="layout" svg:width="0.371cm" svg:height="0.315cm" svg:x="7.417cm" svg:y="6.605cm" svg:viewBox="0 0 372 316" draw:points="372,262 372,316 0,54 0,22 0,0">
          <text:p/>
        </draw:polygon>
        <draw:polygon draw:style-name="gr7" draw:text-style-name="P1" draw:layer="layout" svg:width="0cm" svg:height="0cm" svg:x="7.312cm" svg:y="5.991cm" svg:viewBox="0 0 0 0" draw:points="0,0">
          <text:p/>
        </draw:polygon>
        <draw:polygon draw:style-name="gr6" draw:text-style-name="P3" draw:layer="layout" svg:width="0.371cm" svg:height="0.314cm" svg:x="7.417cm" svg:y="6.712cm" svg:viewBox="0 0 372 315" draw:points="372,262 372,315 0,49 0,0">
          <text:p/>
        </draw:polygon>
        <draw:polygon draw:style-name="gr7" draw:text-style-name="P1" draw:layer="layout" svg:width="0cm" svg:height="0cm" svg:x="7.312cm" svg:y="5.991cm" svg:viewBox="0 0 0 0" draw:points="0,0">
          <text:p/>
        </draw:polygon>
        <draw:polygon draw:style-name="gr6" draw:text-style-name="P3" draw:layer="layout" svg:width="0.371cm" svg:height="0.314cm" svg:x="7.417cm" svg:y="7.677cm" svg:viewBox="0 0 372 315" draw:points="372,262 372,315 0,54 0,0">
          <text:p/>
        </draw:polygon>
        <draw:polygon draw:style-name="gr7" draw:text-style-name="P1" draw:layer="layout" svg:width="0cm" svg:height="0cm" svg:x="7.312cm" svg:y="5.991cm" svg:viewBox="0 0 0 0" draw:points="0,0">
          <text:p/>
        </draw:polygon>
        <draw:polygon draw:style-name="gr6" draw:text-style-name="P3" draw:layer="layout" svg:width="0.371cm" svg:height="0.315cm" svg:x="7.417cm" svg:y="7.783cm" svg:viewBox="0 0 372 316" draw:points="372,263 372,316 0,54 0,0">
          <text:p/>
        </draw:polygon>
        <draw:polygon draw:style-name="gr7" draw:text-style-name="P1" draw:layer="layout" svg:width="0cm" svg:height="0cm" svg:x="7.312cm" svg:y="5.991cm" svg:viewBox="0 0 0 0" draw:points="0,0">
          <text:p/>
        </draw:polygon>
        <draw:polygon draw:style-name="gr6" draw:text-style-name="P3" draw:layer="layout" svg:width="0.371cm" svg:height="0.314cm" svg:x="7.417cm" svg:y="7.464cm" svg:viewBox="0 0 372 315" draw:points="372,262 372,315 35,77 0,53 0,17 0,0">
          <text:p/>
        </draw:polygon>
        <draw:polygon draw:style-name="gr7" draw:text-style-name="P1" draw:layer="layout" svg:width="0cm" svg:height="0cm" svg:x="7.312cm" svg:y="5.991cm" svg:viewBox="0 0 0 0" draw:points="0,0">
          <text:p/>
        </draw:polygon>
        <draw:polygon draw:style-name="gr6" draw:text-style-name="P3" draw:layer="layout" svg:width="0.371cm" svg:height="0.314cm" svg:x="7.417cm" svg:y="7.89cm" svg:viewBox="0 0 372 315" draw:points="372,262 372,315 0,53 0,0">
          <text:p/>
        </draw:polygon>
        <draw:polygon draw:style-name="gr7" draw:text-style-name="P1" draw:layer="layout" svg:width="0cm" svg:height="0cm" svg:x="7.312cm" svg:y="5.991cm" svg:viewBox="0 0 0 0" draw:points="0,0">
          <text:p/>
        </draw:polygon>
        <draw:polygon draw:style-name="gr6" draw:text-style-name="P3" draw:layer="layout" svg:width="0.371cm" svg:height="0.309cm" svg:x="7.417cm" svg:y="6.504cm" svg:viewBox="0 0 372 310" draw:points="372,310 372,257 0,0 0,48 25,65">
          <text:p/>
        </draw:polygon>
        <draw:polygon draw:style-name="gr7" draw:text-style-name="P1" draw:layer="layout" svg:width="0cm" svg:height="0cm" svg:x="7.312cm" svg:y="5.991cm" svg:viewBox="0 0 0 0" draw:points="0,0">
          <text:p/>
        </draw:polygon>
        <draw:path draw:style-name="gr6" draw:text-style-name="P3" draw:layer="layout" svg:width="0.159cm" svg:height="0.195cm" svg:x="7.285cm" svg:y="6.433cm" svg:viewBox="0 0 160 196" svg:d="M160 155c0-6-1-12-2-18l-25-17v-45c-19-30-46-55-71-67-16-8-31-10-42-5-2 0-4 1-5 3-16 11-19 36-10 68 10 33 31 67 57 91 25 23 52 34 71 30v-22z">
          <text:p/>
        </draw:path>
        <draw:polygon draw:style-name="gr7" draw:text-style-name="P1" draw:layer="layout" svg:width="0cm" svg:height="0cm" svg:x="7.312cm" svg:y="5.991cm" svg:viewBox="0 0 0 0" draw:points="0,0">
          <text:p/>
        </draw:polygon>
        <draw:path draw:style-name="gr6" draw:text-style-name="P3" draw:layer="layout" svg:width="0.157cm" svg:height="0.195cm" svg:x="7.838cm" svg:y="7.79cm" svg:viewBox="0 0 158 196" svg:d="M145 191c6-5 11-12 13-22-10-63-62-138-119-168-10-2-18 0-25 5-25 18-17 73 19 125 36 51 86 78 112 60z">
          <text:p/>
        </draw:path>
        <draw:polygon draw:style-name="gr7" draw:text-style-name="P1" draw:layer="layout" svg:width="0cm" svg:height="0cm" svg:x="7.312cm" svg:y="5.991cm" svg:viewBox="0 0 0 0" draw:points="0,0">
          <text:p/>
        </draw:polygon>
        <draw:polygon draw:style-name="gr6" draw:text-style-name="P3" draw:layer="layout" svg:width="0.318cm" svg:height="0.277cm" svg:x="7.444cm" svg:y="7.589cm" svg:viewBox="0 0 319 278" draw:points="319,225 319,278 4,57 0,22 0,0">
          <text:p/>
        </draw:polygon>
        <draw:polygon draw:style-name="gr7" draw:text-style-name="P1" draw:layer="layout" svg:width="0cm" svg:height="0cm" svg:x="7.312cm" svg:y="5.991cm" svg:viewBox="0 0 0 0" draw:points="0,0">
          <text:p/>
        </draw:polygon>
        <draw:path draw:style-name="gr6" draw:text-style-name="P3" draw:layer="layout" svg:width="0.156cm" svg:height="0.195cm" svg:x="7.307cm" svg:y="7.417cm" svg:viewBox="0 0 157 196" svg:d="M157 160c-2-11-6-23-11-35l-35-24v-37c-21-27-46-50-71-63-10-2-18 0-25 5-24 17-18 68 14 118 33 50 80 80 109 71v-22z">
          <text:p/>
        </draw:path>
        <draw:polygon draw:style-name="gr7" draw:text-style-name="P1" draw:layer="layout" svg:width="0cm" svg:height="0cm" svg:x="7.312cm" svg:y="5.991cm" svg:viewBox="0 0 0 0" draw:points="0,0">
          <text:p/>
        </draw:polygon>
        <draw:path draw:style-name="gr6" draw:text-style-name="P3" draw:layer="layout" svg:width="0.281cm" svg:height="0.206cm" svg:x="8.645cm" svg:y="5.343cm" svg:viewBox="0 0 282 207" svg:d="M0 199l282-199c-4 10-7 20-11 30-9 30-17 59-24 89-3 10-5 20-8 27-4 22-14 39-28 50-13 9-29 12-49 10-13-1-26-2-39-2l91-63c-35-1-69 2-100 9-9 2-17 4-25 6-33 10-62 24-89 43z">
          <text:p/>
        </draw:path>
        <draw:polygon draw:style-name="gr7" draw:text-style-name="P1" draw:layer="layout" svg:width="0cm" svg:height="0cm" svg:x="7.312cm" svg:y="5.991cm" svg:viewBox="0 0 0 0" draw:points="0,0">
          <text:p/>
        </draw:polygon>
        <draw:path draw:style-name="gr6" draw:text-style-name="P3" draw:layer="layout" svg:width="0.207cm" svg:height="0.254cm" svg:x="7.79cm" svg:y="7.778cm" svg:viewBox="0 0 208 255" svg:d="M87 13c-6-4-12-6-17-8-50-18-79 13-68 73 12 60 60 130 112 161 54 31 94 14 94-39 0-2-1-5-1-9v5l-14 7c-26 18-76-9-112-61-36-51-44-106-19-124 7-5 15-7 25-5z">
          <text:p/>
        </draw:path>
        <draw:polygon draw:style-name="gr7" draw:text-style-name="P1" draw:layer="layout" svg:width="0cm" svg:height="0cm" svg:x="7.312cm" svg:y="5.991cm" svg:viewBox="0 0 0 0" draw:points="0,0">
          <text:p/>
        </draw:polygon>
        <draw:path draw:style-name="gr6" draw:text-style-name="P3" draw:layer="layout" svg:width="0.503cm" svg:height="0.39cm" svg:x="7.378cm" svg:y="6.731cm" svg:viewBox="0 0 504 391" svg:d="M504 354l-90-60-375-263-39-31c3 26 13 45 29 56l160 114 315 221z">
          <text:p/>
        </draw:path>
        <draw:polygon draw:style-name="gr7" draw:text-style-name="P1" draw:layer="layout" svg:width="0cm" svg:height="0cm" svg:x="7.312cm" svg:y="5.991cm" svg:viewBox="0 0 0 0" draw:points="0,0">
          <text:p/>
        </draw:polygon>
        <draw:path draw:style-name="gr6" draw:text-style-name="P3" draw:layer="layout" svg:width="0.191cm" svg:height="0.254cm" svg:x="7.26cm" svg:y="7.405cm" svg:viewBox="0 0 192 255" svg:d="M87 13c-6-4-12-6-17-8-44-16-72 6-70 53 2 48 33 109 77 152 45 43 92 56 115 34l-3-3-4-34c-29 9-76-21-109-71-32-49-38-101-14-118 7-5 15-7 25-5z">
          <text:p/>
        </draw:path>
        <draw:polygon draw:style-name="gr7" draw:text-style-name="P1" draw:layer="layout" svg:width="0cm" svg:height="0cm" svg:x="7.312cm" svg:y="5.991cm" svg:viewBox="0 0 0 0" draw:points="0,0">
          <text:p/>
        </draw:polygon>
        <draw:polygon draw:style-name="gr6" draw:text-style-name="P3" draw:layer="layout" svg:width="0.365cm" svg:height="0.197cm" svg:x="7.154cm" svg:y="6.132cm" svg:viewBox="0 0 366 198" draw:points="118,175 366,0 247,23 0,198">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7.658cm" svg:viewBox="0 0 399 281" draw:points="27,0 399,262 372,281 0,20">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6.48cm" svg:viewBox="0 0 399 281" draw:points="399,262 372,281 0,19 27,0">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7.765cm" svg:viewBox="0 0 399 281" draw:points="27,0 399,262 372,281 0,18">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7.445cm" svg:viewBox="0 0 399 281" draw:points="27,0 399,262 372,281 0,19">
          <text:p/>
        </draw:polygon>
        <draw:polygon draw:style-name="gr7" draw:text-style-name="P1" draw:layer="layout" svg:width="0cm" svg:height="0cm" svg:x="7.312cm" svg:y="5.991cm" svg:viewBox="0 0 0 0" draw:points="0,0">
          <text:p/>
        </draw:polygon>
        <draw:polygon draw:style-name="gr6" draw:text-style-name="P3" draw:layer="layout" svg:width="0.398cm" svg:height="0.279cm" svg:x="7.417cm" svg:y="6.587cm" svg:viewBox="0 0 399 280" draw:points="27,0 399,262 372,280 0,18">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7.871cm" svg:viewBox="0 0 399 281" draw:points="27,0 399,262 372,281 0,19">
          <text:p/>
        </draw:polygon>
        <draw:polygon draw:style-name="gr7" draw:text-style-name="P1" draw:layer="layout" svg:width="0cm" svg:height="0cm" svg:x="7.312cm" svg:y="5.991cm" svg:viewBox="0 0 0 0" draw:points="0,0">
          <text:p/>
        </draw:polygon>
        <draw:polygon draw:style-name="gr6" draw:text-style-name="P3" draw:layer="layout" svg:width="0.398cm" svg:height="0.28cm" svg:x="7.417cm" svg:y="6.693cm" svg:viewBox="0 0 399 281" draw:points="27,0 399,262 372,281 0,19">
          <text:p/>
        </draw:polygon>
        <draw:polygon draw:style-name="gr7" draw:text-style-name="P1" draw:layer="layout" svg:width="0cm" svg:height="0cm" svg:x="7.312cm" svg:y="5.991cm" svg:viewBox="0 0 0 0" draw:points="0,0">
          <text:p/>
        </draw:polygon>
        <draw:path draw:style-name="gr6" draw:text-style-name="P3" draw:layer="layout" svg:width="0.206cm" svg:height="0.16cm" svg:x="8.994cm" svg:y="6.011cm" svg:viewBox="0 0 207 161" svg:d="M207 15c-60-22-113-19-150 7-21 14-36 36-45 63-8 22-12 48-12 76z">
          <text:p/>
        </draw:path>
        <draw:polygon draw:style-name="gr7" draw:text-style-name="P1" draw:layer="layout" svg:width="0cm" svg:height="0cm" svg:x="7.312cm" svg:y="5.991cm" svg:viewBox="0 0 0 0" draw:points="0,0">
          <text:p/>
        </draw:polygon>
        <draw:path draw:style-name="gr6" draw:text-style-name="P3" draw:layer="layout" svg:width="0.291cm" svg:height="0.366cm" svg:x="2.388cm" svg:y="5.468cm" svg:viewBox="0 0 292 367" svg:d="M0 29l27-18c12-9 27-12 46-10 50 6 111 53 158 119 46 65 69 140 58 189-4 18-12 31-24 40l-27 18c47-32 32-135-34-229-65-93-157-142-204-109z">
          <text:p/>
        </draw:path>
        <draw:polygon draw:style-name="gr7" draw:text-style-name="P1" draw:layer="layout" svg:width="0cm" svg:height="0cm" svg:x="7.312cm" svg:y="5.991cm" svg:viewBox="0 0 0 0" draw:points="0,0">
          <text:p/>
        </draw:polygon>
        <draw:path draw:style-name="gr6" draw:text-style-name="P3" draw:layer="layout" svg:width="0.291cm" svg:height="0.367cm" svg:x="2.388cm" svg:y="6.507cm" svg:viewBox="0 0 292 368" svg:d="M0 29l27-18c12-9 27-12 46-10 50 6 111 53 158 119 46 66 69 139 58 189-4 18-12 31-24 40l-27 19c47-33 32-137-34-230-65-93-157-142-204-109z">
          <text:p/>
        </draw:path>
        <draw:polygon draw:style-name="gr7" draw:text-style-name="P1" draw:layer="layout" svg:width="0cm" svg:height="0cm" svg:x="7.312cm" svg:y="5.991cm" svg:viewBox="0 0 0 0" draw:points="0,0">
          <text:p/>
        </draw:polygon>
        <draw:path draw:style-name="gr6" draw:text-style-name="P3" draw:layer="layout" svg:width="1.192cm" svg:height="0.425cm" svg:x="4.205cm" svg:y="2.076cm" svg:viewBox="0 0 1193 426" svg:d="M0 421c0 1 0 3 0 5 1-49 14-98 39-144 76-143 255-244 468-266 2-1 3-1 4-1 56-5 113-5 169 0 1 0 3 0 4 1 213 22 392 123 469 266 26 46 39 95 40 144 0-2 0-4 0-5 0-233-268-421-597-421s-596 188-596 421z">
          <text:p/>
        </draw:path>
        <draw:polygon draw:style-name="gr7" draw:text-style-name="P1" draw:layer="layout" svg:width="0cm" svg:height="0cm" svg:x="7.312cm" svg:y="5.991cm" svg:viewBox="0 0 0 0" draw:points="0,0">
          <text:p/>
        </draw:polygon>
        <draw:polygon draw:style-name="gr6" draw:text-style-name="P3" draw:layer="layout" svg:width="0.344cm" svg:height="0.239cm" svg:x="7.444cm" svg:y="7.574cm" svg:viewBox="0 0 345 240" draw:points="21,0 345,221 319,240 0,15">
          <text:p/>
        </draw:polygon>
        <draw:polygon draw:style-name="gr7" draw:text-style-name="P1" draw:layer="layout" svg:width="0cm" svg:height="0cm" svg:x="7.312cm" svg:y="5.991cm" svg:viewBox="0 0 0 0" draw:points="0,0">
          <text:p/>
        </draw:polygon>
        <draw:path draw:style-name="gr6" draw:text-style-name="P3" draw:layer="layout" svg:width="0.209cm" svg:height="0.253cm" svg:x="5.695cm" svg:y="8.508cm" svg:viewBox="0 0 210 254" svg:d="M35 6c9-6 21-8 34-5 32 5 71 35 101 77 30 43 45 90 39 122-2 13-8 23-17 29l-35 25c31-21 21-90-22-151-44-61-105-93-135-72z">
          <text:p/>
        </draw:path>
        <draw:polygon draw:style-name="gr7" draw:text-style-name="P1" draw:layer="layout" svg:width="0cm" svg:height="0cm" svg:x="7.312cm" svg:y="5.991cm" svg:viewBox="0 0 0 0" draw:points="0,0">
          <text:p/>
        </draw:polygon>
        <draw:path draw:style-name="gr6" draw:text-style-name="P3" draw:layer="layout" svg:width="0.209cm" svg:height="0.254cm" svg:x="6.225cm" svg:y="8.881cm" svg:viewBox="0 0 210 255" svg:d="M35 7c9-6 20-8 33-6 32 6 71 36 102 78 30 43 45 91 39 123-2 13-8 22-17 28l-35 25c31-21 21-89-23-150-44-62-103-94-134-73z">
          <text:p/>
        </draw:path>
        <draw:polygon draw:style-name="gr7" draw:text-style-name="P1" draw:layer="layout" svg:width="0cm" svg:height="0cm" svg:x="7.312cm" svg:y="5.991cm" svg:viewBox="0 0 0 0" draw:points="0,0">
          <text:p/>
        </draw:polygon>
        <draw:path draw:style-name="gr6" draw:text-style-name="P3" draw:layer="layout" svg:width="0.209cm" svg:height="0.254cm" svg:x="6.226cm" svg:y="7.88cm" svg:viewBox="0 0 210 255" svg:d="M36 7c8-6 19-8 32-6 32 6 72 36 102 78 30 44 45 91 39 123-2 13-8 22-16 28l-36 25c31-21 21-89-23-150-43-62-103-94-134-73z">
          <text:p/>
        </draw:path>
        <draw:polygon draw:style-name="gr7" draw:text-style-name="P1" draw:layer="layout" svg:width="0cm" svg:height="0cm" svg:x="7.312cm" svg:y="5.991cm" svg:viewBox="0 0 0 0" draw:points="0,0">
          <text:p/>
        </draw:polygon>
        <draw:path draw:style-name="gr6" draw:text-style-name="P3" draw:layer="layout" svg:width="0.092cm" svg:height="0.184cm" svg:x="7.751cm" svg:y="6.107cm" svg:viewBox="0 0 93 185" svg:d="M93 185v-133l-73-52-10 8c-15 17-14 51 4 89 19 37 49 71 79 88z">
          <text:p/>
        </draw:path>
        <draw:polygon draw:style-name="gr7" draw:text-style-name="P1" draw:layer="layout" svg:width="0cm" svg:height="0cm" svg:x="7.312cm" svg:y="5.991cm" svg:viewBox="0 0 0 0" draw:points="0,0">
          <text:p/>
        </draw:polygon>
        <draw:path draw:style-name="gr6" draw:text-style-name="P3" draw:layer="layout" svg:width="0.1cm" svg:height="0.276cm" svg:x="6.372cm" svg:y="5.332cm" svg:viewBox="0 0 101 277" svg:d="M101 0v109c-33 31-58 67-75 104-9 21-16 43-21 64-3-17-5-35-5-53 0-80 35-157 101-224z">
          <text:p/>
        </draw:path>
        <draw:polygon draw:style-name="gr7" draw:text-style-name="P1" draw:layer="layout" svg:width="0cm" svg:height="0cm" svg:x="7.312cm" svg:y="5.991cm" svg:viewBox="0 0 0 0" draw:points="0,0">
          <text:p/>
        </draw:polygon>
        <draw:path draw:style-name="gr6" draw:text-style-name="P3" draw:layer="layout" svg:width="0.164cm" svg:height="0.208cm" svg:x="4.028cm" svg:y="4.449cm" svg:viewBox="0 0 165 209" svg:d="M0 0c7 41 29 88 61 128 31 40 69 70 104 81-17-41-42-80-73-117-26-32-58-63-92-92z">
          <text:p/>
        </draw:path>
        <draw:polygon draw:style-name="gr7" draw:text-style-name="P1" draw:layer="layout" svg:width="0cm" svg:height="0cm" svg:x="7.312cm" svg:y="5.991cm" svg:viewBox="0 0 0 0" draw:points="0,0">
          <text:p/>
        </draw:polygon>
        <draw:path draw:style-name="gr6" draw:text-style-name="P3" draw:layer="layout" svg:width="0.164cm" svg:height="0.208cm" svg:x="4.028cm" svg:y="5.488cm" svg:viewBox="0 0 165 209" svg:d="M0 0c7 42 29 88 61 128 31 40 69 70 104 81-17-41-42-80-73-117-26-32-58-63-92-92z">
          <text:p/>
        </draw:path>
        <draw:polygon draw:style-name="gr7" draw:text-style-name="P1" draw:layer="layout" svg:width="0cm" svg:height="0cm" svg:x="7.312cm" svg:y="5.991cm" svg:viewBox="0 0 0 0" draw:points="0,0">
          <text:p/>
        </draw:polygon>
        <draw:path draw:style-name="gr6" draw:text-style-name="P3" draw:layer="layout" svg:width="0.094cm" svg:height="0.256cm" svg:x="7.76cm" svg:y="6.158cm" svg:viewBox="0 0 95 257" svg:d="M85 134l-85 59 93 64c4-37 2-70-6-99l-1-158z">
          <text:p/>
        </draw:path>
        <draw:polygon draw:style-name="gr7" draw:text-style-name="P1" draw:layer="layout" svg:width="0cm" svg:height="0cm" svg:x="7.312cm" svg:y="5.991cm" svg:viewBox="0 0 0 0" draw:points="0,0">
          <text:p/>
        </draw:polygon>
        <draw:path draw:style-name="gr6" draw:text-style-name="P3" draw:layer="layout" svg:width="0.152cm" svg:height="0.195cm" svg:x="5.857cm" svg:y="7.443cm" svg:viewBox="0 0 153 196" svg:d="M7 6c13-9 32-8 53 4s42 33 61 58c34 51 42 105 17 123l-138-180c29 2 67 31 95 71 30 40 43 85 35 114z">
          <text:p/>
        </draw:path>
        <draw:polygon draw:style-name="gr7" draw:text-style-name="P1" draw:layer="layout" svg:width="0cm" svg:height="0cm" svg:x="7.312cm" svg:y="5.991cm" svg:viewBox="0 0 0 0" draw:points="0,0">
          <text:p/>
        </draw:polygon>
        <draw:path draw:style-name="gr6" draw:text-style-name="P3" draw:layer="layout" svg:width="0.151cm" svg:height="0.195cm" svg:x="6.387cm" svg:y="7.816cm" svg:viewBox="0 0 152 196" svg:d="M7 6c27-18 76 8 112 60 36 51 44 107 19 124l-138-179c30 2 68 31 97 71 28 40 41 85 33 114z">
          <text:p/>
        </draw:path>
        <draw:polygon draw:style-name="gr7" draw:text-style-name="P1" draw:layer="layout" svg:width="0cm" svg:height="0cm" svg:x="7.312cm" svg:y="5.991cm" svg:viewBox="0 0 0 0" draw:points="0,0">
          <text:p/>
        </draw:polygon>
        <draw:path draw:style-name="gr6" draw:text-style-name="P3" draw:layer="layout" svg:width="0.151cm" svg:height="0.195cm" svg:x="5.856cm" svg:y="8.444cm" svg:viewBox="0 0 152 196" svg:d="M7 6c25-19 75 8 112 59 35 51 44 107 18 125l-137-179c29 2 67 30 95 70 29 40 43 85 35 115z">
          <text:p/>
        </draw:path>
        <draw:polygon draw:style-name="gr7" draw:text-style-name="P1" draw:layer="layout" svg:width="0cm" svg:height="0cm" svg:x="7.312cm" svg:y="5.991cm" svg:viewBox="0 0 0 0" draw:points="0,0">
          <text:p/>
        </draw:polygon>
        <draw:path draw:style-name="gr6" draw:text-style-name="P3" draw:layer="layout" svg:width="0.151cm" svg:height="0.195cm" svg:x="6.386cm" svg:y="8.817cm" svg:viewBox="0 0 152 196" svg:d="M7 5c26-17 76 10 112 61s44 106 18 124l-137-178c29 2 68 30 96 70s42 85 34 114z">
          <text:p/>
        </draw:path>
        <draw:polygon draw:style-name="gr7" draw:text-style-name="P1" draw:layer="layout" svg:width="0cm" svg:height="0cm" svg:x="7.312cm" svg:y="5.991cm" svg:viewBox="0 0 0 0" draw:points="0,0">
          <text:p/>
        </draw:polygon>
        <draw:path draw:style-name="gr6" draw:text-style-name="P3" draw:layer="layout" svg:width="0.079cm" svg:height="0.098cm" svg:x="5.733cm" svg:y="8.602cm" svg:viewBox="0 0 80 99" svg:d="M7 3c13-9 38 5 56 30 19 26 23 54 9 63-10 7-28 1-44-17-17-17-28-40-28-58 0-8 3-14 7-18z">
          <text:p/>
        </draw:path>
        <draw:polygon draw:style-name="gr7" draw:text-style-name="P1" draw:layer="layout" svg:width="0cm" svg:height="0cm" svg:x="7.312cm" svg:y="5.991cm" svg:viewBox="0 0 0 0" draw:points="0,0">
          <text:p/>
        </draw:polygon>
        <draw:path draw:style-name="gr6" draw:text-style-name="P3" draw:layer="layout" svg:width="0.079cm" svg:height="0.098cm" svg:x="5.734cm" svg:y="7.601cm" svg:viewBox="0 0 80 99" svg:d="M8 3c13-9 37 5 55 31 19 26 23 53 9 62-10 8-28 1-44-16s-28-40-28-58c0-9 3-15 8-19z">
          <text:p/>
        </draw:path>
        <draw:polygon draw:style-name="gr7" draw:text-style-name="P1" draw:layer="layout" svg:width="0cm" svg:height="0cm" svg:x="7.312cm" svg:y="5.991cm" svg:viewBox="0 0 0 0" draw:points="0,0">
          <text:p/>
        </draw:polygon>
        <draw:path draw:style-name="gr6" draw:text-style-name="P3" draw:layer="layout" svg:width="0.08cm" svg:height="0.098cm" svg:x="6.264cm" svg:y="7.974cm" svg:viewBox="0 0 81 99" svg:d="M8 3c14-9 38 5 56 31s22 53 10 62c-10 7-28 1-45-16s-29-40-29-59c0-8 3-14 8-18z">
          <text:p/>
        </draw:path>
        <draw:polygon draw:style-name="gr7" draw:text-style-name="P1" draw:layer="layout" svg:width="0cm" svg:height="0cm" svg:x="7.312cm" svg:y="5.991cm" svg:viewBox="0 0 0 0" draw:points="0,0">
          <text:p/>
        </draw:polygon>
        <draw:path draw:style-name="gr6" draw:text-style-name="P3" draw:layer="layout" svg:width="0.08cm" svg:height="0.098cm" svg:x="6.263cm" svg:y="8.975cm" svg:viewBox="0 0 81 99" svg:d="M7 3c14-10 39 5 57 30s22 53 9 62c-10 8-28 2-44-16-18-17-29-40-29-58 0-8 3-14 7-18z">
          <text:p/>
        </draw:path>
        <draw:polygon draw:style-name="gr7" draw:text-style-name="P1" draw:layer="layout" svg:width="0cm" svg:height="0cm" svg:x="7.312cm" svg:y="5.991cm" svg:viewBox="0 0 0 0" draw:points="0,0">
          <text:p/>
        </draw:polygon>
        <draw:polygon draw:style-name="gr6" draw:text-style-name="P3" draw:layer="layout" svg:width="0.076cm" svg:height="0.106cm" svg:x="7.363cm" svg:y="7.229cm" svg:viewBox="0 0 77 107" draw:points="0,107 77,54 0,0">
          <text:p/>
        </draw:polygon>
        <draw:polygon draw:style-name="gr7" draw:text-style-name="P1" draw:layer="layout" svg:width="0cm" svg:height="0cm" svg:x="7.312cm" svg:y="5.991cm" svg:viewBox="0 0 0 0" draw:points="0,0">
          <text:p/>
        </draw:polygon>
        <draw:polygon draw:style-name="gr6" draw:text-style-name="P3" draw:layer="layout" svg:width="0.072cm" svg:height="0.102cm" svg:x="8.348cm" svg:y="6.513cm" svg:viewBox="0 0 73 103" draw:points="73,51 0,103 0,0">
          <text:p/>
        </draw:polygon>
        <draw:polygon draw:style-name="gr7" draw:text-style-name="P1" draw:layer="layout" svg:width="0cm" svg:height="0cm" svg:x="7.312cm" svg:y="5.991cm" svg:viewBox="0 0 0 0" draw:points="0,0">
          <text:p/>
        </draw:polygon>
        <draw:path draw:style-name="gr6" draw:text-style-name="P3" draw:layer="layout" svg:width="0.087cm" svg:height="0.195cm" svg:x="5.844cm" svg:y="5.343cm" svg:viewBox="0 0 88 196" svg:d="M0 0c11 62 43 131 88 196-8-36-19-68-31-99-15-36-34-70-57-97z">
          <text:p/>
        </draw:path>
        <draw:polygon draw:style-name="gr7" draw:text-style-name="P1" draw:layer="layout" svg:width="0cm" svg:height="0cm" svg:x="7.312cm" svg:y="5.991cm" svg:viewBox="0 0 0 0" draw:points="0,0">
          <text:p/>
        </draw:polygon>
        <draw:path draw:style-name="gr6" draw:text-style-name="P3" draw:layer="layout" svg:width="0.087cm" svg:height="0.195cm" svg:x="5.844cm" svg:y="6.142cm" svg:viewBox="0 0 88 196" svg:d="M0 0c11 62 43 132 88 196-8-36-19-68-31-98-15-37-34-71-57-98z">
          <text:p/>
        </draw:path>
        <draw:polygon draw:style-name="gr7" draw:text-style-name="P1" draw:layer="layout" svg:width="0cm" svg:height="0cm" svg:x="7.312cm" svg:y="5.991cm" svg:viewBox="0 0 0 0" draw:points="0,0">
          <text:p/>
        </draw:polygon>
        <draw:path draw:style-name="gr6" draw:text-style-name="P3" draw:layer="layout" svg:width="0.14cm" svg:height="0.099cm" svg:x="6.217cm" svg:y="5.152cm" svg:viewBox="0 0 141 100" svg:d="M0 1c41-8 101 35 141 99z">
          <text:p/>
        </draw:path>
        <draw:polygon draw:style-name="gr7" draw:text-style-name="P1" draw:layer="layout" svg:width="0cm" svg:height="0cm" svg:x="7.312cm" svg:y="5.991cm" svg:viewBox="0 0 0 0" draw:points="0,0">
          <text:p/>
        </draw:polygon>
        <draw:path draw:style-name="gr6" draw:text-style-name="P3" draw:layer="layout" svg:width="0.021cm" svg:height="0.129cm" svg:x="6.377cm" svg:y="5.544cm" svg:viewBox="0 0 22 130" svg:d="M22 130v-130c-10 21-17 43-22 64 5 23 12 45 22 66z">
          <text:p/>
        </draw:path>
        <draw:polygon draw:style-name="gr7" draw:text-style-name="P1" draw:layer="layout" svg:width="0cm" svg:height="0cm" svg:x="7.312cm" svg:y="5.991cm" svg:viewBox="0 0 0 0" draw:points="0,0">
          <text:p/>
        </draw:polygon>
        <draw:path draw:style-name="gr6" draw:text-style-name="P3" draw:layer="layout" svg:width="0.09cm" svg:height="0.128cm" svg:x="10.43cm" svg:y="7.975cm" svg:viewBox="0 0 91 129" svg:d="M0 129c39-33 73-81 91-129-34 40-66 83-91 129z">
          <text:p/>
        </draw:path>
        <draw:polygon draw:style-name="gr7" draw:text-style-name="P1" draw:layer="layout" svg:width="0cm" svg:height="0cm" svg:x="7.312cm" svg:y="5.991cm" svg:viewBox="0 0 0 0" draw:points="0,0">
          <text:p/>
        </draw:polygon>
        <draw:path draw:style-name="gr6" draw:text-style-name="P3" draw:layer="layout" svg:width="0.09cm" svg:height="0.129cm" svg:x="10.43cm" svg:y="5.71cm" svg:viewBox="0 0 91 130" svg:d="M0 130c39-34 73-82 91-130-34 40-66 83-91 130z">
          <text:p/>
        </draw:path>
        <draw:polygon draw:style-name="gr7" draw:text-style-name="P1" draw:layer="layout" svg:width="0cm" svg:height="0cm" svg:x="7.312cm" svg:y="5.991cm" svg:viewBox="0 0 0 0" draw:points="0,0">
          <text:p/>
        </draw:polygon>
        <draw:polygon draw:style-name="gr6" draw:text-style-name="P3" draw:layer="layout" svg:width="0.027cm" svg:height="0.072cm" svg:x="7.788cm" svg:y="8.132cm" svg:viewBox="0 0 28 73" draw:points="28,0 28,54 0,73 0,19">
          <text:p/>
        </draw:polygon>
        <draw:polygon draw:style-name="gr7" draw:text-style-name="P1" draw:layer="layout" svg:width="0cm" svg:height="0cm" svg:x="7.312cm" svg:y="5.991cm" svg:viewBox="0 0 0 0" draw:points="0,0">
          <text:p/>
        </draw:polygon>
        <draw:polygon draw:style-name="gr6" draw:text-style-name="P3" draw:layer="layout" svg:width="0.027cm" svg:height="0.072cm" svg:x="7.788cm" svg:y="8.026cm" svg:viewBox="0 0 28 73" draw:points="28,0 28,54 0,73 0,19">
          <text:p/>
        </draw:polygon>
        <draw:polygon draw:style-name="gr7" draw:text-style-name="P1" draw:layer="layout" svg:width="0cm" svg:height="0cm" svg:x="7.312cm" svg:y="5.991cm" svg:viewBox="0 0 0 0" draw:points="0,0">
          <text:p/>
        </draw:polygon>
        <draw:polygon draw:style-name="gr6" draw:text-style-name="P3" draw:layer="layout" svg:width="0.026cm" svg:height="0.072cm" svg:x="7.762cm" svg:y="7.794cm" svg:viewBox="0 0 27 73" draw:points="27,0 27,54 0,73 0,19">
          <text:p/>
        </draw:polygon>
        <draw:polygon draw:style-name="gr7" draw:text-style-name="P1" draw:layer="layout" svg:width="0cm" svg:height="0cm" svg:x="7.312cm" svg:y="5.991cm" svg:viewBox="0 0 0 0" draw:points="0,0">
          <text:p/>
        </draw:polygon>
        <draw:polygon draw:style-name="gr6" draw:text-style-name="P3" draw:layer="layout" svg:width="0.027cm" svg:height="0.072cm" svg:x="7.788cm" svg:y="6.741cm" svg:viewBox="0 0 28 73" draw:points="28,54 28,0 0,19 0,73">
          <text:p/>
        </draw:polygon>
        <draw:polygon draw:style-name="gr7" draw:text-style-name="P1" draw:layer="layout" svg:width="0cm" svg:height="0cm" svg:x="7.312cm" svg:y="5.991cm" svg:viewBox="0 0 0 0" draw:points="0,0">
          <text:p/>
        </draw:polygon>
        <draw:polygon draw:style-name="gr6" draw:text-style-name="P3" draw:layer="layout" svg:width="0.027cm" svg:height="0.07cm" svg:x="7.788cm" svg:y="6.954cm" svg:viewBox="0 0 28 71" draw:points="28,0 28,54 4,71 0,19">
          <text:p/>
        </draw:polygon>
        <draw:polygon draw:style-name="gr7" draw:text-style-name="P1" draw:layer="layout" svg:width="0cm" svg:height="0cm" svg:x="7.312cm" svg:y="5.991cm" svg:viewBox="0 0 0 0" draw:points="0,0">
          <text:p/>
        </draw:polygon>
        <draw:polygon draw:style-name="gr6" draw:text-style-name="P3" draw:layer="layout" svg:width="0.027cm" svg:height="0.072cm" svg:x="7.788cm" svg:y="7.706cm" svg:viewBox="0 0 28 73" draw:points="28,0 28,54 0,73 0,19">
          <text:p/>
        </draw:polygon>
        <draw:polygon draw:style-name="gr7" draw:text-style-name="P1" draw:layer="layout" svg:width="0cm" svg:height="0cm" svg:x="7.312cm" svg:y="5.991cm" svg:viewBox="0 0 0 0" draw:points="0,0">
          <text:p/>
        </draw:polygon>
        <draw:polygon draw:style-name="gr6" draw:text-style-name="P3" draw:layer="layout" svg:width="0.027cm" svg:height="0.072cm" svg:x="7.788cm" svg:y="7.919cm" svg:viewBox="0 0 28 73" draw:points="28,0 28,54 0,73 0,19">
          <text:p/>
        </draw:polygon>
        <draw:polygon draw:style-name="gr7" draw:text-style-name="P1" draw:layer="layout" svg:width="0cm" svg:height="0cm" svg:x="7.312cm" svg:y="5.991cm" svg:viewBox="0 0 0 0" draw:points="0,0">
          <text:p/>
        </draw:polygon>
        <draw:polygon draw:style-name="gr6" draw:text-style-name="P3" draw:layer="layout" svg:width="0.034cm" svg:height="0.045cm" svg:x="7.591cm" svg:y="6.209cm" svg:viewBox="0 0 35 46" draw:points="35,46 35,0 0,21">
          <text:p/>
        </draw:polygon>
        <draw:polygon draw:style-name="gr7" draw:text-style-name="P1" draw:layer="layout" svg:width="0cm" svg:height="0cm" svg:x="7.312cm" svg:y="5.991cm" svg:viewBox="0 0 0 0" draw:points="0,0">
          <text:p/>
        </draw:polygon>
        <draw:polygon draw:style-name="gr6" draw:text-style-name="P3" draw:layer="layout" svg:width="0.039cm" svg:height="0.029cm" svg:x="7.378cm" svg:y="6.729cm" svg:viewBox="0 0 40 30" draw:points="40,30 40,27 0,0">
          <text:p/>
        </draw:polygon>
        <draw:polygon draw:style-name="gr7" draw:text-style-name="P1" draw:layer="layout" svg:width="0cm" svg:height="0cm" svg:x="7.312cm" svg:y="5.991cm" svg:viewBox="0 0 0 0" draw:points="0,0">
          <text:p/>
        </draw:polygon>
        <draw:path draw:style-name="gr6" draw:text-style-name="P3" draw:layer="layout" svg:width="0.002cm" svg:height="0.085cm" svg:x="5.921cm" svg:y="4.117cm" svg:viewBox="0 0 3 86" svg:d="M3 0v86c-3-14-3-28-3-42 0-15 0-30 3-44z">
          <text:p/>
        </draw:path>
        <draw:polygon draw:style-name="gr7" draw:text-style-name="P1" draw:layer="layout" svg:width="0cm" svg:height="0cm" svg:x="7.312cm" svg:y="5.991cm" svg:viewBox="0 0 0 0" draw:points="0,0">
          <text:p/>
        </draw:polygon>
        <draw:path draw:style-name="gr6" draw:text-style-name="P3" draw:layer="layout" svg:width="0.177cm" svg:height="0.005cm" svg:x="4.712cm" svg:y="2.087cm" svg:viewBox="0 0 178 6" svg:d="M174 5c-57-7-114-7-170 0-1 0-2 0-4 1 59-8 118-8 178 0-1-1-3-1-4-1z">
          <text:p/>
        </draw:path>
        <draw:polygon draw:style-name="gr7" draw:text-style-name="P1" draw:layer="layout" svg:width="0cm" svg:height="0cm" svg:x="7.312cm" svg:y="5.991cm" svg:viewBox="0 0 0 0" draw:points="0,0">
          <text:p/>
        </draw:polygon>
        <draw:path draw:style-name="gr6" draw:text-style-name="P3" draw:layer="layout" svg:width="0.014cm" svg:height="0.022cm" svg:x="7.982cm" svg:y="7.958cm" svg:viewBox="0 0 15 23" svg:d="M15 11c0-3 0-7-1-11-2 10-7 18-14 23z">
          <text:p/>
        </draw:path>
        <draw:polygon draw:style-name="gr7" draw:text-style-name="P1" draw:layer="layout" svg:width="0cm" svg:height="0cm" svg:x="7.312cm" svg:y="5.991cm" svg:viewBox="0 0 0 0" draw:points="0,0">
          <text:p/>
        </draw:polygon>
        <draw:path draw:style-name="gr6" draw:text-style-name="P3" draw:layer="layout" svg:width="0.16cm" svg:height="0.004cm" svg:x="6.841cm" svg:y="5.276cm" svg:viewBox="0 0 161 5" svg:d="M159 5c-53-7-105-7-157 0 0 0-1 0-2 0 53-7 107-7 161 0-1 0-1 0-2 0z">
          <text:p/>
        </draw:path>
        <draw:polygon draw:style-name="gr7" draw:text-style-name="P1" draw:layer="layout" svg:width="0cm" svg:height="0cm" svg:x="7.312cm" svg:y="5.991cm" svg:viewBox="0 0 0 0" draw:points="0,0">
          <text:p/>
        </draw:polygon>
        <draw:polygon draw:style-name="gr6" draw:text-style-name="P3" draw:layer="layout" svg:width="0cm" svg:height="0cm" svg:x="4.73cm" svg:y="1.768cm" svg:viewBox="0 0 0 0" draw:points="0,0">
          <text:p/>
        </draw:polygon>
        <draw:polygon draw:style-name="gr7" draw:text-style-name="P1" draw:layer="layout" svg:width="0cm" svg:height="0cm" svg:x="7.312cm" svg:y="5.991cm" svg:viewBox="0 0 0 0" draw:points="0,0">
          <text:p/>
        </draw:polygon>
        <draw:path draw:style-name="gr8" draw:text-style-name="P1" draw:layer="layout" svg:width="0.116cm" svg:height="0.045cm" svg:x="9.484cm" svg:y="4.902cm" svg:viewBox="0 0 117 46" svg:d="M117 0c-24 0-50 8-74 20-15 8-29 16-43 26">
          <text:p/>
        </draw:path>
        <draw:line draw:style-name="gr8" draw:text-style-name="P1" draw:layer="layout" svg:x1="9.126cm" svg:y1="5.66cm" svg:x2="8.883cm" svg:y2="5.488cm">
          <text:p/>
        </draw:line>
        <draw:path draw:style-name="gr8" draw:text-style-name="P1" draw:layer="layout" svg:width="0.123cm" svg:height="0.014cm" svg:x="9.477cm" svg:y="4.902cm" svg:viewBox="0 0 124 15" svg:d="M0 15c39-8 81-15 124-15">
          <text:p/>
        </draw:path>
        <draw:path draw:style-name="gr8" draw:text-style-name="P1" draw:layer="layout" svg:width="0.008cm" svg:height="0.027cm" svg:x="8.883cm" svg:y="5.461cm" svg:viewBox="0 0 9 28" svg:d="M9 0c-3 11-5 21-9 28">
          <text:p/>
        </draw:path>
        <draw:path draw:style-name="gr8" draw:text-style-name="P1" draw:layer="layout" svg:width="0.314cm" svg:height="0.138cm" svg:x="9.163cm" svg:y="4.916cm" svg:viewBox="0 0 315 139" svg:d="M315 0c-113 24-221 72-315 139">
          <text:p/>
        </draw:path>
        <draw:path draw:style-name="gr8" draw:text-style-name="P1" draw:layer="layout" svg:width="0.248cm" svg:height="0.319cm" svg:x="8.915cm" svg:y="5.054cm" svg:viewBox="0 0 249 320" svg:d="M249 0c-53 37-101 80-143 130-46 55-84 119-106 190">
          <text:p/>
        </draw:path>
        <draw:path draw:style-name="gr8" draw:text-style-name="P1" draw:layer="layout" svg:width="0.024cm" svg:height="0.088cm" svg:x="8.891cm" svg:y="5.373cm" svg:viewBox="0 0 25 89" svg:d="M0 89c8-30 16-59 25-89">
          <text:p/>
        </draw:path>
        <draw:line draw:style-name="gr8" draw:text-style-name="P1" draw:layer="layout" svg:x1="9.125cm" svg:y1="5.659cm" svg:x2="9.125cm" svg:y2="5.234cm">
          <text:p/>
        </draw:line>
        <draw:path draw:style-name="gr8" draw:text-style-name="P1" draw:layer="layout" svg:width="0.055cm" svg:height="0.008cm" svg:x="9.144cm" svg:y="5.179cm" svg:viewBox="0 0 56 9" svg:d="M56 7c-22-10-41-8-56 2">
          <text:p/>
        </draw:path>
        <draw:path draw:style-name="gr8" draw:text-style-name="P1" draw:layer="layout" svg:width="0.019cm" svg:height="0.048cm" svg:x="9.125cm" svg:y="5.186cm" svg:viewBox="0 0 20 49" svg:d="M20 0c-12 9-20 27-20 49">
          <text:p/>
        </draw:path>
        <draw:path draw:style-name="gr8" draw:text-style-name="P1" draw:layer="layout" svg:width="0.026cm" svg:height="0.012cm" svg:x="9.199cm" svg:y="5.184cm" svg:viewBox="0 0 27 13" svg:d="M27 13c-10-5-19-8-27-13">
          <text:p/>
        </draw:path>
        <draw:path draw:style-name="gr8" draw:text-style-name="P1" draw:layer="layout" svg:width="0.028cm" svg:height="0.05cm" svg:x="8.855cm" svg:y="5.488cm" svg:viewBox="0 0 29 51" svg:d="M29 0c-4 22-15 40-29 51">
          <text:p/>
        </draw:path>
        <draw:path draw:style-name="gr8" draw:text-style-name="P1" draw:layer="layout" svg:width="0.048cm" svg:height="0.011cm" svg:x="8.807cm" svg:y="5.538cm" svg:viewBox="0 0 49 12" svg:d="M49 0c-13 10-29 14-49 11">
          <text:p/>
        </draw:path>
        <draw:line draw:style-name="gr8" draw:text-style-name="P1" draw:layer="layout" svg:x1="9.225cm" svg:y1="5.195cm" svg:x2="9.624cm" svg:y2="5.375cm">
          <text:p/>
        </draw:line>
        <draw:path draw:style-name="gr8" draw:text-style-name="P1" draw:layer="layout" svg:width="0.039cm" svg:height="0.002cm" svg:x="8.768cm" svg:y="5.546cm" svg:viewBox="0 0 40 3" svg:d="M0 0c13 0 26 2 40 3">
          <text:p/>
        </draw:path>
        <draw:line draw:style-name="gr8" draw:text-style-name="P1" draw:layer="layout" svg:x1="9.789cm" svg:y1="5.491cm" svg:x2="9.623cm" svg:y2="5.374cm">
          <text:p/>
        </draw:line>
        <draw:line draw:style-name="gr8" draw:text-style-name="P1" draw:layer="layout" svg:x1="8.768cm" svg:y1="5.546cm" svg:x2="8.768cm" svg:y2="6.181cm">
          <text:p/>
        </draw:line>
        <draw:line draw:style-name="gr8" draw:text-style-name="P1" draw:layer="layout" svg:x1="8.768cm" svg:y1="6.181cm" svg:x2="8.981cm" svg:y2="6.33cm">
          <text:p/>
        </draw:line>
        <draw:line draw:style-name="gr8" draw:text-style-name="P1" draw:layer="layout" svg:x1="9.569cm" svg:y1="6.271cm" svg:x2="9.273cm" svg:y2="6.061cm">
          <text:p/>
        </draw:line>
        <draw:line draw:style-name="gr8" draw:text-style-name="P1" draw:layer="layout" svg:x1="8.98cm" svg:y1="8.917cm" svg:x2="8.98cm" svg:y2="6.329cm">
          <text:p/>
        </draw:line>
        <draw:path draw:style-name="gr8" draw:text-style-name="P1" draw:layer="layout" svg:width="0.222cm" svg:height="0.05cm" svg:x="9.051cm" svg:y="6.011cm" svg:viewBox="0 0 223 51" svg:d="M223 51c-89-55-171-67-223-29">
          <text:p/>
        </draw:path>
        <draw:path draw:style-name="gr8" draw:text-style-name="P1" draw:layer="layout" svg:width="0.045cm" svg:height="0.063cm" svg:x="9.006cm" svg:y="6.033cm" svg:viewBox="0 0 46 64" svg:d="M46 0c-21 14-37 36-46 64">
          <text:p/>
        </draw:path>
        <draw:line draw:style-name="gr8" draw:text-style-name="P1" draw:layer="layout" svg:x1="8.984cm" svg:y1="8.921cm" svg:x2="8.98cm" svg:y2="8.917cm">
          <text:p/>
        </draw:line>
        <draw:path draw:style-name="gr8" draw:text-style-name="P1" draw:layer="layout" svg:width="0.012cm" svg:height="0.075cm" svg:x="8.994cm" svg:y="6.096cm" svg:viewBox="0 0 13 76" svg:d="M13 0c-9 23-13 48-13 76">
          <text:p/>
        </draw:path>
        <draw:line draw:style-name="gr8" draw:text-style-name="P1" draw:layer="layout" svg:x1="8.983cm" svg:y1="8.921cm" svg:x2="9.789cm" svg:y2="8.778cm">
          <text:p/>
        </draw:line>
        <draw:line draw:style-name="gr8" draw:text-style-name="P1" draw:layer="layout" svg:x1="8.994cm" svg:y1="6.171cm" svg:x2="8.994cm" svg:y2="7.254cm">
          <text:p/>
        </draw:line>
        <draw:line draw:style-name="gr8" draw:text-style-name="P1" draw:layer="layout" svg:x1="8.994cm" svg:y1="7.254cm" svg:x2="9.451cm" svg:y2="7.576cm">
          <text:p/>
        </draw:line>
        <draw:path draw:style-name="gr8" draw:text-style-name="P1" draw:layer="layout" svg:width="0.341cm" svg:height="0.383cm" svg:x="9.337cm" svg:y="5.441cm" svg:viewBox="0 0 342 384" svg:d="M342 384c-61-170-207-336-342-384">
          <text:p/>
        </draw:path>
        <draw:path draw:style-name="gr8" draw:text-style-name="P1" draw:layer="layout" svg:width="0.455cm" svg:height="0.683cm" svg:x="9.149cm" svg:y="5.428cm" svg:viewBox="0 0 456 684" svg:d="M189 13c-106-37-180 7-188 113-8 105 51 253 149 375 100 121 220 192 306 182">
          <text:p/>
        </draw:path>
        <draw:path draw:style-name="gr8" draw:text-style-name="P1" draw:layer="layout" svg:width="0.445cm" svg:height="0.492cm" svg:x="9.153cm" svg:y="7.883cm" svg:viewBox="0 0 446 493" svg:d="M0 0c15 109 80 238 172 339 91 101 195 160 274 154">
          <text:p/>
        </draw:path>
        <draw:path draw:style-name="gr8" draw:text-style-name="P1" draw:layer="layout" svg:width="0.013cm" svg:height="0.119cm" svg:x="9.149cm" svg:y="7.764cm" svg:viewBox="0 0 14 120" svg:d="M14 0c-15 32-18 73-10 120">
          <text:p/>
        </draw:path>
        <draw:path draw:style-name="gr8" draw:text-style-name="P1" draw:layer="layout" svg:width="0.131cm" svg:height="0.079cm" svg:x="9.337cm" svg:y="7.706cm" svg:viewBox="0 0 132 80" svg:d="M132 80c-45-38-90-65-132-80">
          <text:p/>
        </draw:path>
        <draw:path draw:style-name="gr8" draw:text-style-name="P1" draw:layer="layout" svg:width="0.175cm" svg:height="0.071cm" svg:x="9.162cm" svg:y="7.692cm" svg:viewBox="0 0 176 72" svg:d="M176 14c-84-31-149-10-176 58">
          <text:p/>
        </draw:path>
        <draw:line draw:style-name="gr8" draw:text-style-name="P1" draw:layer="layout" svg:x1="9.789cm" svg:y1="8.779cm" svg:x2="9.734cm" svg:y2="8.74cm">
          <text:p/>
        </draw:line>
        <draw:path draw:style-name="gr8" draw:text-style-name="P1" draw:layer="layout" svg:width="0.257cm" svg:height="0.036cm" svg:x="9.92cm" svg:y="4.49cm" svg:viewBox="0 0 258 37" svg:d="M258 37c-105-48-196-49-258-5">
          <text:p/>
        </draw:path>
        <draw:line draw:style-name="gr8" draw:text-style-name="P1" draw:layer="layout" svg:x1="10.576cm" svg:y1="4.705cm" svg:x2="9.623cm" svg:y2="5.375cm">
          <text:p/>
        </draw:line>
        <draw:line draw:style-name="gr8" draw:text-style-name="P1" draw:layer="layout" svg:x1="10.177cm" svg:y1="4.526cm" svg:x2="10.576cm" svg:y2="4.706cm">
          <text:p/>
        </draw:line>
        <draw:path draw:style-name="gr8" draw:text-style-name="P1" draw:layer="layout" svg:width="0.12cm" svg:height="0.162cm" svg:x="8.525cm" svg:y="5.541cm" svg:viewBox="0 0 121 163" svg:d="M0 163c26-70 68-125 121-163">
          <text:p/>
        </draw:path>
        <draw:path draw:style-name="gr8" draw:text-style-name="P1" draw:layer="layout" svg:width="0.089cm" svg:height="0.043cm" svg:x="8.645cm" svg:y="5.498cm" svg:viewBox="0 0 90 44" svg:d="M0 44c28-20 57-34 90-44">
          <text:p/>
        </draw:path>
        <draw:line draw:style-name="gr8" draw:text-style-name="P1" draw:layer="layout" svg:x1="8.768cm" svg:y1="5.547cm" svg:x2="8.859cm" svg:y2="5.483cm">
          <text:p/>
        </draw:line>
        <draw:path draw:style-name="gr8" draw:text-style-name="P1" draw:layer="layout" svg:width="0.025cm" svg:height="0.006cm" svg:x="8.734cm" svg:y="5.492cm" svg:viewBox="0 0 26 7" svg:d="M0 7c9-2 17-4 26-7">
          <text:p/>
        </draw:path>
        <draw:path draw:style-name="gr8" draw:text-style-name="P1" draw:layer="layout" svg:width="0.099cm" svg:height="0.01cm" svg:x="8.759cm" svg:y="5.483cm" svg:viewBox="0 0 100 11" svg:d="M0 11c32-8 65-12 100-11">
          <text:p/>
        </draw:path>
        <draw:line draw:style-name="gr8" draw:text-style-name="P1" draw:layer="layout" svg:x1="10.575cm" svg:y1="4.705cm" svg:x2="10.741cm" svg:y2="4.822cm">
          <text:p/>
        </draw:line>
        <draw:line draw:style-name="gr8" draw:text-style-name="P1" draw:layer="layout" svg:x1="11.059cm" svg:y1="5.045cm" svg:x2="10.74cm" svg:y2="4.821cm">
          <text:p/>
        </draw:line>
        <draw:line draw:style-name="gr8" draw:text-style-name="P1" draw:layer="layout" svg:x1="11.059cm" svg:y1="5.044cm" svg:x2="10.095cm" svg:y2="5.722cm">
          <text:p/>
        </draw:line>
        <draw:line draw:style-name="gr8" draw:text-style-name="P1" draw:layer="layout" svg:x1="9.778cm" svg:y1="5.499cm" svg:x2="9.789cm" svg:y2="5.49cm">
          <text:p/>
        </draw:line>
        <draw:line draw:style-name="gr8" draw:text-style-name="P1" draw:layer="layout" svg:x1="10.096cm" svg:y1="5.722cm" svg:x2="9.778cm" svg:y2="5.498cm">
          <text:p/>
        </draw:line>
        <draw:line draw:style-name="gr8" draw:text-style-name="P1" draw:layer="layout" svg:x1="8.428cm" svg:y1="6.421cm" svg:x2="8.769cm" svg:y2="6.181cm">
          <text:p/>
        </draw:line>
        <draw:path draw:style-name="gr8" draw:text-style-name="P1" draw:layer="layout" svg:width="0.344cm" svg:height="3.28cm" svg:x="9.445cm" svg:y="5.498cm" svg:viewBox="0 0 345 3281" svg:d="M335 0c-450 1365-446 2552 10 3281">
          <text:p/>
        </draw:path>
        <draw:line draw:style-name="gr8" draw:text-style-name="P1" draw:layer="layout" svg:x1="7.773cm" svg:y1="6.107cm" svg:x2="7.625cm" svg:y2="6.212cm">
          <text:p/>
        </draw:line>
        <draw:line draw:style-name="gr8" draw:text-style-name="P1" draw:layer="layout" svg:x1="7.154cm" svg:y1="6.33cm" svg:x2="7.402cm" svg:y2="6.155cm">
          <text:p/>
        </draw:line>
        <draw:line draw:style-name="gr8" draw:text-style-name="P1" draw:layer="layout" svg:x1="7.155cm" svg:y1="6.33cm" svg:x2="7cm" svg:y2="6.221cm">
          <text:p/>
        </draw:line>
        <draw:path draw:style-name="gr8" draw:text-style-name="P1" draw:layer="layout" svg:width="1.023cm" svg:height="0.599cm" svg:x="5.977cm" svg:y="5.624cm" svg:viewBox="0 0 1024 600" svg:d="M0 0c53 362 507 628 1024 598">
          <text:p/>
        </draw:path>
        <draw:path draw:style-name="gr8" draw:text-style-name="P1" draw:layer="layout" svg:width="0.285cm" svg:height="0.497cm" svg:x="5.692cm" svg:y="5.127cm" svg:viewBox="0 0 286 498" svg:d="M286 498c-19-183-118-357-286-498">
          <text:p/>
        </draw:path>
        <draw:path draw:style-name="gr8" draw:text-style-name="P1" draw:layer="layout" svg:width="0.621cm" svg:height="0.296cm" svg:x="5.071cm" svg:y="4.831cm" svg:viewBox="0 0 622 297" svg:d="M622 297c-132-160-361-270-622-297">
          <text:p/>
        </draw:path>
        <draw:path draw:style-name="gr8" draw:text-style-name="P1" draw:layer="layout" svg:width="0.104cm" svg:height="0.022cm" svg:x="5.071cm" svg:y="4.809cm" svg:viewBox="0 0 105 23" svg:d="M0 23c35-7 70-14 105-23">
          <text:p/>
        </draw:path>
        <draw:path draw:style-name="gr8" draw:text-style-name="P1" draw:layer="layout" svg:width="0.329cm" svg:height="0.128cm" svg:x="5.175cm" svg:y="4.681cm" svg:viewBox="0 0 330 129" svg:d="M0 129c119-30 230-74 330-129">
          <text:p/>
        </draw:path>
        <draw:path draw:style-name="gr8" draw:text-style-name="P1" draw:layer="layout" svg:width="0.174cm" svg:height="0.123cm" svg:x="5.504cm" svg:y="4.558cm" svg:viewBox="0 0 175 124" svg:d="M175 0c-52 46-111 87-175 124">
          <text:p/>
        </draw:path>
        <draw:path draw:style-name="gr8" draw:text-style-name="P1" draw:layer="layout" svg:width="0.183cm" svg:height="0.231cm" svg:x="5.678cm" svg:y="4.327cm" svg:viewBox="0 0 184 232" svg:d="M0 232c80-70 142-149 184-232">
          <text:p/>
        </draw:path>
        <draw:path draw:style-name="gr8" draw:text-style-name="P1" draw:layer="layout" svg:width="0.062cm" svg:height="0.21cm" svg:x="5.861cm" svg:y="4.117cm" svg:viewBox="0 0 63 211" svg:d="M0 211c35-69 56-139 63-211">
          <text:p/>
        </draw:path>
        <draw:path draw:style-name="gr8" draw:text-style-name="P1" draw:layer="layout" svg:width="0.002cm" svg:height="0.043cm" svg:x="5.921cm" svg:y="4.117cm" svg:viewBox="0 0 3 44" svg:d="M3 0c-3 14-3 30-3 44">
          <text:p/>
        </draw:path>
        <draw:path draw:style-name="gr8" draw:text-style-name="P1" draw:layer="layout" svg:width="0.696cm" svg:height="0.601cm" svg:x="5.921cm" svg:y="4.16cm" svg:viewBox="0 0 697 602" svg:d="M0 0c0 291 291 543 697 602">
          <text:p/>
        </draw:path>
        <draw:path draw:style-name="gr8" draw:text-style-name="P1" draw:layer="layout" svg:width="0.454cm" svg:height="0.134cm" svg:x="6.617cm" svg:y="4.761cm" svg:viewBox="0 0 455 135" svg:d="M0 0c130 74 287 121 455 135">
          <text:p/>
        </draw:path>
        <draw:path draw:style-name="gr8" draw:text-style-name="P1" draw:layer="layout" svg:width="0.782cm" svg:height="0.532cm" svg:x="7.071cm" svg:y="4.895cm" svg:viewBox="0 0 783 533" svg:d="M783 533c-76-275-389-489-783-533">
          <text:p/>
        </draw:path>
        <draw:path draw:style-name="gr8" draw:text-style-name="P1" draw:layer="layout" svg:width="0.235cm" svg:height="0.049cm" svg:x="7.853cm" svg:y="5.427cm" svg:viewBox="0 0 236 50" svg:d="M0 0c25 27 66 46 111 50 46 3 91-8 125-32">
          <text:p/>
        </draw:path>
        <draw:line draw:style-name="gr8" draw:text-style-name="P1" draw:layer="layout" svg:x1="8.088cm" svg:y1="5.446cm" svg:x2="8.755cm" svg:y2="4.977cm">
          <text:p/>
        </draw:line>
        <draw:line draw:style-name="gr8" draw:text-style-name="P1" draw:layer="layout" svg:x1="9.032cm" svg:y1="5.173cm" svg:x2="8.754cm" svg:y2="4.977cm">
          <text:p/>
        </draw:line>
        <draw:line draw:style-name="gr8" draw:text-style-name="P1" draw:layer="layout" svg:x1="8.365cm" svg:y1="5.772cm" svg:x2="8.526cm" svg:y2="5.885cm">
          <text:p/>
        </draw:line>
        <draw:line draw:style-name="gr8" draw:text-style-name="P1" draw:layer="layout" svg:x1="7.936cm" svg:y1="6.075cm" svg:x2="8.366cm" svg:y2="5.772cm">
          <text:p/>
        </draw:line>
        <draw:line draw:style-name="gr8" draw:text-style-name="P1" draw:layer="layout" svg:x1="7.936cm" svg:y1="6.074cm" svg:x2="8.429cm" svg:y2="6.421cm">
          <text:p/>
        </draw:line>
        <draw:line draw:style-name="gr8" draw:text-style-name="P1" draw:layer="layout" svg:x1="8.316cm" svg:y1="6.797cm" svg:x2="8.981cm" svg:y2="6.329cm">
          <text:p/>
        </draw:line>
        <draw:line draw:style-name="gr8" draw:text-style-name="P1" draw:layer="layout" svg:x1="8.421cm" svg:y1="6.564cm" svg:x2="8.279cm" svg:y2="6.664cm">
          <text:p/>
        </draw:line>
        <draw:line draw:style-name="gr8" draw:text-style-name="P1" draw:layer="layout" svg:x1="8.421cm" svg:y1="6.565cm" svg:x2="8.348cm" svg:y2="6.513cm">
          <text:p/>
        </draw:line>
        <draw:line draw:style-name="gr8" draw:text-style-name="P1" draw:layer="layout" svg:x1="8.351cm" svg:y1="6.511cm" svg:x2="8.348cm" svg:y2="6.515cm">
          <text:p/>
        </draw:line>
        <draw:line draw:style-name="gr8" draw:text-style-name="P1" draw:layer="layout" svg:x1="8.351cm" svg:y1="6.512cm" svg:x2="7.846cm" svg:y2="6.157cm">
          <text:p/>
        </draw:line>
        <draw:line draw:style-name="gr8" draw:text-style-name="P1" draw:layer="layout" svg:x1="7.847cm" svg:y1="6.157cm" svg:x2="7.844cm" svg:y2="6.159cm">
          <text:p/>
        </draw:line>
        <draw:line draw:style-name="gr8" draw:text-style-name="P1" draw:layer="layout" svg:x1="7.845cm" svg:y1="6.159cm" svg:x2="7.772cm" svg:y2="6.107cm">
          <text:p/>
        </draw:line>
        <draw:line draw:style-name="gr8" draw:text-style-name="P1" draw:layer="layout" svg:x1="5.854cm" svg:y1="4.711cm" svg:x2="6.606cm" svg:y2="5.24cm">
          <text:p/>
        </draw:line>
        <draw:path draw:style-name="gr8" draw:text-style-name="P1" draw:layer="layout" svg:width="0.106cm" svg:height="0.016cm" svg:x="5.748cm" svg:y="4.696cm" svg:viewBox="0 0 107 17" svg:d="M0 17c30-23 78-23 107 0">
          <text:p/>
        </draw:path>
        <draw:path draw:style-name="gr8" draw:text-style-name="P1" draw:layer="layout" svg:width="0.1cm" svg:height="0.223cm" svg:x="6.372cm" svg:y="5.332cm" svg:viewBox="0 0 101 224" svg:d="M101 0c-66 66-101 144-101 224">
          <text:p/>
        </draw:path>
        <draw:path draw:style-name="gr8" draw:text-style-name="P1" draw:layer="layout" svg:width="1.098cm" svg:height="0.386cm" svg:x="6.372cm" svg:y="5.555cm" svg:viewBox="0 0 1099 387" svg:d="M0 0c0 214 246 387 549 387 304 0 550-173 550-387">
          <text:p/>
        </draw:path>
        <draw:path draw:style-name="gr8" draw:text-style-name="P1" draw:layer="layout" svg:width="0.865cm" svg:height="0.386cm" svg:x="6.605cm" svg:y="5.17cm" svg:viewBox="0 0 866 387" svg:d="M866 387c0-144-114-277-297-343-182-67-402-57-569 27">
          <text:p/>
        </draw:path>
        <draw:line draw:style-name="gr8" draw:text-style-name="P1" draw:layer="layout" svg:x1="5.722cm" svg:y1="4.731cm" svg:x2="5.749cm" svg:y2="4.711cm">
          <text:p/>
        </draw:line>
        <draw:line draw:style-name="gr8" draw:text-style-name="P1" draw:layer="layout" svg:x1="6.473cm" svg:y1="5.333cm" svg:x2="5.722cm" svg:y2="4.804cm">
          <text:p/>
        </draw:line>
        <draw:path draw:style-name="gr8" draw:text-style-name="P1" draw:layer="layout" svg:width="0.022cm" svg:height="0.037cm" svg:x="5.7cm" svg:y="4.767cm" svg:viewBox="0 0 23 38" svg:d="M23 38c-15-10-23-24-23-38">
          <text:p/>
        </draw:path>
        <draw:path draw:style-name="gr8" draw:text-style-name="P1" draw:layer="layout" svg:width="0.022cm" svg:height="0.037cm" svg:x="5.7cm" svg:y="4.73cm" svg:viewBox="0 0 23 38" svg:d="M0 38c0-15 8-28 23-38">
          <text:p/>
        </draw:path>
        <draw:line draw:style-name="gr8" draw:text-style-name="P1" draw:layer="layout" svg:x1="8.981cm" svg:y1="8.917cm" svg:x2="8.975cm" svg:y2="8.921cm">
          <text:p/>
        </draw:line>
        <draw:line draw:style-name="gr8" draw:text-style-name="P1" draw:layer="layout" svg:x1="8.316cm" svg:y1="6.796cm" svg:x2="8.316cm" svg:y2="6.69cm">
          <text:p/>
        </draw:line>
        <draw:line draw:style-name="gr8" draw:text-style-name="P1" draw:layer="layout" svg:x1="8.067cm" svg:y1="6.866cm" svg:x2="8.317cm" svg:y2="6.69cm">
          <text:p/>
        </draw:line>
        <draw:line draw:style-name="gr8" draw:text-style-name="P1" draw:layer="layout" svg:x1="8.067cm" svg:y1="8.401cm" svg:x2="8.067cm" svg:y2="6.865cm">
          <text:p/>
        </draw:line>
        <draw:line draw:style-name="gr8" draw:text-style-name="P1" draw:layer="layout" svg:x1="8.976cm" svg:y1="8.921cm" svg:x2="8.067cm" svg:y2="8.401cm">
          <text:p/>
        </draw:line>
        <draw:line draw:style-name="gr8" draw:text-style-name="P1" draw:layer="layout" svg:x1="8.994cm" svg:y1="6.172cm" svg:x2="9.201cm" svg:y2="6.026cm">
          <text:p/>
        </draw:line>
        <draw:line draw:style-name="gr8" draw:text-style-name="P1" draw:layer="layout" svg:x1="7.05cm" svg:y1="8.844cm" svg:x2="7cm" svg:y2="8.809cm">
          <text:p/>
        </draw:line>
        <draw:path draw:style-name="gr8" draw:text-style-name="P1" draw:layer="layout" svg:width="0.212cm" svg:height="0.031cm" svg:x="7.049cm" svg:y="8.843cm" svg:viewBox="0 0 213 32" svg:d="M0 0c26 19 65 32 105 32 40 1 81-12 108-32">
          <text:p/>
        </draw:path>
        <draw:path draw:style-name="gr8" draw:text-style-name="P1" draw:layer="layout" svg:width="1.023cm" svg:height="0.599cm" svg:x="5.977cm" svg:y="8.212cm" svg:viewBox="0 0 1024 600" svg:d="M0 0c53 361 507 628 1024 598">
          <text:p/>
        </draw:path>
        <draw:line draw:style-name="gr8" draw:text-style-name="P1" draw:layer="layout" svg:x1="7.979cm" svg:y1="8.339cm" svg:x2="7.261cm" svg:y2="8.844cm">
          <text:p/>
        </draw:line>
        <draw:path draw:style-name="gr8" draw:text-style-name="P1" draw:layer="layout" svg:width="0.285cm" svg:height="0.497cm" svg:x="5.692cm" svg:y="7.715cm" svg:viewBox="0 0 286 498" svg:d="M286 498c-19-184-118-358-286-498">
          <text:p/>
        </draw:path>
        <draw:path draw:style-name="gr8" draw:text-style-name="P1" draw:layer="layout" svg:width="0.621cm" svg:height="0.296cm" svg:x="5.071cm" svg:y="7.419cm" svg:viewBox="0 0 622 297" svg:d="M622 297c-132-160-361-270-622-297">
          <text:p/>
        </draw:path>
        <draw:path draw:style-name="gr8" draw:text-style-name="P1" draw:layer="layout" svg:width="1.395cm" svg:height="0.791cm" svg:x="3.676cm" svg:y="6.651cm" svg:viewBox="0 0 1396 792" svg:d="M1396 769c-337 59-692 5-965-145-272-150-431-380-431-624">
          <text:p/>
        </draw:path>
        <draw:path draw:style-name="gr8" draw:text-style-name="P1" draw:layer="layout" svg:width="0.208cm" svg:height="0.02cm" svg:x="9.788cm" svg:y="8.778cm" svg:viewBox="0 0 209 21" svg:d="M209 21c-74-4-143-12-209-21">
          <text:p/>
        </draw:path>
        <draw:line draw:style-name="gr8" draw:text-style-name="P1" draw:layer="layout" svg:x1="9.996cm" svg:y1="8.799cm" svg:x2="10.464cm" svg:y2="8.47cm">
          <text:p/>
        </draw:line>
        <draw:polyline draw:style-name="gr8" draw:text-style-name="P1" draw:layer="layout" svg:width="0.325cm" svg:height="0.229cm" svg:x="10.463cm" svg:y="8.241cm" svg:viewBox="0 0 326 230" draw:points="0,230 5,218 12,205 23,191 38,177 55,161 77,144 100,127 127,109 155,91 186,72 219,53 253,35 289,18 326,0">
          <text:p/>
        </draw:polyline>
        <draw:line draw:style-name="gr8" draw:text-style-name="P1" draw:layer="layout" svg:x1="10.788cm" svg:y1="8.242cm" svg:x2="11.154cm" svg:y2="7.984cm">
          <text:p/>
        </draw:line>
        <draw:line draw:style-name="gr8" draw:text-style-name="P1" draw:layer="layout" svg:x1="8.994cm" svg:y1="7.255cm" svg:x2="9.467cm" svg:y2="6.922cm">
          <text:p/>
        </draw:line>
        <draw:path draw:style-name="gr8" draw:text-style-name="P1" draw:layer="layout" svg:width="0.027cm" svg:height="0.144cm" svg:x="9.37cm" svg:y="6.347cm" svg:viewBox="0 0 28 145" svg:d="M17 0c-26 67-22 123 11 145">
          <text:p/>
        </draw:path>
        <draw:path draw:style-name="gr8" draw:text-style-name="P1" draw:layer="layout" svg:width="0.133cm" svg:height="0.044cm" svg:x="9.398cm" svg:y="6.458cm" svg:viewBox="0 0 134 45" svg:d="M0 34c30 22 81 9 134-34">
          <text:p/>
        </draw:path>
        <draw:path draw:style-name="gr8" draw:text-style-name="P1" draw:layer="layout" svg:width="0.007cm" svg:height="0.018cm" svg:x="9.387cm" svg:y="6.329cm" svg:viewBox="0 0 8 19" svg:d="M8 0c-3 7-6 13-8 19">
          <text:p/>
        </draw:path>
        <draw:path draw:style-name="gr8" draw:text-style-name="P1" draw:layer="layout" svg:width="0.085cm" svg:height="0.122cm" svg:x="9.394cm" svg:y="6.207cm" svg:viewBox="0 0 86 123" svg:d="M86 0c-36 35-66 78-86 123">
          <text:p/>
        </draw:path>
        <draw:path draw:style-name="gr8" draw:text-style-name="P1" draw:layer="layout" svg:width="0.078cm" svg:height="0.016cm" svg:x="9.297cm" svg:y="5.456cm" svg:viewBox="0 0 79 17" svg:d="M79 2c-32-5-58-1-79 15">
          <text:p/>
        </draw:path>
        <draw:path draw:style-name="gr8" draw:text-style-name="P1" draw:layer="layout" svg:width="0.373cm" svg:height="0.537cm" svg:x="9.255cm" svg:y="5.472cm" svg:viewBox="0 0 374 538" svg:d="M41 0c-66 46-52 186 33 323s215 228 300 213">
          <text:p/>
        </draw:path>
        <draw:path draw:style-name="gr8" draw:text-style-name="P1" draw:layer="layout" svg:width="0.305cm" svg:height="0.39cm" svg:x="9.258cm" svg:y="7.875cm" svg:viewBox="0 0 306 391" svg:d="M0 0c10 75 52 164 111 240 60 76 131 131 195 151">
          <text:p/>
        </draw:path>
        <draw:path draw:style-name="gr8" draw:text-style-name="P1" draw:layer="layout" svg:width="0.009cm" svg:height="0.097cm" svg:x="9.255cm" svg:y="7.778cm" svg:viewBox="0 0 10 98" svg:d="M10 0c-11 26-13 60-7 98">
          <text:p/>
        </draw:path>
        <draw:path draw:style-name="gr8" draw:text-style-name="P1" draw:layer="layout" svg:width="0.078cm" svg:height="0.016cm" svg:x="9.297cm" svg:y="7.72cm" svg:viewBox="0 0 79 17" svg:d="M79 2c-32-6-58 0-79 15">
          <text:p/>
        </draw:path>
        <draw:path draw:style-name="gr8" draw:text-style-name="P1" draw:layer="layout" svg:width="0.032cm" svg:height="0.042cm" svg:x="9.265cm" svg:y="7.736cm" svg:viewBox="0 0 33 43" svg:d="M33 0c-15 10-26 25-33 43">
          <text:p/>
        </draw:path>
        <draw:line draw:style-name="gr8" draw:text-style-name="P1" draw:layer="layout" svg:x1="8.525cm" svg:y1="5.884cm" svg:x2="8.525cm" svg:y2="5.703cm">
          <text:p/>
        </draw:line>
        <draw:line draw:style-name="gr8" draw:text-style-name="P1" draw:layer="layout" svg:x1="8.365cm" svg:y1="6.376cm" svg:x2="8.365cm" svg:y2="5.772cm">
          <text:p/>
        </draw:line>
        <draw:path draw:style-name="gr8" draw:text-style-name="P1" draw:layer="layout" svg:width="0.072cm" svg:height="0.313cm" svg:x="11.153cm" svg:y="7.671cm" svg:viewBox="0 0 73 314" svg:d="M0 314c27-106 52-211 73-314">
          <text:p/>
        </draw:path>
        <draw:path draw:style-name="gr8" draw:text-style-name="P1" draw:layer="layout" svg:width="0.133cm" svg:height="2.203cm" svg:x="11.225cm" svg:y="5.468cm" svg:viewBox="0 0 134 2204" svg:d="M0 2204c178-848 178-1603 0-2204">
          <text:p/>
        </draw:path>
        <draw:path draw:style-name="gr8" draw:text-style-name="P1" draw:layer="layout" svg:width="0.167cm" svg:height="0.424cm" svg:x="11.058cm" svg:y="5.044cm" svg:viewBox="0 0 168 425" svg:d="M168 425c-44-152-101-295-168-425">
          <text:p/>
        </draw:path>
        <draw:path draw:style-name="gr8" draw:text-style-name="P1" draw:layer="layout" svg:width="0.184cm" svg:height="0.655cm" svg:x="9.911cm" svg:y="5.721cm" svg:viewBox="0 0 185 656" svg:d="M185 0c-73 222-135 441-185 656">
          <text:p/>
        </draw:path>
        <draw:path draw:style-name="gr8" draw:text-style-name="P1" draw:layer="layout" svg:width="0.15cm" svg:height="2.211cm" svg:x="9.762cm" svg:y="6.376cm" svg:viewBox="0 0 151 2212" svg:d="M151 0c-201 864-201 1629 0 2212">
          <text:p/>
        </draw:path>
        <draw:path draw:style-name="gr8" draw:text-style-name="P1" draw:layer="layout" svg:width="0.085cm" svg:height="0.211cm" svg:x="9.911cm" svg:y="8.587cm" svg:viewBox="0 0 86 212" svg:d="M0 0c26 74 55 144 86 212">
          <text:p/>
        </draw:path>
        <draw:path draw:style-name="gr8" draw:text-style-name="P1" draw:layer="layout" svg:width="0.049cm" svg:height="0.192cm" svg:x="10.361cm" svg:y="8.259cm" svg:viewBox="0 0 50 193" svg:d="M9 0c-21 90-5 161 41 193">
          <text:p/>
        </draw:path>
        <draw:path draw:style-name="gr8" draw:text-style-name="P1" draw:layer="layout" svg:width="0.053cm" svg:height="0.019cm" svg:x="10.41cm" svg:y="8.451cm" svg:viewBox="0 0 54 20" svg:d="M0 0c16 11 34 17 54 20">
          <text:p/>
        </draw:path>
        <draw:path draw:style-name="gr8" draw:text-style-name="P1" draw:layer="layout" svg:width="0.041cm" svg:height="0.06cm" svg:x="10.841cm" svg:y="7.838cm" svg:viewBox="0 0 42 61" svg:d="M42 61c-8-27-22-47-42-61">
          <text:p/>
        </draw:path>
        <draw:path draw:style-name="gr8" draw:text-style-name="P1" draw:layer="layout" svg:width="0.472cm" svg:height="0.439cm" svg:x="10.369cm" svg:y="7.82cm" svg:viewBox="0 0 473 440" svg:d="M473 18c-59-42-162-11-265 79-101 90-182 224-208 343">
          <text:p/>
        </draw:path>
        <draw:path draw:style-name="gr8" draw:text-style-name="P1" draw:layer="layout" svg:width="0.009cm" svg:height="0.06cm" svg:x="10.882cm" svg:y="7.898cm" svg:viewBox="0 0 10 61" svg:d="M10 61c0-23-3-44-10-61">
          <text:p/>
        </draw:path>
        <draw:path draw:style-name="gr8" draw:text-style-name="P1" draw:layer="layout" svg:width="0.103cm" svg:height="0.283cm" svg:x="10.788cm" svg:y="7.958cm" svg:viewBox="0 0 104 284" svg:d="M0 284c65-96 104-201 104-284">
          <text:p/>
        </draw:path>
        <draw:path draw:style-name="gr8" draw:text-style-name="P1" draw:layer="layout" svg:width="0.206cm" svg:height="0.159cm" svg:x="10.726cm" svg:y="6.731cm" svg:viewBox="0 0 207 160" svg:d="M207 160c0-131-82-190-207-146">
          <text:p/>
        </draw:path>
        <draw:path draw:style-name="gr8" draw:text-style-name="P1" draw:layer="layout" svg:width="0.403cm" svg:height="0.574cm" svg:x="10.323cm" svg:y="6.745cm" svg:viewBox="0 0 404 575" svg:d="M404 0c-94 34-197 121-277 235s-127 241-127 340">
          <text:p/>
        </draw:path>
        <draw:path draw:style-name="gr8" draw:text-style-name="P1" draw:layer="layout" svg:width="0.609cm" svg:height="0.588cm" svg:x="10.323cm" svg:y="6.89cm" svg:viewBox="0 0 610 589" svg:d="M0 429c0 170 136 211 304 93 170-119 306-353 306-522">
          <text:p/>
        </draw:path>
        <draw:path draw:style-name="gr8" draw:text-style-name="P1" draw:layer="layout" svg:width="0.05cm" svg:height="0.12cm" svg:x="10.841cm" svg:y="5.574cm" svg:viewBox="0 0 51 121" svg:d="M51 121c0-55-18-97-51-121">
          <text:p/>
        </draw:path>
        <draw:path draw:style-name="gr8" draw:text-style-name="P1" draw:layer="layout" svg:width="0.48cm" svg:height="0.632cm" svg:x="10.361cm" svg:y="5.556cm" svg:viewBox="0 0 481 633" svg:d="M481 19c-86-60-251 29-370 198s-147 356-62 416">
          <text:p/>
        </draw:path>
        <draw:path draw:style-name="gr8" draw:text-style-name="P1" draw:layer="layout" svg:width="0.481cm" svg:height="0.512cm" svg:x="10.41cm" svg:y="5.694cm" svg:viewBox="0 0 482 513" svg:d="M0 494c67 47 187 3 297-110 110-112 185-268 185-384">
          <text:p/>
        </draw:path>
        <draw:line draw:style-name="gr8" draw:text-style-name="P1" draw:layer="layout" svg:x1="8.068cm" svg:y1="8.402cm" svg:x2="7.102cm" svg:y2="7.723cm">
          <text:p/>
        </draw:line>
        <draw:path draw:style-name="gr8" draw:text-style-name="P1" draw:layer="layout" svg:width="0.024cm" svg:height="0.063cm" svg:x="10.59cm" svg:y="6.827cm" svg:viewBox="0 0 25 64" svg:d="M25 64c0-28-8-50-25-64">
          <text:p/>
        </draw:path>
        <draw:path draw:style-name="gr8" draw:text-style-name="P1" draw:layer="layout" svg:width="0.261cm" svg:height="0.281cm" svg:x="10.353cm" svg:y="6.89cm" svg:viewBox="0 0 262 282" svg:d="M0 274c39 23 104-4 163-66 60-62 99-145 99-208">
          <text:p/>
        </draw:path>
        <draw:path draw:style-name="gr8" draw:text-style-name="P1" draw:layer="layout" svg:width="0.003cm" svg:height="0.018cm" svg:x="7.442cm" svg:y="6.569cm" svg:viewBox="0 0 4 19" svg:d="M4 19c0-6-2-12-4-19">
          <text:p/>
        </draw:path>
        <draw:path draw:style-name="gr8" draw:text-style-name="P1" draw:layer="layout" svg:width="0.07cm" svg:height="0.067cm" svg:x="7.347cm" svg:y="6.441cm" svg:viewBox="0 0 71 68" svg:d="M71 68c-19-30-45-56-71-68">
          <text:p/>
        </draw:path>
        <draw:path draw:style-name="gr8" draw:text-style-name="P1" draw:layer="layout" svg:width="0.042cm" svg:height="0.008cm" svg:x="7.305cm" svg:y="6.433cm" svg:viewBox="0 0 43 9" svg:d="M43 9c-16-9-32-11-43-6">
          <text:p/>
        </draw:path>
        <draw:path draw:style-name="gr8" draw:text-style-name="P1" draw:layer="layout" svg:width="0.005cm" svg:height="0.003cm" svg:x="7.3cm" svg:y="6.436cm" svg:viewBox="0 0 6 4" svg:d="M6 0c-2 0-5 2-6 4">
          <text:p/>
        </draw:path>
        <draw:path draw:style-name="gr8" draw:text-style-name="P1" draw:layer="layout" svg:width="0.063cm" svg:height="0.158cm" svg:x="7.285cm" svg:y="6.439cm" svg:viewBox="0 0 64 159" svg:d="M16 0c-17 11-20 36-10 68s31 67 58 91">
          <text:p/>
        </draw:path>
        <draw:path draw:style-name="gr8" draw:text-style-name="P1" draw:layer="layout" svg:width="0.07cm" svg:height="0.031cm" svg:x="7.347cm" svg:y="6.597cm" svg:viewBox="0 0 71 32" svg:d="M0 0c26 24 52 35 71 31">
          <text:p/>
        </draw:path>
        <draw:line draw:style-name="gr8" draw:text-style-name="P1" draw:layer="layout" svg:x1="7.846cm" svg:y1="6.291cm" svg:x2="7.76cm" svg:y2="6.351cm">
          <text:p/>
        </draw:line>
        <draw:path draw:style-name="gr8" draw:text-style-name="P1" draw:layer="layout" svg:width="0.092cm" svg:height="0.176cm" svg:x="7.751cm" svg:y="6.115cm" svg:viewBox="0 0 93 177" svg:d="M10 0c-15 16-14 50 4 88 19 38 49 72 79 89">
          <text:p/>
        </draw:path>
        <draw:line draw:style-name="gr8" draw:text-style-name="P1" draw:layer="layout" svg:x1="7.52cm" svg:y1="6.132cm" svg:x2="7.401cm" svg:y2="6.156cm">
          <text:p/>
        </draw:line>
        <draw:line draw:style-name="gr8" draw:text-style-name="P1" draw:layer="layout" svg:x1="7.519cm" svg:y1="6.132cm" svg:x2="7.626cm" svg:y2="6.207cm">
          <text:p/>
        </draw:line>
        <draw:line draw:style-name="gr8" draw:text-style-name="P1" draw:layer="layout" svg:x1="7.625cm" svg:y1="6.254cm" svg:x2="7.625cm" svg:y2="6.206cm">
          <text:p/>
        </draw:line>
        <draw:line draw:style-name="gr8" draw:text-style-name="P1" draw:layer="layout" svg:x1="7.272cm" svg:y1="6.307cm" svg:x2="7.52cm" svg:y2="6.132cm">
          <text:p/>
        </draw:line>
        <draw:line draw:style-name="gr8" draw:text-style-name="P1" draw:layer="layout" svg:x1="7.273cm" svg:y1="6.306cm" svg:x2="7.154cm" svg:y2="6.33cm">
          <text:p/>
        </draw:line>
        <draw:line draw:style-name="gr8" draw:text-style-name="P1" draw:layer="layout" svg:x1="7cm" svg:y1="6.221cm" svg:x2="7cm" svg:y2="8.809cm">
          <text:p/>
        </draw:line>
        <draw:line draw:style-name="gr8" draw:text-style-name="P1" draw:layer="layout" svg:x1="7.272cm" svg:y1="6.306cm" svg:x2="8.068cm" svg:y2="6.866cm">
          <text:p/>
        </draw:line>
        <draw:line draw:style-name="gr8" draw:text-style-name="P1" draw:layer="layout" svg:x1="7.882cm" svg:y1="7.082cm" svg:x2="7.796cm" svg:y2="7.021cm">
          <text:p/>
        </draw:line>
        <draw:line draw:style-name="gr8" draw:text-style-name="P1" draw:layer="layout" svg:x1="7.418cm" svg:y1="6.756cm" svg:x2="7.378cm" svg:y2="6.727cm">
          <text:p/>
        </draw:line>
        <draw:line draw:style-name="gr8" draw:text-style-name="P1" draw:layer="layout" svg:x1="7.881cm" svg:y1="7.346cm" svg:x2="7.881cm" svg:y2="7.081cm">
          <text:p/>
        </draw:line>
        <draw:line draw:style-name="gr8" draw:text-style-name="P1" draw:layer="layout" svg:x1="7.378cm" svg:y1="6.992cm" svg:x2="7.882cm" svg:y2="7.347cm">
          <text:p/>
        </draw:line>
        <draw:line draw:style-name="gr8" draw:text-style-name="P1" draw:layer="layout" svg:x1="7.378cm" svg:y1="6.727cm" svg:x2="7.378cm" svg:y2="6.992cm">
          <text:p/>
        </draw:line>
        <draw:line draw:style-name="gr8" draw:text-style-name="P1" draw:layer="layout" svg:x1="7.363cm" svg:y1="7.335cm" svg:x2="7.894cm" svg:y2="7.709cm">
          <text:p/>
        </draw:line>
        <draw:line draw:style-name="gr8" draw:text-style-name="P1" draw:layer="layout" svg:x1="7.363cm" svg:y1="7.229cm" svg:x2="7.363cm" svg:y2="7.335cm">
          <text:p/>
        </draw:line>
        <draw:line draw:style-name="gr8" draw:text-style-name="P1" draw:layer="layout" svg:x1="7.894cm" svg:y1="7.602cm" svg:x2="7.363cm" svg:y2="7.229cm">
          <text:p/>
        </draw:line>
        <draw:line draw:style-name="gr8" draw:text-style-name="P1" draw:layer="layout" svg:x1="7.893cm" svg:y1="7.708cm" svg:x2="7.893cm" svg:y2="7.601cm">
          <text:p/>
        </draw:line>
        <draw:line draw:style-name="gr8" draw:text-style-name="P1" draw:layer="layout" svg:x1="7.444cm" svg:y1="6.587cm" svg:x2="7.816cm" svg:y2="6.849cm">
          <text:p/>
        </draw:line>
        <draw:line draw:style-name="gr8" draw:text-style-name="P1" draw:layer="layout" svg:x1="7.815cm" svg:y1="6.848cm" svg:x2="7.815cm" svg:y2="6.901cm">
          <text:p/>
        </draw:line>
        <draw:line draw:style-name="gr8" draw:text-style-name="P1" draw:layer="layout" svg:x1="7.444cm" svg:y1="6.693cm" svg:x2="7.816cm" svg:y2="6.955cm">
          <text:p/>
        </draw:line>
        <draw:line draw:style-name="gr8" draw:text-style-name="P1" draw:layer="layout" svg:x1="7.815cm" svg:y1="6.954cm" svg:x2="7.815cm" svg:y2="7.007cm">
          <text:p/>
        </draw:line>
        <draw:line draw:style-name="gr8" draw:text-style-name="P1" draw:layer="layout" svg:x1="7.444cm" svg:y1="7.445cm" svg:x2="7.816cm" svg:y2="7.707cm">
          <text:p/>
        </draw:line>
        <draw:line draw:style-name="gr8" draw:text-style-name="P1" draw:layer="layout" svg:x1="7.815cm" svg:y1="7.706cm" svg:x2="7.815cm" svg:y2="7.76cm">
          <text:p/>
        </draw:line>
        <draw:line draw:style-name="gr8" draw:text-style-name="P1" draw:layer="layout" svg:x1="7.444cm" svg:y1="7.871cm" svg:x2="7.816cm" svg:y2="8.133cm">
          <text:p/>
        </draw:line>
        <draw:line draw:style-name="gr8" draw:text-style-name="P1" draw:layer="layout" svg:x1="7.815cm" svg:y1="8.132cm" svg:x2="7.815cm" svg:y2="8.186cm">
          <text:p/>
        </draw:line>
        <draw:line draw:style-name="gr8" draw:text-style-name="P1" draw:layer="layout" svg:x1="7.444cm" svg:y1="7.765cm" svg:x2="7.816cm" svg:y2="8.027cm">
          <text:p/>
        </draw:line>
        <draw:line draw:style-name="gr8" draw:text-style-name="P1" draw:layer="layout" svg:x1="7.815cm" svg:y1="8.026cm" svg:x2="7.815cm" svg:y2="8.079cm">
          <text:p/>
        </draw:line>
        <draw:line draw:style-name="gr8" draw:text-style-name="P1" draw:layer="layout" svg:x1="7.444cm" svg:y1="7.658cm" svg:x2="7.816cm" svg:y2="7.92cm">
          <text:p/>
        </draw:line>
        <draw:line draw:style-name="gr8" draw:text-style-name="P1" draw:layer="layout" svg:x1="7.815cm" svg:y1="7.919cm" svg:x2="7.815cm" svg:y2="7.973cm">
          <text:p/>
        </draw:line>
        <draw:line draw:style-name="gr8" draw:text-style-name="P1" draw:layer="layout" svg:x1="7.816cm" svg:y1="6.742cm" svg:x2="7.444cm" svg:y2="6.48cm">
          <text:p/>
        </draw:line>
        <draw:line draw:style-name="gr8" draw:text-style-name="P1" draw:layer="layout" svg:x1="7.815cm" svg:y1="6.794cm" svg:x2="7.815cm" svg:y2="6.741cm">
          <text:p/>
        </draw:line>
        <draw:line draw:style-name="gr8" draw:text-style-name="P1" draw:layer="layout" svg:x1="7.47cm" svg:y1="7.57cm" svg:x2="7.789cm" svg:y2="7.795cm">
          <text:p/>
        </draw:line>
        <draw:line draw:style-name="gr8" draw:text-style-name="P1" draw:layer="layout" svg:x1="7.788cm" svg:y1="7.794cm" svg:x2="7.788cm" svg:y2="7.847cm">
          <text:p/>
        </draw:line>
        <draw:path draw:style-name="gr8" draw:text-style-name="P1" draw:layer="layout" svg:width="0.137cm" svg:height="0.194cm" svg:x="7.86cm" svg:y="7.783cm" svg:viewBox="0 0 138 195" svg:d="M138 195c0-33-17-76-45-115-27-39-62-69-93-80">
          <text:p/>
        </draw:path>
        <draw:path draw:style-name="gr8" draw:text-style-name="P1" draw:layer="layout" svg:width="0.207cm" svg:height="0.254cm" svg:x="7.79cm" svg:y="7.778cm" svg:viewBox="0 0 208 255" svg:d="M70 5c-50-18-79 13-68 73 12 60 60 130 112 161 54 31 94 14 94-39">
          <text:p/>
        </draw:path>
        <draw:path draw:style-name="gr8" draw:text-style-name="P1" draw:layer="layout" svg:width="0.011cm" svg:height="0.035cm" svg:x="7.452cm" svg:y="7.541cm" svg:viewBox="0 0 12 36" svg:d="M12 36c-2-12-6-24-12-36">
          <text:p/>
        </draw:path>
        <draw:path draw:style-name="gr8" draw:text-style-name="P1" draw:layer="layout" svg:width="0.087cm" svg:height="0.071cm" svg:x="7.33cm" svg:y="7.41cm" svg:viewBox="0 0 88 72" svg:d="M88 72c-26-34-58-61-88-72">
          <text:p/>
        </draw:path>
        <draw:path draw:style-name="gr8" draw:text-style-name="P1" draw:layer="layout" svg:width="0.191cm" svg:height="0.254cm" svg:x="7.26cm" svg:y="7.405cm" svg:viewBox="0 0 192 255" svg:d="M70 5c-44-16-72 6-70 53 2 48 33 109 77 152 45 43 92 56 115 34">
          <text:p/>
        </draw:path>
        <draw:path draw:style-name="gr8" draw:text-style-name="P1" draw:layer="layout" svg:width="0.066cm" svg:height="0.125cm" svg:x="7.815cm" svg:y="6.848cm" svg:viewBox="0 0 67 126" svg:d="M0 0c0 39 29 93 67 126">
          <text:p/>
        </draw:path>
        <draw:path draw:style-name="gr8" draw:text-style-name="P1" draw:layer="layout" svg:width="0.005cm" svg:height="0.003cm" svg:x="7.83cm" svg:y="6.809cm" svg:viewBox="0 0 6 4" svg:d="M6 0c-2 0-5 1-6 4">
          <text:p/>
        </draw:path>
        <draw:path draw:style-name="gr8" draw:text-style-name="P1" draw:layer="layout" svg:width="0.015cm" svg:height="0.036cm" svg:x="7.815cm" svg:y="6.812cm" svg:viewBox="0 0 16 37" svg:d="M16 0c-10 6-16 20-16 37">
          <text:p/>
        </draw:path>
        <draw:path draw:style-name="gr8" draw:text-style-name="P1" draw:layer="layout" svg:width="0.119cm" svg:height="0.086cm" svg:x="7.835cm" svg:y="6.806cm" svg:viewBox="0 0 120 87" svg:d="M120 87c-15-28-37-53-59-69-23-16-45-22-61-15">
          <text:p/>
        </draw:path>
        <draw:path draw:style-name="gr8" draw:text-style-name="P1" draw:layer="layout" svg:width="0.02cm" svg:height="0.068cm" svg:x="7.954cm" svg:y="6.892cm" svg:viewBox="0 0 21 69" svg:d="M21 69c0-20-8-45-21-69">
          <text:p/>
        </draw:path>
        <draw:path draw:style-name="gr8" draw:text-style-name="P1" draw:layer="layout" svg:width="0.078cm" svg:height="0.028cm" svg:x="7.881cm" svg:y="6.973cm" svg:viewBox="0 0 79 29" svg:d="M0 0c31 27 62 36 79 24">
          <text:p/>
        </draw:path>
        <draw:path draw:style-name="gr8" draw:text-style-name="P1" draw:layer="layout" svg:width="0.015cm" svg:height="0.036cm" svg:x="7.959cm" svg:y="6.96cm" svg:viewBox="0 0 16 37" svg:d="M0 37c10-7 16-20 16-37">
          <text:p/>
        </draw:path>
        <draw:line draw:style-name="gr8" draw:text-style-name="P1" draw:layer="layout" svg:x1="5.977cm" svg:y1="5.624cm" svg:x2="5.977cm" svg:y2="7.51cm">
          <text:p/>
        </draw:line>
        <draw:line draw:style-name="gr8" draw:text-style-name="P1" draw:layer="layout" svg:x1="5.977cm" svg:y1="7.655cm" svg:x2="5.977cm" svg:y2="8.212cm">
          <text:p/>
        </draw:line>
        <draw:line draw:style-name="gr8" draw:text-style-name="P1" draw:layer="layout" svg:x1="5.692cm" svg:y1="5.127cm" svg:x2="5.692cm" svg:y2="7.542cm">
          <text:p/>
        </draw:line>
        <draw:line draw:style-name="gr8" draw:text-style-name="P1" draw:layer="layout" svg:x1="5.692cm" svg:y1="7.642cm" svg:x2="5.692cm" svg:y2="7.715cm">
          <text:p/>
        </draw:line>
        <draw:path draw:style-name="gr8" draw:text-style-name="P1" draw:layer="layout" svg:width="0.013cm" svg:height="0.078cm" svg:x="5.95cm" svg:y="6.607cm" svg:viewBox="0 0 14 79" svg:d="M14 0c0 40-3 57-7 67-2 6-4 10-7 12">
          <text:p/>
        </draw:path>
        <draw:path draw:style-name="gr8" draw:text-style-name="P1" draw:layer="layout" svg:width="0.252cm" svg:height="0.582cm" svg:x="5.698cm" svg:y="6.104cm" svg:viewBox="0 0 253 583" svg:d="M253 582c-9 5-21-6-40-26-17-21-39-51-69-98-15-24-33-54-52-89-20-36-42-80-60-129-9-22-16-45-22-69-7-28-10-56-10-81 0-24 5-45 12-61 6-13 14-23 23-29">
          <text:p/>
        </draw:path>
        <draw:path draw:style-name="gr8" draw:text-style-name="P1" draw:layer="layout" svg:width="0.23cm" svg:height="0.513cm" svg:x="5.733cm" svg:y="6.095cm" svg:viewBox="0 0 231 514" svg:d="M0 10c12-8 26-11 39-9 19 3 38 14 55 29 31 29 55 70 74 116 18 44 32 94 42 149 6 34 11 70 15 111 3 32 6 69 6 108">
          <text:p/>
        </draw:path>
        <draw:path draw:style-name="gr8" draw:text-style-name="P1" draw:layer="layout" svg:width="0.013cm" svg:height="0.077cm" svg:x="5.95cm" svg:y="5.808cm" svg:viewBox="0 0 14 78" svg:d="M14 0c0 41-3 57-7 67-2 6-4 10-7 11">
          <text:p/>
        </draw:path>
        <draw:path draw:style-name="gr8" draw:text-style-name="P1" draw:layer="layout" svg:width="0.252cm" svg:height="0.582cm" svg:x="5.698cm" svg:y="5.305cm" svg:viewBox="0 0 253 583" svg:d="M253 581c-9 6-21-4-40-24-17-21-39-51-69-98-15-24-33-54-52-89-20-36-42-80-60-129-9-22-16-47-22-70-7-28-10-56-10-81 0-24 5-45 12-61 6-13 14-23 23-29">
          <text:p/>
        </draw:path>
        <draw:path draw:style-name="gr8" draw:text-style-name="P1" draw:layer="layout" svg:width="0.23cm" svg:height="0.513cm" svg:x="5.733cm" svg:y="5.295cm" svg:viewBox="0 0 231 514" svg:d="M0 10c12-8 26-11 39-9 19 3 38 14 55 29 31 29 55 71 74 116 18 45 32 94 42 149 6 34 11 70 15 111 3 31 6 69 6 108">
          <text:p/>
        </draw:path>
        <draw:line draw:style-name="gr8" draw:text-style-name="P1" draw:layer="layout" svg:x1="5.071cm" svg:y1="4.831cm" svg:x2="5.071cm" svg:y2="7.419cm">
          <text:p/>
        </draw:line>
        <draw:line draw:style-name="gr8" draw:text-style-name="P1" draw:layer="layout" svg:x1="5.923cm" svg:y1="4.117cm" svg:x2="5.923cm" svg:y2="4.202cm">
          <text:p/>
        </draw:line>
        <draw:path draw:style-name="gr8" draw:text-style-name="P1" draw:layer="layout" svg:width="0.005cm" svg:height="0.079cm" svg:x="5.92cm" svg:y="2.602cm" svg:viewBox="0 0 6 80" svg:d="M0 80c4-26 6-53 6-80">
          <text:p/>
        </draw:path>
        <draw:path draw:style-name="gr8" draw:text-style-name="P1" draw:layer="layout" svg:width="0.201cm" svg:height="0.299cm" svg:x="4.006cm" svg:y="4.432cm" svg:viewBox="0 0 202 300" svg:d="M0 0c23 17 47 38 69 59 23 23 44 47 64 71 16 22 30 45 42 69 16 32 27 68 27 101">
          <text:p/>
        </draw:path>
        <draw:path draw:style-name="gr8" draw:text-style-name="P1" draw:layer="layout" svg:width="0.141cm" svg:height="0.051cm" svg:x="3.865cm" svg:y="4.381cm" svg:viewBox="0 0 142 52" svg:d="M142 52c-37-27-68-43-92-49-20-5-36-4-50 5">
          <text:p/>
        </draw:path>
        <draw:path draw:style-name="gr8" draw:text-style-name="P1" draw:layer="layout" svg:width="0.168cm" svg:height="0.415cm" svg:x="3.838cm" svg:y="4.389cm" svg:viewBox="0 0 169 416" svg:d="M27 0c-9 7-17 17-23 39-2 10-4 23-4 38s2 32 4 47c6 44 18 79 30 112 16 38 34 72 58 104 22 29 48 57 77 76">
          <text:p/>
        </draw:path>
        <draw:path draw:style-name="gr8" draw:text-style-name="P1" draw:layer="layout" svg:width="0.159cm" svg:height="0.034cm" svg:x="4.006cm" svg:y="4.804cm" svg:viewBox="0 0 160 35" svg:d="M0 0c33 23 68 34 95 35 26 0 47-7 65-19">
          <text:p/>
        </draw:path>
        <draw:path draw:style-name="gr8" draw:text-style-name="P1" draw:layer="layout" svg:width="0.042cm" svg:height="0.089cm" svg:x="4.165cm" svg:y="4.731cm" svg:viewBox="0 0 43 90" svg:d="M0 90c11-8 20-18 28-30 9-16 15-37 15-60">
          <text:p/>
        </draw:path>
        <draw:path draw:style-name="gr8" draw:text-style-name="P1" draw:layer="layout" svg:width="0.201cm" svg:height="0.299cm" svg:x="4.006cm" svg:y="5.471cm" svg:viewBox="0 0 202 300" svg:d="M0 0c23 17 47 38 69 60 23 23 44 47 64 71 16 22 30 45 42 68 16 32 27 68 27 101">
          <text:p/>
        </draw:path>
        <draw:path draw:style-name="gr8" draw:text-style-name="P1" draw:layer="layout" svg:width="0.141cm" svg:height="0.051cm" svg:x="3.865cm" svg:y="5.42cm" svg:viewBox="0 0 142 52" svg:d="M142 52c-37-26-68-42-92-49-20-5-36-4-50 6">
          <text:p/>
        </draw:path>
        <draw:path draw:style-name="gr8" draw:text-style-name="P1" draw:layer="layout" svg:width="0.168cm" svg:height="0.416cm" svg:x="3.838cm" svg:y="5.428cm" svg:viewBox="0 0 169 417" svg:d="M27 0c-9 7-17 17-23 40-2 9-4 22-4 37s2 32 4 47c6 44 18 80 30 113 16 38 34 72 58 104 22 29 48 56 77 76">
          <text:p/>
        </draw:path>
        <draw:path draw:style-name="gr8" draw:text-style-name="P1" draw:layer="layout" svg:width="0.159cm" svg:height="0.033cm" svg:x="4.006cm" svg:y="5.844cm" svg:viewBox="0 0 160 34" svg:d="M0 0c33 23 68 34 95 34 26 1 47-6 65-18">
          <text:p/>
        </draw:path>
        <draw:path draw:style-name="gr8" draw:text-style-name="P1" draw:layer="layout" svg:width="0.042cm" svg:height="0.089cm" svg:x="4.165cm" svg:y="5.77cm" svg:viewBox="0 0 43 90" svg:d="M0 90c11-8 20-18 28-31 9-16 15-36 15-59">
          <text:p/>
        </draw:path>
        <draw:line draw:style-name="gr8" draw:text-style-name="P1" draw:layer="layout" svg:x1="8.317cm" svg:y1="6.691cm" svg:x2="8.131cm" svg:y2="6.559cm">
          <text:p/>
        </draw:line>
        <draw:line draw:style-name="gr8" draw:text-style-name="P1" draw:layer="layout" svg:x1="8.348cm" svg:y1="6.615cm" svg:x2="8.348cm" svg:y2="6.513cm">
          <text:p/>
        </draw:line>
        <draw:line draw:style-name="gr8" draw:text-style-name="P1" draw:layer="layout" svg:x1="7.846cm" svg:y1="6.315cm" svg:x2="7.846cm" svg:y2="6.157cm">
          <text:p/>
        </draw:line>
        <draw:line draw:style-name="gr8" draw:text-style-name="P1" draw:layer="layout" svg:x1="8.311cm" svg:y1="6.642cm" svg:x2="7.846cm" svg:y2="6.315cm">
          <text:p/>
        </draw:line>
        <draw:line draw:style-name="gr8" draw:text-style-name="P1" draw:layer="layout" svg:x1="7.378cm" svg:y1="6.731cm" svg:x2="7.378cm" svg:y2="6.727cm">
          <text:p/>
        </draw:line>
        <draw:path draw:style-name="gr8" draw:text-style-name="P1" draw:layer="layout" svg:width="0.189cm" svg:height="0.092cm" svg:x="7.378cm" svg:y="6.9cm" svg:viewBox="0 0 190 93" svg:d="M0 93c57-7 124-41 190-93">
          <text:p/>
        </draw:path>
        <draw:path draw:style-name="gr8" draw:text-style-name="P1" draw:layer="layout" svg:width="0.008cm" svg:height="0.099cm" svg:x="7.846cm" svg:y="6.315cm" svg:viewBox="0 0 9 100" svg:d="M7 100c4-38 2-71-7-100">
          <text:p/>
        </draw:path>
        <draw:line draw:style-name="gr8" draw:text-style-name="P1" draw:layer="layout" svg:x1="7.844cm" svg:y1="6.291cm" svg:x2="7.844cm" svg:y2="6.158cm">
          <text:p/>
        </draw:line>
        <draw:path draw:style-name="gr8" draw:text-style-name="P1" draw:layer="layout" svg:width="0.029cm" svg:height="0.056cm" svg:x="7.378cm" svg:y="6.731cm" svg:viewBox="0 0 30 57" svg:d="M0 0c3 27 13 46 30 57">
          <text:p/>
        </draw:path>
        <draw:line draw:style-name="gr8" draw:text-style-name="P1" draw:layer="layout" svg:x1="5.854cm" svg:y1="4.711cm" svg:x2="5.854cm" svg:y2="4.897cm">
          <text:p/>
        </draw:line>
        <draw:line draw:style-name="gr8" draw:text-style-name="P1" draw:layer="layout" svg:x1="6.509cm" svg:y1="5.81cm" svg:x2="6.509cm" svg:y2="5.305cm">
          <text:p/>
        </draw:line>
        <draw:line draw:style-name="gr8" draw:text-style-name="P1" draw:layer="layout" svg:x1="6.509cm" svg:y1="5.305cm" svg:x2="6.58cm" svg:y2="5.355cm">
          <text:p/>
        </draw:line>
        <draw:path draw:style-name="gr8" draw:text-style-name="P1" draw:layer="layout" svg:width="0.026cm" svg:height="0.008cm" svg:x="6.579cm" svg:y="5.346cm" svg:viewBox="0 0 27 9" svg:d="M27 0c-9 3-18 5-27 9">
          <text:p/>
        </draw:path>
        <draw:line draw:style-name="gr8" draw:text-style-name="P1" draw:layer="layout" svg:x1="6.605cm" svg:y1="5.239cm" svg:x2="6.605cm" svg:y2="5.346cm">
          <text:p/>
        </draw:line>
        <draw:path draw:style-name="gr8" draw:text-style-name="P1" draw:layer="layout" svg:width="0.14cm" svg:height="0.099cm" svg:x="6.217cm" svg:y="5.152cm" svg:viewBox="0 0 141 100" svg:d="M0 1c41-8 101 35 141 99">
          <text:p/>
        </draw:path>
        <draw:line draw:style-name="gr8" draw:text-style-name="P1" draw:layer="layout" svg:x1="6.472cm" svg:y1="5.332cm" svg:x2="6.472cm" svg:y2="5.44cm">
          <text:p/>
        </draw:line>
        <draw:path draw:style-name="gr8" draw:text-style-name="P1" draw:layer="layout" svg:width="0.095cm" svg:height="0.168cm" svg:x="6.377cm" svg:y="5.44cm" svg:viewBox="0 0 96 169" svg:d="M96 0c-51 51-83 109-96 169">
          <text:p/>
        </draw:path>
        <draw:path draw:style-name="gr8" draw:text-style-name="P1" draw:layer="layout" svg:width="0.466cm" svg:height="0.328cm" svg:x="6.999cm" svg:y="5.28cm" svg:viewBox="0 0 467 329" svg:d="M467 329c-34-170-224-305-467-329">
          <text:p/>
        </draw:path>
        <draw:path draw:style-name="gr8" draw:text-style-name="P1" draw:layer="layout" svg:width="0.156cm" svg:height="0.004cm" svg:x="6.843cm" svg:y="5.276cm" svg:viewBox="0 0 157 5" svg:d="M157 5c-52-7-105-7-157 0">
          <text:p/>
        </draw:path>
        <draw:path draw:style-name="gr8" draw:text-style-name="P1" draw:layer="layout" svg:width="0.238cm" svg:height="0.066cm" svg:x="6.605cm" svg:y="5.28cm" svg:viewBox="0 0 239 67" svg:d="M239 0c-86 8-168 31-239 67">
          <text:p/>
        </draw:path>
        <draw:line draw:style-name="gr8" draw:text-style-name="P1" draw:layer="layout" svg:x1="7.626cm" svg:y1="6.206cm" svg:x2="7.591cm" svg:y2="6.231cm">
          <text:p/>
        </draw:line>
        <draw:line draw:style-name="gr8" draw:text-style-name="P1" draw:layer="layout" svg:x1="7.591cm" svg:y1="6.23cm" svg:x2="8.095cm" svg:y2="6.585cm">
          <text:p/>
        </draw:line>
        <draw:line draw:style-name="gr8" draw:text-style-name="P1" draw:layer="layout" svg:x1="8.132cm" svg:y1="6.559cm" svg:x2="8.094cm" svg:y2="6.585cm">
          <text:p/>
        </draw:line>
        <draw:path draw:style-name="gr8" draw:text-style-name="P1" draw:layer="layout" svg:width="0cm" svg:height="0.019cm" svg:x="10.731cm" svg:y="7.826cm" svg:viewBox="0 0 1 20" svg:d="M1 20c0-6-1-13-1-20">
          <text:p/>
        </draw:path>
        <draw:path draw:style-name="gr8" draw:text-style-name="P1" draw:layer="layout" svg:width="0.371cm" svg:height="0.505cm" svg:x="10.361cm" svg:y="7.846cm" svg:viewBox="0 0 372 506" svg:d="M0 506c82-22 177-97 252-199s120-217 120-307">
          <text:p/>
        </draw:path>
        <draw:path draw:style-name="gr8" draw:text-style-name="P1" draw:layer="layout" svg:width="0cm" svg:height="0.019cm" svg:x="10.731cm" svg:y="5.562cm" svg:viewBox="0 0 1 20" svg:d="M1 20c0-7-1-13-1-20">
          <text:p/>
        </draw:path>
        <draw:path draw:style-name="gr8" draw:text-style-name="P1" draw:layer="layout" svg:width="0.371cm" svg:height="0.505cm" svg:x="10.361cm" svg:y="5.582cm" svg:viewBox="0 0 372 506" svg:d="M0 506c82-22 177-96 252-198 75-103 120-218 120-308">
          <text:p/>
        </draw:path>
        <draw:line draw:style-name="gr8" draw:text-style-name="P1" draw:layer="layout" svg:x1="7.882cm" svg:y1="7.086cm" svg:x2="7.793cm" svg:y2="7.023cm">
          <text:p/>
        </draw:line>
        <draw:line draw:style-name="gr8" draw:text-style-name="P1" draw:layer="layout" svg:x1="7.418cm" svg:y1="6.759cm" svg:x2="7.378cm" svg:y2="6.731cm">
          <text:p/>
        </draw:line>
        <draw:line draw:style-name="gr8" draw:text-style-name="P1" draw:layer="layout" svg:x1="7.363cm" svg:y1="7.336cm" svg:x2="7.44cm" svg:y2="7.282cm">
          <text:p/>
        </draw:line>
        <draw:line draw:style-name="gr8" draw:text-style-name="P1" draw:layer="layout" svg:x1="7.816cm" svg:y1="6.901cm" svg:x2="7.788cm" svg:y2="6.921cm">
          <text:p/>
        </draw:line>
        <draw:line draw:style-name="gr8" draw:text-style-name="P1" draw:layer="layout" svg:x1="7.789cm" svg:y1="6.921cm" svg:x2="7.417cm" svg:y2="6.659cm">
          <text:p/>
        </draw:line>
        <draw:line draw:style-name="gr8" draw:text-style-name="P1" draw:layer="layout" svg:x1="7.417cm" svg:y1="6.659cm" svg:x2="7.417cm" svg:y2="6.605cm">
          <text:p/>
        </draw:line>
        <draw:line draw:style-name="gr8" draw:text-style-name="P1" draw:layer="layout" svg:x1="7.445cm" svg:y1="6.587cm" svg:x2="7.417cm" svg:y2="6.606cm">
          <text:p/>
        </draw:line>
        <draw:line draw:style-name="gr8" draw:text-style-name="P1" draw:layer="layout" svg:x1="7.417cm" svg:y1="6.605cm" svg:x2="7.789cm" svg:y2="6.867cm">
          <text:p/>
        </draw:line>
        <draw:line draw:style-name="gr8" draw:text-style-name="P1" draw:layer="layout" svg:x1="7.816cm" svg:y1="6.848cm" svg:x2="7.788cm" svg:y2="6.867cm">
          <text:p/>
        </draw:line>
        <draw:line draw:style-name="gr8" draw:text-style-name="P1" draw:layer="layout" svg:x1="7.788cm" svg:y1="6.866cm" svg:x2="7.788cm" svg:y2="6.92cm">
          <text:p/>
        </draw:line>
        <draw:line draw:style-name="gr8" draw:text-style-name="P1" draw:layer="layout" svg:x1="7.417cm" svg:y1="6.765cm" svg:x2="7.417cm" svg:y2="6.712cm">
          <text:p/>
        </draw:line>
        <draw:line draw:style-name="gr8" draw:text-style-name="P1" draw:layer="layout" svg:x1="7.445cm" svg:y1="6.693cm" svg:x2="7.417cm" svg:y2="6.713cm">
          <text:p/>
        </draw:line>
        <draw:line draw:style-name="gr8" draw:text-style-name="P1" draw:layer="layout" svg:x1="7.417cm" svg:y1="6.712cm" svg:x2="7.789cm" svg:y2="6.974cm">
          <text:p/>
        </draw:line>
        <draw:line draw:style-name="gr8" draw:text-style-name="P1" draw:layer="layout" svg:x1="7.816cm" svg:y1="6.954cm" svg:x2="7.788cm" svg:y2="6.974cm">
          <text:p/>
        </draw:line>
        <draw:line draw:style-name="gr8" draw:text-style-name="P1" draw:layer="layout" svg:x1="7.788cm" svg:y1="6.973cm" svg:x2="7.788cm" svg:y2="7.026cm">
          <text:p/>
        </draw:line>
        <draw:line draw:style-name="gr8" draw:text-style-name="P1" draw:layer="layout" svg:x1="7.816cm" svg:y1="7.007cm" svg:x2="7.788cm" svg:y2="7.027cm">
          <text:p/>
        </draw:line>
        <draw:line draw:style-name="gr8" draw:text-style-name="P1" draw:layer="layout" svg:x1="7.789cm" svg:y1="7.027cm" svg:x2="7.417cm" svg:y2="6.765cm">
          <text:p/>
        </draw:line>
        <draw:line draw:style-name="gr8" draw:text-style-name="P1" draw:layer="layout" svg:x1="7.816cm" svg:y1="7.76cm" svg:x2="7.788cm" svg:y2="7.779cm">
          <text:p/>
        </draw:line>
        <draw:line draw:style-name="gr8" draw:text-style-name="P1" draw:layer="layout" svg:x1="7.789cm" svg:y1="7.779cm" svg:x2="7.417cm" svg:y2="7.517cm">
          <text:p/>
        </draw:line>
        <draw:line draw:style-name="gr8" draw:text-style-name="P1" draw:layer="layout" svg:x1="7.417cm" svg:y1="7.517cm" svg:x2="7.417cm" svg:y2="7.464cm">
          <text:p/>
        </draw:line>
        <draw:line draw:style-name="gr8" draw:text-style-name="P1" draw:layer="layout" svg:x1="7.445cm" svg:y1="7.445cm" svg:x2="7.417cm" svg:y2="7.465cm">
          <text:p/>
        </draw:line>
        <draw:line draw:style-name="gr8" draw:text-style-name="P1" draw:layer="layout" svg:x1="7.417cm" svg:y1="7.464cm" svg:x2="7.789cm" svg:y2="7.726cm">
          <text:p/>
        </draw:line>
        <draw:line draw:style-name="gr8" draw:text-style-name="P1" draw:layer="layout" svg:x1="7.816cm" svg:y1="7.706cm" svg:x2="7.788cm" svg:y2="7.726cm">
          <text:p/>
        </draw:line>
        <draw:line draw:style-name="gr8" draw:text-style-name="P1" draw:layer="layout" svg:x1="7.788cm" svg:y1="7.725cm" svg:x2="7.788cm" svg:y2="7.778cm">
          <text:p/>
        </draw:line>
        <draw:line draw:style-name="gr8" draw:text-style-name="P1" draw:layer="layout" svg:x1="7.816cm" svg:y1="8.186cm" svg:x2="7.788cm" svg:y2="8.205cm">
          <text:p/>
        </draw:line>
        <draw:line draw:style-name="gr8" draw:text-style-name="P1" draw:layer="layout" svg:x1="7.789cm" svg:y1="8.205cm" svg:x2="7.417cm" svg:y2="7.943cm">
          <text:p/>
        </draw:line>
        <draw:line draw:style-name="gr8" draw:text-style-name="P1" draw:layer="layout" svg:x1="7.417cm" svg:y1="7.943cm" svg:x2="7.417cm" svg:y2="7.89cm">
          <text:p/>
        </draw:line>
        <draw:line draw:style-name="gr8" draw:text-style-name="P1" draw:layer="layout" svg:x1="7.445cm" svg:y1="7.871cm" svg:x2="7.417cm" svg:y2="7.891cm">
          <text:p/>
        </draw:line>
        <draw:line draw:style-name="gr8" draw:text-style-name="P1" draw:layer="layout" svg:x1="7.417cm" svg:y1="7.89cm" svg:x2="7.789cm" svg:y2="8.152cm">
          <text:p/>
        </draw:line>
        <draw:line draw:style-name="gr8" draw:text-style-name="P1" draw:layer="layout" svg:x1="7.816cm" svg:y1="8.132cm" svg:x2="7.788cm" svg:y2="8.152cm">
          <text:p/>
        </draw:line>
        <draw:line draw:style-name="gr8" draw:text-style-name="P1" draw:layer="layout" svg:x1="7.788cm" svg:y1="8.151cm" svg:x2="7.788cm" svg:y2="8.204cm">
          <text:p/>
        </draw:line>
        <draw:line draw:style-name="gr8" draw:text-style-name="P1" draw:layer="layout" svg:x1="7.816cm" svg:y1="8.079cm" svg:x2="7.788cm" svg:y2="8.099cm">
          <text:p/>
        </draw:line>
        <draw:line draw:style-name="gr8" draw:text-style-name="P1" draw:layer="layout" svg:x1="7.789cm" svg:y1="8.099cm" svg:x2="7.417cm" svg:y2="7.837cm">
          <text:p/>
        </draw:line>
        <draw:line draw:style-name="gr8" draw:text-style-name="P1" draw:layer="layout" svg:x1="7.417cm" svg:y1="7.837cm" svg:x2="7.417cm" svg:y2="7.783cm">
          <text:p/>
        </draw:line>
        <draw:line draw:style-name="gr8" draw:text-style-name="P1" draw:layer="layout" svg:x1="7.445cm" svg:y1="7.765cm" svg:x2="7.417cm" svg:y2="7.784cm">
          <text:p/>
        </draw:line>
        <draw:line draw:style-name="gr8" draw:text-style-name="P1" draw:layer="layout" svg:x1="7.417cm" svg:y1="7.783cm" svg:x2="7.789cm" svg:y2="8.046cm">
          <text:p/>
        </draw:line>
        <draw:line draw:style-name="gr8" draw:text-style-name="P1" draw:layer="layout" svg:x1="7.816cm" svg:y1="8.026cm" svg:x2="7.788cm" svg:y2="8.046cm">
          <text:p/>
        </draw:line>
        <draw:line draw:style-name="gr8" draw:text-style-name="P1" draw:layer="layout" svg:x1="7.788cm" svg:y1="8.045cm" svg:x2="7.788cm" svg:y2="8.098cm">
          <text:p/>
        </draw:line>
        <draw:line draw:style-name="gr8" draw:text-style-name="P1" draw:layer="layout" svg:x1="7.816cm" svg:y1="7.973cm" svg:x2="7.788cm" svg:y2="7.992cm">
          <text:p/>
        </draw:line>
        <draw:line draw:style-name="gr8" draw:text-style-name="P1" draw:layer="layout" svg:x1="7.789cm" svg:y1="7.992cm" svg:x2="7.417cm" svg:y2="7.73cm">
          <text:p/>
        </draw:line>
        <draw:line draw:style-name="gr8" draw:text-style-name="P1" draw:layer="layout" svg:x1="7.417cm" svg:y1="7.73cm" svg:x2="7.417cm" svg:y2="7.677cm">
          <text:p/>
        </draw:line>
        <draw:line draw:style-name="gr8" draw:text-style-name="P1" draw:layer="layout" svg:x1="7.445cm" svg:y1="7.658cm" svg:x2="7.417cm" svg:y2="7.679cm">
          <text:p/>
        </draw:line>
        <draw:line draw:style-name="gr8" draw:text-style-name="P1" draw:layer="layout" svg:x1="7.417cm" svg:y1="7.677cm" svg:x2="7.789cm" svg:y2="7.939cm">
          <text:p/>
        </draw:line>
        <draw:line draw:style-name="gr8" draw:text-style-name="P1" draw:layer="layout" svg:x1="7.816cm" svg:y1="7.919cm" svg:x2="7.788cm" svg:y2="7.939cm">
          <text:p/>
        </draw:line>
        <draw:line draw:style-name="gr8" draw:text-style-name="P1" draw:layer="layout" svg:x1="7.788cm" svg:y1="7.938cm" svg:x2="7.788cm" svg:y2="7.991cm">
          <text:p/>
        </draw:line>
        <draw:line draw:style-name="gr8" draw:text-style-name="P1" draw:layer="layout" svg:x1="7.445cm" svg:y1="6.48cm" svg:x2="7.417cm" svg:y2="6.5cm">
          <text:p/>
        </draw:line>
        <draw:line draw:style-name="gr8" draw:text-style-name="P1" draw:layer="layout" svg:x1="7.417cm" svg:y1="6.499cm" svg:x2="7.417cm" svg:y2="6.552cm">
          <text:p/>
        </draw:line>
        <draw:line draw:style-name="gr8" draw:text-style-name="P1" draw:layer="layout" svg:x1="7.816cm" svg:y1="6.741cm" svg:x2="7.788cm" svg:y2="6.761cm">
          <text:p/>
        </draw:line>
        <draw:line draw:style-name="gr8" draw:text-style-name="P1" draw:layer="layout" svg:x1="7.789cm" svg:y1="6.761cm" svg:x2="7.417cm" svg:y2="6.499cm">
          <text:p/>
        </draw:line>
        <draw:line draw:style-name="gr8" draw:text-style-name="P1" draw:layer="layout" svg:x1="7.816cm" svg:y1="6.794cm" svg:x2="7.788cm" svg:y2="6.815cm">
          <text:p/>
        </draw:line>
        <draw:line draw:style-name="gr8" draw:text-style-name="P1" draw:layer="layout" svg:x1="7.788cm" svg:y1="6.813cm" svg:x2="7.788cm" svg:y2="6.76cm">
          <text:p/>
        </draw:line>
        <draw:line draw:style-name="gr8" draw:text-style-name="P1" draw:layer="layout" svg:x1="7.417cm" svg:y1="6.552cm" svg:x2="7.789cm" svg:y2="6.814cm">
          <text:p/>
        </draw:line>
        <draw:line draw:style-name="gr8" draw:text-style-name="P1" draw:layer="layout" svg:x1="7.789cm" svg:y1="7.847cm" svg:x2="7.762cm" svg:y2="7.867cm">
          <text:p/>
        </draw:line>
        <draw:line draw:style-name="gr8" draw:text-style-name="P1" draw:layer="layout" svg:x1="7.763cm" svg:y1="7.867cm" svg:x2="7.444cm" svg:y2="7.642cm">
          <text:p/>
        </draw:line>
        <draw:line draw:style-name="gr8" draw:text-style-name="P1" draw:layer="layout" svg:x1="7.444cm" svg:y1="7.642cm" svg:x2="7.444cm" svg:y2="7.589cm">
          <text:p/>
        </draw:line>
        <draw:line draw:style-name="gr8" draw:text-style-name="P1" draw:layer="layout" svg:x1="7.471cm" svg:y1="7.57cm" svg:x2="7.444cm" svg:y2="7.59cm">
          <text:p/>
        </draw:line>
        <draw:line draw:style-name="gr8" draw:text-style-name="P1" draw:layer="layout" svg:x1="7.444cm" svg:y1="7.589cm" svg:x2="7.763cm" svg:y2="7.814cm">
          <text:p/>
        </draw:line>
        <draw:line draw:style-name="gr8" draw:text-style-name="P1" draw:layer="layout" svg:x1="7.789cm" svg:y1="7.794cm" svg:x2="7.762cm" svg:y2="7.814cm">
          <text:p/>
        </draw:line>
        <draw:line draw:style-name="gr8" draw:text-style-name="P1" draw:layer="layout" svg:x1="7.762cm" svg:y1="7.813cm" svg:x2="7.762cm" svg:y2="7.866cm">
          <text:p/>
        </draw:line>
        <draw:path draw:style-name="gr8" draw:text-style-name="P1" draw:layer="layout" svg:width="0.025cm" svg:height="0.006cm" svg:x="7.852cm" svg:y="7.79cm" svg:viewBox="0 0 26 7" svg:d="M26 1c-10-2-19 0-26 6">
          <text:p/>
        </draw:path>
        <draw:path draw:style-name="gr8" draw:text-style-name="P1" draw:layer="layout" svg:width="0.144cm" svg:height="0.19cm" svg:x="7.838cm" svg:y="7.796cm" svg:viewBox="0 0 145 191" svg:d="M15 0c-26 18-18 74 19 125 36 51 85 78 111 60">
          <text:p/>
        </draw:path>
        <draw:path draw:style-name="gr8" draw:text-style-name="P1" draw:layer="layout" svg:width="0.013cm" svg:height="0.022cm" svg:x="7.982cm" svg:y="7.958cm" svg:viewBox="0 0 14 23" svg:d="M0 23c6-5 12-13 14-23">
          <text:p/>
        </draw:path>
        <draw:path draw:style-name="gr8" draw:text-style-name="P1" draw:layer="layout" svg:width="0.025cm" svg:height="0.006cm" svg:x="7.322cm" svg:y="7.417cm" svg:viewBox="0 0 26 7" svg:d="M26 1c-10-3-19 0-26 6">
          <text:p/>
        </draw:path>
        <draw:path draw:style-name="gr8" draw:text-style-name="P1" draw:layer="layout" svg:width="0.137cm" svg:height="0.19cm" svg:x="7.307cm" svg:y="7.423cm" svg:viewBox="0 0 138 191" svg:d="M15 0c-24 17-18 69 14 118 32 50 80 80 109 71">
          <text:p/>
        </draw:path>
        <draw:path draw:style-name="gr8" draw:text-style-name="P1" draw:layer="layout" svg:width="0.087cm" svg:height="0.195cm" svg:x="5.844cm" svg:y="6.142cm" svg:viewBox="0 0 88 196" svg:d="M0 0c11 62 43 132 88 196">
          <text:p/>
        </draw:path>
        <draw:path draw:style-name="gr8" draw:text-style-name="P1" draw:layer="layout" svg:width="0.087cm" svg:height="0.195cm" svg:x="5.844cm" svg:y="5.343cm" svg:viewBox="0 0 88 196" svg:d="M0 0c11 62 43 131 88 196">
          <text:p/>
        </draw:path>
        <draw:path draw:style-name="gr8" draw:text-style-name="P1" draw:layer="layout" svg:width="0.145cm" svg:height="0.209cm" svg:x="5.775cm" svg:y="2.472cm" svg:viewBox="0 0 146 210" svg:d="M0 0c30 21 63 49 92 87 13 16 24 34 34 55 11 22 20 46 20 68">
          <text:p/>
        </draw:path>
        <draw:path draw:style-name="gr8" draw:text-style-name="P1" draw:layer="layout" svg:width="0.104cm" svg:height="0.042cm" svg:x="4.73cm" svg:y="1.768cm" svg:viewBox="0 0 105 43" svg:d="M105 43c-34-24-73-44-105-43">
          <text:p/>
        </draw:path>
        <draw:path draw:style-name="gr8" draw:text-style-name="P1" draw:layer="layout" svg:width="0.145cm" svg:height="0.209cm" svg:x="5.775cm" svg:y="2.472cm" svg:viewBox="0 0 146 210" svg:d="M146 210c0-22-8-45-18-66-11-23-25-44-40-62-28-35-60-62-88-82">
          <text:p/>
        </draw:path>
        <draw:path draw:style-name="gr8" draw:text-style-name="P1" draw:layer="layout" svg:width="0.941cm" svg:height="0.662cm" svg:x="4.834cm" svg:y="1.81cm" svg:viewBox="0 0 942 663" svg:d="M942 663c-18-361-429-650-942-663">
          <text:p/>
        </draw:path>
        <draw:polyline draw:style-name="gr8" draw:text-style-name="P1" draw:layer="layout" svg:width="0cm" svg:height="0cm" svg:x="4.73cm" svg:y="1.768cm" svg:viewBox="0 0 0 0" draw:points="0,0">
          <text:p/>
        </draw:polyline>
        <draw:path draw:style-name="gr8" draw:text-style-name="P1" draw:layer="layout" svg:width="0.104cm" svg:height="0.042cm" svg:x="4.73cm" svg:y="1.768cm" svg:viewBox="0 0 105 43" svg:d="M0 0c32-1 71 19 105 43">
          <text:p/>
        </draw:path>
        <draw:path draw:style-name="gr8" draw:text-style-name="P1" draw:layer="layout" svg:width="0.288cm" svg:height="0.391cm" svg:x="3.912cm" svg:y="4.384cm" svg:viewBox="0 0 289 392" svg:d="M3 0c-14 64 17 162 79 247 63 85 143 142 207 145">
          <text:p/>
        </draw:path>
        <draw:path draw:style-name="gr8" draw:text-style-name="P1" draw:layer="layout" svg:width="0.288cm" svg:height="0.391cm" svg:x="3.912cm" svg:y="5.423cm" svg:viewBox="0 0 289 392" svg:d="M3 0c-14 64 17 161 79 247 63 86 143 142 207 145">
          <text:p/>
        </draw:path>
        <draw:path draw:style-name="gr8" draw:text-style-name="P1" draw:layer="layout" svg:width="0.16cm" svg:height="0.004cm" svg:x="6.841cm" svg:y="5.276cm" svg:viewBox="0 0 161 5" svg:d="M161 5c-54-7-108-7-161 0">
          <text:p/>
        </draw:path>
        <draw:path draw:style-name="gr8" draw:text-style-name="P1" draw:layer="layout" svg:width="0.005cm" svg:height="0.039cm" svg:x="10.634cm" svg:y="7.873cm" svg:viewBox="0 0 6 40" svg:d="M6 40c0-15-3-29-6-40">
          <text:p/>
        </draw:path>
        <draw:path draw:style-name="gr8" draw:text-style-name="P1" draw:layer="layout" svg:width="0.266cm" svg:height="0.332cm" svg:x="10.373cm" svg:y="7.912cm" svg:viewBox="0 0 267 333" svg:d="M0 333c52-2 120-47 177-118 55-69 90-152 90-215">
          <text:p/>
        </draw:path>
        <draw:path draw:style-name="gr8" draw:text-style-name="P1" draw:layer="layout" svg:width="0.09cm" svg:height="0.129cm" svg:x="10.43cm" svg:y="5.71cm" svg:viewBox="0 0 91 130" svg:d="M0 130c39-34 73-82 91-130">
          <text:p/>
        </draw:path>
        <draw:path draw:style-name="gr8" draw:text-style-name="P1" draw:layer="layout" svg:width="0.09cm" svg:height="0.128cm" svg:x="10.43cm" svg:y="7.975cm" svg:viewBox="0 0 91 129" svg:d="M0 129c39-33 73-81 91-129">
          <text:p/>
        </draw:path>
        <draw:path draw:style-name="gr8" draw:text-style-name="P1" draw:layer="layout" svg:width="0.005cm" svg:height="0.038cm" svg:x="10.634cm" svg:y="5.609cm" svg:viewBox="0 0 6 39" svg:d="M6 39c0-15-3-28-6-39">
          <text:p/>
        </draw:path>
        <draw:path draw:style-name="gr8" draw:text-style-name="P1" draw:layer="layout" svg:width="0.266cm" svg:height="0.333cm" svg:x="10.373cm" svg:y="5.647cm" svg:viewBox="0 0 267 334" svg:d="M0 334c52-3 120-47 177-117 55-70 90-153 90-217">
          <text:p/>
        </draw:path>
        <draw:path draw:style-name="gr8" draw:text-style-name="P1" draw:layer="layout" svg:width="1.018cm" svg:height="0.419cm" svg:x="4.379cm" svg:y="2.496cm" svg:viewBox="0 0 1019 420" svg:d="M0 297c171 120 428 156 651 91s368-219 368-388">
          <text:p/>
        </draw:path>
        <draw:path draw:style-name="gr8" draw:text-style-name="P1" draw:layer="layout" svg:width="1.192cm" svg:height="0.42cm" svg:x="4.205cm" svg:y="2.076cm" svg:viewBox="0 0 1193 421" svg:d="M1193 421c0-233-268-421-597-421s-596 188-596 421">
          <text:p/>
        </draw:path>
        <draw:path draw:style-name="gr8" draw:text-style-name="P1" draw:layer="layout" svg:width="0.174cm" svg:height="0.296cm" svg:x="4.205cm" svg:y="2.496cm" svg:viewBox="0 0 175 297" svg:d="M0 0c0 112 64 218 175 297">
          <text:p/>
        </draw:path>
        <draw:path draw:style-name="gr8" draw:text-style-name="P1" draw:layer="layout" svg:width="0.283cm" svg:height="0.379cm" svg:x="3.919cm" svg:y="4.386cm" svg:viewBox="0 0 284 380" svg:d="M4 0c-16 62 14 158 76 243 63 84 144 139 204 137">
          <text:p/>
        </draw:path>
        <draw:path draw:style-name="gr8" draw:text-style-name="P1" draw:layer="layout" svg:width="0.283cm" svg:height="0.379cm" svg:x="3.919cm" svg:y="5.425cm" svg:viewBox="0 0 284 380" svg:d="M4 0c-16 63 14 160 76 244 63 84 144 138 204 136">
          <text:p/>
        </draw:path>
        <draw:path draw:style-name="gr8" draw:text-style-name="P1" draw:layer="layout" svg:width="0.512cm" svg:height="0.41cm" svg:x="4.885cm" svg:y="2.091cm" svg:viewBox="0 0 513 411" svg:d="M513 411c-4-207-222-382-513-411">
          <text:p/>
        </draw:path>
        <draw:path draw:style-name="gr8" draw:text-style-name="P1" draw:layer="layout" svg:width="0.169cm" svg:height="0.004cm" svg:x="4.716cm" svg:y="2.087cm" svg:viewBox="0 0 170 5" svg:d="M170 5c-56-7-114-7-170 0">
          <text:p/>
        </draw:path>
        <draw:path draw:style-name="gr8" draw:text-style-name="P1" draw:layer="layout" svg:width="0.511cm" svg:height="0.41cm" svg:x="4.205cm" svg:y="2.091cm" svg:viewBox="0 0 512 411" svg:d="M512 0c-290 29-508 204-512 411">
          <text:p/>
        </draw:path>
        <draw:path draw:style-name="gr8" draw:text-style-name="P1" draw:layer="layout" svg:width="0.164cm" svg:height="0.208cm" svg:x="4.028cm" svg:y="4.449cm" svg:viewBox="0 0 165 209" svg:d="M0 0c7 41 29 88 61 128 31 40 69 70 104 81">
          <text:p/>
        </draw:path>
        <draw:path draw:style-name="gr8" draw:text-style-name="P1" draw:layer="layout" svg:width="0.164cm" svg:height="0.208cm" svg:x="4.028cm" svg:y="5.488cm" svg:viewBox="0 0 165 209" svg:d="M0 0c7 42 29 88 61 128 31 40 69 70 104 81">
          <text:p/>
        </draw:path>
        <draw:path draw:style-name="gr8" draw:text-style-name="P1" draw:layer="layout" svg:width="0.177cm" svg:height="0.004cm" svg:x="4.712cm" svg:y="2.087cm" svg:viewBox="0 0 178 5" svg:d="M178 5c-60-7-119-7-178 0">
          <text:p/>
        </draw:path>
        <draw:path draw:style-name="gr8" draw:text-style-name="P1" draw:layer="layout" svg:width="1.18cm" svg:height="0.36cm" svg:x="4.211cm" svg:y="2.196cm" svg:viewBox="0 0 1181 361" svg:d="M0 361c42-207 293-361 590-361 296 0 548 154 591 361">
          <text:p/>
        </draw:path>
        <draw:path draw:style-name="gr8" draw:text-style-name="P1" draw:layer="layout" svg:width="1.114cm" svg:height="0.211cm" svg:x="4.244cm" svg:y="2.146cm" svg:viewBox="0 0 1115 212" svg:d="M1115 212c-124-132-333-212-558-212s-434 80-557 212">
          <text:p/>
        </draw:path>
        <draw:path draw:style-name="gr8" draw:text-style-name="P1" draw:layer="layout" svg:width="0.015cm" svg:height="0.036cm" svg:x="2.427cm" svg:y="5.574cm" svg:viewBox="0 0 16 37" svg:d="M0 37c0-18 6-30 16-37">
          <text:p/>
        </draw:path>
        <draw:path draw:style-name="gr8" draw:text-style-name="P1" draw:layer="layout" svg:width="0.144cm" svg:height="0.189cm" svg:x="2.442cm" svg:y="5.568cm" svg:viewBox="0 0 145 190" svg:d="M0 5c25-18 75 10 112 60 36 51 44 107 18 125">
          <text:p/>
        </draw:path>
        <draw:path draw:style-name="gr8" draw:text-style-name="P1" draw:layer="layout" svg:width="0.144cm" svg:height="0.154cm" svg:x="2.427cm" svg:y="5.61cm" svg:viewBox="0 0 145 155" svg:d="M145 149c-20 14-57 1-90-34-33-34-55-80-55-115">
          <text:p/>
        </draw:path>
        <draw:path draw:style-name="gr8" draw:text-style-name="P1" draw:layer="layout" svg:width="0.027cm" svg:height="0.066cm" svg:x="2.361cm" svg:y="5.497cm" svg:viewBox="0 0 28 67" svg:d="M0 67c0-30 10-54 28-67">
          <text:p/>
        </draw:path>
        <draw:path draw:style-name="gr8" draw:text-style-name="P1" draw:layer="layout" svg:width="0.264cm" svg:height="0.347cm" svg:x="2.388cm" svg:y="5.487cm" svg:viewBox="0 0 265 348" svg:d="M0 10c47-33 139 16 204 109 66 93 81 197 34 229">
          <text:p/>
        </draw:path>
        <draw:path draw:style-name="gr8" draw:text-style-name="P1" draw:layer="layout" svg:width="0.264cm" svg:height="0.281cm" svg:x="2.361cm" svg:y="5.563cm" svg:viewBox="0 0 265 282" svg:d="M265 272c-37 26-102 2-164-60-60-63-101-148-101-212">
          <text:p/>
        </draw:path>
        <draw:path draw:style-name="gr8" draw:text-style-name="P1" draw:layer="layout" svg:width="0.264cm" svg:height="0.347cm" svg:x="2.415cm" svg:y="5.468cm" svg:viewBox="0 0 265 348" svg:d="M0 10c46-33 138 15 204 109 65 93 81 196 34 229">
          <text:p/>
        </draw:path>
        <draw:path draw:style-name="gr8" draw:text-style-name="P1" draw:layer="layout" svg:width="0.242cm" svg:height="0.316cm" svg:x="2.515cm" svg:y="5.421cm" svg:viewBox="0 0 243 317" svg:d="M0 9c44-29 127 15 186 101 61 84 75 177 31 207">
          <text:p/>
        </draw:path>
        <draw:path draw:style-name="gr8" draw:text-style-name="P1" draw:layer="layout" svg:width="0.018cm" svg:height="0.021cm" svg:x="2.499cm" svg:y="5.421cm" svg:viewBox="0 0 19 22" svg:d="M0 22c5-9 11-17 19-22">
          <text:p/>
        </draw:path>
        <draw:path draw:style-name="gr8" draw:text-style-name="P1" draw:layer="layout" svg:width="0.249cm" svg:height="0.328cm" svg:x="2.517cm" svg:y="5.411cm" svg:viewBox="0 0 250 329" svg:d="M0 10c44-32 131 15 193 103 61 88 76 184 32 216">
          <text:p/>
        </draw:path>
        <draw:path draw:style-name="gr8" draw:text-style-name="P1" draw:layer="layout" svg:width="0.026cm" svg:height="0.009cm" svg:x="2.715cm" svg:y="5.739cm" svg:viewBox="0 0 27 10" svg:d="M27 0c-9 5-17 9-27 10">
          <text:p/>
        </draw:path>
        <draw:path draw:style-name="gr8" draw:text-style-name="P1" draw:layer="layout" svg:width="0.25cm" svg:height="0.328cm" svg:x="2.543cm" svg:y="5.393cm" svg:viewBox="0 0 251 329" svg:d="M0 10c44-32 131 15 193 103s76 184 32 216">
          <text:p/>
        </draw:path>
        <draw:path draw:style-name="gr8" draw:text-style-name="P1" draw:layer="layout" svg:width="0.015cm" svg:height="0.036cm" svg:x="2.427cm" svg:y="6.613cm" svg:viewBox="0 0 16 37" svg:d="M0 37c0-18 6-30 16-37">
          <text:p/>
        </draw:path>
        <draw:path draw:style-name="gr8" draw:text-style-name="P1" draw:layer="layout" svg:width="0.144cm" svg:height="0.19cm" svg:x="2.442cm" svg:y="6.607cm" svg:viewBox="0 0 145 191" svg:d="M0 6c25-18 75 9 112 59 36 52 44 108 18 126">
          <text:p/>
        </draw:path>
        <draw:path draw:style-name="gr8" draw:text-style-name="P1" draw:layer="layout" svg:width="0.144cm" svg:height="0.154cm" svg:x="2.427cm" svg:y="6.649cm" svg:viewBox="0 0 145 155" svg:d="M145 149c-20 15-57 1-90-33s-55-80-55-116">
          <text:p/>
        </draw:path>
        <draw:path draw:style-name="gr8" draw:text-style-name="P1" draw:layer="layout" svg:width="0.027cm" svg:height="0.066cm" svg:x="2.361cm" svg:y="6.536cm" svg:viewBox="0 0 28 67" svg:d="M0 67c0-30 10-54 28-67">
          <text:p/>
        </draw:path>
        <draw:path draw:style-name="gr8" draw:text-style-name="P1" draw:layer="layout" svg:width="0.264cm" svg:height="0.348cm" svg:x="2.388cm" svg:y="6.526cm" svg:viewBox="0 0 265 349" svg:d="M0 10c47-33 139 16 204 109 66 93 81 197 34 230">
          <text:p/>
        </draw:path>
        <draw:path draw:style-name="gr8" draw:text-style-name="P1" draw:layer="layout" svg:width="0.264cm" svg:height="0.282cm" svg:x="2.361cm" svg:y="6.602cm" svg:viewBox="0 0 265 283" svg:d="M265 273c-37 26-102 1-164-61-60-62-101-147-101-212">
          <text:p/>
        </draw:path>
        <draw:path draw:style-name="gr8" draw:text-style-name="P1" draw:layer="layout" svg:width="0.264cm" svg:height="0.347cm" svg:x="2.415cm" svg:y="6.508cm" svg:viewBox="0 0 265 348" svg:d="M0 10c46-33 138 16 204 109 65 93 81 196 34 229">
          <text:p/>
        </draw:path>
        <draw:path draw:style-name="gr8" draw:text-style-name="P1" draw:layer="layout" svg:width="0.242cm" svg:height="0.316cm" svg:x="2.515cm" svg:y="6.46cm" svg:viewBox="0 0 243 317" svg:d="M0 10c44-31 127 14 186 99 61 84 75 177 31 208">
          <text:p/>
        </draw:path>
        <draw:path draw:style-name="gr8" draw:text-style-name="P1" draw:layer="layout" svg:width="0.018cm" svg:height="0.021cm" svg:x="2.499cm" svg:y="6.46cm" svg:viewBox="0 0 19 22" svg:d="M0 22c5-9 11-17 19-22">
          <text:p/>
        </draw:path>
        <draw:path draw:style-name="gr8" draw:text-style-name="P1" draw:layer="layout" svg:width="0.249cm" svg:height="0.328cm" svg:x="2.517cm" svg:y="6.45cm" svg:viewBox="0 0 250 329" svg:d="M0 10c44-31 131 15 193 103 61 88 76 185 32 216">
          <text:p/>
        </draw:path>
        <draw:path draw:style-name="gr8" draw:text-style-name="P1" draw:layer="layout" svg:width="0.026cm" svg:height="0.01cm" svg:x="2.715cm" svg:y="6.778cm" svg:viewBox="0 0 27 11" svg:d="M27 0c-9 6-17 9-27 11">
          <text:p/>
        </draw:path>
        <draw:path draw:style-name="gr8" draw:text-style-name="P1" draw:layer="layout" svg:width="0.25cm" svg:height="0.329cm" svg:x="2.543cm" svg:y="6.432cm" svg:viewBox="0 0 251 330" svg:d="M0 10c44-31 131 15 193 103s76 186 32 217">
          <text:p/>
        </draw:path>
        <draw:path draw:style-name="gr8" draw:text-style-name="P1" draw:layer="layout" svg:width="0.008cm" svg:height="0.018cm" svg:x="6.264cm" svg:y="7.976cm" svg:viewBox="0 0 9 19" svg:d="M0 19c0-8 3-15 9-19">
          <text:p/>
        </draw:path>
        <draw:path draw:style-name="gr8" draw:text-style-name="P1" draw:layer="layout" svg:width="0.072cm" svg:height="0.095cm" svg:x="6.272cm" svg:y="7.974cm" svg:viewBox="0 0 73 96" svg:d="M0 3c13-9 38 5 56 30 18 26 22 54 10 63">
          <text:p/>
        </draw:path>
        <draw:path draw:style-name="gr8" draw:text-style-name="P1" draw:layer="layout" svg:width="0.073cm" svg:height="0.077cm" svg:x="6.264cm" svg:y="7.994cm" svg:viewBox="0 0 74 78" svg:d="M74 75c-10 7-28 1-46-16-16-17-28-41-28-59">
          <text:p/>
        </draw:path>
        <draw:path draw:style-name="gr8" draw:text-style-name="P1" draw:layer="layout" svg:width="0.144cm" svg:height="0.189cm" svg:x="6.394cm" svg:y="7.816cm" svg:viewBox="0 0 145 190" svg:d="M0 6c27-18 76 8 112 60 36 51 44 107 19 124">
          <text:p/>
        </draw:path>
        <draw:path draw:style-name="gr8" draw:text-style-name="P1" draw:layer="layout" svg:width="0.157cm" svg:height="0.205cm" svg:x="6.362cm" svg:y="7.827cm" svg:viewBox="0 0 158 206" svg:d="M0 6c28-20 82 9 122 65 38 55 47 115 20 135">
          <text:p/>
        </draw:path>
        <draw:path draw:style-name="gr8" draw:text-style-name="P1" draw:layer="layout" svg:width="0.174cm" svg:height="0.229cm" svg:x="6.262cm" svg:y="7.88cm" svg:viewBox="0 0 175 230" svg:d="M0 7c30-22 91 11 134 72 44 61 54 129 23 151">
          <text:p/>
        </draw:path>
        <draw:path draw:style-name="gr8" draw:text-style-name="P1" draw:layer="layout" svg:width="0.018cm" svg:height="0.044cm" svg:x="6.208cm" svg:y="7.911cm" svg:viewBox="0 0 19 45" svg:d="M0 45c0-20 8-36 19-45">
          <text:p/>
        </draw:path>
        <draw:path draw:style-name="gr8" draw:text-style-name="P1" draw:layer="layout" svg:width="0.174cm" svg:height="0.228cm" svg:x="6.226cm" svg:y="7.905cm" svg:viewBox="0 0 175 229" svg:d="M0 6c31-21 92 11 135 72s53 130 22 151">
          <text:p/>
        </draw:path>
        <draw:path draw:style-name="gr8" draw:text-style-name="P1" draw:layer="layout" svg:width="0.174cm" svg:height="0.185cm" svg:x="6.208cm" svg:y="7.955cm" svg:viewBox="0 0 175 186" svg:d="M175 179c-24 17-68 1-108-39-40-41-67-98-67-140">
          <text:p/>
        </draw:path>
        <draw:path draw:style-name="gr8" draw:text-style-name="P1" draw:layer="layout" svg:width="0.007cm" svg:height="0.018cm" svg:x="6.263cm" svg:y="8.977cm" svg:viewBox="0 0 8 19" svg:d="M0 19c0-9 3-15 8-19">
          <text:p/>
        </draw:path>
        <draw:path draw:style-name="gr8" draw:text-style-name="P1" draw:layer="layout" svg:width="0.073cm" svg:height="0.094cm" svg:x="6.27cm" svg:y="8.975cm" svg:viewBox="0 0 74 95" svg:d="M0 3c13-10 39 5 57 30s22 53 9 62">
          <text:p/>
        </draw:path>
        <draw:path draw:style-name="gr8" draw:text-style-name="P1" draw:layer="layout" svg:width="0.072cm" svg:height="0.077cm" svg:x="6.263cm" svg:y="8.995cm" svg:viewBox="0 0 73 78" svg:d="M73 75c-10 7-28 1-45-16s-28-40-28-59">
          <text:p/>
        </draw:path>
        <draw:path draw:style-name="gr8" draw:text-style-name="P1" draw:layer="layout" svg:width="0.144cm" svg:height="0.189cm" svg:x="6.393cm" svg:y="8.817cm" svg:viewBox="0 0 145 190" svg:d="M0 5c26-17 76 9 112 60s44 107 18 125">
          <text:p/>
        </draw:path>
        <draw:path draw:style-name="gr8" draw:text-style-name="P1" draw:layer="layout" svg:width="0.156cm" svg:height="0.206cm" svg:x="6.361cm" svg:y="8.827cm" svg:viewBox="0 0 157 207" svg:d="M0 6c28-19 81 10 121 65 39 56 48 116 20 136">
          <text:p/>
        </draw:path>
        <draw:path draw:style-name="gr8" draw:text-style-name="P1" draw:layer="layout" svg:width="0.174cm" svg:height="0.228cm" svg:x="6.26cm" svg:y="8.881cm" svg:viewBox="0 0 175 229" svg:d="M0 6c31-21 92 11 135 72 43 62 53 130 22 151">
          <text:p/>
        </draw:path>
        <draw:path draw:style-name="gr8" draw:text-style-name="P1" draw:layer="layout" svg:width="0.018cm" svg:height="0.044cm" svg:x="6.207cm" svg:y="8.912cm" svg:viewBox="0 0 19 45" svg:d="M0 45c0-20 6-36 19-45">
          <text:p/>
        </draw:path>
        <draw:path draw:style-name="gr8" draw:text-style-name="P1" draw:layer="layout" svg:width="0.174cm" svg:height="0.228cm" svg:x="6.225cm" svg:y="8.906cm" svg:viewBox="0 0 175 229" svg:d="M0 6c31-21 91 11 135 72 43 62 53 130 22 151">
          <text:p/>
        </draw:path>
        <draw:path draw:style-name="gr8" draw:text-style-name="P1" draw:layer="layout" svg:width="0.174cm" svg:height="0.185cm" svg:x="6.207cm" svg:y="8.956cm" svg:viewBox="0 0 175 186" svg:d="M175 179c-24 17-69 1-108-39-40-41-67-97-67-140">
          <text:p/>
        </draw:path>
        <draw:path draw:style-name="gr8" draw:text-style-name="P1" draw:layer="layout" svg:width="0.008cm" svg:height="0.018cm" svg:x="5.734cm" svg:y="7.603cm" svg:viewBox="0 0 9 19" svg:d="M0 19c0-8 4-14 9-19">
          <text:p/>
        </draw:path>
        <draw:path draw:style-name="gr8" draw:text-style-name="P1" draw:layer="layout" svg:width="0.072cm" svg:height="0.095cm" svg:x="5.742cm" svg:y="7.601cm" svg:viewBox="0 0 73 96" svg:d="M0 3c13-9 37 5 56 30 18 26 22 54 9 63">
          <text:p/>
        </draw:path>
        <draw:path draw:style-name="gr8" draw:text-style-name="P1" draw:layer="layout" svg:width="0.072cm" svg:height="0.077cm" svg:x="5.734cm" svg:y="7.621cm" svg:viewBox="0 0 73 78" svg:d="M73 75c-10 8-29 1-45-16s-28-40-28-59">
          <text:p/>
        </draw:path>
        <draw:path draw:style-name="gr8" draw:text-style-name="P1" draw:layer="layout" svg:width="0.144cm" svg:height="0.19cm" svg:x="5.864cm" svg:y="7.443cm" svg:viewBox="0 0 145 191" svg:d="M0 6c26-18 75 8 111 60 37 51 45 107 20 125">
          <text:p/>
        </draw:path>
        <draw:path draw:style-name="gr8" draw:text-style-name="P1" draw:layer="layout" svg:width="0.156cm" svg:height="0.205cm" svg:x="5.832cm" svg:y="7.454cm" svg:viewBox="0 0 157 206" svg:d="M0 6c29-20 83 9 121 65 39 55 48 115 20 135">
          <text:p/>
        </draw:path>
        <draw:path draw:style-name="gr8" draw:text-style-name="P1" draw:layer="layout" svg:width="0.174cm" svg:height="0.228cm" svg:x="5.732cm" svg:y="7.507cm" svg:viewBox="0 0 175 229" svg:d="M0 6c30-21 91 11 134 72 44 63 53 130 23 151">
          <text:p/>
        </draw:path>
        <draw:path draw:style-name="gr8" draw:text-style-name="P1" draw:layer="layout" svg:width="0.018cm" svg:height="0.044cm" svg:x="5.678cm" svg:y="7.538cm" svg:viewBox="0 0 19 45" svg:d="M0 45c0-20 6-35 19-45">
          <text:p/>
        </draw:path>
        <draw:path draw:style-name="gr8" draw:text-style-name="P1" draw:layer="layout" svg:width="0.174cm" svg:height="0.228cm" svg:x="5.696cm" svg:y="7.532cm" svg:viewBox="0 0 175 229" svg:d="M0 6c31-21 91 11 135 72 43 63 53 130 22 151">
          <text:p/>
        </draw:path>
        <draw:path draw:style-name="gr8" draw:text-style-name="P1" draw:layer="layout" svg:width="0.174cm" svg:height="0.185cm" svg:x="5.678cm" svg:y="7.582cm" svg:viewBox="0 0 175 186" svg:d="M175 179c-25 17-68 1-108-39-40-41-67-98-67-140">
          <text:p/>
        </draw:path>
        <draw:path draw:style-name="gr8" draw:text-style-name="P1" draw:layer="layout" svg:width="0.007cm" svg:height="0.018cm" svg:x="5.733cm" svg:y="8.604cm" svg:viewBox="0 0 8 19" svg:d="M0 19c0-8 3-15 8-19">
          <text:p/>
        </draw:path>
        <draw:path draw:style-name="gr8" draw:text-style-name="P1" draw:layer="layout" svg:width="0.073cm" svg:height="0.095cm" svg:x="5.74cm" svg:y="8.602cm" svg:viewBox="0 0 74 96" svg:d="M0 3c13-10 38 5 57 30 18 26 22 53 9 63">
          <text:p/>
        </draw:path>
        <draw:path draw:style-name="gr8" draw:text-style-name="P1" draw:layer="layout" svg:width="0.072cm" svg:height="0.077cm" svg:x="5.733cm" svg:y="8.622cm" svg:viewBox="0 0 73 78" svg:d="M73 75c-11 8-29 1-45-16-17-17-28-40-28-59">
          <text:p/>
        </draw:path>
        <draw:path draw:style-name="gr8" draw:text-style-name="P1" draw:layer="layout" svg:width="0.144cm" svg:height="0.189cm" svg:x="5.863cm" svg:y="8.444cm" svg:viewBox="0 0 145 190" svg:d="M0 6c25-18 75 8 111 59s45 108 19 125">
          <text:p/>
        </draw:path>
        <draw:path draw:style-name="gr8" draw:text-style-name="P1" draw:layer="layout" svg:width="0.156cm" svg:height="0.205cm" svg:x="5.831cm" svg:y="8.455cm" svg:viewBox="0 0 157 206" svg:d="M0 6c29-20 82 9 121 65 39 55 48 115 20 135">
          <text:p/>
        </draw:path>
        <draw:path draw:style-name="gr8" draw:text-style-name="P1" draw:layer="layout" svg:width="0.174cm" svg:height="0.228cm" svg:x="5.73cm" svg:y="8.508cm" svg:viewBox="0 0 175 229" svg:d="M0 6c31-21 92 11 135 73 43 61 53 129 22 150">
          <text:p/>
        </draw:path>
        <draw:path draw:style-name="gr8" draw:text-style-name="P1" draw:layer="layout" svg:width="0.018cm" svg:height="0.044cm" svg:x="5.677cm" svg:y="8.539cm" svg:viewBox="0 0 19 45" svg:d="M0 45c0-21 6-36 19-45">
          <text:p/>
        </draw:path>
        <draw:path draw:style-name="gr8" draw:text-style-name="P1" draw:layer="layout" svg:width="0.174cm" svg:height="0.228cm" svg:x="5.695cm" svg:y="8.533cm" svg:viewBox="0 0 175 229" svg:d="M0 6c30-21 90 12 135 73 43 61 53 129 22 150">
          <text:p/>
        </draw:path>
        <draw:path draw:style-name="gr8" draw:text-style-name="P1" draw:layer="layout" svg:width="0.174cm" svg:height="0.185cm" svg:x="5.677cm" svg:y="8.583cm" svg:viewBox="0 0 175 186" svg:d="M175 179c-25 17-69 1-109-39-39-41-66-97-66-140">
          <text:p/>
        </draw:path>
        <draw:line draw:style-name="gr8" draw:text-style-name="P1" draw:layer="layout" svg:x1="9.485cm" svg:y1="4.947cm" svg:x2="9.144cm" svg:y2="5.187cm">
          <text:p/>
        </draw:line>
        <draw:line draw:style-name="gr8" draw:text-style-name="P1" draw:layer="layout" svg:x1="9.921cm" svg:y1="4.521cm" svg:x2="9.163cm" svg:y2="5.055cm">
          <text:p/>
        </draw:line>
        <draw:line draw:style-name="gr8" draw:text-style-name="P1" draw:layer="layout" svg:x1="8.645cm" svg:y1="5.542cm" svg:x2="8.927cm" svg:y2="5.343cm">
          <text:p/>
        </draw:line>
        <draw:line draw:style-name="gr8" draw:text-style-name="P1" draw:layer="layout" svg:x1="5.925cm" svg:y1="2.602cm" svg:x2="5.925cm" svg:y2="4.223cm">
          <text:p/>
        </draw:line>
        <draw:line draw:style-name="gr8" draw:text-style-name="P1" draw:layer="layout" svg:x1="3.676cm" svg:y1="2.602cm" svg:x2="3.676cm" svg:y2="6.651cm">
          <text:p/>
        </draw:line>
        <draw:path draw:style-name="gr8" draw:text-style-name="P1" draw:layer="layout" svg:width="1.054cm" svg:height="0.834cm" svg:x="3.676cm" svg:y="1.768cm" svg:viewBox="0 0 1055 835" svg:d="M0 835c1-80 15-166 58-263 18-43 43-88 79-137 36-50 83-103 151-161 60-50 133-96 204-132 73-36 144-63 211-83s129-33 186-42c58-9 112-14 166-17">
          <text:p/>
        </draw:path>
        <draw:path draw:style-name="gr8" draw:text-style-name="P1" draw:layer="layout" svg:width="1.195cm" svg:height="0.836cm" svg:x="4.73cm" svg:y="1.767cm" svg:viewBox="0 0 1196 837" svg:d="M0 2c83-4 172-1 269 11 87 12 181 32 282 67 83 28 173 69 253 120 43 27 82 56 115 84 34 29 63 59 88 86 69 78 108 147 136 212 39 93 53 176 53 255">
          <text:p/>
        </draw:path>
        <draw:line draw:style-name="gr8" draw:text-style-name="P1" draw:layer="layout" svg:x1="7.407cm" svg:y1="6.787cm" svg:x2="7.882cm" svg:y2="7.122cm">
          <text:p/>
        </draw:line>
        <draw:line draw:style-name="gr8" draw:text-style-name="P1" draw:layer="layout" svg:x1="6.398cm" svg:y1="5.673cm" svg:x2="6.398cm" svg:y2="5.544cm">
          <text:p/>
        </draw:line>
        <draw:line draw:style-name="gr8" draw:text-style-name="P1" draw:layer="layout" svg:x1="7.997cm" svg:y1="7.969cm" svg:x2="7.982cm" svg:y2="7.981cm">
          <text:p/>
        </draw:line>
        <draw:line draw:style-name="gr8" draw:text-style-name="P1" draw:layer="layout" svg:x1="2.388cm" svg:y1="5.498cm" svg:x2="2.416cm" svg:y2="5.479cm">
          <text:p/>
        </draw:line>
        <draw:line draw:style-name="gr8" draw:text-style-name="P1" draw:layer="layout" svg:x1="2.625cm" svg:y1="5.835cm" svg:x2="2.653cm" svg:y2="5.816cm">
          <text:p/>
        </draw:line>
        <draw:line draw:style-name="gr8" draw:text-style-name="P1" draw:layer="layout" svg:x1="2.461cm" svg:y1="5.47cm" svg:x2="2.516cm" svg:y2="5.43cm">
          <text:p/>
        </draw:line>
        <draw:line draw:style-name="gr8" draw:text-style-name="P1" draw:layer="layout" svg:x1="2.676cm" svg:y1="5.777cm" svg:x2="2.732cm" svg:y2="5.737cm">
          <text:p/>
        </draw:line>
        <draw:line draw:style-name="gr8" draw:text-style-name="P1" draw:layer="layout" svg:x1="2.517cm" svg:y1="5.422cm" svg:x2="2.544cm" svg:y2="5.402cm">
          <text:p/>
        </draw:line>
        <draw:line draw:style-name="gr8" draw:text-style-name="P1" draw:layer="layout" svg:x1="2.741cm" svg:y1="5.74cm" svg:x2="2.768cm" svg:y2="5.721cm">
          <text:p/>
        </draw:line>
        <draw:line draw:style-name="gr8" draw:text-style-name="P1" draw:layer="layout" svg:x1="2.388cm" svg:y1="6.537cm" svg:x2="2.416cm" svg:y2="6.518cm">
          <text:p/>
        </draw:line>
        <draw:line draw:style-name="gr8" draw:text-style-name="P1" draw:layer="layout" svg:x1="2.625cm" svg:y1="6.875cm" svg:x2="2.653cm" svg:y2="6.855cm">
          <text:p/>
        </draw:line>
        <draw:line draw:style-name="gr8" draw:text-style-name="P1" draw:layer="layout" svg:x1="2.461cm" svg:y1="6.509cm" svg:x2="2.516cm" svg:y2="6.47cm">
          <text:p/>
        </draw:line>
        <draw:line draw:style-name="gr8" draw:text-style-name="P1" draw:layer="layout" svg:x1="2.676cm" svg:y1="6.816cm" svg:x2="2.732cm" svg:y2="6.776cm">
          <text:p/>
        </draw:line>
        <draw:line draw:style-name="gr8" draw:text-style-name="P1" draw:layer="layout" svg:x1="2.517cm" svg:y1="6.461cm" svg:x2="2.544cm" svg:y2="6.441cm">
          <text:p/>
        </draw:line>
        <draw:line draw:style-name="gr8" draw:text-style-name="P1" draw:layer="layout" svg:x1="2.741cm" svg:y1="6.779cm" svg:x2="2.768cm" svg:y2="6.76cm">
          <text:p/>
        </draw:line>
        <draw:line draw:style-name="gr8" draw:text-style-name="P1" draw:layer="layout" svg:x1="6.525cm" svg:y1="8.005cm" svg:x2="6.516cm" svg:y2="8.012cm">
          <text:p/>
        </draw:line>
        <draw:line draw:style-name="gr8" draw:text-style-name="P1" draw:layer="layout" svg:x1="6.395cm" svg:y1="7.822cm" svg:x2="6.387cm" svg:y2="7.828cm">
          <text:p/>
        </draw:line>
        <draw:line draw:style-name="gr8" draw:text-style-name="P1" draw:layer="layout" svg:x1="6.504cm" svg:y1="8.032cm" svg:x2="6.434cm" svg:y2="8.081cm">
          <text:p/>
        </draw:line>
        <draw:line draw:style-name="gr8" draw:text-style-name="P1" draw:layer="layout" svg:x1="6.363cm" svg:y1="7.833cm" svg:x2="6.294cm" svg:y2="7.881cm">
          <text:p/>
        </draw:line>
        <draw:line draw:style-name="gr8" draw:text-style-name="P1" draw:layer="layout" svg:x1="6.419cm" svg:y1="8.108cm" svg:x2="6.382cm" svg:y2="8.134cm">
          <text:p/>
        </draw:line>
        <draw:line draw:style-name="gr8" draw:text-style-name="P1" draw:layer="layout" svg:x1="6.263cm" svg:y1="7.886cm" svg:x2="6.226cm" svg:y2="7.912cm">
          <text:p/>
        </draw:line>
        <draw:line draw:style-name="gr8" draw:text-style-name="P1" draw:layer="layout" svg:x1="6.523cm" svg:y1="9.006cm" svg:x2="6.515cm" svg:y2="9.013cm">
          <text:p/>
        </draw:line>
        <draw:line draw:style-name="gr8" draw:text-style-name="P1" draw:layer="layout" svg:x1="6.394cm" svg:y1="8.822cm" svg:x2="6.386cm" svg:y2="8.83cm">
          <text:p/>
        </draw:line>
        <draw:line draw:style-name="gr8" draw:text-style-name="P1" draw:layer="layout" svg:x1="6.502cm" svg:y1="9.033cm" svg:x2="6.433cm" svg:y2="9.082cm">
          <text:p/>
        </draw:line>
        <draw:line draw:style-name="gr8" draw:text-style-name="P1" draw:layer="layout" svg:x1="6.362cm" svg:y1="8.833cm" svg:x2="6.293cm" svg:y2="8.882cm">
          <text:p/>
        </draw:line>
        <draw:line draw:style-name="gr8" draw:text-style-name="P1" draw:layer="layout" svg:x1="6.417cm" svg:y1="9.109cm" svg:x2="6.381cm" svg:y2="9.135cm">
          <text:p/>
        </draw:line>
        <draw:line draw:style-name="gr8" draw:text-style-name="P1" draw:layer="layout" svg:x1="6.261cm" svg:y1="8.887cm" svg:x2="6.225cm" svg:y2="8.913cm">
          <text:p/>
        </draw:line>
        <draw:line draw:style-name="gr8" draw:text-style-name="P1" draw:layer="layout" svg:x1="5.995cm" svg:y1="7.633cm" svg:x2="5.986cm" svg:y2="7.639cm">
          <text:p/>
        </draw:line>
        <draw:line draw:style-name="gr8" draw:text-style-name="P1" draw:layer="layout" svg:x1="5.865cm" svg:y1="7.449cm" svg:x2="5.857cm" svg:y2="7.455cm">
          <text:p/>
        </draw:line>
        <draw:line draw:style-name="gr8" draw:text-style-name="P1" draw:layer="layout" svg:x1="5.973cm" svg:y1="7.659cm" svg:x2="5.904cm" svg:y2="7.708cm">
          <text:p/>
        </draw:line>
        <draw:line draw:style-name="gr8" draw:text-style-name="P1" draw:layer="layout" svg:x1="5.833cm" svg:y1="7.46cm" svg:x2="5.764cm" svg:y2="7.509cm">
          <text:p/>
        </draw:line>
        <draw:line draw:style-name="gr8" draw:text-style-name="P1" draw:layer="layout" svg:x1="5.889cm" svg:y1="7.735cm" svg:x2="5.852cm" svg:y2="7.761cm">
          <text:p/>
        </draw:line>
        <draw:line draw:style-name="gr8" draw:text-style-name="P1" draw:layer="layout" svg:x1="5.733cm" svg:y1="7.513cm" svg:x2="5.696cm" svg:y2="7.539cm">
          <text:p/>
        </draw:line>
        <draw:line draw:style-name="gr8" draw:text-style-name="P1" draw:layer="layout" svg:x1="5.993cm" svg:y1="8.633cm" svg:x2="5.985cm" svg:y2="8.64cm">
          <text:p/>
        </draw:line>
        <draw:line draw:style-name="gr8" draw:text-style-name="P1" draw:layer="layout" svg:x1="5.864cm" svg:y1="8.45cm" svg:x2="5.856cm" svg:y2="8.456cm">
          <text:p/>
        </draw:line>
        <draw:line draw:style-name="gr8" draw:text-style-name="P1" draw:layer="layout" svg:x1="5.972cm" svg:y1="8.66cm" svg:x2="5.903cm" svg:y2="8.709cm">
          <text:p/>
        </draw:line>
        <draw:line draw:style-name="gr8" draw:text-style-name="P1" draw:layer="layout" svg:x1="5.832cm" svg:y1="8.461cm" svg:x2="5.763cm" svg:y2="8.51cm">
          <text:p/>
        </draw:line>
        <draw:line draw:style-name="gr8" draw:text-style-name="P1" draw:layer="layout" svg:x1="5.887cm" svg:y1="8.736cm" svg:x2="5.851cm" svg:y2="8.762cm">
          <text:p/>
        </draw:line>
        <draw:line draw:style-name="gr8" draw:text-style-name="P1" draw:layer="layout" svg:x1="5.731cm" svg:y1="8.514cm" svg:x2="5.695cm" svg:y2="8.54cm">
          <text:p/>
        </draw:line>
        <draw:path draw:style-name="gr6" draw:text-style-name="P3" draw:layer="layout" svg:width="7.949cm" svg:height="5.698cm" svg:x="2.788cm" svg:y="9.455cm" svg:viewBox="0 0 7950 5699" svg:d="M7950 75c0 241 0 488 0 740 0 73 0 146 0 218 0 74 0 147 0 220 0 74 0 148 0 222s0 148 0 223c0 74 0 149 0 223 0 150 0 300 0 450 0 75 0 150 0 225 0 150 0 299 0 448 0 74 0 149 0 223s0 148 0 222c0 73 0 146 0 219s0 146 0 218c0 129 0 256 0 381l-12 11-11 10-10 9-10 8-9 8-7 7-7 6-6 5-6 5-4 3-3 3-2 2-2 1v1c-121 106-241 211-360 315l-1141 998h-301-696-295c1 0-16 0-45 0-28 0-67 0-105 0h-69c-25 0-49 0-73 0-26 0-53 0-80 0-29 0-58 0-87 0-31 0-62 0-93 0-33 0-66 0-99 0s-67 0-101 0c-35 0-69 0-104 0-70 0-140 0-210 0-34 0-69 0-103 0s-67 0-101 0c-32 0-64 0-96 0-31 0-61 0-92 0-28 0-57 0-85 0h-43-35c-180 0-398 0-622 0h622c-180 0-398 0-622 0-18 0-36 0-54 0-37 0-73 0-110 0-47 0-93 0-140 0-20 0-39 0-53 0-4 0-7 0-10 0-2 0-3 0-4 0s-3 0-4 0c0 0-1 0-2 0h-1c-1 0-1 0-1 0-20 0-40 0-60 0-18 0-36 0-53 0-18 0-35 0-52 0s-34 0-51 0c-16 0-33 0-49 0s-32 0-48 0c-15 0-30 0-45 0h-124-152-177-193-205-209-205-195-178-154-126-94-57-19v-5699 5699h19 57 94 126 154 178 195 205 209 205 193 177 152 124v-3643c19 0 36 0 52 0 14 0 27 0 41 0 21 0 41 0 62 0 4 0 7 0 7 0v-2056l-4 2056 4-2056 271 2056c-46 0-91 0-135 0-18 0-36 0-53 0-18 0-35 0-52 0-11 0-21 0-31 0h271 304 700v3643h-43-35-622v-3643h700 58 32 55 75 92 105 113 116 114 107 95 78 59 37 12c18 0 36 0 54 0 11 0 22 0 33 0 5 0 10 0 15 0s10 0 14 0 9 0 13 0c3 0 7 0 11 0 3 0 6 0 9 0 2 0 5 0 7 0s4 0 6 0c1 0 2 0 3 0h1 10 217-222l389-150-167 150 167-150h355v-104c56-187 158-357 296-496 12-11 23-22 35-33 44-41 91-77 140-110 18-12 36-24 54-35 58-34 98-93 108-159 1-10 2-22 2-34 0-34 0-67 0-99 0-78 15-151 38-215 16-44 35-85 58-121 37-60 81-110 132-153 34-28 71-53 112-75 31-16 65-31 105-44 12-4 24-7 36-10l564-143h233z">
          <text:p/>
        </draw:path>
        <draw:polygon draw:style-name="gr7" draw:text-style-name="P1" draw:layer="layout" svg:width="0cm" svg:height="0cm" svg:x="6.716cm" svg:y="12.306cm" svg:viewBox="0 0 0 0" draw:points="0,0">
          <text:p/>
        </draw:polygon>
        <draw:path draw:style-name="gr6" draw:text-style-name="P3" draw:layer="layout" svg:width="1.324cm" svg:height="3.642cm" svg:x="6.312cm" svg:y="11.511cm" svg:viewBox="0 0 1325 3643" svg:d="M0 0h58 32 55 75 92 105 113 116 114 107 95 79 59 37 12c18 0 36 0 54 0 11 0 22 0 33 0 5 0 10 0 15 0s10 0 14 0 9 0 13 0c3 0 7 0 11 0 3 0 6 0 9 0 2 0 5 0 7 0s4 0 6 0c1 0 2 0 3 0h1 10-5l5 3643c-25 0-49 0-73 0-26 0-53 0-80 0-29 0-58 0-87 0-31 0-62 0-93 0-34 0-67 0-100 0s-67 0-101 0c-35 0-69 0-104 0-70 0-140 0-210 0-34 0-69 0-103 0s-67 0-101 0c-32 0-64 0-96 0-31 0-61 0-92 0-28 0-57 0-85 0z">
          <text:p/>
        </draw:path>
        <draw:polygon draw:style-name="gr7" draw:text-style-name="P1" draw:layer="layout" svg:width="0cm" svg:height="0cm" svg:x="6.716cm" svg:y="12.306cm" svg:viewBox="0 0 0 0" draw:points="0,0">
          <text:p/>
        </draw:polygon>
        <draw:path draw:style-name="gr6" draw:text-style-name="P3" draw:layer="layout" svg:width="1.509cm" svg:height="3.792cm" svg:x="7.636cm" svg:y="11.361cm" svg:viewBox="0 0 1510 3793" svg:d="M1510 2163v-2163h-299-471-356l-167 150h-217v3643h69c38 0 77 0 105 0 29 0 46 0 45 0v-1532c0-22-5-45-18-64-5-9-13-17-23-23-9-7-21-11-34-11z">
          <text:p/>
        </draw:path>
        <draw:polygon draw:style-name="gr7" draw:text-style-name="P1" draw:layer="layout" svg:width="0cm" svg:height="0cm" svg:x="6.716cm" svg:y="12.306cm" svg:viewBox="0 0 0 0" draw:points="0,0">
          <text:p/>
        </draw:polygon>
        <draw:path draw:style-name="gr6" draw:text-style-name="P3" draw:layer="layout" svg:width="0.737cm" svg:height="3.642cm" svg:x="4.875cm" svg:y="11.511cm" svg:viewBox="0 0 738 3643" svg:d="M162 0c0 0-3 0-7 0h278c-46 0-91 0-135 0-18 0-36 0-53 0-18 0-35 0-52 0-11 0-21 0-31 0h271 305v3643h-305c-20 0-39 0-53 0-4 0-7 0-10 0-2 0-3 0-4 0s-3 0-4 0c0 0-1 0-2 0h-1c-1 0-1 0-1 0-20 0-40 0-60 0-18 0-36 0-53 0-18 0-35 0-52 0s-34 0-51 0c-16 0-33 0-49 0s-32 0-48 0c-15 0-30 0-45 0v-3643c19 0 36 0 52 0 14 0 27 0 41 0 21 0 41 0 62 0z">
          <text:p/>
        </draw:path>
        <draw:polygon draw:style-name="gr7" draw:text-style-name="P1" draw:layer="layout" svg:width="0cm" svg:height="0cm" svg:x="6.716cm" svg:y="12.306cm" svg:viewBox="0 0 0 0" draw:points="0,0">
          <text:p/>
        </draw:polygon>
        <draw:path draw:style-name="gr6" draw:text-style-name="P3" draw:layer="layout" svg:width="1.122cm" svg:height="1.954cm" svg:x="9.144cm" svg:y="10.872cm" svg:viewBox="0 0 1123 1955" svg:d="M1123 0v322 339 339 340 338 277h-1123v-1525c0-40 5-79 15-116 49-173 199-298 379-314z">
          <text:p/>
        </draw:path>
        <draw:polygon draw:style-name="gr7" draw:text-style-name="P1" draw:layer="layout" svg:width="0cm" svg:height="0cm" svg:x="6.716cm" svg:y="12.306cm" svg:viewBox="0 0 0 0" draw:points="0,0">
          <text:p/>
        </draw:polygon>
        <draw:path draw:style-name="gr6" draw:text-style-name="P3" draw:layer="layout" svg:width="0.449cm" svg:height="4.626cm" svg:x="10.288cm" svg:y="9.53cm" svg:viewBox="0 0 450 4627" svg:d="M450 0c0 241 0 488 0 740 0 73 0 146 0 218 0 74 0 147 0 220 0 74 0 148 0 222s0 148 0 223c0 74 0 149 0 223 0 150 0 301 0 451 0 75 0 150 0 225 0 150 0 299 0 448 0 74 0 149 0 223s0 148 0 222c0 73 0 146 0 219s0 146 0 218c0 129 0 256 0 381l-12 11-11 10-10 9-10 8-9 8-7 7-7 6-6 5-6 5-4 3-3 3-2 2-2 1v1c-122 106-242 211-361 315v-316-322-327-333-60-276-338-340-340-339-322-14-333-328-323-316z">
          <text:p/>
        </draw:path>
        <draw:polygon draw:style-name="gr7" draw:text-style-name="P1" draw:layer="layout" svg:width="0cm" svg:height="0cm" svg:x="6.716cm" svg:y="12.306cm" svg:viewBox="0 0 0 0" draw:points="0,0">
          <text:p/>
        </draw:polygon>
        <draw:path draw:style-name="gr6" draw:text-style-name="P3" draw:layer="layout" svg:width="1.365cm" svg:height="1.63cm" svg:x="7.78cm" svg:y="13.523cm" svg:viewBox="0 0 1366 1631" svg:d="M1366 1631v-1631h-1366c13 0 25 4 34 11 10 6 18 14 23 23 13 19 18 42 18 64v1533h295v-603h696v603z">
          <text:p/>
        </draw:path>
        <draw:polygon draw:style-name="gr7" draw:text-style-name="P1" draw:layer="layout" svg:width="0cm" svg:height="0cm" svg:x="6.716cm" svg:y="12.306cm" svg:viewBox="0 0 0 0" draw:points="0,0">
          <text:p/>
        </draw:polygon>
        <draw:path draw:style-name="gr6" draw:text-style-name="P3" draw:layer="layout" svg:width="0.787cm" svg:height="0.787cm" svg:x="9.385cm" svg:y="9.886cm" svg:viewBox="0 0 788 788" svg:d="M788 394c0 217-176 394-395 394-217 0-393-177-393-394 0-218 176-394 393-394 219 0 395 176 395 394z">
          <text:p/>
        </draw:path>
        <draw:polygon draw:style-name="gr7" draw:text-style-name="P1" draw:layer="layout" svg:width="0cm" svg:height="0cm" svg:x="6.716cm" svg:y="12.306cm" svg:viewBox="0 0 0 0" draw:points="0,0">
          <text:p/>
        </draw:polygon>
        <draw:path draw:style-name="gr6" draw:text-style-name="P3" draw:layer="layout" svg:width="0.787cm" svg:height="0.788cm" svg:x="9.385cm" svg:y="13.072cm" svg:viewBox="0 0 788 789" svg:d="M783 454c3-20 5-40 5-60 0-39-6-78-17-116-51-165-204-278-378-278-172 0-325 113-376 278-17 57-22 118-12 176 29 192 194 335 388 335 196 0 361-143 390-335z">
          <text:p/>
        </draw:path>
        <draw:polygon draw:style-name="gr7" draw:text-style-name="P1" draw:layer="layout" svg:width="0cm" svg:height="0cm" svg:x="6.716cm" svg:y="12.306cm" svg:viewBox="0 0 0 0" draw:points="0,0">
          <text:p/>
        </draw:polygon>
        <draw:polygon draw:style-name="gr6" draw:text-style-name="P3" draw:layer="layout" svg:width="0.696cm" svg:height="0.603cm" svg:x="8.15cm" svg:y="14.55cm" svg:viewBox="0 0 697 604" draw:points="697,604 697,0 0,0 0,604">
          <text:p/>
        </draw:polygon>
        <draw:polygon draw:style-name="gr7" draw:text-style-name="P1" draw:layer="layout" svg:width="0cm" svg:height="0cm" svg:x="6.716cm" svg:y="12.306cm" svg:viewBox="0 0 0 0" draw:points="0,0">
          <text:p/>
        </draw:polygon>
        <draw:path draw:style-name="gr6" draw:text-style-name="P3" draw:layer="layout" svg:width="0.637cm" svg:height="0.638cm" svg:x="9.46cm" svg:y="13.147cm" svg:viewBox="0 0 638 639" svg:d="M638 303c0 5 0 10 0 16 0 16-1 33-4 49-24 155-157 271-316 271-157 0-290-116-314-271-8-48-4-97 10-143 41-133 165-225 304-225 141 0 265 92 306 225 8 25 12 51 14 78z">
          <text:p/>
        </draw:path>
        <draw:polygon draw:style-name="gr7" draw:text-style-name="P1" draw:layer="layout" svg:width="0cm" svg:height="0cm" svg:x="6.716cm" svg:y="12.306cm" svg:viewBox="0 0 0 0" draw:points="0,0">
          <text:p/>
        </draw:polygon>
        <draw:path draw:style-name="gr6" draw:text-style-name="P3" draw:layer="layout" svg:width="0.712cm" svg:height="0.372cm" svg:x="8.17cm" svg:y="11.849cm" svg:viewBox="0 0 713 373" svg:d="M0 373h713c0-39 0-96 0-164 0-1 0-1 0-1 0-2 0-3 0-4 0-2 0-4 0-6 0-3 0-6 0-9s0-7 0-10c0-5 0-9 0-13 0-5 0-10 0-15 0-6 0-11 0-17s0-12 0-18c0-7 0-14 0-20 0-7 0-14 0-21 0-15 0-30 0-45 0-8 0-16 0-24v-3h-713v3-6 6c0 8 0 16 0 24 0 15 0 30 0 45 0 7 0 14 0 21 0 6 0 13 0 20 0 6 0 12 0 18s0 11 0 17c0 5 0 10 0 15 0 4 0 8 0 13 0 3 0 7 0 10s0 6 0 9c0 2 0 4 0 6 0 1 0 2 0 4v1c0 68 0 125 0 164z">
          <text:p/>
        </draw:path>
        <draw:polygon draw:style-name="gr7" draw:text-style-name="P1" draw:layer="layout" svg:width="0cm" svg:height="0cm" svg:x="6.716cm" svg:y="12.306cm" svg:viewBox="0 0 0 0" draw:points="0,0">
          <text:p/>
        </draw:polygon>
        <draw:path draw:style-name="gr6" draw:text-style-name="P3" draw:layer="layout" svg:width="0.471cm" svg:height="0.743cm" svg:x="8.375cm" svg:y="10.618cm" svg:viewBox="0 0 472 744" svg:d="M0 744v-104c56-187 158-357 296-497 12-11 23-22 36-33 44-41 91-77 140-110v744z">
          <text:p/>
        </draw:path>
        <draw:polygon draw:style-name="gr7" draw:text-style-name="P1" draw:layer="layout" svg:width="0cm" svg:height="0cm" svg:x="6.716cm" svg:y="12.306cm" svg:viewBox="0 0 0 0" draw:points="0,0">
          <text:p/>
        </draw:polygon>
        <draw:path draw:style-name="gr6" draw:text-style-name="P3" draw:layer="layout" svg:width="0.525cm" svg:height="0.525cm" svg:x="3.643cm" svg:y="11.242cm" svg:viewBox="0 0 526 526" svg:d="M269 0c-28 0-56 4-82 11-27 9-52 22-74 37-25 17-46 38-65 64-16 24-31 51-41 90-4 17-7 38-7 59 0 22 3 43 7 61 5 23 13 42 21 59 14 28 30 49 49 68 23 23 49 41 79 54 33 15 72 24 113 23 35-1 67-8 95-20 31-13 57-30 79-51 21-19 38-42 52-67 18-35 31-78 31-124s-13-90-31-124c-14-26-31-48-52-67-22-21-48-39-79-53-28-11-60-19-95-20z">
          <text:p/>
        </draw:path>
        <draw:polygon draw:style-name="gr7" draw:text-style-name="P1" draw:layer="layout" svg:width="0cm" svg:height="0cm" svg:x="6.716cm" svg:y="12.306cm" svg:viewBox="0 0 0 0" draw:points="0,0">
          <text:p/>
        </draw:polygon>
        <draw:path draw:style-name="gr6" draw:text-style-name="P3" draw:layer="layout" svg:width="0.525cm" svg:height="0.524cm" svg:x="3.643cm" svg:y="12.704cm" svg:viewBox="0 0 526 525" svg:d="M269 0c-28-1-56 3-82 10-27 9-52 21-74 36-25 17-46 38-65 65-16 24-31 51-41 90-4 17-7 38-7 60 0 21 3 42 7 60 5 24 13 43 21 59 14 28 30 50 49 68 23 23 49 41 79 54 33 16 72 24 113 23 35-1 67-8 95-20 31-13 57-30 79-51 21-19 38-42 52-67 18-35 31-78 31-124s-13-90-31-124c-14-27-31-49-52-68-22-21-48-38-79-51-28-12-60-20-95-20z">
          <text:p/>
        </draw:path>
        <draw:polygon draw:style-name="gr7" draw:text-style-name="P1" draw:layer="layout" svg:width="0cm" svg:height="0cm" svg:x="6.716cm" svg:y="12.306cm" svg:viewBox="0 0 0 0" draw:points="0,0">
          <text:p/>
        </draw:polygon>
        <draw:path draw:style-name="gr6" draw:text-style-name="P3" draw:layer="layout" svg:width="0.503cm" svg:height="0.502cm" svg:x="3.654cm" svg:y="11.254cm" svg:viewBox="0 0 504 503" svg:d="M504 252c0 138-113 251-252 251-138 0-252-113-252-251 0-139 114-252 252-252 139 0 252 113 252 252z">
          <text:p/>
        </draw:path>
        <draw:polygon draw:style-name="gr7" draw:text-style-name="P1" draw:layer="layout" svg:width="0cm" svg:height="0cm" svg:x="6.716cm" svg:y="12.306cm" svg:viewBox="0 0 0 0" draw:points="0,0">
          <text:p/>
        </draw:polygon>
        <draw:path draw:style-name="gr6" draw:text-style-name="P3" draw:layer="layout" svg:width="0.503cm" svg:height="0.502cm" svg:x="3.654cm" svg:y="12.716cm" svg:viewBox="0 0 504 503" svg:d="M504 252c0 139-113 251-252 251-138 0-252-112-252-251s114-252 252-252c139 0 252 113 252 252z">
          <text:p/>
        </draw:path>
        <draw:polygon draw:style-name="gr7" draw:text-style-name="P1" draw:layer="layout" svg:width="0cm" svg:height="0cm" svg:x="6.716cm" svg:y="12.306cm" svg:viewBox="0 0 0 0" draw:points="0,0">
          <text:p/>
        </draw:polygon>
        <draw:path draw:style-name="gr6" draw:text-style-name="P3" draw:layer="layout" svg:width="0.712cm" svg:height="0.203cm" svg:x="8.17cm" svg:y="11.855cm" svg:viewBox="0 0 713 204" svg:d="M713 0c0 8 0 16 0 24 0 15 0 30 0 45 0 7 0 14 0 21 0 6 0 13 0 20 0 6 0 12 0 18s0 11 0 17c0 5 0 10 0 15s0 9 0 14c0 3 0 7 0 10s0 6 0 9c0 2 0 4 0 6 0 1 0 2 0 4v1h-713c0-1 0-1 0-1 0-2 0-3 0-4 0-2 0-4 0-6 0-3 0-6 0-9s0-7 0-10c0-5 0-9 0-14s0-10 0-15c0-6 0-11 0-17s0-12 0-18c0-7 0-14 0-20 0-7 0-14 0-21 0-15 0-30 0-45 0-8 0-16 0-24z">
          <text:p/>
        </draw:path>
        <draw:polygon draw:style-name="gr7" draw:text-style-name="P1" draw:layer="layout" svg:width="0cm" svg:height="0cm" svg:x="6.716cm" svg:y="12.306cm" svg:viewBox="0 0 0 0" draw:points="0,0">
          <text:p/>
        </draw:polygon>
        <draw:path draw:style-name="gr6" draw:text-style-name="P3" draw:layer="layout" svg:width="0.712cm" svg:height="0.163cm" svg:x="8.17cm" svg:y="12.058cm" svg:viewBox="0 0 713 164" svg:d="M0 164h713c0-39 0-97 0-164h-713c0 67 0 125 0 164z">
          <text:p/>
        </draw:path>
        <draw:polygon draw:style-name="gr7" draw:text-style-name="P1" draw:layer="layout" svg:width="0cm" svg:height="0cm" svg:x="6.716cm" svg:y="12.306cm" svg:viewBox="0 0 0 0" draw:points="0,0">
          <text:p/>
        </draw:polygon>
        <draw:polygon draw:style-name="gr6" draw:text-style-name="P3" draw:layer="layout" svg:width="0.749cm" svg:height="0.15cm" svg:x="8.15cm" svg:y="12.569cm" svg:viewBox="0 0 750 151" draw:points="750,151 750,0 0,0 0,151">
          <text:p/>
        </draw:polygon>
        <draw:polygon draw:style-name="gr7" draw:text-style-name="P1" draw:layer="layout" svg:width="0cm" svg:height="0cm" svg:x="6.716cm" svg:y="12.306cm" svg:viewBox="0 0 0 0" draw:points="0,0">
          <text:p/>
        </draw:polygon>
        <draw:path draw:style-name="gr6" draw:text-style-name="P3" draw:layer="layout" svg:width="0.353cm" svg:height="0.352cm" svg:x="3.729cm" svg:y="12.791cm" svg:viewBox="0 0 354 353" svg:d="M354 177c0 95-76 172-171 176-25 1-49-4-70-12-20-8-39-19-54-33-14-12-26-26-36-44-9-18-19-39-22-70-2-25 1-49 6-67 5-13 10-25 15-35 10-19 22-33 35-46 16-14 34-25 54-34 21-8 46-13 72-12 93 3 168 80 171 173 0 1 0 2 0 4z">
          <text:p/>
        </draw:path>
        <draw:polygon draw:style-name="gr7" draw:text-style-name="P1" draw:layer="layout" svg:width="0cm" svg:height="0cm" svg:x="6.716cm" svg:y="12.306cm" svg:viewBox="0 0 0 0" draw:points="0,0">
          <text:p/>
        </draw:polygon>
        <draw:path draw:style-name="gr6" draw:text-style-name="P3" draw:layer="layout" svg:width="1.949cm" svg:height="0.15cm" svg:x="2.938cm" svg:y="9.305cm" svg:viewBox="0 0 1950 151" svg:d="M1641 151v-75h-4-7-5-21-29-36-43-50-56-61-65-69-72-74-75-74-74-72-69-66-61-56-49-44-36-29-20-6-7-4v75-75h4 7l60-60v-16c-24 0-47 0-69 0h-41-38-35-33-30-27-25-21-18-15-11-9-5-1 1 5 9 11 15 18 21 25 27 30 33 35 38 41c-41 0-84 9-124 30-20 11-40 26-55 47-15 19-26 44-26 74 0-30 11-55 26-74 15-21 35-36 55-47 40-21 83-30 124-30 22 0 45 0 69 0h4 11 19 25 33 38 45 50 54 59 61 65 66 66 67 66 64 62 58 55 50 44 39 32 26 18 11 4c24 0 47 0 70 0h96 116 72 26-26-72-116-96c42 0 87 9 128 33 18 10 35 24 49 42 15 20 27 45 27 76 0-30-11-55-25-74-15-21-35-36-56-47-40-21-83-30-123-30-23 0-46 0-70 0v16l60 60h7 4z">
          <text:p/>
        </draw:path>
        <draw:polygon draw:style-name="gr7" draw:text-style-name="P1" draw:layer="layout" svg:width="0cm" svg:height="0cm" svg:x="6.716cm" svg:y="12.306cm" svg:viewBox="0 0 0 0" draw:points="0,0">
          <text:p/>
        </draw:polygon>
        <draw:polygon draw:style-name="gr6" draw:text-style-name="P3" draw:layer="layout" svg:width="1.312cm" svg:height="0.06cm" svg:x="3.256cm" svg:y="9.32cm" svg:viewBox="0 0 1313 61" draw:points="61,0 65,0 76,0 95,0 120,0 153,0 191,0 236,0 286,0 340,0 399,0 460,0 525,0 591,0 657,0 724,0 790,0 854,0 916,0 974,0 1029,0 1079,0 1123,0 1162,0 1194,0 1220,0 1238,0 1249,0 1253,0 1313,61 1308,61 1287,61 1258,61 1222,61 1179,61 1129,61 1073,61 1012,61 947,61 878,61 806,61 732,61 657,61 583,61 509,61 437,61 368,61 302,61 241,61 185,61 136,61 92,61 56,61 27,61 6,61 0,61">
          <text:p/>
        </draw:polygon>
        <draw:polygon draw:style-name="gr7" draw:text-style-name="P1" draw:layer="layout" svg:width="0cm" svg:height="0cm" svg:x="6.716cm" svg:y="12.306cm" svg:viewBox="0 0 0 0" draw:points="0,0">
          <text:p/>
        </draw:polygon>
        <draw:path draw:style-name="gr6" draw:text-style-name="P3" draw:layer="layout" svg:width="0.3cm" svg:height="0.299cm" svg:x="5.77cm" svg:y="12.861cm" svg:viewBox="0 0 301 300" svg:d="M301 150c0 83-67 150-150 150s-151-67-151-150 68-150 151-150 150 67 150 150z">
          <text:p/>
        </draw:path>
        <draw:polygon draw:style-name="gr7" draw:text-style-name="P1" draw:layer="layout" svg:width="0cm" svg:height="0cm" svg:x="6.716cm" svg:y="12.306cm" svg:viewBox="0 0 0 0" draw:points="0,0">
          <text:p/>
        </draw:polygon>
        <draw:path draw:style-name="gr6" draw:text-style-name="P3" draw:layer="layout" svg:width="0.3cm" svg:height="0.3cm" svg:x="5.77cm" svg:y="11.736cm" svg:viewBox="0 0 301 301" svg:d="M301 151c0 83-67 150-150 150s-151-67-151-150c0-84 68-151 151-151s150 67 150 151z">
          <text:p/>
        </draw:path>
        <draw:polygon draw:style-name="gr7" draw:text-style-name="P1" draw:layer="layout" svg:width="0cm" svg:height="0cm" svg:x="6.716cm" svg:y="12.306cm" svg:viewBox="0 0 0 0" draw:points="0,0">
          <text:p/>
        </draw:polygon>
        <draw:path draw:style-name="gr6" draw:text-style-name="P3" draw:layer="layout" svg:width="0.293cm" svg:height="0.292cm" svg:x="8.003cm" svg:y="12.85cm" svg:viewBox="0 0 294 293" svg:d="M294 147c0 81-66 146-146 146-81 0-148-65-148-146 0-82 67-147 148-147 80 0 146 65 146 147z">
          <text:p/>
        </draw:path>
        <draw:polygon draw:style-name="gr7" draw:text-style-name="P1" draw:layer="layout" svg:width="0cm" svg:height="0cm" svg:x="6.716cm" svg:y="12.306cm" svg:viewBox="0 0 0 0" draw:points="0,0">
          <text:p/>
        </draw:polygon>
        <draw:path draw:style-name="gr6" draw:text-style-name="P3" draw:layer="layout" svg:width="0.292cm" svg:height="0.292cm" svg:x="8.753cm" svg:y="12.85cm" svg:viewBox="0 0 293 293" svg:d="M293 147c0 81-65 146-147 146-81 0-146-65-146-146 0-82 65-147 146-147 82 0 147 65 147 147z">
          <text:p/>
        </draw:path>
        <draw:polygon draw:style-name="gr7" draw:text-style-name="P1" draw:layer="layout" svg:width="0cm" svg:height="0cm" svg:x="6.716cm" svg:y="12.306cm" svg:viewBox="0 0 0 0" draw:points="0,0">
          <text:p/>
        </draw:polygon>
        <draw:path draw:style-name="gr6" draw:text-style-name="P3" draw:layer="layout" svg:width="0.225cm" svg:height="0.225cm" svg:x="8.037cm" svg:y="12.883cm" svg:viewBox="0 0 226 226" svg:d="M226 113c0 62-50 113-113 113s-113-51-113-113 50-113 113-113 113 51 113 113z">
          <text:p/>
        </draw:path>
        <draw:polygon draw:style-name="gr7" draw:text-style-name="P1" draw:layer="layout" svg:width="0cm" svg:height="0cm" svg:x="6.716cm" svg:y="12.306cm" svg:viewBox="0 0 0 0" draw:points="0,0">
          <text:p/>
        </draw:polygon>
        <draw:path draw:style-name="gr6" draw:text-style-name="P3" draw:layer="layout" svg:width="0.225cm" svg:height="0.225cm" svg:x="8.787cm" svg:y="12.883cm" svg:viewBox="0 0 226 226" svg:d="M226 113c0 62-51 113-113 113-63 0-113-51-113-113s50-113 113-113c62 0 113 51 113 113z">
          <text:p/>
        </draw:path>
        <draw:polygon draw:style-name="gr7" draw:text-style-name="P1" draw:layer="layout" svg:width="0cm" svg:height="0cm" svg:x="6.716cm" svg:y="12.306cm" svg:viewBox="0 0 0 0" draw:points="0,0">
          <text:p/>
        </draw:polygon>
        <draw:polygon draw:style-name="gr6" draw:text-style-name="P3" draw:layer="layout" svg:width="0.525cm" svg:height="0.075cm" svg:x="8.264cm" svg:y="13.094cm" svg:viewBox="0 0 526 76" draw:points="526,0 526,76 0,76 0,0">
          <text:p/>
        </draw:polygon>
        <draw:polygon draw:style-name="gr7" draw:text-style-name="P1" draw:layer="layout" svg:width="0cm" svg:height="0cm" svg:x="6.716cm" svg:y="12.306cm" svg:viewBox="0 0 0 0" draw:points="0,0">
          <text:p/>
        </draw:polygon>
        <draw:polygon draw:style-name="gr6" draw:text-style-name="P3" draw:layer="layout" svg:width="0.525cm" svg:height="0.075cm" svg:x="8.264cm" svg:y="13.244cm" svg:viewBox="0 0 526 76" draw:points="526,0 526,76 0,76 0,0">
          <text:p/>
        </draw:polygon>
        <draw:polygon draw:style-name="gr7" draw:text-style-name="P1" draw:layer="layout" svg:width="0cm" svg:height="0cm" svg:x="6.716cm" svg:y="12.306cm" svg:viewBox="0 0 0 0" draw:points="0,0">
          <text:p/>
        </draw:polygon>
        <draw:polygon draw:style-name="gr6" draw:text-style-name="P3" draw:layer="layout" svg:width="0.525cm" svg:height="0.075cm" svg:x="8.264cm" svg:y="12.794cm" svg:viewBox="0 0 526 76" draw:points="526,0 526,76 0,76 0,0">
          <text:p/>
        </draw:polygon>
        <draw:polygon draw:style-name="gr7" draw:text-style-name="P1" draw:layer="layout" svg:width="0cm" svg:height="0cm" svg:x="6.716cm" svg:y="12.306cm" svg:viewBox="0 0 0 0" draw:points="0,0">
          <text:p/>
        </draw:polygon>
        <draw:polygon draw:style-name="gr6" draw:text-style-name="P3" draw:layer="layout" svg:width="0.525cm" svg:height="0.075cm" svg:x="8.264cm" svg:y="13.394cm" svg:viewBox="0 0 526 76" draw:points="526,0 526,76 0,76 0,0">
          <text:p/>
        </draw:polygon>
        <draw:polygon draw:style-name="gr7" draw:text-style-name="P1" draw:layer="layout" svg:width="0cm" svg:height="0cm" svg:x="6.716cm" svg:y="12.306cm" svg:viewBox="0 0 0 0" draw:points="0,0">
          <text:p/>
        </draw:polygon>
        <draw:polygon draw:style-name="gr6" draw:text-style-name="P3" draw:layer="layout" svg:width="0.525cm" svg:height="0.075cm" svg:x="8.264cm" svg:y="11.736cm" svg:viewBox="0 0 526 76" draw:points="526,0 526,76 0,76 0,0">
          <text:p/>
        </draw:polygon>
        <draw:polygon draw:style-name="gr7" draw:text-style-name="P1" draw:layer="layout" svg:width="0cm" svg:height="0cm" svg:x="6.716cm" svg:y="12.306cm" svg:viewBox="0 0 0 0" draw:points="0,0">
          <text:p/>
        </draw:polygon>
        <draw:polygon draw:style-name="gr6" draw:text-style-name="P3" draw:layer="layout" svg:width="0.525cm" svg:height="0.075cm" svg:x="8.264cm" svg:y="11.436cm" svg:viewBox="0 0 526 76" draw:points="526,76 526,0 0,0 0,76">
          <text:p/>
        </draw:polygon>
        <draw:polygon draw:style-name="gr7" draw:text-style-name="P1" draw:layer="layout" svg:width="0cm" svg:height="0cm" svg:x="6.716cm" svg:y="12.306cm" svg:viewBox="0 0 0 0" draw:points="0,0">
          <text:p/>
        </draw:polygon>
        <draw:polygon draw:style-name="gr6" draw:text-style-name="P3" draw:layer="layout" svg:width="0.45cm" svg:height="0.075cm" svg:x="8.301cm" svg:y="12.944cm" svg:viewBox="0 0 451 76" draw:points="451,0 451,76 0,76 0,0">
          <text:p/>
        </draw:polygon>
        <draw:polygon draw:style-name="gr7" draw:text-style-name="P1" draw:layer="layout" svg:width="0cm" svg:height="0cm" svg:x="6.716cm" svg:y="12.306cm" svg:viewBox="0 0 0 0" draw:points="0,0">
          <text:p/>
        </draw:polygon>
        <draw:path draw:style-name="gr6" draw:text-style-name="P3" draw:layer="layout" svg:width="0.132cm" svg:height="0.187cm" svg:x="8.882cm" svg:y="11.511cm" svg:viewBox="0 0 133 188" svg:d="M0 187c33 5 66-4 93-26 25-21 40-53 40-86 0-28-11-54-29-75h-104z">
          <text:p/>
        </draw:path>
        <draw:polygon draw:style-name="gr7" draw:text-style-name="P1" draw:layer="layout" svg:width="0cm" svg:height="0cm" svg:x="6.716cm" svg:y="12.306cm" svg:viewBox="0 0 0 0" draw:points="0,0">
          <text:p/>
        </draw:polygon>
        <draw:path draw:style-name="gr6" draw:text-style-name="P3" draw:layer="layout" svg:width="0.131cm" svg:height="0.187cm" svg:x="8.039cm" svg:y="11.511cm" svg:viewBox="0 0 132 188" svg:d="M132 187v-187h-102c-28 30-37 72-24 110s44 66 84 76c14 3 28 3 42 1z">
          <text:p/>
        </draw:path>
        <draw:polygon draw:style-name="gr7" draw:text-style-name="P1" draw:layer="layout" svg:width="0cm" svg:height="0cm" svg:x="6.716cm" svg:y="12.306cm" svg:viewBox="0 0 0 0" draw:points="0,0">
          <text:p/>
        </draw:polygon>
        <draw:polygon draw:style-name="gr6" draw:text-style-name="P3" draw:layer="layout" svg:width="1.192cm" svg:height="0.015cm" svg:x="3.316cm" svg:y="9.305cm" svg:viewBox="0 0 1193 16" draw:points="0,16 4,16 15,16 34,16 59,16 92,16 130,16 175,16 225,16 279,16 338,16 399,16 464,16 530,16 596,16 663,16 729,16 793,16 856,16 914,16 969,16 1019,16 1063,16 1102,16 1134,16 1160,16 1178,16 1189,16 1193,16 1193,0 1189,0 1178,0 1160,0 1134,0 1102,0 1063,0 1019,0 969,0 914,0 856,0 793,0 729,0 663,0 596,0 530,0 464,0 399,0 338,0 279,0 225,0 175,0 130,0 92,0 59,0 34,0 15,0 4,0 0,0">
          <text:p/>
        </draw:polygon>
        <draw:polygon draw:style-name="gr7" draw:text-style-name="P1" draw:layer="layout" svg:width="0cm" svg:height="0cm" svg:x="6.716cm" svg:y="12.306cm" svg:viewBox="0 0 0 0" draw:points="0,0">
          <text:p/>
        </draw:polygon>
        <draw:path draw:style-name="gr6" draw:text-style-name="P3" draw:layer="layout" svg:width="0.975cm" svg:height="0.225cm" svg:x="8.039cm" svg:y="11.474cm" svg:viewBox="0 0 976 226" svg:d="M976 113c0-28-11-55-29-76-35-39-93-49-139-23-11 6-20 14-29 23-18 21-28 48-28 76v75h-526v-75h526c0 55 39 102 93 111v-187h-36-29c-18 21-28 48-28 76v75h-526v-75c0-28-10-55-29-76-27-30-68-43-107-35-24 5-45 17-60 35-27 31-36 73-23 111 12 38 43 66 83 75 14 3 28 3 42 1 54-9 94-56 94-111h526c0 55 39 102 93 111 33 5 66-4 92-25 25-21 40-53 40-86z">
          <text:p/>
        </draw:path>
        <draw:polygon draw:style-name="gr7" draw:text-style-name="P1" draw:layer="layout" svg:width="0cm" svg:height="0cm" svg:x="6.716cm" svg:y="12.306cm" svg:viewBox="0 0 0 0" draw:points="0,0">
          <text:p/>
        </draw:polygon>
        <draw:path draw:style-name="gr6" draw:text-style-name="P3" draw:layer="layout" svg:width="0.094cm" svg:height="0.186cm" svg:x="8.17cm" svg:y="11.511cm" svg:viewBox="0 0 95 187" svg:d="M0 187c54-9 95-56 95-111 0-29-10-55-29-76h-66z">
          <text:p/>
        </draw:path>
        <draw:polygon draw:style-name="gr7" draw:text-style-name="P1" draw:layer="layout" svg:width="0cm" svg:height="0cm" svg:x="6.716cm" svg:y="12.306cm" svg:viewBox="0 0 0 0" draw:points="0,0">
          <text:p/>
        </draw:polygon>
        <draw:path draw:style-name="gr6" draw:text-style-name="P3" draw:layer="layout" svg:width="0.167cm" svg:height="0.037cm" svg:x="8.068cm" svg:y="11.474cm" svg:viewBox="0 0 168 38" svg:d="M168 38h-65-103c15-18 37-31 61-36 39-8 80 5 107 36z">
          <text:p/>
        </draw:path>
        <draw:polygon draw:style-name="gr7" draw:text-style-name="P1" draw:layer="layout" svg:width="0cm" svg:height="0cm" svg:x="6.716cm" svg:y="12.306cm" svg:viewBox="0 0 0 0" draw:points="0,0">
          <text:p/>
        </draw:polygon>
        <draw:path draw:style-name="gr6" draw:text-style-name="P3" draw:layer="layout" svg:width="0.139cm" svg:height="0.037cm" svg:x="8.846cm" svg:y="11.474cm" svg:viewBox="0 0 140 38" svg:d="M140 38h-104-36v-24c46-26 105-16 140 24z">
          <text:p/>
        </draw:path>
        <draw:polygon draw:style-name="gr7" draw:text-style-name="P1" draw:layer="layout" svg:width="0cm" svg:height="0cm" svg:x="6.716cm" svg:y="12.306cm" svg:viewBox="0 0 0 0" draw:points="0,0">
          <text:p/>
        </draw:polygon>
        <draw:path draw:style-name="gr6" draw:text-style-name="P3" draw:layer="layout" svg:width="0.029cm" svg:height="0.023cm" svg:x="8.817cm" svg:y="11.488cm" svg:viewBox="0 0 30 24" svg:d="M30 0v24h-30c9-9 19-17 30-24z">
          <text:p/>
        </draw:path>
        <draw:polygon draw:style-name="gr7" draw:text-style-name="P1" draw:layer="layout" svg:width="0cm" svg:height="0cm" svg:x="6.716cm" svg:y="12.306cm" svg:viewBox="0 0 0 0" draw:points="0,0">
          <text:p/>
        </draw:polygon>
        <draw:path draw:style-name="gr6" draw:text-style-name="P3" draw:layer="layout" svg:width="0.637cm" svg:height="0.637cm" svg:x="9.46cm" svg:y="9.961cm" svg:viewBox="0 0 638 638" svg:d="M599 166c-4-7-7-12-9-15-1-3 1 1 4 6 5 9 12 21 17 34 7 15 13 32 18 51 4 18 7 38 9 60-3-47-16-94-39-136-69-126-215-191-355-157s-240 157-244 301 89 273 226 315c138 41 288-14 364-137 0 0 2-3 4-7s5-10 9-16c5-10 10-22 15-35 6-15 11-33 15-53 3-18 5-38 5-58 0 20-2 39-5 56-4 20-9 38-14 54-5 13-10 24-16 34-3 7-6 12-9 17-2 4-4 7-4 8 0 0 2-3 4-7s5-10 9-16c5-10 10-22 15-35 6-15 11-33 15-53 3-16 5-33 5-51v-7c0 20-2 40-5 58-4 20-9 38-15 53-5 13-10 25-15 35-4 6-7 12-9 16s-4 7-4 7c30-49 47-105 48-162 0 18-2 35-5 51-4 20-9 38-15 53-5 13-10 25-15 35-4 6-7 12-9 16s-4 7-4 7c-76 123-226 178-364 137-137-42-230-171-226-315s104-267 244-301 286 31 355 157z">
          <text:p/>
        </draw:path>
        <draw:polygon draw:style-name="gr7" draw:text-style-name="P1" draw:layer="layout" svg:width="0cm" svg:height="0cm" svg:x="6.716cm" svg:y="12.306cm" svg:viewBox="0 0 0 0" draw:points="0,0">
          <text:p/>
        </draw:polygon>
        <draw:path draw:style-name="gr6" draw:text-style-name="P3" draw:layer="layout" svg:width="0.048cm" svg:height="0.169cm" svg:x="10.049cm" svg:y="10.111cm" svg:viewBox="0 0 49 170" svg:d="M49 170c0-20-2-39-5-56-4-21-9-39-14-54-5-14-10-25-15-35s-12-20-15-24c-1-3 1 1 4 6 4 5 6 10 9 15 6 10 11 22 16 36 9 25 18 57 20 95-3-47-16-94-39-137-5-7-8-12-10-15-1-3 1 1 4 6 6 9 13 21 18 34 7 16 13 33 18 52 4 18 7 38 9 60 0 6 0 11 0 17z">
          <text:p/>
        </draw:path>
        <draw:polygon draw:style-name="gr7" draw:text-style-name="P1" draw:layer="layout" svg:width="0cm" svg:height="0cm" svg:x="6.716cm" svg:y="12.306cm" svg:viewBox="0 0 0 0" draw:points="0,0">
          <text:p/>
        </draw:polygon>
        <draw:path draw:style-name="gr6" draw:text-style-name="P3" draw:layer="layout" svg:width="0cm" svg:height="0.003cm" svg:x="4.082cm" svg:y="12.963cm" svg:viewBox="0 0 0 4" svg:d="M0 4v-4c0 1 0 2 0 4z">
          <text:p/>
        </draw:path>
        <draw:polygon draw:style-name="gr7" draw:text-style-name="P1" draw:layer="layout" svg:width="0cm" svg:height="0cm" svg:x="6.716cm" svg:y="12.306cm" svg:viewBox="0 0 0 0" draw:points="0,0">
          <text:p/>
        </draw:polygon>
        <draw:path draw:style-name="gr6" draw:text-style-name="P3" draw:layer="layout" svg:width="0cm" svg:height="0.003cm" svg:x="4.082cm" svg:y="11.501cm" svg:viewBox="0 0 0 4" svg:d="M0 4v-4c0 1 0 2 0 4z">
          <text:p/>
        </draw:path>
        <draw:polygon draw:style-name="gr7" draw:text-style-name="P1" draw:layer="layout" svg:width="0cm" svg:height="0cm" svg:x="6.716cm" svg:y="12.306cm" svg:viewBox="0 0 0 0" draw:points="0,0">
          <text:p/>
        </draw:polygon>
        <draw:path draw:style-name="gr6" draw:text-style-name="P3" draw:layer="layout" svg:width="0.204cm" svg:height="0.15cm" svg:x="4.578cm" svg:y="9.305cm" svg:viewBox="0 0 205 151" svg:d="M205 151c0-30-11-55-25-74-15-21-35-36-56-47-40-21-83-30-124-30 43 0 88 9 129 33 18 10 35 24 49 42 15 20 27 45 27 76z">
          <text:p/>
        </draw:path>
        <draw:polygon draw:style-name="gr7" draw:text-style-name="P1" draw:layer="layout" svg:width="0cm" svg:height="0cm" svg:x="6.716cm" svg:y="12.306cm" svg:viewBox="0 0 0 0" draw:points="0,0">
          <text:p/>
        </draw:polygon>
        <draw:path draw:style-name="gr6" draw:text-style-name="P3" draw:layer="layout" svg:width="0.303cm" svg:height="0cm" svg:x="5.308cm" svg:y="15.153cm" svg:viewBox="0 0 304 0" svg:d="M304 0h-304c47 0 93 0 140 0 37 0 73 0 110 0 18 0 36 0 54 0z">
          <text:p/>
        </draw:path>
        <draw:polygon draw:style-name="gr7" draw:text-style-name="P1" draw:layer="layout" svg:width="0cm" svg:height="0cm" svg:x="6.716cm" svg:y="12.306cm" svg:viewBox="0 0 0 0" draw:points="0,0">
          <text:p/>
        </draw:polygon>
        <draw:path draw:style-name="gr8" draw:text-style-name="P1" draw:layer="layout" svg:width="0.028cm" svg:height="0.087cm" svg:x="9.35cm" svg:y="9.739cm" svg:viewBox="0 0 29 88" svg:d="M29 0c-18 26-29 56-29 88">
          <text:p/>
        </draw:path>
        <draw:line draw:style-name="gr8" draw:text-style-name="P1" draw:layer="layout" svg:x1="9.35cm" svg:y1="10.424cm" svg:x2="9.008cm" svg:y2="10.424cm">
          <text:p/>
        </draw:line>
        <draw:path draw:style-name="gr8" draw:text-style-name="P1" draw:layer="layout" svg:width="0.105cm" svg:height="0.044cm" svg:x="9.35cm" svg:y="9.683cm" svg:viewBox="0 0 106 45" svg:d="M0 45c31-16 66-32 106-45">
          <text:p/>
        </draw:path>
        <draw:path draw:style-name="gr8" draw:text-style-name="P1" draw:layer="layout" svg:width="0.002cm" svg:height="0.034cm" svg:x="9.008cm" svg:y="10.39cm" svg:viewBox="0 0 3 35" svg:d="M3 0c0 12-1 25-3 35">
          <text:p/>
        </draw:path>
        <draw:path draw:style-name="gr8" draw:text-style-name="P1" draw:layer="layout" svg:width="0.34cm" svg:height="0.564cm" svg:x="9.01cm" svg:y="9.727cm" svg:viewBox="0 0 341 565" svg:d="M341 0c-42 22-79 47-113 75-51 43-95 94-132 154-23 36-42 77-58 121-23 64-38 137-38 215">
          <text:p/>
        </draw:path>
        <draw:path draw:style-name="gr8" draw:text-style-name="P1" draw:layer="layout" svg:width="0cm" svg:height="0.098cm" svg:x="9.01cm" svg:y="10.291cm" svg:viewBox="0 0 0 99" svg:d="M0 99c0-34 0-67 0-99">
          <text:p/>
        </draw:path>
        <draw:line draw:style-name="gr8" draw:text-style-name="P1" draw:layer="layout" svg:x1="9.35cm" svg:y1="10.424cm" svg:x2="9.35cm" svg:y2="9.826cm">
          <text:p/>
        </draw:line>
        <draw:path draw:style-name="gr8" draw:text-style-name="P1" draw:layer="layout" svg:width="0.105cm" svg:height="0.143cm" svg:x="9.35cm" svg:y="9.683cm" svg:viewBox="0 0 106 144" svg:d="M106 0c-64 20-106 79-106 144">
          <text:p/>
        </draw:path>
        <draw:path draw:style-name="gr8" draw:text-style-name="P1" draw:layer="layout" svg:width="0.036cm" svg:height="0.01cm" svg:x="9.455cm" svg:y="9.673cm" svg:viewBox="0 0 37 11" svg:d="M37 0c-13 4-25 7-37 11">
          <text:p/>
        </draw:path>
        <draw:path draw:style-name="gr8" draw:text-style-name="P1" draw:layer="layout" svg:width="0.108cm" svg:height="0.159cm" svg:x="8.9cm" svg:y="10.424cm" svg:viewBox="0 0 109 160" svg:d="M109 0c-10 66-50 125-109 160">
          <text:p/>
        </draw:path>
        <draw:line draw:style-name="gr8" draw:text-style-name="P1" draw:layer="layout" svg:x1="9.491cm" svg:y1="9.674cm" svg:x2="10.056cm" svg:y2="9.53cm">
          <text:p/>
        </draw:line>
        <draw:path draw:style-name="gr8" draw:text-style-name="P1" draw:layer="layout" svg:width="0.054cm" svg:height="0.035cm" svg:x="8.846cm" svg:y="10.583cm" svg:viewBox="0 0 55 36" svg:d="M0 36c18-12 36-24 55-36">
          <text:p/>
        </draw:path>
        <draw:line draw:style-name="gr8" draw:text-style-name="P1" draw:layer="layout" svg:x1="10.288cm" svg:y1="9.53cm" svg:x2="10.055cm" svg:y2="9.53cm">
          <text:p/>
        </draw:line>
        <draw:line draw:style-name="gr8" draw:text-style-name="P1" draw:layer="layout" svg:x1="8.846cm" svg:y1="10.618cm" svg:x2="8.846cm" svg:y2="11.361cm">
          <text:p/>
        </draw:line>
        <draw:line draw:style-name="gr8" draw:text-style-name="P1" draw:layer="layout" svg:x1="8.846cm" svg:y1="11.488cm" svg:x2="8.846cm" svg:y2="11.511cm">
          <text:p/>
        </draw:line>
        <draw:line draw:style-name="gr8" draw:text-style-name="P1" draw:layer="layout" svg:x1="10.288cm" svg:y1="10.844cm" svg:x2="9.559cm" svg:y2="10.844cm">
          <text:p/>
        </draw:line>
        <draw:path draw:style-name="gr8" draw:text-style-name="P1" draw:layer="layout" svg:width="0.378cm" svg:height="0.314cm" svg:x="9.181cm" svg:y="10.844cm" svg:viewBox="0 0 379 315" svg:d="M379 0c-179 16-330 141-379 315">
          <text:p/>
        </draw:path>
        <draw:line draw:style-name="gr8" draw:text-style-name="P1" draw:layer="layout" svg:x1="9.15cm" svg:y1="15.153cm" svg:x2="9.145cm" svg:y2="15.153cm">
          <text:p/>
        </draw:line>
        <draw:path draw:style-name="gr8" draw:text-style-name="P1" draw:layer="layout" svg:width="0.015cm" svg:height="0.116cm" svg:x="9.166cm" svg:y="11.158cm" svg:viewBox="0 0 16 117" svg:d="M16 0c-11 37-16 77-16 117">
          <text:p/>
        </draw:path>
        <draw:line draw:style-name="gr8" draw:text-style-name="P1" draw:layer="layout" svg:x1="9.15cm" svg:y1="15.154cm" svg:x2="10.289cm" svg:y2="14.156cm">
          <text:p/>
        </draw:line>
        <draw:line draw:style-name="gr8" draw:text-style-name="P1" draw:layer="layout" svg:x1="9.166cm" svg:y1="11.274cm" svg:x2="9.166cm" svg:y2="12.798cm">
          <text:p/>
        </draw:line>
        <draw:line draw:style-name="gr8" draw:text-style-name="P1" draw:layer="layout" svg:x1="9.166cm" svg:y1="12.798cm" svg:x2="10.288cm" svg:y2="12.798cm">
          <text:p/>
        </draw:line>
        <draw:path draw:style-name="gr8" draw:text-style-name="P1" draw:layer="layout" svg:width="0.787cm" svg:height="0.787cm" svg:x="9.385cm" svg:y="9.886cm" svg:viewBox="0 0 788 788" svg:d="M788 394c0 217-176 394-395 394-217 0-393-177-393-394 0-218 176-394 393-394 219 0 395 176 395 394z">
          <text:p/>
        </draw:path>
        <draw:path draw:style-name="gr8" draw:text-style-name="P1" draw:layer="layout" svg:width="0.777cm" svg:height="0.334cm" svg:x="9.39cm" svg:y="13.526cm" svg:viewBox="0 0 778 335" svg:d="M0 0c29 192 194 335 389 335s360-143 389-335">
          <text:p/>
        </draw:path>
        <draw:path draw:style-name="gr8" draw:text-style-name="P1" draw:layer="layout" svg:width="0.017cm" svg:height="0.176cm" svg:x="9.385cm" svg:y="13.35cm" svg:viewBox="0 0 18 177" svg:d="M18 0c-18 58-23 119-13 177">
          <text:p/>
        </draw:path>
        <draw:path draw:style-name="gr8" draw:text-style-name="P1" draw:layer="layout" svg:width="0.005cm" svg:height="0.06cm" svg:x="10.167cm" svg:y="13.466cm" svg:viewBox="0 0 6 61" svg:d="M0 61c4-20 6-40 6-61">
          <text:p/>
        </draw:path>
        <draw:path draw:style-name="gr8" draw:text-style-name="P1" draw:layer="layout" svg:width="0.753cm" svg:height="0.278cm" svg:x="9.402cm" svg:y="13.072cm" svg:viewBox="0 0 754 279" svg:d="M754 279c-52-165-205-279-378-279-172 0-325 114-376 279">
          <text:p/>
        </draw:path>
        <draw:path draw:style-name="gr8" draw:text-style-name="P1" draw:layer="layout" svg:width="0.017cm" svg:height="0.116cm" svg:x="10.155cm" svg:y="13.35cm" svg:viewBox="0 0 18 117" svg:d="M18 117c0-39-6-79-18-117">
          <text:p/>
        </draw:path>
        <draw:line draw:style-name="gr8" draw:text-style-name="P1" draw:layer="layout" svg:x1="10.288cm" svg:y1="14.156cm" svg:x2="10.212cm" svg:y2="14.156cm">
          <text:p/>
        </draw:line>
        <draw:path draw:style-name="gr8" draw:text-style-name="P1" draw:layer="layout" svg:width="0.296cm" svg:height="0.496cm" svg:x="8.375cm" svg:y="10.761cm" svg:viewBox="0 0 297 497" svg:d="M0 497c57-188 159-358 297-497">
          <text:p/>
        </draw:path>
        <draw:path draw:style-name="gr8" draw:text-style-name="P1" draw:layer="layout" svg:width="0.035cm" svg:height="0.033cm" svg:x="8.671cm" svg:y="10.728cm" svg:viewBox="0 0 36 34" svg:d="M0 34c12-11 23-23 36-34">
          <text:p/>
        </draw:path>
        <draw:path draw:style-name="gr8" draw:text-style-name="P1" draw:layer="layout" svg:width="0.14cm" svg:height="0.11cm" svg:x="8.706cm" svg:y="10.618cm" svg:viewBox="0 0 141 111" svg:d="M0 111c44-42 91-78 141-111">
          <text:p/>
        </draw:path>
        <draw:line draw:style-name="gr8" draw:text-style-name="P1" draw:layer="layout" svg:x1="10.737cm" svg:y1="9.53cm" svg:x2="10.288cm" svg:y2="9.53cm">
          <text:p/>
        </draw:line>
        <draw:line draw:style-name="gr8" draw:text-style-name="P1" draw:layer="layout" svg:x1="8.846cm" svg:y1="15.153cm" svg:x2="8.846cm" svg:y2="14.55cm">
          <text:p/>
        </draw:line>
        <draw:line draw:style-name="gr8" draw:text-style-name="P1" draw:layer="layout" svg:x1="8.846cm" svg:y1="15.153cm" svg:x2="8.846cm" svg:y2="14.55cm">
          <text:p/>
        </draw:line>
        <draw:polyline draw:style-name="gr8" draw:text-style-name="P1" draw:layer="layout" svg:width="0cm" svg:height="4.625cm" svg:x="10.288cm" svg:y="9.53cm" svg:viewBox="0 0 0 4626" draw:points="0,0 0,316 0,639 0,967 0,1300 0,1636 0,1975 0,2314 0,2654 0,2992 0,3328 0,3661 0,3988 0,4310 0,4626">
          <text:p/>
        </draw:polyline>
        <draw:line draw:style-name="gr8" draw:text-style-name="P1" draw:layer="layout" svg:x1="7.853cm" svg:y1="11.511cm" svg:x2="7.636cm" svg:y2="11.511cm">
          <text:p/>
        </draw:line>
        <draw:path draw:style-name="gr8" draw:text-style-name="P1" draw:layer="layout" svg:width="1.323cm" svg:height="0cm" svg:x="6.312cm" svg:y="11.511cm" svg:viewBox="0 0 1324 0" svg:d="M0 0c28 0 57 0 85 0 31 0 61 0 92 0 32 0 64 0 96 0 34 0 67 0 101 0s69 0 103 0c70 0 140 0 210 0 35 0 69 0 104 0 34 0 68 0 101 0s66 0 99 0c31 0 62 0 93 0 29 0 58 0 87 0 27 0 54 0 80 0 24 0 48 0 73 0">
          <text:p/>
        </draw:path>
        <draw:path draw:style-name="gr8" draw:text-style-name="P1" draw:layer="layout" svg:width="0.699cm" svg:height="0cm" svg:x="5.612cm" svg:y="11.511cm" svg:viewBox="0 0 700 0" svg:d="M700 0c-14 0-28 0-43 0-14 0-29 0-44 0s-30 0-45 0c-16 0-31 0-47 0s-32 0-48 0c-17 0-33 0-49 0-17 0-34 0-51 0s-34 0-51 0c-35 0-70 0-105 0-71 0-144 0-217 0">
          <text:p/>
        </draw:path>
        <draw:path draw:style-name="gr8" draw:text-style-name="P1" draw:layer="layout" svg:width="0.736cm" svg:height="0cm" svg:x="4.875cm" svg:y="11.511cm" svg:viewBox="0 0 737 0" svg:d="M737 0c-126 0-258 0-385 0-18 0-36 0-54 0s-36 0-53 0c-18 0-35 0-52 0s-34 0-51 0c-16 0-33 0-49 0s-32 0-48 0c-15 0-30 0-45 0">
          <text:p/>
        </draw:path>
        <draw:path draw:style-name="gr8" draw:text-style-name="P1" draw:layer="layout" svg:width="0.051cm" svg:height="0cm" svg:x="4.875cm" svg:y="11.511cm" svg:viewBox="0 0 52 0" svg:d="M0 0c19 0 36 0 52 0">
          <text:p/>
        </draw:path>
        <draw:path draw:style-name="gr8" draw:text-style-name="P1" draw:layer="layout" svg:width="0.006cm" svg:height="0cm" svg:x="5.03cm" svg:y="11.511cm" svg:viewBox="0 0 7 0" svg:d="M7 0c0 0-3 0-7 0">
          <text:p/>
        </draw:path>
        <draw:path draw:style-name="gr8" draw:text-style-name="P1" draw:layer="layout" svg:width="0.051cm" svg:height="0cm" svg:x="4.875cm" svg:y="11.511cm" svg:viewBox="0 0 52 0" svg:d="M52 0c-16 0-33 0-52 0">
          <text:p/>
        </draw:path>
        <draw:path draw:style-name="gr8" draw:text-style-name="P1" draw:layer="layout" svg:width="0.165cm" svg:height="0cm" svg:x="7.46cm" svg:y="11.511cm" svg:viewBox="0 0 166 0" svg:d="M0 0c18 0 36 0 54 0 11 0 22 0 33 0 5 0 10 0 15 0s10 0 14 0 9 0 13 0c3 0 7 0 11 0 3 0 6 0 9 0 2 0 5 0 7 0s4 0 6 0c1 0 2 0 3 0h1">
          <text:p/>
        </draw:path>
        <draw:line draw:style-name="gr8" draw:text-style-name="P1" draw:layer="layout" svg:x1="8.985cm" svg:y1="11.511cm" svg:x2="8.882cm" svg:y2="11.511cm">
          <text:p/>
        </draw:line>
        <draw:line draw:style-name="gr8" draw:text-style-name="P1" draw:layer="layout" svg:x1="8.882cm" svg:y1="11.511cm" svg:x2="8.817cm" svg:y2="11.511cm">
          <text:p/>
        </draw:line>
        <draw:line draw:style-name="gr8" draw:text-style-name="P1" draw:layer="layout" svg:x1="8.235cm" svg:y1="11.511cm" svg:x2="8.17cm" svg:y2="11.511cm">
          <text:p/>
        </draw:line>
        <draw:line draw:style-name="gr8" draw:text-style-name="P1" draw:layer="layout" svg:x1="8.17cm" svg:y1="11.511cm" svg:x2="8.068cm" svg:y2="11.511cm">
          <text:p/>
        </draw:line>
        <draw:line draw:style-name="gr8" draw:text-style-name="P1" draw:layer="layout" svg:x1="5.308cm" svg:y1="11.511cm" svg:x2="6.37cm" svg:y2="11.511cm">
          <text:p/>
        </draw:line>
        <draw:polyline draw:style-name="gr8" draw:text-style-name="P1" draw:layer="layout" svg:width="1.089cm" svg:height="0cm" svg:x="6.37cm" svg:y="11.511cm" svg:viewBox="0 0 1090 0" draw:points="0,0 32,0 87,0 162,0 254,0 359,0 472,0 588,0 702,0 809,0 904,0 982,0 1041,0 1078,0 1090,0">
          <text:p/>
        </draw:polyline>
        <draw:line draw:style-name="gr8" draw:text-style-name="P1" draw:layer="layout" svg:x1="9.145cm" svg:y1="13.523cm" svg:x2="9.145cm" svg:y2="11.361cm">
          <text:p/>
        </draw:line>
        <draw:line draw:style-name="gr8" draw:text-style-name="P1" draw:layer="layout" svg:x1="9.145cm" svg:y1="15.153cm" svg:x2="9.145cm" svg:y2="13.523cm">
          <text:p/>
        </draw:line>
        <draw:line draw:style-name="gr8" draw:text-style-name="P1" draw:layer="layout" svg:x1="7.705cm" svg:y1="15.153cm" svg:x2="7.636cm" svg:y2="15.153cm">
          <text:p/>
        </draw:line>
        <draw:path draw:style-name="gr8" draw:text-style-name="P1" draw:layer="layout" svg:width="0.149cm" svg:height="0cm" svg:x="7.705cm" svg:y="15.153cm" svg:viewBox="0 0 150 0" svg:d="M0 0c38 0 77 0 105 0 29 0 46 0 45 0">
          <text:p/>
        </draw:path>
        <draw:path draw:style-name="gr8" draw:text-style-name="P1" draw:layer="layout" svg:width="1.323cm" svg:height="0cm" svg:x="6.312cm" svg:y="15.153cm" svg:viewBox="0 0 1324 0" svg:d="M0 0c28 0 57 0 85 0 31 0 61 0 92 0 32 0 64 0 96 0 34 0 67 0 101 0s69 0 103 0c70 0 140 0 210 0 35 0 69 0 104 0 34 0 68 0 101 0s66 0 99 0c31 0 62 0 93 0 29 0 58 0 87 0 27 0 54 0 80 0 24 0 48 0 73 0">
          <text:p/>
        </draw:path>
        <draw:path draw:style-name="gr8" draw:text-style-name="P1" draw:layer="layout" svg:width="0.699cm" svg:height="0cm" svg:x="5.612cm" svg:y="15.153cm" svg:viewBox="0 0 700 0" svg:d="M700 0c-14 0-28 0-43 0-14 0-29 0-44 0s-30 0-45 0c-16 0-31 0-47 0s-32 0-48 0c-17 0-33 0-49 0-17 0-34 0-51 0s-34 0-51 0c-35 0-70 0-105 0-71 0-144 0-217 0">
          <text:p/>
        </draw:path>
        <draw:line draw:style-name="gr8" draw:text-style-name="P1" draw:layer="layout" svg:x1="8.15cm" svg:y1="15.153cm" svg:x2="7.855cm" svg:y2="15.153cm">
          <text:p/>
        </draw:line>
        <draw:path draw:style-name="gr8" draw:text-style-name="P1" draw:layer="layout" svg:width="0.736cm" svg:height="0cm" svg:x="4.875cm" svg:y="15.153cm" svg:viewBox="0 0 737 0" svg:d="M737 0c-126 0-258 0-385 0-18 0-36 0-54 0s-36 0-53 0c-18 0-35 0-52 0s-34 0-51 0c-16 0-33 0-49 0s-32 0-48 0c-15 0-30 0-45 0">
          <text:p/>
        </draw:path>
        <draw:polyline draw:style-name="gr8" draw:text-style-name="P1" draw:layer="layout" svg:width="2.086cm" svg:height="0cm" svg:x="2.788cm" svg:y="15.153cm" svg:viewBox="0 0 2087 0" draw:points="2087,0 1963,0 1811,0 1634,0 1441,0 1236,0 1028,0 823,0 628,0 450,0 296,0 170,0 76,0 19,0 0,0">
          <text:p/>
        </draw:polyline>
        <draw:line draw:style-name="gr8" draw:text-style-name="P1" draw:layer="layout" svg:x1="8.15cm" svg:y1="15.153cm" svg:x2="8.846cm" svg:y2="15.153cm">
          <text:p/>
        </draw:line>
        <draw:line draw:style-name="gr8" draw:text-style-name="P1" draw:layer="layout" svg:x1="9.145cm" svg:y1="15.153cm" svg:x2="8.846cm" svg:y2="15.153cm">
          <text:p/>
        </draw:line>
        <draw:path draw:style-name="gr8" draw:text-style-name="P1" draw:layer="layout" svg:width="0.074cm" svg:height="0cm" svg:x="5.233cm" svg:y="15.153cm" svg:viewBox="0 0 75 0" svg:d="M75 0c-20 0-39 0-53 0-2 0-4 0-5 0-4 0-7 0-9 0-1 0-3 0-4 0 0 0-1 0-2 0h-1c-1 0-1 0-1 0">
          <text:p/>
        </draw:path>
        <draw:path draw:style-name="gr8" draw:text-style-name="P1" draw:layer="layout" svg:width="0.074cm" svg:height="0cm" svg:x="5.233cm" svg:y="15.153cm" svg:viewBox="0 0 75 0" svg:d="M0 0h1 1c1 0 2 0 2 0 1 0 3 0 4 0s2 0 4 0c3 0 6 0 10 0 14 0 33 0 53 0">
          <text:p/>
        </draw:path>
        <draw:line draw:style-name="gr8" draw:text-style-name="P1" draw:layer="layout" svg:x1="6.234cm" svg:y1="15.153cm" svg:x2="5.308cm" svg:y2="15.153cm">
          <text:p/>
        </draw:line>
        <draw:path draw:style-name="gr8" draw:text-style-name="P1" draw:layer="layout" svg:width="0.449cm" svg:height="0.394cm" svg:x="10.288cm" svg:y="13.762cm" svg:viewBox="0 0 450 395" svg:d="M450 0c-152 133-302 265-450 395">
          <text:p/>
        </draw:path>
        <draw:polyline draw:style-name="gr8" draw:text-style-name="P1" draw:layer="layout" svg:width="0.089cm" svg:height="0.079cm" svg:x="10.648cm" svg:y="13.762cm" svg:viewBox="0 0 90 80" draw:points="90,0 78,12 66,22 56,31 46,39 37,47 30,54 23,60 17,65 11,70 7,73 4,76 2,78 0,79 0,80">
          <text:p/>
        </draw:polyline>
        <draw:path draw:style-name="gr8" draw:text-style-name="P1" draw:layer="layout" svg:width="0.637cm" svg:height="0.637cm" svg:x="9.46cm" svg:y="9.961cm" svg:viewBox="0 0 638 638" svg:d="M638 319c0 176-143 319-320 319-176 0-318-143-318-319s142-319 318-319c177 0 320 143 320 319z">
          <text:p/>
        </draw:path>
        <draw:path draw:style-name="gr8" draw:text-style-name="P1" draw:layer="layout" svg:width="0.629cm" svg:height="0.27cm" svg:x="9.464cm" svg:y="13.515cm" svg:viewBox="0 0 630 271" svg:d="M0 0c24 156 157 271 315 271s291-115 315-271">
          <text:p/>
        </draw:path>
        <draw:path draw:style-name="gr8" draw:text-style-name="P1" draw:layer="layout" svg:width="0.014cm" svg:height="0.143cm" svg:x="9.46cm" svg:y="13.372cm" svg:viewBox="0 0 15 144" svg:d="M15 0c-15 46-20 96-11 144">
          <text:p/>
        </draw:path>
        <draw:path draw:style-name="gr8" draw:text-style-name="P1" draw:layer="layout" svg:width="0.005cm" svg:height="0.049cm" svg:x="10.093cm" svg:y="13.466cm" svg:viewBox="0 0 6 50" svg:d="M0 50c4-17 6-34 6-50">
          <text:p/>
        </draw:path>
        <draw:path draw:style-name="gr8" draw:text-style-name="P1" draw:layer="layout" svg:width="0.609cm" svg:height="0.225cm" svg:x="9.474cm" svg:y="13.147cm" svg:viewBox="0 0 610 226" svg:d="M610 226c-42-134-166-226-306-226-139 0-263 92-304 226">
          <text:p/>
        </draw:path>
        <draw:path draw:style-name="gr8" draw:text-style-name="P1" draw:layer="layout" svg:width="0.014cm" svg:height="0.094cm" svg:x="10.083cm" svg:y="13.372cm" svg:viewBox="0 0 15 95" svg:d="M15 95c0-33-5-64-15-95">
          <text:p/>
        </draw:path>
        <draw:line draw:style-name="gr8" draw:text-style-name="P1" draw:layer="layout" svg:x1="8.375cm" svg:y1="11.361cm" svg:x2="8.375cm" svg:y2="11.257cm">
          <text:p/>
        </draw:line>
        <draw:line draw:style-name="gr8" draw:text-style-name="P1" draw:layer="layout" svg:x1="8.15cm" svg:y1="15.153cm" svg:x2="8.15cm" svg:y2="14.55cm">
          <text:p/>
        </draw:line>
        <draw:path draw:style-name="gr8" draw:text-style-name="P1" draw:layer="layout" svg:width="0cm" svg:height="0.739cm" svg:x="10.737cm" svg:y="9.53cm" svg:viewBox="0 0 0 740" svg:d="M0 0c0 241 0 488 0 740">
          <text:p/>
        </draw:path>
        <draw:path draw:style-name="gr8" draw:text-style-name="P1" draw:layer="layout" svg:width="0cm" svg:height="3.11cm" svg:x="10.737cm" svg:y="10.27cm" svg:viewBox="0 0 0 3111" svg:d="M0 0c0 73 0 146 0 218 0 74 0 147 0 220 0 74 0 148 0 222s0 148 0 223c0 74 0 149 0 223 0 150 0 300 0 450 0 75 0 150 0 225 0 150 0 299 0 448 0 74 0 149 0 223s0 148 0 222c0 73 0 146 0 219s0 146 0 218">
          <text:p/>
        </draw:path>
        <draw:path draw:style-name="gr8" draw:text-style-name="P1" draw:layer="layout" svg:width="0cm" svg:height="0.38cm" svg:x="10.737cm" svg:y="13.381cm" svg:viewBox="0 0 0 381" svg:d="M0 0c0 129 0 256 0 381">
          <text:p/>
        </draw:path>
        <draw:path draw:style-name="gr8" draw:text-style-name="P1" draw:layer="layout" svg:width="0.075cm" svg:height="0.098cm" svg:x="7.78cm" svg:y="13.523cm" svg:viewBox="0 0 76 99" svg:d="M0 0c13 0 25 4 35 11 10 6 18 14 23 23 13 20 18 43 18 65">
          <text:p/>
        </draw:path>
        <draw:line draw:style-name="gr8" draw:text-style-name="P1" draw:layer="layout" svg:x1="9.145cm" svg:y1="13.523cm" svg:x2="7.78cm" svg:y2="13.523cm">
          <text:p/>
        </draw:line>
        <draw:line draw:style-name="gr8" draw:text-style-name="P1" draw:layer="layout" svg:x1="8.15cm" svg:y1="14.55cm" svg:x2="8.15cm" svg:y2="15.153cm">
          <text:p/>
        </draw:line>
        <draw:line draw:style-name="gr8" draw:text-style-name="P1" draw:layer="layout" svg:x1="8.846cm" svg:y1="14.55cm" svg:x2="8.15cm" svg:y2="14.55cm">
          <text:p/>
        </draw:line>
        <draw:path draw:style-name="gr8" draw:text-style-name="P1" draw:layer="layout" svg:width="0.029cm" svg:height="0.075cm" svg:x="8.235cm" svg:y="11.511cm" svg:viewBox="0 0 30 76" svg:d="M30 76c0-29-10-55-30-76">
          <text:p/>
        </draw:path>
        <draw:path draw:style-name="gr8" draw:text-style-name="P1" draw:layer="layout" svg:width="0.107cm" svg:height="0.037cm" svg:x="8.128cm" svg:y="11.474cm" svg:viewBox="0 0 108 38" svg:d="M108 38c-27-31-69-44-108-36">
          <text:p/>
        </draw:path>
        <draw:path draw:style-name="gr8" draw:text-style-name="P1" draw:layer="layout" svg:width="0.06cm" svg:height="0.035cm" svg:x="8.068cm" svg:y="11.476cm" svg:viewBox="0 0 61 36" svg:d="M61 0c-25 5-46 17-61 36">
          <text:p/>
        </draw:path>
        <draw:path draw:style-name="gr8" draw:text-style-name="P1" draw:layer="layout" svg:width="0.089cm" svg:height="0.185cm" svg:x="8.039cm" svg:y="11.511cm" svg:viewBox="0 0 90 186" svg:d="M30 0c-28 30-37 72-24 110s44 67 84 76">
          <text:p/>
        </draw:path>
        <draw:path draw:style-name="gr8" draw:text-style-name="P1" draw:layer="layout" svg:width="0.136cm" svg:height="0.112cm" svg:x="8.128cm" svg:y="11.586cm" svg:viewBox="0 0 137 113" svg:d="M0 111c33 7 68-1 94-22 28-22 43-54 43-89">
          <text:p/>
        </draw:path>
        <draw:path draw:style-name="gr8" draw:text-style-name="P1" draw:layer="layout" svg:width="0.131cm" svg:height="0.188cm" svg:x="8.039cm" svg:y="11.511cm" svg:viewBox="0 0 132 189" svg:d="M30 0c-33 36-39 88-16 129 24 42 71 66 118 58">
          <text:p/>
        </draw:path>
        <draw:line draw:style-name="gr8" draw:text-style-name="P1" draw:layer="layout" svg:x1="8.021cm" svg:y1="11.361cm" svg:x2="7.853cm" svg:y2="11.512cm">
          <text:p/>
        </draw:line>
        <draw:line draw:style-name="gr8" draw:text-style-name="P1" draw:layer="layout" svg:x1="7.636cm" svg:y1="11.511cm" svg:x2="7.636cm" svg:y2="15.153cm">
          <text:p/>
        </draw:line>
        <draw:line draw:style-name="gr8" draw:text-style-name="P1" draw:layer="layout" svg:x1="8.02cm" svg:y1="11.361cm" svg:x2="9.145cm" svg:y2="11.361cm">
          <text:p/>
        </draw:line>
        <draw:line draw:style-name="gr8" draw:text-style-name="P1" draw:layer="layout" svg:x1="8.882cm" svg:y1="11.849cm" svg:x2="8.17cm" svg:y2="11.849cm">
          <text:p/>
        </draw:line>
        <draw:line draw:style-name="gr8" draw:text-style-name="P1" draw:layer="layout" svg:x1="8.882cm" svg:y1="12.221cm" svg:x2="8.882cm" svg:y2="11.849cm">
          <text:p/>
        </draw:line>
        <draw:line draw:style-name="gr8" draw:text-style-name="P1" draw:layer="layout" svg:x1="8.17cm" svg:y1="12.221cm" svg:x2="8.882cm" svg:y2="12.221cm">
          <text:p/>
        </draw:line>
        <draw:line draw:style-name="gr8" draw:text-style-name="P1" draw:layer="layout" svg:x1="8.17cm" svg:y1="11.849cm" svg:x2="8.17cm" svg:y2="12.221cm">
          <text:p/>
        </draw:line>
        <draw:line draw:style-name="gr8" draw:text-style-name="P1" draw:layer="layout" svg:x1="8.15cm" svg:y1="12.719cm" svg:x2="8.899cm" svg:y2="12.719cm">
          <text:p/>
        </draw:line>
        <draw:line draw:style-name="gr8" draw:text-style-name="P1" draw:layer="layout" svg:x1="8.15cm" svg:y1="12.569cm" svg:x2="8.15cm" svg:y2="12.719cm">
          <text:p/>
        </draw:line>
        <draw:line draw:style-name="gr8" draw:text-style-name="P1" draw:layer="layout" svg:x1="8.899cm" svg:y1="12.569cm" svg:x2="8.15cm" svg:y2="12.569cm">
          <text:p/>
        </draw:line>
        <draw:line draw:style-name="gr8" draw:text-style-name="P1" draw:layer="layout" svg:x1="8.899cm" svg:y1="12.719cm" svg:x2="8.899cm" svg:y2="12.569cm">
          <text:p/>
        </draw:line>
        <draw:line draw:style-name="gr8" draw:text-style-name="P1" draw:layer="layout" svg:x1="8.789cm" svg:y1="11.661cm" svg:x2="8.264cm" svg:y2="11.661cm">
          <text:p/>
        </draw:line>
        <draw:line draw:style-name="gr8" draw:text-style-name="P1" draw:layer="layout" svg:x1="8.789cm" svg:y1="11.811cm" svg:x2="8.264cm" svg:y2="11.811cm">
          <text:p/>
        </draw:line>
        <draw:line draw:style-name="gr8" draw:text-style-name="P1" draw:layer="layout" svg:x1="8.789cm" svg:y1="12.869cm" svg:x2="8.264cm" svg:y2="12.869cm">
          <text:p/>
        </draw:line>
        <draw:line draw:style-name="gr8" draw:text-style-name="P1" draw:layer="layout" svg:x1="8.789cm" svg:y1="13.469cm" svg:x2="8.264cm" svg:y2="13.469cm">
          <text:p/>
        </draw:line>
        <draw:line draw:style-name="gr8" draw:text-style-name="P1" draw:layer="layout" svg:x1="8.789cm" svg:y1="13.319cm" svg:x2="8.264cm" svg:y2="13.319cm">
          <text:p/>
        </draw:line>
        <draw:line draw:style-name="gr8" draw:text-style-name="P1" draw:layer="layout" svg:x1="8.789cm" svg:y1="13.169cm" svg:x2="8.264cm" svg:y2="13.169cm">
          <text:p/>
        </draw:line>
        <draw:line draw:style-name="gr8" draw:text-style-name="P1" draw:layer="layout" svg:x1="8.789cm" svg:y1="11.436cm" svg:x2="8.264cm" svg:y2="11.436cm">
          <text:p/>
        </draw:line>
        <draw:line draw:style-name="gr8" draw:text-style-name="P1" draw:layer="layout" svg:x1="8.751cm" svg:y1="13.019cm" svg:x2="8.301cm" svg:y2="13.019cm">
          <text:p/>
        </draw:line>
        <draw:path draw:style-name="gr8" draw:text-style-name="P1" draw:layer="layout" svg:width="0.292cm" svg:height="0.292cm" svg:x="8.753cm" svg:y="12.85cm" svg:viewBox="0 0 293 293" svg:d="M293 147c0 81-65 146-147 146-81 0-146-65-146-146 0-82 65-147 146-147 82 0 147 65 147 147z">
          <text:p/>
        </draw:path>
        <draw:path draw:style-name="gr8" draw:text-style-name="P1" draw:layer="layout" svg:width="0.293cm" svg:height="0.292cm" svg:x="8.003cm" svg:y="12.85cm" svg:viewBox="0 0 294 293" svg:d="M294 147c0 81-66 146-146 146-81 0-148-65-148-146 0-82 67-147 148-147 80 0 146 65 146 147z">
          <text:p/>
        </draw:path>
        <draw:path draw:style-name="gr8" draw:text-style-name="P1" draw:layer="layout" svg:width="0.093cm" svg:height="0.111cm" svg:x="8.789cm" svg:y="11.586cm" svg:viewBox="0 0 94 112" svg:d="M0 0c0 56 39 103 94 112">
          <text:p/>
        </draw:path>
        <draw:path draw:style-name="gr8" draw:text-style-name="P1" draw:layer="layout" svg:width="0.028cm" svg:height="0.075cm" svg:x="8.789cm" svg:y="11.511cm" svg:viewBox="0 0 29 76" svg:d="M29 0c-19 21-29 47-29 76">
          <text:p/>
        </draw:path>
        <draw:path draw:style-name="gr8" draw:text-style-name="P1" draw:layer="layout" svg:width="0.168cm" svg:height="0.037cm" svg:x="8.817cm" svg:y="11.474cm" svg:viewBox="0 0 169 38" svg:d="M169 38c-21-25-53-38-85-38s-62 13-84 38">
          <text:p/>
        </draw:path>
        <draw:path draw:style-name="gr8" draw:text-style-name="P1" draw:layer="layout" svg:width="0.029cm" svg:height="0.075cm" svg:x="8.985cm" svg:y="11.511cm" svg:viewBox="0 0 30 76" svg:d="M30 76c0-29-11-55-30-76">
          <text:p/>
        </draw:path>
        <draw:path draw:style-name="gr8" draw:text-style-name="P1" draw:layer="layout" svg:width="0.132cm" svg:height="0.112cm" svg:x="8.882cm" svg:y="11.586cm" svg:viewBox="0 0 133 113" svg:d="M0 112c33 5 66-4 93-25 25-21 40-53 40-87">
          <text:p/>
        </draw:path>
        <draw:line draw:style-name="gr8" draw:text-style-name="P1" draw:layer="layout" svg:x1="6.312cm" svg:y1="11.511cm" svg:x2="6.312cm" svg:y2="15.153cm">
          <text:p/>
        </draw:line>
        <draw:line draw:style-name="gr8" draw:text-style-name="P1" draw:layer="layout" svg:x1="5.612cm" svg:y1="11.511cm" svg:x2="5.612cm" svg:y2="15.153cm">
          <text:p/>
        </draw:line>
        <draw:path draw:style-name="gr8" draw:text-style-name="P1" draw:layer="layout" svg:width="0.6cm" svg:height="0.6cm" svg:x="5.62cm" svg:y="12.711cm" svg:viewBox="0 0 601 601" svg:d="M601 300c0 58-14 96-28 126-17 37-37 63-59 86-36 36-78 60-125 75-48 15-102 19-165 3-32-8-68-24-102-49-41-31-83-79-105-143-11-31-17-66-17-101 1-35 8-70 19-100 23-64 64-110 105-140 35-25 70-40 103-48 35-9 69-11 100-8 61 5 113 27 159 62 21 17 42 37 60 63 11 15 20 32 29 53 13 29 26 67 26 121z">
          <text:p/>
        </draw:path>
        <draw:path draw:style-name="gr8" draw:text-style-name="P1" draw:layer="layout" svg:width="0.6cm" svg:height="0.6cm" svg:x="5.62cm" svg:y="11.586cm" svg:viewBox="0 0 601 601" svg:d="M601 301c0 57-14 96-28 126-17 36-37 63-59 85-36 36-78 61-125 76-48 14-102 19-165 3-32-9-68-24-102-50-41-30-83-78-105-143-11-31-17-66-17-101 1-35 8-70 19-100 23-62 64-109 105-139 35-25 70-40 103-49 35-9 69-10 100-8 61 6 113 27 159 62 21 18 42 39 60 65 11 14 20 32 29 52 13 29 26 67 26 121z">
          <text:p/>
        </draw:path>
        <draw:line draw:style-name="gr8" draw:text-style-name="P1" draw:layer="layout" svg:x1="4.875cm" svg:y1="11.511cm" svg:x2="4.875cm" svg:y2="15.153cm">
          <text:p/>
        </draw:line>
        <draw:path draw:style-name="gr8" draw:text-style-name="P1" draw:layer="layout" svg:width="0.256cm" svg:height="0.263cm" svg:x="3.912cm" svg:y="11.242cm" svg:viewBox="0 0 257 264" svg:d="M0 0c34 1 67 9 95 20 31 13 57 31 79 52 21 19 38 41 52 67 18 35 31 79 31 125">
          <text:p/>
        </draw:path>
        <draw:path draw:style-name="gr8" draw:text-style-name="P1" draw:layer="layout" svg:width="0.269cm" svg:height="0.525cm" svg:x="3.643cm" svg:y="11.242cm" svg:viewBox="0 0 270 526" svg:d="M270 0c-29 0-57 4-83 11-27 9-52 22-74 37-25 17-46 38-65 64-16 24-31 51-41 90-4 17-7 38-7 59 0 22 3 43 7 61 5 23 13 42 21 59 14 28 30 49 49 68 23 23 49 41 79 54 33 15 72 24 114 23">
          <text:p/>
        </draw:path>
        <draw:path draw:style-name="gr8" draw:text-style-name="P1" draw:layer="layout" svg:width="0.256cm" svg:height="0.262cm" svg:x="3.912cm" svg:y="11.505cm" svg:viewBox="0 0 257 263" svg:d="M0 263c34-1 67-8 95-20 31-13 57-30 79-51 21-19 38-43 52-68 18-35 31-78 31-124">
          <text:p/>
        </draw:path>
        <draw:path draw:style-name="gr8" draw:text-style-name="P1" draw:layer="layout" svg:width="0.256cm" svg:height="0.262cm" svg:x="3.912cm" svg:y="12.705cm" svg:viewBox="0 0 257 263" svg:d="M0 0c34 0 67 9 95 21 31 13 57 30 79 51 21 19 38 41 52 67 18 34 31 78 31 124">
          <text:p/>
        </draw:path>
        <draw:path draw:style-name="gr8" draw:text-style-name="P1" draw:layer="layout" svg:width="0.269cm" svg:height="0.524cm" svg:x="3.643cm" svg:y="12.704cm" svg:viewBox="0 0 270 525" svg:d="M270 0c-29-1-57 3-83 10-27 9-52 21-74 36-25 17-46 38-65 65-16 24-31 51-41 90-4 17-7 38-7 60 0 21 3 42 7 60 5 24 13 43 21 59 14 28 30 50 49 68 23 23 49 41 79 54 33 16 72 24 114 23">
          <text:p/>
        </draw:path>
        <draw:path draw:style-name="gr8" draw:text-style-name="P1" draw:layer="layout" svg:width="0.256cm" svg:height="0.262cm" svg:x="3.912cm" svg:y="12.967cm" svg:viewBox="0 0 257 263" svg:d="M0 263c34-1 67-8 95-20 31-13 57-30 79-51 21-19 38-42 52-67 18-35 31-78 31-125">
          <text:p/>
        </draw:path>
        <draw:line draw:style-name="gr8" draw:text-style-name="P1" draw:layer="layout" svg:x1="8.882cm" svg:y1="11.697cm" svg:x2="8.882cm" svg:y2="11.511cm">
          <text:p/>
        </draw:line>
        <draw:line draw:style-name="gr8" draw:text-style-name="P1" draw:layer="layout" svg:x1="8.882cm" svg:y1="11.855cm" svg:x2="8.882cm" svg:y2="11.849cm">
          <text:p/>
        </draw:line>
        <draw:path draw:style-name="gr8" draw:text-style-name="P1" draw:layer="layout" svg:width="0cm" svg:height="0.162cm" svg:x="8.882cm" svg:y="12.058cm" svg:viewBox="0 0 0 163" svg:d="M0 163c0-39 0-96 0-163">
          <text:p/>
        </draw:path>
        <draw:path draw:style-name="gr8" draw:text-style-name="P1" draw:layer="layout" svg:width="0cm" svg:height="0.202cm" svg:x="8.882cm" svg:y="11.855cm" svg:viewBox="0 0 0 203" svg:d="M0 0c0 8 0 16 0 24 0 15 0 30 0 45 0 7 0 14 0 21 0 6 0 13 0 20 0 6 0 12 0 18s0 11 0 17c0 5 0 10 0 15 0 4 0 8 0 13 0 3 0 7 0 10s0 6 0 9c0 2 0 4 0 6 0 1 0 2 0 4v1">
          <text:p/>
        </draw:path>
        <draw:line draw:style-name="gr8" draw:text-style-name="P1" draw:layer="layout" svg:x1="8.17cm" svg:y1="11.855cm" svg:x2="8.17cm" svg:y2="11.849cm">
          <text:p/>
        </draw:line>
        <draw:path draw:style-name="gr8" draw:text-style-name="P1" draw:layer="layout" svg:width="0cm" svg:height="0.162cm" svg:x="8.17cm" svg:y="12.058cm" svg:viewBox="0 0 0 163" svg:d="M0 163c0-39 0-96 0-163">
          <text:p/>
        </draw:path>
        <draw:line draw:style-name="gr8" draw:text-style-name="P1" draw:layer="layout" svg:x1="8.17cm" svg:y1="11.697cm" svg:x2="8.17cm" svg:y2="11.511cm">
          <text:p/>
        </draw:line>
        <draw:path draw:style-name="gr8" draw:text-style-name="P1" draw:layer="layout" svg:width="0cm" svg:height="0.202cm" svg:x="8.17cm" svg:y="11.855cm" svg:viewBox="0 0 0 203" svg:d="M0 0c0 8 0 16 0 24 0 15 0 30 0 45 0 7 0 14 0 21 0 6 0 13 0 20 0 6 0 12 0 18s0 11 0 17c0 5 0 10 0 15 0 4 0 8 0 13 0 3 0 7 0 10s0 6 0 9c0 2 0 4 0 6 0 1 0 2 0 4v1">
          <text:p/>
        </draw:path>
        <draw:line draw:style-name="gr8" draw:text-style-name="P1" draw:layer="layout" svg:x1="8.17cm" svg:y1="11.855cm" svg:x2="8.17cm" svg:y2="11.849cm">
          <text:p/>
        </draw:line>
        <draw:path draw:style-name="gr8" draw:text-style-name="P1" draw:layer="layout" svg:width="0.3cm" svg:height="0.299cm" svg:x="5.77cm" svg:y="12.861cm" svg:viewBox="0 0 301 300" svg:d="M301 150c0 83-67 150-150 150s-151-67-151-150 68-150 151-150 150 67 150 150z">
          <text:p/>
        </draw:path>
        <draw:path draw:style-name="gr8" draw:text-style-name="P1" draw:layer="layout" svg:width="0.3cm" svg:height="0.3cm" svg:x="5.77cm" svg:y="11.736cm" svg:viewBox="0 0 301 301" svg:d="M301 151c0 83-67 150-150 150s-151-67-151-150c0-84 68-151 151-151s150 67 150 151z">
          <text:p/>
        </draw:path>
        <draw:line draw:style-name="gr8" draw:text-style-name="P1" draw:layer="layout" svg:x1="7.855cm" svg:y1="15.153cm" svg:x2="7.855cm" svg:y2="13.621cm">
          <text:p/>
        </draw:line>
        <draw:path draw:style-name="gr8" draw:text-style-name="P1" draw:layer="layout" svg:width="0.048cm" svg:height="0.169cm" svg:x="10.049cm" svg:y="10.28cm" svg:viewBox="0 0 49 170" svg:d="M49 0c0 20-2 39-5 57-4 20-9 38-14 54-5 13-10 24-16 34-3 7-6 12-10 17-2 4-4 8-4 8">
          <text:p/>
        </draw:path>
        <draw:path draw:style-name="gr8" draw:text-style-name="P1" draw:layer="layout" svg:width="0.048cm" svg:height="0.162cm" svg:x="10.049cm" svg:y="10.287cm" svg:viewBox="0 0 49 163" svg:d="M0 163c0 0 2-4 4-8s6-10 10-16c5-10 10-22 15-35 6-15 11-33 15-53 3-16 5-33 5-51">
          <text:p/>
        </draw:path>
        <draw:polyline draw:style-name="gr8" draw:text-style-name="P1" draw:layer="layout" svg:width="0cm" svg:height="0cm" svg:x="10.097cm" svg:y="10.28cm" svg:viewBox="0 0 0 0" draw:points="0,0">
          <text:p/>
        </draw:polyline>
        <draw:path draw:style-name="gr8" draw:text-style-name="P1" draw:layer="layout" svg:width="0.039cm" svg:height="0.153cm" svg:x="10.058cm" svg:y="10.127cm" svg:viewBox="0 0 40 154" svg:d="M40 154c0-36-6-68-14-93-8-26-18-46-26-61">
          <text:p/>
        </draw:path>
        <draw:path draw:style-name="gr8" draw:text-style-name="P1" draw:layer="layout" svg:width="0cm" svg:height="0.016cm" svg:x="10.097cm" svg:y="10.263cm" svg:viewBox="0 0 0 17" svg:d="M0 0c0 6 0 11 0 17">
          <text:p/>
        </draw:path>
        <draw:path draw:style-name="gr8" draw:text-style-name="P1" draw:layer="layout" svg:width="0cm" svg:height="0.015cm" svg:x="10.097cm" svg:y="13.45cm" svg:viewBox="0 0 0 16" svg:d="M0 0c0 5 0 10 0 16">
          <text:p/>
        </draw:path>
        <draw:line draw:style-name="gr8" draw:text-style-name="P1" draw:layer="layout" svg:x1="8.882cm" svg:y1="11.855cm" svg:x2="8.17cm" svg:y2="11.855cm">
          <text:p/>
        </draw:line>
        <draw:line draw:style-name="gr8" draw:text-style-name="P1" draw:layer="layout" svg:x1="8.15cm" svg:y1="12.719cm" svg:x2="8.899cm" svg:y2="12.719cm">
          <text:p/>
        </draw:line>
        <draw:line draw:style-name="gr8" draw:text-style-name="P1" draw:layer="layout" svg:x1="8.15cm" svg:y1="12.569cm" svg:x2="8.15cm" svg:y2="12.719cm">
          <text:p/>
        </draw:line>
        <draw:line draw:style-name="gr8" draw:text-style-name="P1" draw:layer="layout" svg:x1="8.789cm" svg:y1="11.661cm" svg:x2="8.264cm" svg:y2="11.661cm">
          <text:p/>
        </draw:line>
        <draw:line draw:style-name="gr8" draw:text-style-name="P1" draw:layer="layout" svg:x1="8.264cm" svg:y1="11.661cm" svg:x2="8.264cm" svg:y2="11.586cm">
          <text:p/>
        </draw:line>
        <draw:line draw:style-name="gr8" draw:text-style-name="P1" draw:layer="layout" svg:x1="8.264cm" svg:y1="11.586cm" svg:x2="8.789cm" svg:y2="11.586cm">
          <text:p/>
        </draw:line>
        <draw:line draw:style-name="gr8" draw:text-style-name="P1" draw:layer="layout" svg:x1="8.789cm" svg:y1="11.586cm" svg:x2="8.789cm" svg:y2="11.661cm">
          <text:p/>
        </draw:line>
        <draw:line draw:style-name="gr8" draw:text-style-name="P1" draw:layer="layout" svg:x1="8.264cm" svg:y1="11.811cm" svg:x2="8.264cm" svg:y2="11.736cm">
          <text:p/>
        </draw:line>
        <draw:line draw:style-name="gr8" draw:text-style-name="P1" draw:layer="layout" svg:x1="8.264cm" svg:y1="11.736cm" svg:x2="8.789cm" svg:y2="11.736cm">
          <text:p/>
        </draw:line>
        <draw:line draw:style-name="gr8" draw:text-style-name="P1" draw:layer="layout" svg:x1="8.789cm" svg:y1="11.736cm" svg:x2="8.789cm" svg:y2="11.811cm">
          <text:p/>
        </draw:line>
        <draw:line draw:style-name="gr8" draw:text-style-name="P1" draw:layer="layout" svg:x1="8.789cm" svg:y1="11.811cm" svg:x2="8.264cm" svg:y2="11.811cm">
          <text:p/>
        </draw:line>
        <draw:line draw:style-name="gr8" draw:text-style-name="P1" draw:layer="layout" svg:x1="8.789cm" svg:y1="12.869cm" svg:x2="8.264cm" svg:y2="12.869cm">
          <text:p/>
        </draw:line>
        <draw:line draw:style-name="gr8" draw:text-style-name="P1" draw:layer="layout" svg:x1="8.264cm" svg:y1="12.869cm" svg:x2="8.264cm" svg:y2="12.794cm">
          <text:p/>
        </draw:line>
        <draw:line draw:style-name="gr8" draw:text-style-name="P1" draw:layer="layout" svg:x1="8.264cm" svg:y1="12.794cm" svg:x2="8.789cm" svg:y2="12.794cm">
          <text:p/>
        </draw:line>
        <draw:line draw:style-name="gr8" draw:text-style-name="P1" draw:layer="layout" svg:x1="8.789cm" svg:y1="12.794cm" svg:x2="8.789cm" svg:y2="12.869cm">
          <text:p/>
        </draw:line>
        <draw:line draw:style-name="gr8" draw:text-style-name="P1" draw:layer="layout" svg:x1="8.789cm" svg:y1="13.469cm" svg:x2="8.264cm" svg:y2="13.469cm">
          <text:p/>
        </draw:line>
        <draw:line draw:style-name="gr8" draw:text-style-name="P1" draw:layer="layout" svg:x1="8.264cm" svg:y1="13.469cm" svg:x2="8.264cm" svg:y2="13.394cm">
          <text:p/>
        </draw:line>
        <draw:line draw:style-name="gr8" draw:text-style-name="P1" draw:layer="layout" svg:x1="8.264cm" svg:y1="13.394cm" svg:x2="8.789cm" svg:y2="13.394cm">
          <text:p/>
        </draw:line>
        <draw:line draw:style-name="gr8" draw:text-style-name="P1" draw:layer="layout" svg:x1="8.789cm" svg:y1="13.394cm" svg:x2="8.789cm" svg:y2="13.469cm">
          <text:p/>
        </draw:line>
        <draw:line draw:style-name="gr8" draw:text-style-name="P1" draw:layer="layout" svg:x1="8.789cm" svg:y1="13.319cm" svg:x2="8.264cm" svg:y2="13.319cm">
          <text:p/>
        </draw:line>
        <draw:line draw:style-name="gr8" draw:text-style-name="P1" draw:layer="layout" svg:x1="8.264cm" svg:y1="13.319cm" svg:x2="8.264cm" svg:y2="13.244cm">
          <text:p/>
        </draw:line>
        <draw:line draw:style-name="gr8" draw:text-style-name="P1" draw:layer="layout" svg:x1="8.264cm" svg:y1="13.244cm" svg:x2="8.789cm" svg:y2="13.244cm">
          <text:p/>
        </draw:line>
        <draw:line draw:style-name="gr8" draw:text-style-name="P1" draw:layer="layout" svg:x1="8.789cm" svg:y1="13.244cm" svg:x2="8.789cm" svg:y2="13.319cm">
          <text:p/>
        </draw:line>
        <draw:line draw:style-name="gr8" draw:text-style-name="P1" draw:layer="layout" svg:x1="8.789cm" svg:y1="13.169cm" svg:x2="8.264cm" svg:y2="13.169cm">
          <text:p/>
        </draw:line>
        <draw:line draw:style-name="gr8" draw:text-style-name="P1" draw:layer="layout" svg:x1="8.264cm" svg:y1="13.169cm" svg:x2="8.264cm" svg:y2="13.094cm">
          <text:p/>
        </draw:line>
        <draw:line draw:style-name="gr8" draw:text-style-name="P1" draw:layer="layout" svg:x1="8.264cm" svg:y1="13.094cm" svg:x2="8.789cm" svg:y2="13.094cm">
          <text:p/>
        </draw:line>
        <draw:line draw:style-name="gr8" draw:text-style-name="P1" draw:layer="layout" svg:x1="8.789cm" svg:y1="13.094cm" svg:x2="8.789cm" svg:y2="13.169cm">
          <text:p/>
        </draw:line>
        <draw:line draw:style-name="gr8" draw:text-style-name="P1" draw:layer="layout" svg:x1="8.264cm" svg:y1="11.436cm" svg:x2="8.264cm" svg:y2="11.511cm">
          <text:p/>
        </draw:line>
        <draw:line draw:style-name="gr8" draw:text-style-name="P1" draw:layer="layout" svg:x1="8.789cm" svg:y1="11.436cm" svg:x2="8.264cm" svg:y2="11.436cm">
          <text:p/>
        </draw:line>
        <draw:line draw:style-name="gr8" draw:text-style-name="P1" draw:layer="layout" svg:x1="8.789cm" svg:y1="11.511cm" svg:x2="8.789cm" svg:y2="11.436cm">
          <text:p/>
        </draw:line>
        <draw:line draw:style-name="gr8" draw:text-style-name="P1" draw:layer="layout" svg:x1="8.264cm" svg:y1="11.511cm" svg:x2="8.789cm" svg:y2="11.511cm">
          <text:p/>
        </draw:line>
        <draw:line draw:style-name="gr8" draw:text-style-name="P1" draw:layer="layout" svg:x1="8.751cm" svg:y1="13.019cm" svg:x2="8.301cm" svg:y2="13.019cm">
          <text:p/>
        </draw:line>
        <draw:line draw:style-name="gr8" draw:text-style-name="P1" draw:layer="layout" svg:x1="8.301cm" svg:y1="13.019cm" svg:x2="8.301cm" svg:y2="12.944cm">
          <text:p/>
        </draw:line>
        <draw:line draw:style-name="gr8" draw:text-style-name="P1" draw:layer="layout" svg:x1="8.301cm" svg:y1="12.944cm" svg:x2="8.751cm" svg:y2="12.944cm">
          <text:p/>
        </draw:line>
        <draw:line draw:style-name="gr8" draw:text-style-name="P1" draw:layer="layout" svg:x1="8.751cm" svg:y1="12.944cm" svg:x2="8.751cm" svg:y2="13.019cm">
          <text:p/>
        </draw:line>
        <draw:path draw:style-name="gr8" draw:text-style-name="P1" draw:layer="layout" svg:width="0.225cm" svg:height="0.225cm" svg:x="8.787cm" svg:y="12.883cm" svg:viewBox="0 0 226 226" svg:d="M226 113c0 62-51 113-113 113-63 0-113-51-113-113s50-113 113-113c62 0 113 51 113 113z">
          <text:p/>
        </draw:path>
        <draw:path draw:style-name="gr8" draw:text-style-name="P1" draw:layer="layout" svg:width="0.225cm" svg:height="0.225cm" svg:x="8.037cm" svg:y="12.883cm" svg:viewBox="0 0 226 226" svg:d="M226 113c0 62-50 113-113 113s-113-51-113-113 50-113 113-113 113 51 113 113z">
          <text:p/>
        </draw:path>
        <draw:path draw:style-name="gr8" draw:text-style-name="P1" draw:layer="layout" svg:width="0cm" svg:height="0.004cm" svg:x="6.22cm" svg:y="13.005cm" svg:viewBox="0 0 0 5" svg:d="M0 5c0-1 0-3 0-5">
          <text:p/>
        </draw:path>
        <draw:polyline draw:style-name="gr8" draw:text-style-name="P1" draw:layer="layout" svg:width="0cm" svg:height="0cm" svg:x="6.22cm" svg:y="13.01cm" svg:viewBox="0 0 0 0" draw:points="0,0">
          <text:p/>
        </draw:polyline>
        <draw:path draw:style-name="gr8" draw:text-style-name="P1" draw:layer="layout" svg:width="0cm" svg:height="0.004cm" svg:x="6.22cm" svg:y="11.881cm" svg:viewBox="0 0 0 5" svg:d="M0 5c0-2 0-4 0-5">
          <text:p/>
        </draw:path>
        <draw:polyline draw:style-name="gr8" draw:text-style-name="P1" draw:layer="layout" svg:width="0cm" svg:height="0cm" svg:x="6.22cm" svg:y="11.886cm" svg:viewBox="0 0 0 0" draw:points="0,0">
          <text:p/>
        </draw:polyline>
        <draw:path draw:style-name="gr8" draw:text-style-name="P1" draw:layer="layout" svg:width="0.204cm" svg:height="0.15cm" svg:x="4.578cm" svg:y="9.305cm" svg:viewBox="0 0 205 151" svg:d="M0 0c43 0 88 9 129 33 18 10 35 24 49 42 15 20 27 45 27 76">
          <text:p/>
        </draw:path>
        <draw:polyline draw:style-name="gr8" draw:text-style-name="P1" draw:layer="layout" svg:width="0.308cm" svg:height="0cm" svg:x="4.578cm" svg:y="9.305cm" svg:viewBox="0 0 309 0" draw:points="0,0 40,0 78,0 114,0 147,0 177,0 204,0 228,0 249,0 267,0 282,0 294,0 302,0 307,0 309,0">
          <text:p/>
        </draw:polyline>
        <draw:polyline draw:style-name="gr8" draw:text-style-name="P1" draw:layer="layout" svg:width="1.948cm" svg:height="0cm" svg:x="2.938cm" svg:y="9.305cm" svg:viewBox="0 0 1949 0" draw:points="1949,0 1924,0 1852,0 1736,0 1582,0 1397,0 1191,0 974,0 757,0 551,0 367,0 212,0 96,0 24,0 0,0">
          <text:p/>
        </draw:polyline>
        <draw:polyline draw:style-name="gr8" draw:text-style-name="P1" draw:layer="layout" svg:width="0.308cm" svg:height="0cm" svg:x="2.938cm" svg:y="9.305cm" svg:viewBox="0 0 309 0" draw:points="0,0 1,0 6,0 15,0 26,0 41,0 59,0 80,0 105,0 132,0 162,0 195,0 230,0 268,0 309,0">
          <text:p/>
        </draw:polyline>
        <draw:path draw:style-name="gr8" draw:text-style-name="P1" draw:layer="layout" svg:width="0.205cm" svg:height="0.15cm" svg:x="3.042cm" svg:y="9.305cm" svg:viewBox="0 0 206 151" svg:d="M206 0c-42 0-89 9-130 33-18 10-35 24-49 42-15 20-27 45-27 76">
          <text:p/>
        </draw:path>
        <draw:path draw:style-name="gr8" draw:text-style-name="P1" draw:layer="layout" svg:width="0.204cm" svg:height="0.15cm" svg:x="4.578cm" svg:y="9.305cm" svg:viewBox="0 0 205 151" svg:d="M205 151c0-30-11-55-25-74-15-21-35-36-56-47-40-21-83-30-124-30">
          <text:p/>
        </draw:path>
        <draw:path draw:style-name="gr8" draw:text-style-name="P1" draw:layer="layout" svg:width="0.069cm" svg:height="0cm" svg:x="4.508cm" svg:y="9.305cm" svg:viewBox="0 0 70 0" svg:d="M70 0c-23 0-46 0-70 0">
          <text:p/>
        </draw:path>
        <draw:path draw:style-name="gr8" draw:text-style-name="P1" draw:layer="layout" svg:width="0.068cm" svg:height="0cm" svg:x="3.247cm" svg:y="9.305cm" svg:viewBox="0 0 69 0" svg:d="M69 0c-24 0-47 0-69 0">
          <text:p/>
        </draw:path>
        <draw:path draw:style-name="gr8" draw:text-style-name="P1" draw:layer="layout" svg:width="0.205cm" svg:height="0.15cm" svg:x="3.042cm" svg:y="9.305cm" svg:viewBox="0 0 206 151" svg:d="M0 151c0-30 11-55 26-74 15-21 35-36 55-47 41-21 84-30 125-30">
          <text:p/>
        </draw:path>
        <draw:path draw:style-name="gr8" draw:text-style-name="P1" draw:layer="layout" svg:width="0.3cm" svg:height="0.299cm" svg:x="5.77cm" svg:y="12.861cm" svg:viewBox="0 0 301 300" svg:d="M301 150c0 83-67 150-150 150s-151-67-151-150 68-150 151-150 150 67 150 150z">
          <text:p/>
        </draw:path>
        <draw:path draw:style-name="gr8" draw:text-style-name="P1" draw:layer="layout" svg:width="0.3cm" svg:height="0.3cm" svg:x="5.77cm" svg:y="11.736cm" svg:viewBox="0 0 301 301" svg:d="M301 151c0 83-67 150-150 150s-151-67-151-150c0-84 68-151 151-151s150 67 150 151z">
          <text:p/>
        </draw:path>
        <draw:polyline draw:style-name="gr8" draw:text-style-name="P1" draw:layer="layout" svg:width="0.595cm" svg:height="0cm" svg:x="3.912cm" svg:y="9.305cm" svg:viewBox="0 0 596 0" draw:points="0,0 67,0 133,0 197,0 259,0 317,0 372,0 422,0 466,0 505,0 537,0 563,0 581,0 592,0 596,0">
          <text:p/>
        </draw:polyline>
        <draw:polyline draw:style-name="gr8" draw:text-style-name="P1" draw:layer="layout" svg:width="0.595cm" svg:height="0cm" svg:x="3.316cm" svg:y="9.305cm" svg:viewBox="0 0 596 0" draw:points="0,0 4,0 15,0 34,0 59,0 92,0 130,0 175,0 225,0 279,0 338,0 399,0 464,0 530,0 596,0">
          <text:p/>
        </draw:polyline>
        <draw:path draw:style-name="gr8" draw:text-style-name="P1" draw:layer="layout" svg:width="0.503cm" svg:height="0.502cm" svg:x="3.654cm" svg:y="11.254cm" svg:viewBox="0 0 504 503" svg:d="M504 252c0 138-113 251-252 251-138 0-252-113-252-251 0-139 114-252 252-252 139 0 252 113 252 252z">
          <text:p/>
        </draw:path>
        <draw:path draw:style-name="gr8" draw:text-style-name="P1" draw:layer="layout" svg:width="0.503cm" svg:height="0.502cm" svg:x="3.654cm" svg:y="12.716cm" svg:viewBox="0 0 504 503" svg:d="M504 252c0 139-113 251-252 251-138 0-252-112-252-251s114-252 252-252c139 0 252 113 252 252z">
          <text:p/>
        </draw:path>
        <draw:polyline draw:style-name="gr8" draw:text-style-name="P1" draw:layer="layout" svg:width="0.595cm" svg:height="0cm" svg:x="3.912cm" svg:y="9.32cm" svg:viewBox="0 0 596 0" draw:points="0,0 67,0 133,0 197,0 259,0 317,0 372,0 422,0 466,0 505,0 537,0 563,0 581,0 592,0 596,0">
          <text:p/>
        </draw:polyline>
        <draw:polyline draw:style-name="gr8" draw:text-style-name="P1" draw:layer="layout" svg:width="0.595cm" svg:height="0cm" svg:x="3.316cm" svg:y="9.32cm" svg:viewBox="0 0 596 0" draw:points="0,0 4,0 15,0 34,0 59,0 92,0 130,0 175,0 225,0 279,0 338,0 399,0 464,0 530,0 596,0">
          <text:p/>
        </draw:polyline>
        <draw:path draw:style-name="gr8" draw:text-style-name="P1" draw:layer="layout" svg:width="0.353cm" svg:height="0.353cm" svg:x="3.729cm" svg:y="11.328cm" svg:viewBox="0 0 354 354" svg:d="M354 178c0 97-80 176-178 176-97 0-176-79-176-176 0-99 79-178 176-178 98 0 178 79 178 178z">
          <text:p/>
        </draw:path>
        <draw:path draw:style-name="gr8" draw:text-style-name="P1" draw:layer="layout" svg:width="0.353cm" svg:height="0.352cm" svg:x="3.729cm" svg:y="12.791cm" svg:viewBox="0 0 354 353" svg:d="M354 177c0 97-80 176-178 176-97 0-176-79-176-176s79-177 176-177c98 0 178 80 178 177z">
          <text:p/>
        </draw:path>
        <draw:polyline draw:style-name="gr8" draw:text-style-name="P1" draw:layer="layout" svg:width="0cm" svg:height="0cm" svg:x="4.082cm" svg:y="11.505cm" svg:viewBox="0 0 0 0" draw:points="0,0">
          <text:p/>
        </draw:polyline>
        <draw:path draw:style-name="gr8" draw:text-style-name="P1" draw:layer="layout" svg:width="0.183cm" svg:height="0.352cm" svg:x="3.729cm" svg:y="11.329cm" svg:viewBox="0 0 184 353" svg:d="M184 353c-25 1-49-4-70-12-20-8-39-19-54-33-14-12-26-26-36-45-9-17-19-38-23-69-2-25 2-49 7-67 5-14 10-26 15-36 10-19 22-33 35-45 16-14 34-26 54-34 21-8 46-13 72-12">
          <text:p/>
        </draw:path>
        <draw:line draw:style-name="gr8" draw:text-style-name="P1" draw:layer="layout" svg:x1="4.082cm" svg:y1="11.505cm" svg:x2="4.082cm" svg:y2="11.501cm">
          <text:p/>
        </draw:line>
        <draw:polyline draw:style-name="gr8" draw:text-style-name="P1" draw:layer="layout" svg:width="0cm" svg:height="0cm" svg:x="4.082cm" svg:y="12.967cm" svg:viewBox="0 0 0 0" draw:points="0,0">
          <text:p/>
        </draw:polyline>
        <draw:path draw:style-name="gr8" draw:text-style-name="P1" draw:layer="layout" svg:width="0.183cm" svg:height="0.352cm" svg:x="3.729cm" svg:y="12.791cm" svg:viewBox="0 0 184 353" svg:d="M184 353c-25 1-49-4-70-12-20-8-39-19-54-33-14-12-26-26-36-44-9-18-19-39-23-70-2-25 2-49 7-67 5-13 10-25 15-35 10-19 22-33 35-46 16-14 34-25 54-34 21-8 46-13 72-12">
          <text:p/>
        </draw:path>
        <draw:line draw:style-name="gr8" draw:text-style-name="P1" draw:layer="layout" svg:x1="4.082cm" svg:y1="12.967cm" svg:x2="4.082cm" svg:y2="12.963cm">
          <text:p/>
        </draw:line>
        <draw:polyline draw:style-name="gr8" draw:text-style-name="P1" draw:layer="layout" svg:width="0.666cm" svg:height="0cm" svg:x="3.912cm" svg:y="9.38cm" svg:viewBox="0 0 667 0" draw:points="0,0 75,0 149,0 221,0 290,0 355,0 416,0 472,0 522,0 565,0 601,0 630,0 651,0 663,0 667,0">
          <text:p/>
        </draw:polyline>
        <draw:polyline draw:style-name="gr8" draw:text-style-name="P1" draw:layer="layout" svg:width="0.666cm" svg:height="0cm" svg:x="3.245cm" svg:y="9.38cm" svg:viewBox="0 0 667 0" draw:points="0,0 4,0 17,0 37,0 66,0 102,0 146,0 195,0 251,0 312,0 378,0 447,0 519,0 593,0 667,0">
          <text:p/>
        </draw:polyline>
        <draw:line draw:style-name="gr8" draw:text-style-name="P1" draw:layer="layout" svg:x1="5.037cm" svg:y1="9.455cm" svg:x2="5.037cm" svg:y2="11.511cm">
          <text:p/>
        </draw:line>
        <draw:line draw:style-name="gr8" draw:text-style-name="P1" draw:layer="layout" svg:x1="2.788cm" svg:y1="9.455cm" svg:x2="2.788cm" svg:y2="15.153cm">
          <text:p/>
        </draw:line>
        <draw:line draw:style-name="gr8" draw:text-style-name="P1" draw:layer="layout" svg:x1="8.17cm" svg:y1="12.058cm" svg:x2="8.882cm" svg:y2="12.058cm">
          <text:p/>
        </draw:line>
        <draw:line draw:style-name="gr8" draw:text-style-name="P1" draw:layer="layout" svg:x1="3.316cm" svg:y1="9.32cm" svg:x2="3.316cm" svg:y2="9.305cm">
          <text:p/>
        </draw:line>
        <draw:line draw:style-name="gr8" draw:text-style-name="P1" draw:layer="layout" svg:x1="4.508cm" svg:y1="9.32cm" svg:x2="4.508cm" svg:y2="9.305cm">
          <text:p/>
        </draw:line>
        <draw:line draw:style-name="gr8" draw:text-style-name="P1" draw:layer="layout" svg:x1="4.508cm" svg:y1="9.32cm" svg:x2="4.569cm" svg:y2="9.381cm">
          <text:p/>
        </draw:line>
        <draw:line draw:style-name="gr8" draw:text-style-name="P1" draw:layer="layout" svg:x1="3.317cm" svg:y1="9.32cm" svg:x2="3.256cm" svg:y2="9.381cm">
          <text:p/>
        </draw:line>
        <draw:line draw:style-name="gr8" draw:text-style-name="P1" draw:layer="layout" svg:x1="3.245cm" svg:y1="9.455cm" svg:x2="3.245cm" svg:y2="9.38cm">
          <text:p/>
        </draw:line>
        <draw:line draw:style-name="gr8" draw:text-style-name="P1" draw:layer="layout" svg:x1="4.579cm" svg:y1="9.455cm" svg:x2="4.579cm" svg:y2="9.38cm">
          <text:p/>
        </draw:line>
        <draw:path draw:style-name="gr2" draw:text-style-name="P2" draw:layer="layout" svg:width="0.84cm" svg:height="0.84cm" svg:x="9.08cm" svg:y="9.406cm" svg:viewBox="0 0 841 841" svg:d="M420 841v-841zM841 421h-841z">
          <text:p/>
        </draw:path>
        <draw:path draw:style-name="gr2" draw:text-style-name="P2" draw:layer="layout" svg:width="0.84cm" svg:height="0.84cm" svg:x="9.228cm" svg:y="9.871cm" svg:viewBox="0 0 841 841" svg:d="M420 841v-841zM841 420h-841z">
          <text:p/>
        </draw:path>
        <draw:path draw:style-name="gr2" draw:text-style-name="P2" draw:layer="layout" svg:width="0.84cm" svg:height="0.84cm" svg:x="8.365cm" svg:y="9.97cm" svg:viewBox="0 0 841 841" svg:d="M420 841v-841zM841 420h-841z">
          <text:p/>
        </draw:path>
        <draw:path draw:style-name="gr2" draw:text-style-name="P2" draw:layer="layout" svg:width="0.839cm" svg:height="0.84cm" svg:x="9.082cm" svg:y="11.173cm" svg:viewBox="0 0 840 841" svg:d="M420 841v-841zM840 421h-840z">
          <text:p/>
        </draw:path>
        <draw:path draw:style-name="gr2" draw:text-style-name="P2" draw:layer="layout" svg:width="0.84cm" svg:height="0.84cm" svg:x="9.177cm" svg:y="10.854cm" svg:viewBox="0 0 841 841" svg:d="M420 841v-841zM841 420h-841z">
          <text:p/>
        </draw:path>
        <draw:path draw:style-name="gr2" draw:text-style-name="P2" draw:layer="layout" svg:width="0.839cm" svg:height="0.84cm" svg:x="9.359cm" svg:y="13.046cm" svg:viewBox="0 0 840 841" svg:d="M420 841v-841zM840 420h-840z">
          <text:p/>
        </draw:path>
        <draw:path draw:style-name="gr9" draw:text-style-name="P1" draw:layer="layout" svg:width="0.839cm" svg:height="0.84cm" svg:x="9.359cm" svg:y="13.046cm" svg:viewBox="0 0 840 841" svg:d="M420 841v-841M840 420h-840">
          <text:p/>
        </draw:path>
        <draw:path draw:style-name="gr2" draw:text-style-name="P2" draw:layer="layout" svg:width="0.839cm" svg:height="0.84cm" svg:x="7.732cm" svg:y="11.166cm" svg:viewBox="0 0 840 841" svg:d="M420 841v-841zM840 421h-840z">
          <text:p/>
        </draw:path>
        <draw:path draw:style-name="gr2" draw:text-style-name="P2" draw:layer="layout" svg:width="0.84cm" svg:height="0.84cm" svg:x="8.479cm" svg:y="12.576cm" svg:viewBox="0 0 841 841" svg:d="M421 841v-841zM841 420h-841z">
          <text:p/>
        </draw:path>
        <draw:path draw:style-name="gr2" draw:text-style-name="P2" draw:layer="layout" svg:width="0.839cm" svg:height="0.84cm" svg:x="7.73cm" svg:y="12.576cm" svg:viewBox="0 0 840 841" svg:d="M421 841v-841zM840 420h-840z">
          <text:p/>
        </draw:path>
        <draw:path draw:style-name="gr2" draw:text-style-name="P2" draw:layer="layout" svg:width="0.84cm" svg:height="0.84cm" svg:x="8.481cm" svg:y="11.166cm" svg:viewBox="0 0 841 841" svg:d="M421 841v-841zM841 421h-841z">
          <text:p/>
        </draw:path>
        <draw:path draw:style-name="gr2" draw:text-style-name="P2" draw:layer="layout" svg:width="0.84cm" svg:height="0.839cm" svg:x="5.5cm" svg:y="12.591cm" svg:viewBox="0 0 841 840" svg:d="M420 840v-840zM841 420h-841z">
          <text:p/>
        </draw:path>
        <draw:path draw:style-name="gr2" draw:text-style-name="P2" draw:layer="layout" svg:width="0.84cm" svg:height="0.84cm" svg:x="5.5cm" svg:y="11.466cm" svg:viewBox="0 0 841 841" svg:d="M420 841v-841zM841 420h-841z">
          <text:p/>
        </draw:path>
        <draw:path draw:style-name="gr2" draw:text-style-name="P2" draw:layer="layout" svg:width="0.84cm" svg:height="0.84cm" svg:x="5.5cm" svg:y="11.466cm" svg:viewBox="0 0 841 841" svg:d="M420 841v-841zM841 420h-841z">
          <text:p/>
        </draw:path>
        <draw:path draw:style-name="gr2" draw:text-style-name="P2" draw:layer="layout" svg:width="0.839cm" svg:height="0.839cm" svg:x="3.486cm" svg:y="11.085cm" svg:viewBox="0 0 840 840" svg:d="M420 840v-840zM840 421h-840z">
          <text:p/>
        </draw:path>
        <draw:path draw:style-name="gr2" draw:text-style-name="P2" draw:layer="layout" svg:width="0.839cm" svg:height="0.84cm" svg:x="3.486cm" svg:y="12.547cm" svg:viewBox="0 0 840 841" svg:d="M420 841v-841zM840 420h-840z">
          <text:p/>
        </draw:path>
        <draw:polygon draw:style-name="gr7" draw:text-style-name="P1" draw:layer="layout" svg:width="0cm" svg:height="0cm" svg:x="6.716cm" svg:y="12.306cm" svg:viewBox="0 0 0 0" draw:points="0,0">
          <text:p/>
        </draw:polygon>
        <draw:frame draw:style-name="gr12" draw:text-style-name="P6" draw:layer="layout" svg:width="0.119cm" svg:height="0.141cm" svg:x="27.607cm" svg:y="11.677cm">
          <draw:text-box>
            <text:p text:style-name="P4"><text:span text:style-name="T2"><text:s/></text:span></text:p>
          </draw:text-box>
        </draw:frame>
        <draw:polyline draw:style-name="gr9" draw:text-style-name="P1" draw:layer="layout" svg:width="2.413cm" svg:height="4.209cm" svg:x="3.978cm" svg:y="11.665cm" svg:viewBox="0 0 2414 4210" draw:points="2414,4210 1913,4210 0,0">
          <text:p/>
        </draw:polyline>
        <draw:polygon draw:style-name="gr10" draw:text-style-name="P2" draw:layer="layout" svg:width="0.198cm" svg:height="0.343cm" svg:x="3.978cm" svg:y="11.665cm" svg:viewBox="0 0 199 344" draw:points="0,0 93,344 199,295">
          <text:p/>
        </draw:polygon>
        <draw:polygon draw:style-name="gr7" draw:text-style-name="P1" draw:layer="layout" svg:width="0cm" svg:height="0cm" svg:x="6.716cm" svg:y="12.306cm" svg:viewBox="0 0 0 0" draw:points="0,0">
          <text:p/>
        </draw:polygon>
        <draw:polyline draw:style-name="gr9" draw:text-style-name="P1" draw:layer="layout" svg:width="2.352cm" svg:height="2.761cm" svg:x="4.004cm" svg:y="13.113cm" svg:viewBox="0 0 2353 2762" draw:points="2353,2762 1852,2762 0,0">
          <text:p/>
        </draw:polyline>
        <draw:polygon draw:style-name="gr10" draw:text-style-name="P2" draw:layer="layout" svg:width="0.186cm" svg:height="0.221cm" svg:x="4.004cm" svg:y="13.113cm" svg:viewBox="0 0 187 222" draw:points="0,0 113,222 187,177">
          <text:p/>
        </draw:polygon>
        <draw:polygon draw:style-name="gr7" draw:text-style-name="P1" draw:layer="layout" svg:width="0cm" svg:height="0cm" svg:x="6.716cm" svg:y="12.306cm" svg:viewBox="0 0 0 0" draw:points="0,0">
          <text:p/>
        </draw:polygon>
        <draw:polyline draw:style-name="gr9" draw:text-style-name="P1" draw:layer="layout" svg:width="3.734cm" svg:height="0.905cm" svg:x="8.258cm" svg:y="12.061cm" svg:viewBox="0 0 3735 906" draw:points="3735,0 3235,0 0,906">
          <text:p/>
        </draw:polyline>
        <draw:polygon draw:style-name="gr10" draw:text-style-name="P2" draw:layer="layout" svg:width="0.352cm" svg:height="0.151cm" svg:x="8.258cm" svg:y="12.815cm" svg:viewBox="0 0 353 152" draw:points="0,152 353,114 322,0">
          <text:p/>
        </draw:polygon>
        <draw:polygon draw:style-name="gr7" draw:text-style-name="P1" draw:layer="layout" svg:width="0cm" svg:height="0cm" svg:x="6.716cm" svg:y="12.306cm" svg:viewBox="0 0 0 0" draw:points="0,0">
          <text:p/>
        </draw:polygon>
        <draw:polyline draw:style-name="gr9" draw:text-style-name="P1" draw:layer="layout" svg:width="3.004cm" svg:height="0.897cm" svg:x="9.005cm" svg:y="12.061cm" svg:viewBox="0 0 3005 898" draw:points="3005,0 2505,0 0,898">
          <text:p/>
        </draw:polyline>
        <draw:polygon draw:style-name="gr10" draw:text-style-name="P2" draw:layer="layout" svg:width="0.349cm" svg:height="0.173cm" svg:x="9.005cm" svg:y="12.785cm" svg:viewBox="0 0 350 174" draw:points="0,174 350,111 311,0">
          <text:p/>
        </draw:polygon>
        <draw:line draw:style-name="gr14" draw:text-style-name="P8" draw:layer="layout" svg:x1="8.509cm" svg:y1="11.684cm" svg:x2="11.43cm" svg:y2="12.065cm">
          <text:p/>
        </draw:line>
        <draw:line draw:style-name="gr14" draw:text-style-name="P8" draw:layer="layout" svg:x1="9.271cm" svg:y1="11.684cm" svg:x2="11.557cm" svg:y2="12.065cm">
          <text:p/>
        </draw:line>
        <draw:polygon draw:style-name="gr10" draw:text-style-name="P2" draw:layer="layout" svg:width="0.38cm" svg:height="0.151cm" draw:transform="rotate (-0.613832297926406) translate (9.09546147790685cm 11.4364332255672cm)" svg:viewBox="0 0 381 152" draw:points="0,152 381,114 348,0">
          <text:p/>
        </draw:polygon>
        <draw:polygon draw:style-name="gr10" draw:text-style-name="P2" draw:layer="layout" svg:width="0.352cm" svg:height="0.151cm" draw:transform="rotate (-0.641583033033116) translate (8.33548100751026cm 11.4417829067943cm)" svg:viewBox="0 0 353 152" draw:points="0,152 353,114 322,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0:26:38.981224158</dc:date>
    <meta:editing-duration>PT4M</meta:editing-duration>
    <meta:editing-cycles>1</meta:editing-cycles>
    <meta:document-statistic meta:object-count="2504"/>
    <meta:generator>LibreOffice/5.2.7.2$Linux_X86_64 LibreOffice_project/20m0$Build-2</meta:generator>
  </office:meta>
</office:document-meta>
</file>